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1.5362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9437in"/>
    </style:style>
    <style:style style:name="co9" style:family="table-column">
      <style:table-column-properties fo:break-before="auto" style:column-width="1.7508in"/>
    </style:style>
    <style:style style:name="co10" style:family="table-column">
      <style:table-column-properties fo:break-before="auto" style:column-width="2.0937in"/>
    </style:style>
    <style:style style:name="co11" style:family="table-column">
      <style:table-column-properties fo:break-before="auto" style:column-width="1.8256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1.2043in"/>
    </style:style>
    <style:style style:name="co14" style:family="table-column">
      <style:table-column-properties fo:break-before="auto" style:column-width="1.3543in"/>
    </style:style>
    <style:style style:name="co15" style:family="table-column">
      <style:table-column-properties fo:break-before="auto" style:column-width="1.2575in"/>
    </style:style>
    <style:style style:name="co16" style:family="table-column">
      <style:table-column-properties fo:break-before="auto" style:column-width="1.4075in"/>
    </style:style>
    <style:style style:name="co17" style:family="table-column">
      <style:table-column-properties fo:break-before="auto" style:column-width="1.2362in"/>
    </style:style>
    <style:style style:name="co18" style:family="table-column">
      <style:table-column-properties fo:break-before="auto" style:column-width="1.311in"/>
    </style:style>
    <style:style style:name="co19" style:family="table-column">
      <style:table-column-properties fo:break-before="auto" style:column-width="1.4508in"/>
    </style:style>
    <style:style style:name="co20" style:family="table-column">
      <style:table-column-properties fo:break-before="auto" style:column-width="1.3646in"/>
    </style:style>
    <style:style style:name="co21" style:family="table-column">
      <style:table-column-properties fo:break-before="auto" style:column-width="1.5043in"/>
    </style:style>
    <style:style style:name="co22" style:family="table-column">
      <style:table-column-properties fo:break-before="auto" style:column-width="1.5791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# Users</text:p>
          </table:table-cell>
          <table:table-cell office:value-type="string" calcext:value-type="string">
            <text:p>Framework</text:p>
          </table:table-cell>
          <table:table-cell table:style-name="Default" office:value-type="string" calcext:value-type="string">
            <text:p>Sender-Side Batching</text:p>
          </table:table-cell>
          <table:table-cell office:value-type="string" calcext:value-type="string">
            <text:p>Active Users - Max Observed</text:p>
          </table:table-cell>
          <table:table-cell office:value-type="string" calcext:value-type="string">
            <text:p>Throughput (% offered)</text:p>
          </table:table-cell>
          <table:table-cell office:value-type="string" calcext:value-type="string">
            <text:p>Local Latency P50 (ms)</text:p>
          </table:table-cell>
          <table:table-cell office:value-type="string" calcext:value-type="string">
            <text:p>Local Latency P95 (ms)</text:p>
          </table:table-cell>
          <table:table-cell office:value-type="string" calcext:value-type="string">
            <text:p>Local Latency P99 (ms)</text:p>
          </table:table-cell>
          <table:table-cell office:value-type="string" calcext:value-type="string">
            <text:p>Local Latencies &lt;150 ms (%)</text:p>
          </table:table-cell>
          <table:table-cell office:value-type="string" calcext:value-type="string">
            <text:p>Remote Latency P50 (ms)</text:p>
          </table:table-cell>
          <table:table-cell office:value-type="string" calcext:value-type="string">
            <text:p>Remote Latency P95 (ms)</text:p>
          </table:table-cell>
          <table:table-cell office:value-type="string" calcext:value-type="string">
            <text:p>Remote Latency P99 (ms)</text:p>
          </table:table-cell>
          <table:table-cell office:value-type="string" calcext:value-type="string">
            <text:p>Remote Latencies &lt;2.5 sec (%)</text:p>
          </table:table-cell>
          <table:table-cell office:value-type="string" calcext:value-type="string">
            <text:p>Time in 50+ ms Tasks (%)</text:p>
          </table:table-cell>
          <table:table-cell office:value-type="string" calcext:value-type="string">
            <text:p>Time in 100+ ms Tasks (%)</text:p>
          </table:table-cell>
          <table:table-cell office:value-type="string" calcext:value-type="string">
            <text:p>Time in 200+ ms Tasks (%)</text:p>
          </table:table-cell>
          <table:table-cell office:value-type="string" calcext:value-type="string">
            <text:p>Client CPU (%)</text:p>
          </table:table-cell>
          <table:table-cell office:value-type="string" calcext:value-type="string">
            <text:p>Client Mem (MiB)</text:p>
          </table:table-cell>
          <table:table-cell office:value-type="string" calcext:value-type="string">
            <text:p>Client Net (KiB/sec)</text:p>
          </table:table-cell>
          <table:table-cell office:value-type="string" calcext:value-type="string">
            <text:p>Server CPU (%)</text:p>
          </table:table-cell>
          <table:table-cell office:value-type="string" calcext:value-type="string">
            <text:p>Server Mem (MiB)</text:p>
          </table:table-cell>
          <table:table-cell office:value-type="string" calcext:value-type="string">
            <text:p>Server Net (KiB/sec)</text:p>
          </table:table-cell>
          <table:table-cell office:value-type="string" calcext:value-type="string">
            <text:p>Sigil Success (%)</text:p>
          </table:table-cell>
          <table:table-cell office:value-type="string" calcext:value-type="string">
            <text:p>Client OS CPU (%)</text:p>
          </table:table-cell>
          <table:table-cell office:value-type="string" calcext:value-type="string">
            <text:p>Client OS Mem (MiB)</text:p>
          </table:table-cell>
          <table:table-cell office:value-type="string" calcext:value-type="string">
            <text:p>Client OS Net (KiB/sec)</text:p>
          </table:table-cell>
          <table:table-cell office:value-type="string" calcext:value-type="string">
            <text:p>Server OS CPU (%)</text:p>
          </table:table-cell>
          <table:table-cell office:value-type="string" calcext:value-type="string">
            <text:p>Server OS Mem (MiB)</text:p>
          </table:table-cell>
          <table:table-cell office:value-type="string" calcext:value-type="string">
            <text:p>Server OS Net (KiB/sec)</text:p>
          </table:table-cell>
          <table:table-cell office:value-type="string" calcext:value-type="string">
            <text:p>Saved State Size (KiB) - End</text:p>
          </table:table-cell>
          <table:table-cell office:value-type="string" calcext:value-type="string">
            <text:p>Text Length (KiB) - End</text:p>
          </table:table-cell>
          <table:table-cell office:value-type="string" calcext:value-type="string">
            <text:p>Quill State Size (KiB) - End</text:p>
          </table:table-cell>
          <table:table-cell office:value-type="string" calcext:value-type="string">
            <text:p>Clock Error Bound (ms)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99.6527777777778" calcext:value-type="float">
            <text:p>99.6527777777778</text:p>
          </table:table-cell>
          <table:table-cell office:value-type="float" office:value="47.3333333333333" calcext:value-type="float">
            <text:p>47.3333333333333</text:p>
          </table:table-cell>
          <table:table-cell office:value-type="float" office:value="150.166666666667" calcext:value-type="float">
            <text:p>150.166666666667</text:p>
          </table:table-cell>
          <table:table-cell office:value-type="float" office:value="228.666666666667" calcext:value-type="float">
            <text:p>228.666666666667</text:p>
          </table:table-cell>
          <table:table-cell office:value-type="float" office:value="93.9021342004691" calcext:value-type="float">
            <text:p>93.9021342004691</text:p>
          </table:table-cell>
          <table:table-cell office:value-type="float" office:value="214.166666666667" calcext:value-type="float">
            <text:p>214.166666666667</text:p>
          </table:table-cell>
          <table:table-cell office:value-type="float" office:value="374" calcext:value-type="float">
            <text:p>374</text:p>
          </table:table-cell>
          <table:table-cell office:value-type="float" office:value="493" calcext:value-type="float">
            <text:p>493</text:p>
          </table:table-cell>
          <table:table-cell office:value-type="float" office:value="100" calcext:value-type="float">
            <text:p>100</text:p>
          </table:table-cell>
          <table:table-cell office:value-type="float" office:value="10.9148611111111" calcext:value-type="float">
            <text:p>10.9148611111111</text:p>
          </table:table-cell>
          <table:table-cell office:value-type="float" office:value="2.47486111111111" calcext:value-type="float">
            <text:p>2.47486111111111</text:p>
          </table:table-cell>
          <table:table-cell office:value-type="float" office:value="0.173472222222222" calcext:value-type="float">
            <text:p>0.173472222222222</text:p>
          </table:table-cell>
          <table:table-cell office:value-type="float" office:value="74.6864583333333" calcext:value-type="float">
            <text:p>74.6864583333333</text:p>
          </table:table-cell>
          <table:table-cell office:value-type="float" office:value="316.208333333333" calcext:value-type="float">
            <text:p>316.208333333333</text:p>
          </table:table-cell>
          <table:table-cell/>
          <table:table-cell office:value-type="float" office:value="2.56666666666667" calcext:value-type="float">
            <text:p>2.56666666666667</text:p>
          </table:table-cell>
          <table:table-cell office:value-type="float" office:value="86.3944444444445" calcext:value-type="float">
            <text:p>86.3944444444445</text:p>
          </table:table-cell>
          <table:table-cell/>
          <table:table-cell office:value-type="float" office:value="96.199948286052" calcext:value-type="float">
            <text:p>96.199948286052</text:p>
          </table:table-cell>
          <table:table-cell office:value-type="float" office:value="309.902777777778" calcext:value-type="float">
            <text:p>309.902777777778</text:p>
          </table:table-cell>
          <table:table-cell office:value-type="float" office:value="2569.909375" calcext:value-type="float">
            <text:p>2569.909375</text:p>
          </table:table-cell>
          <table:table-cell office:value-type="float" office:value="207.94096374088" calcext:value-type="float">
            <text:p>207.94096374088</text:p>
          </table:table-cell>
          <table:table-cell office:value-type="float" office:value="4.24888888888889" calcext:value-type="float">
            <text:p>4.24888888888889</text:p>
          </table:table-cell>
          <table:table-cell office:value-type="float" office:value="668.946666666667" calcext:value-type="float">
            <text:p>668.946666666667</text:p>
          </table:table-cell>
          <table:table-cell office:value-type="float" office:value="836.585350741534" calcext:value-type="float">
            <text:p>836.585350741534</text:p>
          </table:table-cell>
          <table:table-cell office:value-type="float" office:value="262.117513020833" calcext:value-type="float">
            <text:p>262.117513020833</text:p>
          </table:table-cell>
          <table:table-cell office:value-type="float" office:value="16.3564453125" calcext:value-type="float">
            <text:p>16.3564453125</text:p>
          </table:table-cell>
          <table:table-cell office:value-type="float" office:value="58.1373697916667" calcext:value-type="float">
            <text:p>58.1373697916667</text:p>
          </table:table-cell>
          <table:table-cell office:value-type="float" office:value="0.6273635" calcext:value-type="float">
            <text:p>0.6273635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21.8333333333333" calcext:value-type="float">
            <text:p>21.833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139.5" calcext:value-type="float">
            <text:p>139.5</text:p>
          </table:table-cell>
          <table:table-cell office:value-type="float" office:value="179.166666666667" calcext:value-type="float">
            <text:p>179.166666666667</text:p>
          </table:table-cell>
          <table:table-cell office:value-type="float" office:value="194.5" calcext:value-type="float">
            <text:p>194.5</text:p>
          </table:table-cell>
          <table:table-cell office:value-type="float" office:value="100" calcext:value-type="float">
            <text:p>100</text:p>
          </table:table-cell>
          <table:table-cell office:value-type="float" office:value="0.00763888888888889" calcext:value-type="float">
            <text:p>0.00763888888888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90625" calcext:value-type="float">
            <text:p>33.690625</text:p>
          </table:table-cell>
          <table:table-cell office:value-type="float" office:value="239.381944444444" calcext:value-type="float">
            <text:p>239.381944444444</text:p>
          </table:table-cell>
          <table:table-cell/>
          <table:table-cell office:value-type="float" office:value="2.66111111111111" calcext:value-type="float">
            <text:p>2.66111111111111</text:p>
          </table:table-cell>
          <table:table-cell office:value-type="float" office:value="77.5444444444444" calcext:value-type="float">
            <text:p>77.5444444444444</text:p>
          </table:table-cell>
          <table:table-cell/>
          <table:table-cell office:value-type="float" office:value="98.2421875" calcext:value-type="float">
            <text:p>98.2421875</text:p>
          </table:table-cell>
          <table:table-cell office:value-type="float" office:value="145.263888888889" calcext:value-type="float">
            <text:p>145.263888888889</text:p>
          </table:table-cell>
          <table:table-cell office:value-type="float" office:value="2265.79548611111" calcext:value-type="float">
            <text:p>2265.79548611111</text:p>
          </table:table-cell>
          <table:table-cell office:value-type="float" office:value="131.622901961378" calcext:value-type="float">
            <text:p>131.622901961378</text:p>
          </table:table-cell>
          <table:table-cell office:value-type="float" office:value="4.12" calcext:value-type="float">
            <text:p>4.12</text:p>
          </table:table-cell>
          <table:table-cell office:value-type="float" office:value="670.219444444444" calcext:value-type="float">
            <text:p>670.219444444444</text:p>
          </table:table-cell>
          <table:table-cell office:value-type="float" office:value="530.383141820072" calcext:value-type="float">
            <text:p>530.383141820072</text:p>
          </table:table-cell>
          <table:table-cell office:value-type="float" office:value="74.8802083333333" calcext:value-type="float">
            <text:p>74.8802083333333</text:p>
          </table:table-cell>
          <table:table-cell office:value-type="float" office:value="16.2936197916667" calcext:value-type="float">
            <text:p>16.2936197916667</text:p>
          </table:table-cell>
          <table:table-cell office:value-type="float" office:value="33.6809895833333" calcext:value-type="float">
            <text:p>33.6809895833333</text:p>
          </table:table-cell>
          <table:table-cell office:value-type="float" office:value="0.608677" calcext:value-type="float">
            <text:p>0.608677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8.5" calcext:value-type="float">
            <text:p>8.5</text:p>
          </table:table-cell>
          <table:table-cell office:value-type="float" office:value="18.8333333333333" calcext:value-type="float">
            <text:p>18.8333333333333</text:p>
          </table:table-cell>
          <table:table-cell office:value-type="float" office:value="30.5" calcext:value-type="float">
            <text:p>30.5</text:p>
          </table:table-cell>
          <table:table-cell office:value-type="float" office:value="100" calcext:value-type="float">
            <text:p>100</text:p>
          </table:table-cell>
          <table:table-cell office:value-type="float" office:value="140.166666666667" calcext:value-type="float">
            <text:p>140.166666666667</text:p>
          </table:table-cell>
          <table:table-cell office:value-type="float" office:value="174.666666666667" calcext:value-type="float">
            <text:p>174.666666666667</text:p>
          </table:table-cell>
          <table:table-cell office:value-type="float" office:value="184.833333333333" calcext:value-type="float">
            <text:p>184.83333333333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9559027777778" calcext:value-type="float">
            <text:p>33.9559027777778</text:p>
          </table:table-cell>
          <table:table-cell office:value-type="float" office:value="239.770833333333" calcext:value-type="float">
            <text:p>239.770833333333</text:p>
          </table:table-cell>
          <table:table-cell/>
          <table:table-cell office:value-type="float" office:value="2.76111111111111" calcext:value-type="float">
            <text:p>2.76111111111111</text:p>
          </table:table-cell>
          <table:table-cell office:value-type="float" office:value="74.0666666666667" calcext:value-type="float">
            <text:p>74.0666666666667</text:p>
          </table:table-cell>
          <table:table-cell/>
          <table:table-cell office:value-type="float" office:value="95.8333333333333" calcext:value-type="float">
            <text:p>95.8333333333333</text:p>
          </table:table-cell>
          <table:table-cell office:value-type="float" office:value="145.176388888889" calcext:value-type="float">
            <text:p>145.176388888889</text:p>
          </table:table-cell>
          <table:table-cell office:value-type="float" office:value="2264.70069444444" calcext:value-type="float">
            <text:p>2264.70069444444</text:p>
          </table:table-cell>
          <table:table-cell office:value-type="float" office:value="73.5884503236169" calcext:value-type="float">
            <text:p>73.5884503236169</text:p>
          </table:table-cell>
          <table:table-cell office:value-type="float" office:value="4.81" calcext:value-type="float">
            <text:p>4.81</text:p>
          </table:table-cell>
          <table:table-cell office:value-type="float" office:value="656.628333333333" calcext:value-type="float">
            <text:p>656.628333333333</text:p>
          </table:table-cell>
          <table:table-cell office:value-type="float" office:value="301.970958044733" calcext:value-type="float">
            <text:p>301.970958044733</text:p>
          </table:table-cell>
          <table:table-cell office:value-type="float" office:value="73.8125" calcext:value-type="float">
            <text:p>73.8125</text:p>
          </table:table-cell>
          <table:table-cell office:value-type="float" office:value="16.0947265625" calcext:value-type="float">
            <text:p>16.0947265625</text:p>
          </table:table-cell>
          <table:table-cell office:value-type="float" office:value="33.8219401041667" calcext:value-type="float">
            <text:p>33.8219401041667</text:p>
          </table:table-cell>
          <table:table-cell office:value-type="float" office:value="0.620829" calcext:value-type="float">
            <text:p>0.620829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docs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99.6527777777778" calcext:value-type="float">
            <text:p>99.6527777777778</text:p>
          </table:table-cell>
          <table:table-cell office:value-type="float" office:value="13.8333333333333" calcext:value-type="float">
            <text:p>13.8333333333333</text:p>
          </table:table-cell>
          <table:table-cell office:value-type="float" office:value="27.6666666666667" calcext:value-type="float">
            <text:p>27.6666666666667</text:p>
          </table:table-cell>
          <table:table-cell office:value-type="float" office:value="45.6666666666667" calcext:value-type="float">
            <text:p>45.666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1495.66666666667" calcext:value-type="float">
            <text:p>1495.66666666667</text:p>
          </table:table-cell>
          <table:table-cell office:value-type="float" office:value="4312.33333333333" calcext:value-type="float">
            <text:p>4312.33333333333</text:p>
          </table:table-cell>
          <table:table-cell office:value-type="float" office:value="14933.5" calcext:value-type="float">
            <text:p>14933.5</text:p>
          </table:table-cell>
          <table:table-cell office:value-type="float" office:value="82.7894110692405" calcext:value-type="float">
            <text:p>82.78941106924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1" calcext:value-type="float">
            <text:p>43.1</text:p>
          </table:table-cell>
          <table:table-cell office:value-type="float" office:value="544.256944444444" calcext:value-type="float">
            <text:p>544.256944444444</text:p>
          </table:table-cell>
          <table:table-cell table:number-columns-repeated="4"/>
          <table:table-cell office:value-type="float" office:value="29.2054521276596" calcext:value-type="float">
            <text:p>29.2054521276596</text:p>
          </table:table-cell>
          <table:table-cell office:value-type="float" office:value="180.8125" calcext:value-type="float">
            <text:p>180.8125</text:p>
          </table:table-cell>
          <table:table-cell office:value-type="float" office:value="3448.46006944444" calcext:value-type="float">
            <text:p>3448.46006944444</text:p>
          </table:table-cell>
          <table:table-cell office:value-type="float" office:value="201.437426766652" calcext:value-type="float">
            <text:p>201.4374267666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8.83333333333333" calcext:value-type="float">
            <text:p>8.83333333333333</text:p>
          </table:table-cell>
          <table:table-cell office:value-type="float" office:value="17.1666666666667" calcext:value-type="float">
            <text:p>17.1666666666667</text:p>
          </table:table-cell>
          <table:table-cell office:value-type="float" office:value="21.8333333333333" calcext:value-type="float">
            <text:p>21.833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140.5" calcext:value-type="float">
            <text:p>140.5</text:p>
          </table:table-cell>
          <table:table-cell office:value-type="float" office:value="180.5" calcext:value-type="float">
            <text:p>180.5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3229166666667" calcext:value-type="float">
            <text:p>35.3229166666667</text:p>
          </table:table-cell>
          <table:table-cell office:value-type="float" office:value="238.076388888889" calcext:value-type="float">
            <text:p>238.076388888889</text:p>
          </table:table-cell>
          <table:table-cell/>
          <table:table-cell office:value-type="float" office:value="18.9924904214559" calcext:value-type="float">
            <text:p>18.9924904214559</text:p>
          </table:table-cell>
          <table:table-cell office:value-type="float" office:value="101.173754789272" calcext:value-type="float">
            <text:p>101.173754789272</text:p>
          </table:table-cell>
          <table:table-cell/>
          <table:table-cell office:value-type="float" office:value="98.6111111111111" calcext:value-type="float">
            <text:p>98.6111111111111</text:p>
          </table:table-cell>
          <table:table-cell office:value-type="float" office:value="151.119444444444" calcext:value-type="float">
            <text:p>151.119444444444</text:p>
          </table:table-cell>
          <table:table-cell office:value-type="float" office:value="2305.36145833333" calcext:value-type="float">
            <text:p>2305.36145833333</text:p>
          </table:table-cell>
          <table:table-cell office:value-type="float" office:value="161.524354218475" calcext:value-type="float">
            <text:p>161.524354218475</text:p>
          </table:table-cell>
          <table:table-cell office:value-type="float" office:value="17.7258620689655" calcext:value-type="float">
            <text:p>17.7258620689655</text:p>
          </table:table-cell>
          <table:table-cell office:value-type="float" office:value="694.050804597701" calcext:value-type="float">
            <text:p>694.050804597701</text:p>
          </table:table-cell>
          <table:table-cell office:value-type="float" office:value="654.15849581376" calcext:value-type="float">
            <text:p>654.15849581376</text:p>
          </table:table-cell>
          <table:table-cell office:value-type="float" office:value="32.5559895833333" calcext:value-type="float">
            <text:p>32.5559895833333</text:p>
          </table:table-cell>
          <table:table-cell office:value-type="float" office:value="15.9329427083333" calcext:value-type="float">
            <text:p>15.9329427083333</text:p>
          </table:table-cell>
          <table:table-cell office:value-type="float" office:value="32.462890625" calcext:value-type="float">
            <text:p>32.462890625</text:p>
          </table:table-cell>
          <table:table-cell office:value-type="float" office:value="0.6442265" calcext:value-type="float">
            <text:p>0.6442265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1.333333333333" calcext:value-type="float">
            <text:p>151.333333333333</text:p>
          </table:table-cell>
          <table:table-cell office:value-type="float" office:value="188.666666666667" calcext:value-type="float">
            <text:p>188.666666666667</text:p>
          </table:table-cell>
          <table:table-cell office:value-type="float" office:value="203.666666666667" calcext:value-type="float">
            <text:p>203.66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0.0313194444444444" calcext:value-type="float">
            <text:p>0.031319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388888888889" calcext:value-type="float">
            <text:p>40.2388888888889</text:p>
          </table:table-cell>
          <table:table-cell office:value-type="float" office:value="238.565972222222" calcext:value-type="float">
            <text:p>238.565972222222</text:p>
          </table:table-cell>
          <table:table-cell/>
          <table:table-cell office:value-type="float" office:value="5.85166666666667" calcext:value-type="float">
            <text:p>5.85166666666667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97.2873263888889" calcext:value-type="float">
            <text:p>97.2873263888889</text:p>
          </table:table-cell>
          <table:table-cell office:value-type="float" office:value="168.397222222222" calcext:value-type="float">
            <text:p>168.397222222222</text:p>
          </table:table-cell>
          <table:table-cell office:value-type="float" office:value="2259.34201388889" calcext:value-type="float">
            <text:p>2259.34201388889</text:p>
          </table:table-cell>
          <table:table-cell office:value-type="float" office:value="54.9578932990587" calcext:value-type="float">
            <text:p>54.9578932990587</text:p>
          </table:table-cell>
          <table:table-cell office:value-type="float" office:value="6.12666666666667" calcext:value-type="float">
            <text:p>6.12666666666667</text:p>
          </table:table-cell>
          <table:table-cell office:value-type="float" office:value="659.470555555556" calcext:value-type="float">
            <text:p>659.470555555556</text:p>
          </table:table-cell>
          <table:table-cell office:value-type="float" office:value="227.819145954584" calcext:value-type="float">
            <text:p>227.819145954584</text:p>
          </table:table-cell>
          <table:table-cell office:value-type="float" office:value="91.8544921875" calcext:value-type="float">
            <text:p>91.8544921875</text:p>
          </table:table-cell>
          <table:table-cell office:value-type="float" office:value="15.9430338541667" calcext:value-type="float">
            <text:p>15.9430338541667</text:p>
          </table:table-cell>
          <table:table-cell office:value-type="float" office:value="33.591796875" calcext:value-type="float">
            <text:p>33.591796875</text:p>
          </table:table-cell>
          <table:table-cell office:value-type="float" office:value="0.624313" calcext:value-type="float">
            <text:p>0.624313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86.2847222222222" calcext:value-type="float">
            <text:p>86.2847222222222</text:p>
          </table:table-cell>
          <table:table-cell office:value-type="float" office:value="135" calcext:value-type="float">
            <text:p>135</text:p>
          </table:table-cell>
          <table:table-cell office:value-type="float" office:value="440.5" calcext:value-type="float">
            <text:p>440.5</text:p>
          </table:table-cell>
          <table:table-cell office:value-type="float" office:value="628.333333333333" calcext:value-type="float">
            <text:p>628.333333333333</text:p>
          </table:table-cell>
          <table:table-cell office:value-type="float" office:value="55.8549970027682" calcext:value-type="float">
            <text:p>55.8549970027682</text:p>
          </table:table-cell>
          <table:table-cell office:value-type="float" office:value="634.666666666667" calcext:value-type="float">
            <text:p>634.666666666667</text:p>
          </table:table-cell>
          <table:table-cell office:value-type="float" office:value="1097.5" calcext:value-type="float">
            <text:p>1097.5</text:p>
          </table:table-cell>
          <table:table-cell office:value-type="float" office:value="1318" calcext:value-type="float">
            <text:p>1318</text:p>
          </table:table-cell>
          <table:table-cell office:value-type="float" office:value="100" calcext:value-type="float">
            <text:p>100</text:p>
          </table:table-cell>
          <table:table-cell office:value-type="float" office:value="64.8595833333333" calcext:value-type="float">
            <text:p>64.8595833333333</text:p>
          </table:table-cell>
          <table:table-cell office:value-type="float" office:value="42.1935590277778" calcext:value-type="float">
            <text:p>42.1935590277778</text:p>
          </table:table-cell>
          <table:table-cell office:value-type="float" office:value="18.3400868055556" calcext:value-type="float">
            <text:p>18.3400868055556</text:p>
          </table:table-cell>
          <table:table-cell office:value-type="float" office:value="93.940625" calcext:value-type="float">
            <text:p>93.940625</text:p>
          </table:table-cell>
          <table:table-cell office:value-type="float" office:value="445.375" calcext:value-type="float">
            <text:p>445.375</text:p>
          </table:table-cell>
          <table:table-cell/>
          <table:table-cell office:value-type="float" office:value="5.65222222222222" calcext:value-type="float">
            <text:p>5.65222222222222</text:p>
          </table:table-cell>
          <table:table-cell office:value-type="float" office:value="140.127777777778" calcext:value-type="float">
            <text:p>140.127777777778</text:p>
          </table:table-cell>
          <table:table-cell/>
          <table:table-cell office:value-type="float" office:value="89.7592664374026" calcext:value-type="float">
            <text:p>89.7592664374026</text:p>
          </table:table-cell>
          <table:table-cell office:value-type="float" office:value="386.724305555556" calcext:value-type="float">
            <text:p>386.724305555556</text:p>
          </table:table-cell>
          <table:table-cell office:value-type="float" office:value="3143.35694444444" calcext:value-type="float">
            <text:p>3143.35694444444</text:p>
          </table:table-cell>
          <table:table-cell office:value-type="float" office:value="501.890264215715" calcext:value-type="float">
            <text:p>501.890264215715</text:p>
          </table:table-cell>
          <table:table-cell office:value-type="float" office:value="4.77777777777778" calcext:value-type="float">
            <text:p>4.77777777777778</text:p>
          </table:table-cell>
          <table:table-cell office:value-type="float" office:value="728.062222222222" calcext:value-type="float">
            <text:p>728.062222222222</text:p>
          </table:table-cell>
          <table:table-cell office:value-type="float" office:value="3864.70521394126" calcext:value-type="float">
            <text:p>3864.70521394126</text:p>
          </table:table-cell>
          <table:table-cell office:value-type="float" office:value="877.685546875" calcext:value-type="float">
            <text:p>877.685546875</text:p>
          </table:table-cell>
          <table:table-cell office:value-type="float" office:value="27.41015625" calcext:value-type="float">
            <text:p>27.41015625</text:p>
          </table:table-cell>
          <table:table-cell office:value-type="float" office:value="110.317708333333" calcext:value-type="float">
            <text:p>110.317708333333</text:p>
          </table:table-cell>
          <table:table-cell office:value-type="float" office:value="0.682861" calcext:value-type="float">
            <text:p>0.682861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99.8263888888889" calcext:value-type="float">
            <text:p>99.8263888888889</text:p>
          </table:table-cell>
          <table:table-cell office:value-type="float" office:value="14.8333333333333" calcext:value-type="float">
            <text:p>14.8333333333333</text:p>
          </table:table-cell>
          <table:table-cell office:value-type="float" office:value="29.8333333333333" calcext:value-type="float">
            <text:p>29.8333333333333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155.333333333333" calcext:value-type="float">
            <text:p>155.333333333333</text:p>
          </table:table-cell>
          <table:table-cell office:value-type="float" office:value="197.666666666667" calcext:value-type="float">
            <text:p>197.666666666667</text:p>
          </table:table-cell>
          <table:table-cell office:value-type="float" office:value="211.833333333333" calcext:value-type="float">
            <text:p>211.83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0.0559375" calcext:value-type="float">
            <text:p>0.0559375</text:p>
          </table:table-cell>
          <table:table-cell office:value-type="float" office:value="0.00220486111111111" calcext:value-type="float">
            <text:p>0.00220486111111111</text:p>
          </table:table-cell>
          <table:table-cell office:value-type="float" office:value="0" calcext:value-type="float">
            <text:p>0</text:p>
          </table:table-cell>
          <table:table-cell office:value-type="float" office:value="51.0319444444445" calcext:value-type="float">
            <text:p>51.0319444444445</text:p>
          </table:table-cell>
          <table:table-cell office:value-type="float" office:value="248.189236111111" calcext:value-type="float">
            <text:p>248.189236111111</text:p>
          </table:table-cell>
          <table:table-cell/>
          <table:table-cell office:value-type="float" office:value="6.87111111111111" calcext:value-type="float">
            <text:p>6.87111111111111</text:p>
          </table:table-cell>
          <table:table-cell office:value-type="float" office:value="95.2222222222222" calcext:value-type="float">
            <text:p>95.2222222222222</text:p>
          </table:table-cell>
          <table:table-cell/>
          <table:table-cell office:value-type="float" office:value="92.6973113121345" calcext:value-type="float">
            <text:p>92.6973113121345</text:p>
          </table:table-cell>
          <table:table-cell office:value-type="float" office:value="216.670833333333" calcext:value-type="float">
            <text:p>216.670833333333</text:p>
          </table:table-cell>
          <table:table-cell office:value-type="float" office:value="2339.97413194444" calcext:value-type="float">
            <text:p>2339.97413194444</text:p>
          </table:table-cell>
          <table:table-cell office:value-type="float" office:value="348.184542783684" calcext:value-type="float">
            <text:p>348.184542783684</text:p>
          </table:table-cell>
          <table:table-cell office:value-type="float" office:value="4.86" calcext:value-type="float">
            <text:p>4.86</text:p>
          </table:table-cell>
          <table:table-cell office:value-type="float" office:value="689.105555555556" calcext:value-type="float">
            <text:p>689.105555555556</text:p>
          </table:table-cell>
          <table:table-cell office:value-type="float" office:value="2833.01025970324" calcext:value-type="float">
            <text:p>2833.01025970324</text:p>
          </table:table-cell>
          <table:table-cell office:value-type="float" office:value="144.730143229167" calcext:value-type="float">
            <text:p>144.730143229167</text:p>
          </table:table-cell>
          <table:table-cell office:value-type="float" office:value="29.5563151041667" calcext:value-type="float">
            <text:p>29.5563151041667</text:p>
          </table:table-cell>
          <table:table-cell office:value-type="float" office:value="59.4261067708333" calcext:value-type="float">
            <text:p>59.4261067708333</text:p>
          </table:table-cell>
          <table:table-cell office:value-type="float" office:value="0.641618" calcext:value-type="float">
            <text:p>0.641618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99.6527777777778" calcext:value-type="float">
            <text:p>99.652777777777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4.8333333333333" calcext:value-type="float">
            <text:p>44.833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156.666666666667" calcext:value-type="float">
            <text:p>156.666666666667</text:p>
          </table:table-cell>
          <table:table-cell office:value-type="float" office:value="198.833333333333" calcext:value-type="float">
            <text:p>198.833333333333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0.0720833333333334" calcext:value-type="float">
            <text:p>0.0720833333333334</text:p>
          </table:table-cell>
          <table:table-cell office:value-type="float" office:value="0.0040625" calcext:value-type="float">
            <text:p>0.0040625</text:p>
          </table:table-cell>
          <table:table-cell office:value-type="float" office:value="0" calcext:value-type="float">
            <text:p>0</text:p>
          </table:table-cell>
          <table:table-cell office:value-type="float" office:value="51.5861111111111" calcext:value-type="float">
            <text:p>51.5861111111111</text:p>
          </table:table-cell>
          <table:table-cell office:value-type="float" office:value="247.987847222222" calcext:value-type="float">
            <text:p>247.987847222222</text:p>
          </table:table-cell>
          <table:table-cell/>
          <table:table-cell office:value-type="float" office:value="6.15848659003832" calcext:value-type="float">
            <text:p>6.15848659003832</text:p>
          </table:table-cell>
          <table:table-cell office:value-type="float" office:value="93.35" calcext:value-type="float">
            <text:p>93.35</text:p>
          </table:table-cell>
          <table:table-cell/>
          <table:table-cell office:value-type="float" office:value="98.0612664473684" calcext:value-type="float">
            <text:p>98.0612664473684</text:p>
          </table:table-cell>
          <table:table-cell office:value-type="float" office:value="219.322916666667" calcext:value-type="float">
            <text:p>219.322916666667</text:p>
          </table:table-cell>
          <table:table-cell office:value-type="float" office:value="2344.18246527778" calcext:value-type="float">
            <text:p>2344.18246527778</text:p>
          </table:table-cell>
          <table:table-cell office:value-type="float" office:value="133.819098664575" calcext:value-type="float">
            <text:p>133.819098664575</text:p>
          </table:table-cell>
          <table:table-cell office:value-type="float" office:value="4.36950191570881" calcext:value-type="float">
            <text:p>4.36950191570881</text:p>
          </table:table-cell>
          <table:table-cell office:value-type="float" office:value="676.237413793103" calcext:value-type="float">
            <text:p>676.237413793103</text:p>
          </table:table-cell>
          <table:table-cell office:value-type="float" office:value="1107.53767319599" calcext:value-type="float">
            <text:p>1107.53767319599</text:p>
          </table:table-cell>
          <table:table-cell office:value-type="float" office:value="143.638671875" calcext:value-type="float">
            <text:p>143.638671875</text:p>
          </table:table-cell>
          <table:table-cell office:value-type="float" office:value="28.5543619791667" calcext:value-type="float">
            <text:p>28.5543619791667</text:p>
          </table:table-cell>
          <table:table-cell office:value-type="float" office:value="57.5315755208333" calcext:value-type="float">
            <text:p>57.5315755208333</text:p>
          </table:table-cell>
          <table:table-cell office:value-type="float" office:value="0.7460315" calcext:value-type="float">
            <text:p>0.7460315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docs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99.1319444444444" calcext:value-type="float">
            <text:p>99.1319444444444</text:p>
          </table:table-cell>
          <table:table-cell office:value-type="float" office:value="14.5" calcext:value-type="float">
            <text:p>14.5</text:p>
          </table:table-cell>
          <table:table-cell office:value-type="float" office:value="50.1666666666667" calcext:value-type="float">
            <text:p>50.1666666666667</text:p>
          </table:table-cell>
          <table:table-cell office:value-type="float" office:value="1302.33333333333" calcext:value-type="float">
            <text:p>1302.33333333333</text:p>
          </table:table-cell>
          <table:table-cell office:value-type="float" office:value="98.8681685381061" calcext:value-type="float">
            <text:p>98.8681685381061</text:p>
          </table:table-cell>
          <table:table-cell office:value-type="float" office:value="3301.83333333333" calcext:value-type="float">
            <text:p>3301.83333333333</text:p>
          </table:table-cell>
          <table:table-cell office:value-type="float" office:value="19389.1666666667" calcext:value-type="float">
            <text:p>19389.1666666667</text:p>
          </table:table-cell>
          <table:table-cell office:value-type="float" office:value="23784.5" calcext:value-type="float">
            <text:p>23784.5</text:p>
          </table:table-cell>
          <table:table-cell office:value-type="float" office:value="40.9019914391391" calcext:value-type="float">
            <text:p>40.90199143913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2979166666667" calcext:value-type="float">
            <text:p>29.2979166666667</text:p>
          </table:table-cell>
          <table:table-cell office:value-type="float" office:value="457.336805555556" calcext:value-type="float">
            <text:p>457.336805555556</text:p>
          </table:table-cell>
          <table:table-cell table:number-columns-repeated="4"/>
          <table:table-cell office:value-type="float" office:value="7.88908674365686" calcext:value-type="float">
            <text:p>7.88908674365686</text:p>
          </table:table-cell>
          <table:table-cell office:value-type="float" office:value="122.9375" calcext:value-type="float">
            <text:p>122.9375</text:p>
          </table:table-cell>
          <table:table-cell office:value-type="float" office:value="3106.74878472222" calcext:value-type="float">
            <text:p>3106.74878472222</text:p>
          </table:table-cell>
          <table:table-cell office:value-type="float" office:value="93.0297501530228" calcext:value-type="float">
            <text:p>93.02975015302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99.8263888888889" calcext:value-type="float">
            <text:p>99.8263888888889</text:p>
          </table:table-cell>
          <table:table-cell office:value-type="float" office:value="17.1666666666667" calcext:value-type="float">
            <text:p>17.1666666666667</text:p>
          </table:table-cell>
          <table:table-cell office:value-type="float" office:value="41.3333333333333" calcext:value-type="float">
            <text:p>41.3333333333333</text:p>
          </table:table-cell>
          <table:table-cell office:value-type="float" office:value="81.1666666666667" calcext:value-type="float">
            <text:p>81.166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174.666666666667" calcext:value-type="float">
            <text:p>174.666666666667</text:p>
          </table:table-cell>
          <table:table-cell office:value-type="float" office:value="230.666666666667" calcext:value-type="float">
            <text:p>230.666666666667</text:p>
          </table:table-cell>
          <table:table-cell office:value-type="float" office:value="277.833333333333" calcext:value-type="float">
            <text:p>277.83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0.248819444444444" calcext:value-type="float">
            <text:p>0.248819444444444</text:p>
          </table:table-cell>
          <table:table-cell office:value-type="float" office:value="0.0275868055555556" calcext:value-type="float">
            <text:p>0.0275868055555556</text:p>
          </table:table-cell>
          <table:table-cell office:value-type="float" office:value="0" calcext:value-type="float">
            <text:p>0</text:p>
          </table:table-cell>
          <table:table-cell office:value-type="float" office:value="57.5555555555555" calcext:value-type="float">
            <text:p>57.5555555555555</text:p>
          </table:table-cell>
          <table:table-cell office:value-type="float" office:value="247.939236111111" calcext:value-type="float">
            <text:p>247.939236111111</text:p>
          </table:table-cell>
          <table:table-cell/>
          <table:table-cell office:value-type="float" office:value="65.0655555555556" calcext:value-type="float">
            <text:p>65.0655555555556</text:p>
          </table:table-cell>
          <table:table-cell office:value-type="float" office:value="129.95" calcext:value-type="float">
            <text:p>129.95</text:p>
          </table:table-cell>
          <table:table-cell/>
          <table:table-cell office:value-type="float" office:value="96.167877375731" calcext:value-type="float">
            <text:p>96.167877375731</text:p>
          </table:table-cell>
          <table:table-cell office:value-type="float" office:value="245.221527777778" calcext:value-type="float">
            <text:p>245.221527777778</text:p>
          </table:table-cell>
          <table:table-cell office:value-type="float" office:value="2355.69704861111" calcext:value-type="float">
            <text:p>2355.69704861111</text:p>
          </table:table-cell>
          <table:table-cell office:value-type="float" office:value="326.4255167076" calcext:value-type="float">
            <text:p>326.4255167076</text:p>
          </table:table-cell>
          <table:table-cell office:value-type="float" office:value="61.4022222222222" calcext:value-type="float">
            <text:p>61.4022222222222</text:p>
          </table:table-cell>
          <table:table-cell office:value-type="float" office:value="737.121666666667" calcext:value-type="float">
            <text:p>737.121666666667</text:p>
          </table:table-cell>
          <table:table-cell office:value-type="float" office:value="2645.80272906275" calcext:value-type="float">
            <text:p>2645.80272906275</text:p>
          </table:table-cell>
          <table:table-cell office:value-type="float" office:value="60.9091796875" calcext:value-type="float">
            <text:p>60.9091796875</text:p>
          </table:table-cell>
          <table:table-cell office:value-type="float" office:value="29.8502604166667" calcext:value-type="float">
            <text:p>29.8502604166667</text:p>
          </table:table-cell>
          <table:table-cell office:value-type="float" office:value="60.7786458333333" calcext:value-type="float">
            <text:p>60.7786458333333</text:p>
          </table:table-cell>
          <table:table-cell office:value-type="float" office:value="0.643551" calcext:value-type="float">
            <text:p>0.643551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99.4791666666667" calcext:value-type="float">
            <text:p>99.4791666666667</text:p>
          </table:table-cell>
          <table:table-cell office:value-type="float" office:value="18.6666666666667" calcext:value-type="float">
            <text:p>18.6666666666667</text:p>
          </table:table-cell>
          <table:table-cell office:value-type="float" office:value="53" calcext:value-type="float">
            <text:p>53</text:p>
          </table:table-cell>
          <table:table-cell office:value-type="float" office:value="100.5" calcext:value-type="float">
            <text:p>100.5</text:p>
          </table:table-cell>
          <table:table-cell office:value-type="float" office:value="99.8188405797101" calcext:value-type="float">
            <text:p>99.8188405797101</text:p>
          </table:table-cell>
          <table:table-cell office:value-type="float" office:value="184.833333333333" calcext:value-type="float">
            <text:p>184.833333333333</text:p>
          </table:table-cell>
          <table:table-cell office:value-type="float" office:value="249.166666666667" calcext:value-type="float">
            <text:p>249.166666666667</text:p>
          </table:table-cell>
          <table:table-cell office:value-type="float" office:value="306.166666666667" calcext:value-type="float">
            <text:p>306.16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2.08583333333333" calcext:value-type="float">
            <text:p>2.08583333333333</text:p>
          </table:table-cell>
          <table:table-cell office:value-type="float" office:value="0.188368055555556" calcext:value-type="float">
            <text:p>0.188368055555556</text:p>
          </table:table-cell>
          <table:table-cell office:value-type="float" office:value="0" calcext:value-type="float">
            <text:p>0</text:p>
          </table:table-cell>
          <table:table-cell office:value-type="float" office:value="65.0746527777778" calcext:value-type="float">
            <text:p>65.0746527777778</text:p>
          </table:table-cell>
          <table:table-cell office:value-type="float" office:value="255.347222222222" calcext:value-type="float">
            <text:p>255.347222222222</text:p>
          </table:table-cell>
          <table:table-cell/>
          <table:table-cell office:value-type="float" office:value="13.9238888888889" calcext:value-type="float">
            <text:p>13.9238888888889</text:p>
          </table:table-cell>
          <table:table-cell office:value-type="float" office:value="94.3222222222222" calcext:value-type="float">
            <text:p>94.3222222222222</text:p>
          </table:table-cell>
          <table:table-cell/>
          <table:table-cell office:value-type="float" office:value="96.5343453033626" calcext:value-type="float">
            <text:p>96.5343453033626</text:p>
          </table:table-cell>
          <table:table-cell office:value-type="float" office:value="272.170833333333" calcext:value-type="float">
            <text:p>272.170833333333</text:p>
          </table:table-cell>
          <table:table-cell office:value-type="float" office:value="2372.64861111111" calcext:value-type="float">
            <text:p>2372.64861111111</text:p>
          </table:table-cell>
          <table:table-cell office:value-type="float" office:value="99.4682449295558" calcext:value-type="float">
            <text:p>99.4682449295558</text:p>
          </table:table-cell>
          <table:table-cell office:value-type="float" office:value="7.44" calcext:value-type="float">
            <text:p>7.44</text:p>
          </table:table-cell>
          <table:table-cell office:value-type="float" office:value="680.690555555556" calcext:value-type="float">
            <text:p>680.690555555556</text:p>
          </table:table-cell>
          <table:table-cell office:value-type="float" office:value="830.095197189921" calcext:value-type="float">
            <text:p>830.095197189921</text:p>
          </table:table-cell>
          <table:table-cell office:value-type="float" office:value="187.448893229167" calcext:value-type="float">
            <text:p>187.448893229167</text:p>
          </table:table-cell>
          <table:table-cell office:value-type="float" office:value="29.8167317708333" calcext:value-type="float">
            <text:p>29.8167317708333</text:p>
          </table:table-cell>
          <table:table-cell office:value-type="float" office:value="61.2783203125" calcext:value-type="float">
            <text:p>61.2783203125</text:p>
          </table:table-cell>
          <table:table-cell office:value-type="float" office:value="0.686139" calcext:value-type="float">
            <text:p>0.686139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73.1481481481481" calcext:value-type="float">
            <text:p>73.1481481481481</text:p>
          </table:table-cell>
          <table:table-cell office:value-type="float" office:value="209.666666666667" calcext:value-type="float">
            <text:p>209.666666666667</text:p>
          </table:table-cell>
          <table:table-cell office:value-type="float" office:value="715.833333333333" calcext:value-type="float">
            <text:p>715.833333333333</text:p>
          </table:table-cell>
          <table:table-cell office:value-type="float" office:value="1073.33333333333" calcext:value-type="float">
            <text:p>1073.33333333333</text:p>
          </table:table-cell>
          <table:table-cell office:value-type="float" office:value="46.2245770438731" calcext:value-type="float">
            <text:p>46.2245770438731</text:p>
          </table:table-cell>
          <table:table-cell office:value-type="float" office:value="879" calcext:value-type="float">
            <text:p>879</text:p>
          </table:table-cell>
          <table:table-cell office:value-type="float" office:value="1775.83333333333" calcext:value-type="float">
            <text:p>1775.83333333333</text:p>
          </table:table-cell>
          <table:table-cell office:value-type="float" office:value="2404.5" calcext:value-type="float">
            <text:p>2404.5</text:p>
          </table:table-cell>
          <table:table-cell office:value-type="float" office:value="99.0769149428198" calcext:value-type="float">
            <text:p>99.0769149428198</text:p>
          </table:table-cell>
          <table:table-cell office:value-type="float" office:value="76.1915856481481" calcext:value-type="float">
            <text:p>76.1915856481481</text:p>
          </table:table-cell>
          <table:table-cell office:value-type="float" office:value="55.5189814814815" calcext:value-type="float">
            <text:p>55.5189814814815</text:p>
          </table:table-cell>
          <table:table-cell office:value-type="float" office:value="38.3756365740741" calcext:value-type="float">
            <text:p>38.3756365740741</text:p>
          </table:table-cell>
          <table:table-cell office:value-type="float" office:value="93.9222222222222" calcext:value-type="float">
            <text:p>93.9222222222222</text:p>
          </table:table-cell>
          <table:table-cell office:value-type="float" office:value="544.988425925926" calcext:value-type="float">
            <text:p>544.988425925926</text:p>
          </table:table-cell>
          <table:table-cell/>
          <table:table-cell office:value-type="float" office:value="9.23666666666667" calcext:value-type="float">
            <text:p>9.23666666666667</text:p>
          </table:table-cell>
          <table:table-cell office:value-type="float" office:value="165.461111111111" calcext:value-type="float">
            <text:p>165.461111111111</text:p>
          </table:table-cell>
          <table:table-cell/>
          <table:table-cell office:value-type="float" office:value="88.5246246969378" calcext:value-type="float">
            <text:p>88.5246246969378</text:p>
          </table:table-cell>
          <table:table-cell office:value-type="float" office:value="388.367592592592" calcext:value-type="float">
            <text:p>388.367592592592</text:p>
          </table:table-cell>
          <table:table-cell office:value-type="float" office:value="3538.41516203704" calcext:value-type="float">
            <text:p>3538.41516203704</text:p>
          </table:table-cell>
          <table:table-cell office:value-type="float" office:value="730.624088360994" calcext:value-type="float">
            <text:p>730.624088360994</text:p>
          </table:table-cell>
          <table:table-cell office:value-type="float" office:value="7.16444444444445" calcext:value-type="float">
            <text:p>7.16444444444445</text:p>
          </table:table-cell>
          <table:table-cell office:value-type="float" office:value="757.936666666667" calcext:value-type="float">
            <text:p>757.936666666667</text:p>
          </table:table-cell>
          <table:table-cell office:value-type="float" office:value="8349.58349698971" calcext:value-type="float">
            <text:p>8349.58349698971</text:p>
          </table:table-cell>
          <table:table-cell office:value-type="float" office:value="1327.337890625" calcext:value-type="float">
            <text:p>1327.337890625</text:p>
          </table:table-cell>
          <table:table-cell office:value-type="float" office:value="40.5504557291667" calcext:value-type="float">
            <text:p>40.5504557291667</text:p>
          </table:table-cell>
          <table:table-cell office:value-type="float" office:value="159.0283203125" calcext:value-type="float">
            <text:p>159.0283203125</text:p>
          </table:table-cell>
          <table:table-cell office:value-type="float" office:value="0.710698" calcext:value-type="float">
            <text:p>0.710698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27.8333333333333" calcext:value-type="float">
            <text:p>27.8333333333333</text:p>
          </table:table-cell>
          <table:table-cell office:value-type="float" office:value="69" calcext:value-type="float">
            <text:p>69</text:p>
          </table:table-cell>
          <table:table-cell office:value-type="float" office:value="115.166666666667" calcext:value-type="float">
            <text:p>115.166666666667</text:p>
          </table:table-cell>
          <table:table-cell office:value-type="float" office:value="99.7668997668998" calcext:value-type="float">
            <text:p>99.7668997668998</text:p>
          </table:table-cell>
          <table:table-cell office:value-type="float" office:value="210.833333333333" calcext:value-type="float">
            <text:p>210.833333333333</text:p>
          </table:table-cell>
          <table:table-cell office:value-type="float" office:value="295" calcext:value-type="float">
            <text:p>295</text:p>
          </table:table-cell>
          <table:table-cell office:value-type="float" office:value="351.166666666667" calcext:value-type="float">
            <text:p>351.16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4.90327546296296" calcext:value-type="float">
            <text:p>4.90327546296296</text:p>
          </table:table-cell>
          <table:table-cell office:value-type="float" office:value="0.189490740740741" calcext:value-type="float">
            <text:p>0.189490740740741</text:p>
          </table:table-cell>
          <table:table-cell office:value-type="float" office:value="0.0157638888888889" calcext:value-type="float">
            <text:p>0.0157638888888889</text:p>
          </table:table-cell>
          <table:table-cell office:value-type="float" office:value="70.9822916666667" calcext:value-type="float">
            <text:p>70.9822916666667</text:p>
          </table:table-cell>
          <table:table-cell office:value-type="float" office:value="279.857638888889" calcext:value-type="float">
            <text:p>279.857638888889</text:p>
          </table:table-cell>
          <table:table-cell/>
          <table:table-cell office:value-type="float" office:value="12.0286206896552" calcext:value-type="float">
            <text:p>12.0286206896552</text:p>
          </table:table-cell>
          <table:table-cell office:value-type="float" office:value="101.688888888889" calcext:value-type="float">
            <text:p>101.688888888889</text:p>
          </table:table-cell>
          <table:table-cell/>
          <table:table-cell office:value-type="float" office:value="97.3668981481482" calcext:value-type="float">
            <text:p>97.3668981481482</text:p>
          </table:table-cell>
          <table:table-cell office:value-type="float" office:value="300.557407407407" calcext:value-type="float">
            <text:p>300.557407407407</text:p>
          </table:table-cell>
          <table:table-cell office:value-type="float" office:value="2478.75150462963" calcext:value-type="float">
            <text:p>2478.75150462963</text:p>
          </table:table-cell>
          <table:table-cell office:value-type="float" office:value="756.206387778945" calcext:value-type="float">
            <text:p>756.206387778945</text:p>
          </table:table-cell>
          <table:table-cell office:value-type="float" office:value="6.56367816091954" calcext:value-type="float">
            <text:p>6.56367816091954</text:p>
          </table:table-cell>
          <table:table-cell office:value-type="float" office:value="702.274674329502" calcext:value-type="float">
            <text:p>702.274674329502</text:p>
          </table:table-cell>
          <table:table-cell office:value-type="float" office:value="9171.38978109954" calcext:value-type="float">
            <text:p>9171.38978109954</text:p>
          </table:table-cell>
          <table:table-cell office:value-type="float" office:value="219.418619791667" calcext:value-type="float">
            <text:p>219.418619791667</text:p>
          </table:table-cell>
          <table:table-cell office:value-type="float" office:value="48.998046875" calcext:value-type="float">
            <text:p>48.998046875</text:p>
          </table:table-cell>
          <table:table-cell office:value-type="float" office:value="98.302734375" calcext:value-type="float">
            <text:p>98.302734375</text:p>
          </table:table-cell>
          <table:table-cell office:value-type="float" office:value="0.861434" calcext:value-type="float">
            <text:p>0.861434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99.8842592592593" calcext:value-type="float">
            <text:p>99.8842592592593</text:p>
          </table:table-cell>
          <table:table-cell office:value-type="float" office:value="28.1666666666667" calcext:value-type="float">
            <text:p>28.1666666666667</text:p>
          </table:table-cell>
          <table:table-cell office:value-type="float" office:value="68.3333333333333" calcext:value-type="float">
            <text:p>68.3333333333333</text:p>
          </table:table-cell>
          <table:table-cell office:value-type="float" office:value="96.8333333333333" calcext:value-type="float">
            <text:p>96.8333333333333</text:p>
          </table:table-cell>
          <table:table-cell office:value-type="float" office:value="99.8826291079812" calcext:value-type="float">
            <text:p>99.8826291079812</text:p>
          </table:table-cell>
          <table:table-cell office:value-type="float" office:value="208.333333333333" calcext:value-type="float">
            <text:p>208.333333333333</text:p>
          </table:table-cell>
          <table:table-cell office:value-type="float" office:value="290.333333333333" calcext:value-type="float">
            <text:p>290.333333333333</text:p>
          </table:table-cell>
          <table:table-cell office:value-type="float" office:value="346" calcext:value-type="float">
            <text:p>346</text:p>
          </table:table-cell>
          <table:table-cell office:value-type="float" office:value="100" calcext:value-type="float">
            <text:p>100</text:p>
          </table:table-cell>
          <table:table-cell office:value-type="float" office:value="4.3318287037037" calcext:value-type="float">
            <text:p>4.3318287037037</text:p>
          </table:table-cell>
          <table:table-cell office:value-type="float" office:value="0.181030092592593" calcext:value-type="float">
            <text:p>0.181030092592593</text:p>
          </table:table-cell>
          <table:table-cell office:value-type="float" office:value="0.0224421296296296" calcext:value-type="float">
            <text:p>0.0224421296296296</text:p>
          </table:table-cell>
          <table:table-cell office:value-type="float" office:value="69.9851851851852" calcext:value-type="float">
            <text:p>69.9851851851852</text:p>
          </table:table-cell>
          <table:table-cell office:value-type="float" office:value="284.431712962963" calcext:value-type="float">
            <text:p>284.431712962963</text:p>
          </table:table-cell>
          <table:table-cell/>
          <table:table-cell office:value-type="float" office:value="11.1033333333333" calcext:value-type="float">
            <text:p>11.1033333333333</text:p>
          </table:table-cell>
          <table:table-cell office:value-type="float" office:value="96.6888888888889" calcext:value-type="float">
            <text:p>96.6888888888889</text:p>
          </table:table-cell>
          <table:table-cell/>
          <table:table-cell office:value-type="float" office:value="97.9680114445739" calcext:value-type="float">
            <text:p>97.9680114445739</text:p>
          </table:table-cell>
          <table:table-cell office:value-type="float" office:value="295.728240740741" calcext:value-type="float">
            <text:p>295.728240740741</text:p>
          </table:table-cell>
          <table:table-cell office:value-type="float" office:value="2494.72106481481" calcext:value-type="float">
            <text:p>2494.72106481481</text:p>
          </table:table-cell>
          <table:table-cell office:value-type="float" office:value="185.674388875967" calcext:value-type="float">
            <text:p>185.674388875967</text:p>
          </table:table-cell>
          <table:table-cell office:value-type="float" office:value="6.56555555555556" calcext:value-type="float">
            <text:p>6.56555555555556</text:p>
          </table:table-cell>
          <table:table-cell office:value-type="float" office:value="689.976111111111" calcext:value-type="float">
            <text:p>689.976111111111</text:p>
          </table:table-cell>
          <table:table-cell office:value-type="float" office:value="2302.29714465261" calcext:value-type="float">
            <text:p>2302.29714465261</text:p>
          </table:table-cell>
          <table:table-cell office:value-type="float" office:value="218.804036458333" calcext:value-type="float">
            <text:p>218.804036458333</text:p>
          </table:table-cell>
          <table:table-cell office:value-type="float" office:value="49.1328125" calcext:value-type="float">
            <text:p>49.1328125</text:p>
          </table:table-cell>
          <table:table-cell office:value-type="float" office:value="100.633138020833" calcext:value-type="float">
            <text:p>100.633138020833</text:p>
          </table:table-cell>
          <table:table-cell office:value-type="float" office:value="0.6475275" calcext:value-type="float">
            <text:p>0.6475275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docs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96.6435185185185" calcext:value-type="float">
            <text:p>96.6435185185185</text:p>
          </table:table-cell>
          <table:table-cell office:value-type="float" office:value="15.8333333333333" calcext:value-type="float">
            <text:p>15.8333333333333</text:p>
          </table:table-cell>
          <table:table-cell office:value-type="float" office:value="61.3333333333333" calcext:value-type="float">
            <text:p>61.3333333333333</text:p>
          </table:table-cell>
          <table:table-cell office:value-type="float" office:value="103.166666666667" calcext:value-type="float">
            <text:p>103.166666666667</text:p>
          </table:table-cell>
          <table:table-cell office:value-type="float" office:value="99.5129767117203" calcext:value-type="float">
            <text:p>99.5129767117203</text:p>
          </table:table-cell>
          <table:table-cell office:value-type="float" office:value="6338.33333333333" calcext:value-type="float">
            <text:p>6338.33333333333</text:p>
          </table:table-cell>
          <table:table-cell office:value-type="float" office:value="22327.3333333333" calcext:value-type="float">
            <text:p>22327.3333333333</text:p>
          </table:table-cell>
          <table:table-cell office:value-type="float" office:value="31131" calcext:value-type="float">
            <text:p>31131</text:p>
          </table:table-cell>
          <table:table-cell office:value-type="float" office:value="11.6786672117525" calcext:value-type="float">
            <text:p>11.6786672117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3238425925926" calcext:value-type="float">
            <text:p>44.3238425925926</text:p>
          </table:table-cell>
          <table:table-cell office:value-type="float" office:value="558.293981481482" calcext:value-type="float">
            <text:p>558.293981481482</text:p>
          </table:table-cell>
          <table:table-cell table:number-columns-repeated="4"/>
          <table:table-cell office:value-type="float" office:value="7.44575302894474" calcext:value-type="float">
            <text:p>7.44575302894474</text:p>
          </table:table-cell>
          <table:table-cell office:value-type="float" office:value="184.523148148148" calcext:value-type="float">
            <text:p>184.523148148148</text:p>
          </table:table-cell>
          <table:table-cell office:value-type="float" office:value="3513.88136574074" calcext:value-type="float">
            <text:p>3513.88136574074</text:p>
          </table:table-cell>
          <table:table-cell office:value-type="float" office:value="167.592672262887" calcext:value-type="float">
            <text:p>167.5926722628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99.8842592592593" calcext:value-type="float">
            <text:p>99.8842592592593</text:p>
          </table:table-cell>
          <table:table-cell office:value-type="float" office:value="24.6666666666667" calcext:value-type="float">
            <text:p>24.6666666666667</text:p>
          </table:table-cell>
          <table:table-cell office:value-type="float" office:value="60.5" calcext:value-type="float">
            <text:p>60.5</text:p>
          </table:table-cell>
          <table:table-cell office:value-type="float" office:value="88.1666666666667" calcext:value-type="float">
            <text:p>88.1666666666667</text:p>
          </table:table-cell>
          <table:table-cell office:value-type="float" office:value="99.649528874881" calcext:value-type="float">
            <text:p>99.649528874881</text:p>
          </table:table-cell>
          <table:table-cell office:value-type="float" office:value="472.666666666667" calcext:value-type="float">
            <text:p>472.666666666667</text:p>
          </table:table-cell>
          <table:table-cell office:value-type="float" office:value="703.666666666667" calcext:value-type="float">
            <text:p>703.666666666667</text:p>
          </table:table-cell>
          <table:table-cell office:value-type="float" office:value="778.166666666667" calcext:value-type="float">
            <text:p>778.16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1.08725694444444" calcext:value-type="float">
            <text:p>1.08725694444444</text:p>
          </table:table-cell>
          <table:table-cell office:value-type="float" office:value="0.103055555555556" calcext:value-type="float">
            <text:p>0.103055555555556</text:p>
          </table:table-cell>
          <table:table-cell office:value-type="float" office:value="0" calcext:value-type="float">
            <text:p>0</text:p>
          </table:table-cell>
          <table:table-cell office:value-type="float" office:value="65.8041666666667" calcext:value-type="float">
            <text:p>65.8041666666667</text:p>
          </table:table-cell>
          <table:table-cell office:value-type="float" office:value="261.732638888889" calcext:value-type="float">
            <text:p>261.732638888889</text:p>
          </table:table-cell>
          <table:table-cell/>
          <table:table-cell office:value-type="float" office:value="101.016111111111" calcext:value-type="float">
            <text:p>101.016111111111</text:p>
          </table:table-cell>
          <table:table-cell office:value-type="float" office:value="138.788888888889" calcext:value-type="float">
            <text:p>138.788888888889</text:p>
          </table:table-cell>
          <table:table-cell/>
          <table:table-cell office:value-type="float" office:value="93.831207372874" calcext:value-type="float">
            <text:p>93.831207372874</text:p>
          </table:table-cell>
          <table:table-cell office:value-type="float" office:value="279.262037037037" calcext:value-type="float">
            <text:p>279.262037037037</text:p>
          </table:table-cell>
          <table:table-cell office:value-type="float" office:value="2402.07627314815" calcext:value-type="float">
            <text:p>2402.07627314815</text:p>
          </table:table-cell>
          <table:table-cell office:value-type="float" office:value="320.918400959829" calcext:value-type="float">
            <text:p>320.918400959829</text:p>
          </table:table-cell>
          <table:table-cell office:value-type="float" office:value="104.815555555556" calcext:value-type="float">
            <text:p>104.815555555556</text:p>
          </table:table-cell>
          <table:table-cell office:value-type="float" office:value="742.466666666667" calcext:value-type="float">
            <text:p>742.466666666667</text:p>
          </table:table-cell>
          <table:table-cell office:value-type="float" office:value="3781.64671717396" calcext:value-type="float">
            <text:p>3781.64671717396</text:p>
          </table:table-cell>
          <table:table-cell office:value-type="float" office:value="95.7073567708333" calcext:value-type="float">
            <text:p>95.7073567708333</text:p>
          </table:table-cell>
          <table:table-cell office:value-type="float" office:value="47.8157552083333" calcext:value-type="float">
            <text:p>47.8157552083333</text:p>
          </table:table-cell>
          <table:table-cell office:value-type="float" office:value="95.5602213541667" calcext:value-type="float">
            <text:p>95.5602213541667</text:p>
          </table:table-cell>
          <table:table-cell office:value-type="float" office:value="0.733598" calcext:value-type="float">
            <text:p>0.733598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99.7685185185185" calcext:value-type="float">
            <text:p>99.7685185185185</text:p>
          </table:table-cell>
          <table:table-cell office:value-type="float" office:value="43.5" calcext:value-type="float">
            <text:p>43.5</text:p>
          </table:table-cell>
          <table:table-cell office:value-type="float" office:value="138.333333333333" calcext:value-type="float">
            <text:p>138.333333333333</text:p>
          </table:table-cell>
          <table:table-cell office:value-type="float" office:value="215" calcext:value-type="float">
            <text:p>215</text:p>
          </table:table-cell>
          <table:table-cell office:value-type="float" office:value="96.5568569889132" calcext:value-type="float">
            <text:p>96.5568569889132</text:p>
          </table:table-cell>
          <table:table-cell office:value-type="float" office:value="289.5" calcext:value-type="float">
            <text:p>289.5</text:p>
          </table:table-cell>
          <table:table-cell office:value-type="float" office:value="453.666666666667" calcext:value-type="float">
            <text:p>453.666666666667</text:p>
          </table:table-cell>
          <table:table-cell office:value-type="float" office:value="567.666666666667" calcext:value-type="float">
            <text:p>567.66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29.4743171296296" calcext:value-type="float">
            <text:p>29.4743171296296</text:p>
          </table:table-cell>
          <table:table-cell office:value-type="float" office:value="5.64586805555556" calcext:value-type="float">
            <text:p>5.64586805555556</text:p>
          </table:table-cell>
          <table:table-cell office:value-type="float" office:value="0.560335648148148" calcext:value-type="float">
            <text:p>0.560335648148148</text:p>
          </table:table-cell>
          <table:table-cell office:value-type="float" office:value="80.8047453703704" calcext:value-type="float">
            <text:p>80.8047453703704</text:p>
          </table:table-cell>
          <table:table-cell office:value-type="float" office:value="287.976851851852" calcext:value-type="float">
            <text:p>287.976851851852</text:p>
          </table:table-cell>
          <table:table-cell/>
          <table:table-cell office:value-type="float" office:value="23.0030651340996" calcext:value-type="float">
            <text:p>23.0030651340996</text:p>
          </table:table-cell>
          <table:table-cell office:value-type="float" office:value="104.012643678161" calcext:value-type="float">
            <text:p>104.012643678161</text:p>
          </table:table-cell>
          <table:table-cell/>
          <table:table-cell office:value-type="float" office:value="96.4342478482003" calcext:value-type="float">
            <text:p>96.4342478482003</text:p>
          </table:table-cell>
          <table:table-cell office:value-type="float" office:value="339.081018518518" calcext:value-type="float">
            <text:p>339.081018518518</text:p>
          </table:table-cell>
          <table:table-cell office:value-type="float" office:value="2510.02685185185" calcext:value-type="float">
            <text:p>2510.02685185185</text:p>
          </table:table-cell>
          <table:table-cell office:value-type="float" office:value="135.088202509086" calcext:value-type="float">
            <text:p>135.088202509086</text:p>
          </table:table-cell>
          <table:table-cell office:value-type="float" office:value="8.5336398467433" calcext:value-type="float">
            <text:p>8.5336398467433</text:p>
          </table:table-cell>
          <table:table-cell office:value-type="float" office:value="703.687835249042" calcext:value-type="float">
            <text:p>703.687835249042</text:p>
          </table:table-cell>
          <table:table-cell office:value-type="float" office:value="1683.08116306495" calcext:value-type="float">
            <text:p>1683.08116306495</text:p>
          </table:table-cell>
          <table:table-cell office:value-type="float" office:value="285.745442708333" calcext:value-type="float">
            <text:p>285.745442708333</text:p>
          </table:table-cell>
          <table:table-cell office:value-type="float" office:value="48.1376953125" calcext:value-type="float">
            <text:p>48.1376953125</text:p>
          </table:table-cell>
          <table:table-cell office:value-type="float" office:value="99.1826171875" calcext:value-type="float">
            <text:p>99.1826171875</text:p>
          </table:table-cell>
          <table:table-cell office:value-type="float" office:value="0.713367" calcext:value-type="float">
            <text:p>0.713367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 office:value-type="float" office:value="47.0486111111111" calcext:value-type="float">
            <text:p>47.0486111111111</text:p>
          </table:table-cell>
          <table:table-cell office:value-type="float" office:value="509.166666666667" calcext:value-type="float">
            <text:p>509.166666666667</text:p>
          </table:table-cell>
          <table:table-cell office:value-type="float" office:value="1514.66666666667" calcext:value-type="float">
            <text:p>1514.66666666667</text:p>
          </table:table-cell>
          <table:table-cell office:value-type="float" office:value="2433" calcext:value-type="float">
            <text:p>2433</text:p>
          </table:table-cell>
          <table:table-cell office:value-type="float" office:value="23.7756353790892" calcext:value-type="float">
            <text:p>23.7756353790892</text:p>
          </table:table-cell>
          <table:table-cell office:value-type="float" office:value="2321.83333333333" calcext:value-type="float">
            <text:p>2321.83333333333</text:p>
          </table:table-cell>
          <table:table-cell office:value-type="float" office:value="4818.5" calcext:value-type="float">
            <text:p>4818.5</text:p>
          </table:table-cell>
          <table:table-cell office:value-type="float" office:value="11066" calcext:value-type="float">
            <text:p>11066</text:p>
          </table:table-cell>
          <table:table-cell office:value-type="float" office:value="57.3060775196683" calcext:value-type="float">
            <text:p>57.3060775196683</text:p>
          </table:table-cell>
          <table:table-cell office:value-type="float" office:value="88.054140625" calcext:value-type="float">
            <text:p>88.054140625</text:p>
          </table:table-cell>
          <table:table-cell office:value-type="float" office:value="79.5387673611111" calcext:value-type="float">
            <text:p>79.5387673611111</text:p>
          </table:table-cell>
          <table:table-cell office:value-type="float" office:value="62.3523784722222" calcext:value-type="float">
            <text:p>62.3523784722222</text:p>
          </table:table-cell>
          <table:table-cell office:value-type="float" office:value="96.9572916666667" calcext:value-type="float">
            <text:p>96.9572916666667</text:p>
          </table:table-cell>
          <table:table-cell office:value-type="float" office:value="483.631076388889" calcext:value-type="float">
            <text:p>483.631076388889</text:p>
          </table:table-cell>
          <table:table-cell/>
          <table:table-cell office:value-type="float" office:value="3.23333333333333" calcext:value-type="float">
            <text:p>3.23333333333333</text:p>
          </table:table-cell>
          <table:table-cell office:value-type="float" office:value="110.144444444444" calcext:value-type="float">
            <text:p>110.144444444444</text:p>
          </table:table-cell>
          <table:table-cell/>
          <table:table-cell office:value-type="float" office:value="85.2927735829542" calcext:value-type="float">
            <text:p>85.2927735829542</text:p>
          </table:table-cell>
          <table:table-cell office:value-type="float" office:value="395.285763888889" calcext:value-type="float">
            <text:p>395.285763888889</text:p>
          </table:table-cell>
          <table:table-cell office:value-type="float" office:value="3238.91475694444" calcext:value-type="float">
            <text:p>3238.91475694444</text:p>
          </table:table-cell>
          <table:table-cell office:value-type="float" office:value="331.570925691122" calcext:value-type="float">
            <text:p>331.570925691122</text:p>
          </table:table-cell>
          <table:table-cell office:value-type="float" office:value="5.80333333333333" calcext:value-type="float">
            <text:p>5.80333333333333</text:p>
          </table:table-cell>
          <table:table-cell office:value-type="float" office:value="686.493333333333" calcext:value-type="float">
            <text:p>686.493333333333</text:p>
          </table:table-cell>
          <table:table-cell office:value-type="float" office:value="5117.19951865452" calcext:value-type="float">
            <text:p>5117.19951865452</text:p>
          </table:table-cell>
          <table:table-cell office:value-type="float" office:value="1108.29329427083" calcext:value-type="float">
            <text:p>1108.29329427083</text:p>
          </table:table-cell>
          <table:table-cell office:value-type="float" office:value="54.880859375" calcext:value-type="float">
            <text:p>54.880859375</text:p>
          </table:table-cell>
          <table:table-cell office:value-type="float" office:value="230.996419270833" calcext:value-type="float">
            <text:p>230.996419270833</text:p>
          </table:table-cell>
          <table:table-cell office:value-type="float" office:value="0.72206" calcext:value-type="float">
            <text:p>0.72206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 office:value-type="float" office:value="99.5659722222222" calcext:value-type="float">
            <text:p>99.5659722222222</text:p>
          </table:table-cell>
          <table:table-cell office:value-type="float" office:value="22.6666666666667" calcext:value-type="float">
            <text:p>22.6666666666667</text:p>
          </table:table-cell>
          <table:table-cell office:value-type="float" office:value="49.8333333333333" calcext:value-type="float">
            <text:p>49.8333333333333</text:p>
          </table:table-cell>
          <table:table-cell office:value-type="float" office:value="64.3333333333333" calcext:value-type="float">
            <text:p>64.333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686.5" calcext:value-type="float">
            <text:p>686.5</text:p>
          </table:table-cell>
          <table:table-cell office:value-type="float" office:value="1216.83333333333" calcext:value-type="float">
            <text:p>1216.83333333333</text:p>
          </table:table-cell>
          <table:table-cell office:value-type="float" office:value="1258.5" calcext:value-type="float">
            <text:p>1258.5</text:p>
          </table:table-cell>
          <table:table-cell office:value-type="float" office:value="100" calcext:value-type="float">
            <text:p>100</text:p>
          </table:table-cell>
          <table:table-cell office:value-type="float" office:value="0.204713541666667" calcext:value-type="float">
            <text:p>0.204713541666667</text:p>
          </table:table-cell>
          <table:table-cell office:value-type="float" office:value="0.000954861111111111" calcext:value-type="float">
            <text:p>0.000954861111111111</text:p>
          </table:table-cell>
          <table:table-cell office:value-type="float" office:value="0" calcext:value-type="float">
            <text:p>0</text:p>
          </table:table-cell>
          <table:table-cell office:value-type="float" office:value="54.7399305555556" calcext:value-type="float">
            <text:p>54.7399305555556</text:p>
          </table:table-cell>
          <table:table-cell office:value-type="float" office:value="276.344618055556" calcext:value-type="float">
            <text:p>276.344618055556</text:p>
          </table:table-cell>
          <table:table-cell/>
          <table:table-cell office:value-type="float" office:value="4.19888888888889" calcext:value-type="float">
            <text:p>4.19888888888889</text:p>
          </table:table-cell>
          <table:table-cell office:value-type="float" office:value="92.7555555555555" calcext:value-type="float">
            <text:p>92.7555555555555</text:p>
          </table:table-cell>
          <table:table-cell/>
          <table:table-cell office:value-type="float" office:value="83.6702569638196" calcext:value-type="float">
            <text:p>83.6702569638196</text:p>
          </table:table-cell>
          <table:table-cell office:value-type="float" office:value="226.733680555555" calcext:value-type="float">
            <text:p>226.733680555555</text:p>
          </table:table-cell>
          <table:table-cell office:value-type="float" office:value="2406.62265625" calcext:value-type="float">
            <text:p>2406.62265625</text:p>
          </table:table-cell>
          <table:table-cell office:value-type="float" office:value="282.406796643753" calcext:value-type="float">
            <text:p>282.406796643753</text:p>
          </table:table-cell>
          <table:table-cell office:value-type="float" office:value="5.95333333333333" calcext:value-type="float">
            <text:p>5.95333333333333</text:p>
          </table:table-cell>
          <table:table-cell office:value-type="float" office:value="686.115" calcext:value-type="float">
            <text:p>686.115</text:p>
          </table:table-cell>
          <table:table-cell office:value-type="float" office:value="4549.01891292376" calcext:value-type="float">
            <text:p>4549.01891292376</text:p>
          </table:table-cell>
          <table:table-cell office:value-type="float" office:value="317.295572916667" calcext:value-type="float">
            <text:p>317.295572916667</text:p>
          </table:table-cell>
          <table:table-cell office:value-type="float" office:value="66.5787760416667" calcext:value-type="float">
            <text:p>66.5787760416667</text:p>
          </table:table-cell>
          <table:table-cell office:value-type="float" office:value="136.579752604167" calcext:value-type="float">
            <text:p>136.579752604167</text:p>
          </table:table-cell>
          <table:table-cell office:value-type="float" office:value="0.6611965" calcext:value-type="float">
            <text:p>0.6611965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 office:value-type="float" office:value="99.5659722222222" calcext:value-type="float">
            <text:p>99.5659722222222</text:p>
          </table:table-cell>
          <table:table-cell office:value-type="float" office:value="21.8333333333333" calcext:value-type="float">
            <text:p>21.8333333333333</text:p>
          </table:table-cell>
          <table:table-cell office:value-type="float" office:value="50.8333333333333" calcext:value-type="float">
            <text:p>50.8333333333333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81.833333333333" calcext:value-type="float">
            <text:p>681.833333333333</text:p>
          </table:table-cell>
          <table:table-cell office:value-type="float" office:value="1207.83333333333" calcext:value-type="float">
            <text:p>1207.83333333333</text:p>
          </table:table-cell>
          <table:table-cell office:value-type="float" office:value="1246.83333333333" calcext:value-type="float">
            <text:p>1246.8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0.190729166666667" calcext:value-type="float">
            <text:p>0.190729166666667</text:p>
          </table:table-cell>
          <table:table-cell office:value-type="float" office:value="0.000928819444444444" calcext:value-type="float">
            <text:p>0.000928819444444444</text:p>
          </table:table-cell>
          <table:table-cell office:value-type="float" office:value="0" calcext:value-type="float">
            <text:p>0</text:p>
          </table:table-cell>
          <table:table-cell office:value-type="float" office:value="53.00390625" calcext:value-type="float">
            <text:p>53.00390625</text:p>
          </table:table-cell>
          <table:table-cell office:value-type="float" office:value="275.470486111111" calcext:value-type="float">
            <text:p>275.470486111111</text:p>
          </table:table-cell>
          <table:table-cell/>
          <table:table-cell office:value-type="float" office:value="4.07777777777778" calcext:value-type="float">
            <text:p>4.07777777777778</text:p>
          </table:table-cell>
          <table:table-cell office:value-type="float" office:value="89.3055555555555" calcext:value-type="float">
            <text:p>89.3055555555555</text:p>
          </table:table-cell>
          <table:table-cell/>
          <table:table-cell office:value-type="float" office:value="83.3244709860384" calcext:value-type="float">
            <text:p>83.3244709860384</text:p>
          </table:table-cell>
          <table:table-cell office:value-type="float" office:value="219.728472222222" calcext:value-type="float">
            <text:p>219.728472222222</text:p>
          </table:table-cell>
          <table:table-cell office:value-type="float" office:value="2400.31762152778" calcext:value-type="float">
            <text:p>2400.31762152778</text:p>
          </table:table-cell>
          <table:table-cell office:value-type="float" office:value="94.6639998734367" calcext:value-type="float">
            <text:p>94.6639998734367</text:p>
          </table:table-cell>
          <table:table-cell office:value-type="float" office:value="6.45222222222222" calcext:value-type="float">
            <text:p>6.45222222222222</text:p>
          </table:table-cell>
          <table:table-cell office:value-type="float" office:value="686.696666666667" calcext:value-type="float">
            <text:p>686.696666666667</text:p>
          </table:table-cell>
          <table:table-cell office:value-type="float" office:value="1521.65536112875" calcext:value-type="float">
            <text:p>1521.65536112875</text:p>
          </table:table-cell>
          <table:table-cell office:value-type="float" office:value="312.5576171875" calcext:value-type="float">
            <text:p>312.5576171875</text:p>
          </table:table-cell>
          <table:table-cell office:value-type="float" office:value="66.2906901041667" calcext:value-type="float">
            <text:p>66.2906901041667</text:p>
          </table:table-cell>
          <table:table-cell office:value-type="float" office:value="135.016276041667" calcext:value-type="float">
            <text:p>135.016276041667</text:p>
          </table:table-cell>
          <table:table-cell office:value-type="float" office:value="0.649427" calcext:value-type="float">
            <text:p>0.649427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docs</text:p>
          </table:table-cell>
          <table:table-cell office:value-type="string" calcext:value-type="string">
            <text:p>true</text:p>
          </table:table-cell>
          <table:table-cell office:value-type="float" office:value="48" calcext:value-type="float">
            <text:p>48</text:p>
          </table:table-cell>
          <table:table-cell office:value-type="float" office:value="97.3090277777778" calcext:value-type="float">
            <text:p>97.3090277777778</text:p>
          </table:table-cell>
          <table:table-cell office:value-type="float" office:value="15.1666666666667" calcext:value-type="float">
            <text:p>15.1666666666667</text:p>
          </table:table-cell>
          <table:table-cell office:value-type="float" office:value="75.1666666666667" calcext:value-type="float">
            <text:p>75.1666666666667</text:p>
          </table:table-cell>
          <table:table-cell office:value-type="float" office:value="1323.83333333333" calcext:value-type="float">
            <text:p>1323.83333333333</text:p>
          </table:table-cell>
          <table:table-cell office:value-type="float" office:value="98.4699238384189" calcext:value-type="float">
            <text:p>98.4699238384189</text:p>
          </table:table-cell>
          <table:table-cell office:value-type="float" office:value="9297" calcext:value-type="float">
            <text:p>9297</text:p>
          </table:table-cell>
          <table:table-cell office:value-type="float" office:value="26128.6666666667" calcext:value-type="float">
            <text:p>26128.6666666667</text:p>
          </table:table-cell>
          <table:table-cell office:value-type="float" office:value="38229.3333333333" calcext:value-type="float">
            <text:p>38229.3333333333</text:p>
          </table:table-cell>
          <table:table-cell office:value-type="float" office:value="4.29153595943692" calcext:value-type="float">
            <text:p>4.29153595943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2592013888889" calcext:value-type="float">
            <text:p>30.2592013888889</text:p>
          </table:table-cell>
          <table:table-cell office:value-type="float" office:value="497.431423611111" calcext:value-type="float">
            <text:p>497.431423611111</text:p>
          </table:table-cell>
          <table:table-cell table:number-columns-repeated="4"/>
          <table:table-cell office:value-type="float" office:value="3.45496227558915" calcext:value-type="float">
            <text:p>3.45496227558915</text:p>
          </table:table-cell>
          <table:table-cell office:value-type="float" office:value="126.536458333333" calcext:value-type="float">
            <text:p>126.536458333333</text:p>
          </table:table-cell>
          <table:table-cell office:value-type="float" office:value="3268.86067708333" calcext:value-type="float">
            <text:p>3268.86067708333</text:p>
          </table:table-cell>
          <table:table-cell office:value-type="float" office:value="98.8237663118534" calcext:value-type="float">
            <text:p>98.82376631185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 office:value-type="float" office:value="99.7395833333333" calcext:value-type="float">
            <text:p>99.7395833333333</text:p>
          </table:table-cell>
          <table:table-cell office:value-type="float" office:value="32.3333333333333" calcext:value-type="float">
            <text:p>32.3333333333333</text:p>
          </table:table-cell>
          <table:table-cell office:value-type="float" office:value="67.8333333333333" calcext:value-type="float">
            <text:p>67.833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99.912739965096" calcext:value-type="float">
            <text:p>99.912739965096</text:p>
          </table:table-cell>
          <table:table-cell office:value-type="float" office:value="896.333333333333" calcext:value-type="float">
            <text:p>896.333333333333</text:p>
          </table:table-cell>
          <table:table-cell office:value-type="float" office:value="1588.83333333333" calcext:value-type="float">
            <text:p>1588.83333333333</text:p>
          </table:table-cell>
          <table:table-cell office:value-type="float" office:value="1729.16666666667" calcext:value-type="float">
            <text:p>1729.1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1.94680555555556" calcext:value-type="float">
            <text:p>1.94680555555556</text:p>
          </table:table-cell>
          <table:table-cell office:value-type="float" office:value="0.137552083333333" calcext:value-type="float">
            <text:p>0.137552083333333</text:p>
          </table:table-cell>
          <table:table-cell office:value-type="float" office:value="0.00381076388888889" calcext:value-type="float">
            <text:p>0.00381076388888889</text:p>
          </table:table-cell>
          <table:table-cell office:value-type="float" office:value="70.1138020833333" calcext:value-type="float">
            <text:p>70.1138020833333</text:p>
          </table:table-cell>
          <table:table-cell office:value-type="float" office:value="282.337673611111" calcext:value-type="float">
            <text:p>282.337673611111</text:p>
          </table:table-cell>
          <table:table-cell/>
          <table:table-cell office:value-type="float" office:value="100.955555555556" calcext:value-type="float">
            <text:p>100.955555555556</text:p>
          </table:table-cell>
          <table:table-cell office:value-type="float" office:value="131.794444444444" calcext:value-type="float">
            <text:p>131.794444444444</text:p>
          </table:table-cell>
          <table:table-cell/>
          <table:table-cell office:value-type="float" office:value="87.9554593195535" calcext:value-type="float">
            <text:p>87.9554593195535</text:p>
          </table:table-cell>
          <table:table-cell office:value-type="float" office:value="294.870486111111" calcext:value-type="float">
            <text:p>294.870486111111</text:p>
          </table:table-cell>
          <table:table-cell office:value-type="float" office:value="2478.87638888889" calcext:value-type="float">
            <text:p>2478.87638888889</text:p>
          </table:table-cell>
          <table:table-cell office:value-type="float" office:value="230.218915961012" calcext:value-type="float">
            <text:p>230.218915961012</text:p>
          </table:table-cell>
          <table:table-cell office:value-type="float" office:value="105.236666666667" calcext:value-type="float">
            <text:p>105.236666666667</text:p>
          </table:table-cell>
          <table:table-cell office:value-type="float" office:value="741.651111111111" calcext:value-type="float">
            <text:p>741.651111111111</text:p>
          </table:table-cell>
          <table:table-cell office:value-type="float" office:value="3661.4730092818" calcext:value-type="float">
            <text:p>3661.4730092818</text:p>
          </table:table-cell>
          <table:table-cell office:value-type="float" office:value="136.2109375" calcext:value-type="float">
            <text:p>136.2109375</text:p>
          </table:table-cell>
          <table:table-cell office:value-type="float" office:value="66.5960286458333" calcext:value-type="float">
            <text:p>66.5960286458333</text:p>
          </table:table-cell>
          <table:table-cell office:value-type="float" office:value="136.133463541667" calcext:value-type="float">
            <text:p>136.133463541667</text:p>
          </table:table-cell>
          <table:table-cell office:value-type="float" office:value="1.0955895" calcext:value-type="float">
            <text:p>1.0955895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 office:value-type="float" office:value="99.7395833333333" calcext:value-type="float">
            <text:p>99.7395833333333</text:p>
          </table:table-cell>
          <table:table-cell office:value-type="float" office:value="29.3333333333333" calcext:value-type="float">
            <text:p>29.3333333333333</text:p>
          </table:table-cell>
          <table:table-cell office:value-type="float" office:value="72.6666666666667" calcext:value-type="float">
            <text:p>72.6666666666667</text:p>
          </table:table-cell>
          <table:table-cell office:value-type="float" office:value="105.833333333333" calcext:value-type="float">
            <text:p>105.833333333333</text:p>
          </table:table-cell>
          <table:table-cell office:value-type="float" office:value="99.7363286747734" calcext:value-type="float">
            <text:p>99.7363286747734</text:p>
          </table:table-cell>
          <table:table-cell office:value-type="float" office:value="693" calcext:value-type="float">
            <text:p>693</text:p>
          </table:table-cell>
          <table:table-cell office:value-type="float" office:value="1209.33333333333" calcext:value-type="float">
            <text:p>1209.33333333333</text:p>
          </table:table-cell>
          <table:table-cell office:value-type="float" office:value="1283" calcext:value-type="float">
            <text:p>1283</text:p>
          </table:table-cell>
          <table:table-cell office:value-type="float" office:value="99.8721912776169" calcext:value-type="float">
            <text:p>99.8721912776169</text:p>
          </table:table-cell>
          <table:table-cell office:value-type="float" office:value="4.44157986111111" calcext:value-type="float">
            <text:p>4.44157986111111</text:p>
          </table:table-cell>
          <table:table-cell office:value-type="float" office:value="0.544869791666667" calcext:value-type="float">
            <text:p>0.544869791666667</text:p>
          </table:table-cell>
          <table:table-cell office:value-type="float" office:value="0.00197916666666667" calcext:value-type="float">
            <text:p>0.00197916666666667</text:p>
          </table:table-cell>
          <table:table-cell office:value-type="float" office:value="68.0798611111111" calcext:value-type="float">
            <text:p>68.0798611111111</text:p>
          </table:table-cell>
          <table:table-cell office:value-type="float" office:value="280.612847222222" calcext:value-type="float">
            <text:p>280.612847222222</text:p>
          </table:table-cell>
          <table:table-cell/>
          <table:table-cell office:value-type="float" office:value="10.4344444444444" calcext:value-type="float">
            <text:p>10.4344444444444</text:p>
          </table:table-cell>
          <table:table-cell office:value-type="float" office:value="100.394444444444" calcext:value-type="float">
            <text:p>100.394444444444</text:p>
          </table:table-cell>
          <table:table-cell/>
          <table:table-cell office:value-type="float" office:value="83.8523771542321" calcext:value-type="float">
            <text:p>83.8523771542321</text:p>
          </table:table-cell>
          <table:table-cell office:value-type="float" office:value="280.989236111111" calcext:value-type="float">
            <text:p>280.989236111111</text:p>
          </table:table-cell>
          <table:table-cell office:value-type="float" office:value="2422.61388888889" calcext:value-type="float">
            <text:p>2422.61388888889</text:p>
          </table:table-cell>
          <table:table-cell office:value-type="float" office:value="46.1242199788498" calcext:value-type="float">
            <text:p>46.1242199788498</text:p>
          </table:table-cell>
          <table:table-cell office:value-type="float" office:value="11.3066666666667" calcext:value-type="float">
            <text:p>11.3066666666667</text:p>
          </table:table-cell>
          <table:table-cell office:value-type="float" office:value="698.375555555556" calcext:value-type="float">
            <text:p>698.375555555556</text:p>
          </table:table-cell>
          <table:table-cell office:value-type="float" office:value="753.679577970147" calcext:value-type="float">
            <text:p>753.679577970147</text:p>
          </table:table-cell>
          <table:table-cell office:value-type="float" office:value="385.124348958333" calcext:value-type="float">
            <text:p>385.124348958333</text:p>
          </table:table-cell>
          <table:table-cell office:value-type="float" office:value="65.3714192708333" calcext:value-type="float">
            <text:p>65.3714192708333</text:p>
          </table:table-cell>
          <table:table-cell office:value-type="float" office:value="131.0478515625" calcext:value-type="float">
            <text:p>131.0478515625</text:p>
          </table:table-cell>
          <table:table-cell office:value-type="float" office:value="0.6374985" calcext:value-type="float">
            <text:p>0.6374985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true</text:p>
          </table:table-cell>
          <table:table-cell office:value-type="float" office:value="80" calcext:value-type="float">
            <text:p>80</text:p>
          </table:table-cell>
          <table:table-cell office:value-type="float" office:value="29.7222222222222" calcext:value-type="float">
            <text:p>29.7222222222222</text:p>
          </table:table-cell>
          <table:table-cell office:value-type="float" office:value="772.166666666667" calcext:value-type="float">
            <text:p>772.166666666667</text:p>
          </table:table-cell>
          <table:table-cell office:value-type="float" office:value="3130.83333333333" calcext:value-type="float">
            <text:p>3130.83333333333</text:p>
          </table:table-cell>
          <table:table-cell office:value-type="float" office:value="4378.33333333333" calcext:value-type="float">
            <text:p>4378.33333333333</text:p>
          </table:table-cell>
          <table:table-cell office:value-type="float" office:value="24.9164078605694" calcext:value-type="float">
            <text:p>24.9164078605694</text:p>
          </table:table-cell>
          <table:table-cell office:value-type="float" office:value="3329.5" calcext:value-type="float">
            <text:p>3329.5</text:p>
          </table:table-cell>
          <table:table-cell office:value-type="float" office:value="10634.1666666667" calcext:value-type="float">
            <text:p>10634.1666666667</text:p>
          </table:table-cell>
          <table:table-cell office:value-type="float" office:value="15766.8333333333" calcext:value-type="float">
            <text:p>15766.8333333333</text:p>
          </table:table-cell>
          <table:table-cell office:value-type="float" office:value="29.7958358741598" calcext:value-type="float">
            <text:p>29.7958358741598</text:p>
          </table:table-cell>
          <table:table-cell office:value-type="float" office:value="91.8179027777778" calcext:value-type="float">
            <text:p>91.8179027777778</text:p>
          </table:table-cell>
          <table:table-cell office:value-type="float" office:value="84.7921111111111" calcext:value-type="float">
            <text:p>84.7921111111111</text:p>
          </table:table-cell>
          <table:table-cell office:value-type="float" office:value="78.0599583333333" calcext:value-type="float">
            <text:p>78.0599583333333</text:p>
          </table:table-cell>
          <table:table-cell office:value-type="float" office:value="97.4946527777778" calcext:value-type="float">
            <text:p>97.4946527777778</text:p>
          </table:table-cell>
          <table:table-cell office:value-type="float" office:value="456.757638888889" calcext:value-type="float">
            <text:p>456.757638888889</text:p>
          </table:table-cell>
          <table:table-cell/>
          <table:table-cell office:value-type="float" office:value="3.35691570881226" calcext:value-type="float">
            <text:p>3.35691570881226</text:p>
          </table:table-cell>
          <table:table-cell office:value-type="float" office:value="119.063793103448" calcext:value-type="float">
            <text:p>119.063793103448</text:p>
          </table:table-cell>
          <table:table-cell/>
          <table:table-cell office:value-type="float" office:value="85.5516379197442" calcext:value-type="float">
            <text:p>85.5516379197442</text:p>
          </table:table-cell>
          <table:table-cell office:value-type="float" office:value="395.244166666667" calcext:value-type="float">
            <text:p>395.244166666667</text:p>
          </table:table-cell>
          <table:table-cell office:value-type="float" office:value="3129.71743055556" calcext:value-type="float">
            <text:p>3129.71743055556</text:p>
          </table:table-cell>
          <table:table-cell office:value-type="float" office:value="297.030414559876" calcext:value-type="float">
            <text:p>297.030414559876</text:p>
          </table:table-cell>
          <table:table-cell office:value-type="float" office:value="6.76291187739464" calcext:value-type="float">
            <text:p>6.76291187739464</text:p>
          </table:table-cell>
          <table:table-cell office:value-type="float" office:value="707.362183908046" calcext:value-type="float">
            <text:p>707.362183908046</text:p>
          </table:table-cell>
          <table:table-cell office:value-type="float" office:value="5623.13642639004" calcext:value-type="float">
            <text:p>5623.13642639004</text:p>
          </table:table-cell>
          <table:table-cell office:value-type="float" office:value="937.820963541667" calcext:value-type="float">
            <text:p>937.820963541667</text:p>
          </table:table-cell>
          <table:table-cell office:value-type="float" office:value="42.5439453125" calcext:value-type="float">
            <text:p>42.5439453125</text:p>
          </table:table-cell>
          <table:table-cell office:value-type="float" office:value="185.944661458333" calcext:value-type="float">
            <text:p>185.944661458333</text:p>
          </table:table-cell>
          <table:table-cell office:value-type="float" office:value="0.7147555" calcext:value-type="float">
            <text:p>0.7147555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true</text:p>
          </table:table-cell>
          <table:table-cell office:value-type="float" office:value="80" calcext:value-type="float">
            <text:p>80</text:p>
          </table:table-cell>
          <table:table-cell office:value-type="float" office:value="99.5138888888889" calcext:value-type="float">
            <text:p>99.5138888888889</text:p>
          </table:table-cell>
          <table:table-cell office:value-type="float" office:value="29.5" calcext:value-type="float">
            <text:p>29.5</text:p>
          </table:table-cell>
          <table:table-cell office:value-type="float" office:value="65.5" calcext:value-type="float">
            <text:p>65.5</text:p>
          </table:table-cell>
          <table:table-cell office:value-type="float" office:value="86.1666666666667" calcext:value-type="float">
            <text:p>86.1666666666667</text:p>
          </table:table-cell>
          <table:table-cell office:value-type="float" office:value="99.9299719887955" calcext:value-type="float">
            <text:p>99.9299719887955</text:p>
          </table:table-cell>
          <table:table-cell office:value-type="float" office:value="716" calcext:value-type="float">
            <text:p>716</text:p>
          </table:table-cell>
          <table:table-cell office:value-type="float" office:value="1254.66666666667" calcext:value-type="float">
            <text:p>1254.66666666667</text:p>
          </table:table-cell>
          <table:table-cell office:value-type="float" office:value="1321.5" calcext:value-type="float">
            <text:p>1321.5</text:p>
          </table:table-cell>
          <table:table-cell office:value-type="float" office:value="100" calcext:value-type="float">
            <text:p>100</text:p>
          </table:table-cell>
          <table:table-cell office:value-type="float" office:value="2.1034375" calcext:value-type="float">
            <text:p>2.1034375</text:p>
          </table:table-cell>
          <table:table-cell office:value-type="float" office:value="0.0735277777777778" calcext:value-type="float">
            <text:p>0.0735277777777778</text:p>
          </table:table-cell>
          <table:table-cell office:value-type="float" office:value="0.0107777777777778" calcext:value-type="float">
            <text:p>0.0107777777777778</text:p>
          </table:table-cell>
          <table:table-cell office:value-type="float" office:value="63.5744444444445" calcext:value-type="float">
            <text:p>63.5744444444445</text:p>
          </table:table-cell>
          <table:table-cell office:value-type="float" office:value="307.805555555556" calcext:value-type="float">
            <text:p>307.805555555556</text:p>
          </table:table-cell>
          <table:table-cell/>
          <table:table-cell office:value-type="float" office:value="5.85222222222222" calcext:value-type="float">
            <text:p>5.85222222222222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77.9547235517289" calcext:value-type="float">
            <text:p>77.9547235517289</text:p>
          </table:table-cell>
          <table:table-cell office:value-type="float" office:value="264.001111111111" calcext:value-type="float">
            <text:p>264.001111111111</text:p>
          </table:table-cell>
          <table:table-cell office:value-type="float" office:value="2526.77770833333" calcext:value-type="float">
            <text:p>2526.77770833333</text:p>
          </table:table-cell>
          <table:table-cell office:value-type="float" office:value="401.850842668549" calcext:value-type="float">
            <text:p>401.850842668549</text:p>
          </table:table-cell>
          <table:table-cell office:value-type="float" office:value="7.67777777777777" calcext:value-type="float">
            <text:p>7.67777777777777</text:p>
          </table:table-cell>
          <table:table-cell office:value-type="float" office:value="698.299444444444" calcext:value-type="float">
            <text:p>698.299444444444</text:p>
          </table:table-cell>
          <table:table-cell office:value-type="float" office:value="7991.66016602707" calcext:value-type="float">
            <text:p>7991.66016602707</text:p>
          </table:table-cell>
          <table:table-cell office:value-type="float" office:value="382.7958984375" calcext:value-type="float">
            <text:p>382.7958984375</text:p>
          </table:table-cell>
          <table:table-cell office:value-type="float" office:value="81.8883463541667" calcext:value-type="float">
            <text:p>81.8883463541667</text:p>
          </table:table-cell>
          <table:table-cell office:value-type="float" office:value="167.1953125" calcext:value-type="float">
            <text:p>167.1953125</text:p>
          </table:table-cell>
          <table:table-cell office:value-type="float" office:value="0.659465" calcext:value-type="float">
            <text:p>0.659465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true</text:p>
          </table:table-cell>
          <table:table-cell office:value-type="float" office:value="80" calcext:value-type="float">
            <text:p>80</text:p>
          </table:table-cell>
          <table:table-cell office:value-type="float" office:value="99.5833333333333" calcext:value-type="float">
            <text:p>99.5833333333333</text:p>
          </table:table-cell>
          <table:table-cell office:value-type="float" office:value="30.5" calcext:value-type="float">
            <text:p>30.5</text:p>
          </table:table-cell>
          <table:table-cell office:value-type="float" office:value="66.5" calcext:value-type="float">
            <text:p>66.5</text:p>
          </table:table-cell>
          <table:table-cell office:value-type="float" office:value="86.1666666666667" calcext:value-type="float">
            <text:p>86.1666666666667</text:p>
          </table:table-cell>
          <table:table-cell office:value-type="float" office:value="99.9281609195402" calcext:value-type="float">
            <text:p>99.9281609195402</text:p>
          </table:table-cell>
          <table:table-cell office:value-type="float" office:value="710.666666666667" calcext:value-type="float">
            <text:p>710.666666666667</text:p>
          </table:table-cell>
          <table:table-cell office:value-type="float" office:value="1246.83333333333" calcext:value-type="float">
            <text:p>1246.83333333333</text:p>
          </table:table-cell>
          <table:table-cell office:value-type="float" office:value="1303" calcext:value-type="float">
            <text:p>1303</text:p>
          </table:table-cell>
          <table:table-cell office:value-type="float" office:value="100" calcext:value-type="float">
            <text:p>100</text:p>
          </table:table-cell>
          <table:table-cell office:value-type="float" office:value="1.86508333333333" calcext:value-type="float">
            <text:p>1.86508333333333</text:p>
          </table:table-cell>
          <table:table-cell office:value-type="float" office:value="0.0915486111111111" calcext:value-type="float">
            <text:p>0.0915486111111111</text:p>
          </table:table-cell>
          <table:table-cell office:value-type="float" office:value="0.00159027777777778" calcext:value-type="float">
            <text:p>0.00159027777777778</text:p>
          </table:table-cell>
          <table:table-cell office:value-type="float" office:value="63.738125" calcext:value-type="float">
            <text:p>63.738125</text:p>
          </table:table-cell>
          <table:table-cell office:value-type="float" office:value="304.486805555556" calcext:value-type="float">
            <text:p>304.486805555556</text:p>
          </table:table-cell>
          <table:table-cell/>
          <table:table-cell office:value-type="float" office:value="5.42777777777778" calcext:value-type="float">
            <text:p>5.42777777777778</text:p>
          </table:table-cell>
          <table:table-cell office:value-type="float" office:value="94.9777777777778" calcext:value-type="float">
            <text:p>94.9777777777778</text:p>
          </table:table-cell>
          <table:table-cell/>
          <table:table-cell office:value-type="float" office:value="77.9953578957977" calcext:value-type="float">
            <text:p>77.9953578957977</text:p>
          </table:table-cell>
          <table:table-cell office:value-type="float" office:value="264.122222222222" calcext:value-type="float">
            <text:p>264.122222222222</text:p>
          </table:table-cell>
          <table:table-cell office:value-type="float" office:value="2514.41861111111" calcext:value-type="float">
            <text:p>2514.41861111111</text:p>
          </table:table-cell>
          <table:table-cell office:value-type="float" office:value="113.801499408321" calcext:value-type="float">
            <text:p>113.801499408321</text:p>
          </table:table-cell>
          <table:table-cell office:value-type="float" office:value="7.06111111111111" calcext:value-type="float">
            <text:p>7.06111111111111</text:p>
          </table:table-cell>
          <table:table-cell office:value-type="float" office:value="699.922777777778" calcext:value-type="float">
            <text:p>699.922777777778</text:p>
          </table:table-cell>
          <table:table-cell office:value-type="float" office:value="2294.17891136217" calcext:value-type="float">
            <text:p>2294.17891136217</text:p>
          </table:table-cell>
          <table:table-cell office:value-type="float" office:value="386.676106770833" calcext:value-type="float">
            <text:p>386.676106770833</text:p>
          </table:table-cell>
          <table:table-cell office:value-type="float" office:value="82.1031901041667" calcext:value-type="float">
            <text:p>82.1031901041667</text:p>
          </table:table-cell>
          <table:table-cell office:value-type="float" office:value="170.438802083333" calcext:value-type="float">
            <text:p>170.438802083333</text:p>
          </table:table-cell>
          <table:table-cell office:value-type="float" office:value="0.6501975" calcext:value-type="float">
            <text:p>0.6501975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docs</text:p>
          </table:table-cell>
          <table:table-cell office:value-type="string" calcext:value-type="string">
            <text:p>true</text:p>
          </table:table-cell>
          <table:table-cell office:value-type="float" office:value="48" calcext:value-type="float">
            <text:p>48</text:p>
          </table:table-cell>
          <table:table-cell office:value-type="float" office:value="98.1944444444444" calcext:value-type="float">
            <text:p>98.1944444444444</text:p>
          </table:table-cell>
          <table:table-cell office:value-type="float" office:value="16" calcext:value-type="float">
            <text:p>16</text:p>
          </table:table-cell>
          <table:table-cell office:value-type="float" office:value="75.8333333333333" calcext:value-type="float">
            <text:p>75.8333333333333</text:p>
          </table:table-cell>
          <table:table-cell office:value-type="float" office:value="130.833333333333" calcext:value-type="float">
            <text:p>130.833333333333</text:p>
          </table:table-cell>
          <table:table-cell office:value-type="float" office:value="99.205426440416" calcext:value-type="float">
            <text:p>99.205426440416</text:p>
          </table:table-cell>
          <table:table-cell office:value-type="float" office:value="7404" calcext:value-type="float">
            <text:p>7404</text:p>
          </table:table-cell>
          <table:table-cell office:value-type="float" office:value="24047.6666666667" calcext:value-type="float">
            <text:p>24047.6666666667</text:p>
          </table:table-cell>
          <table:table-cell office:value-type="float" office:value="34054.8333333333" calcext:value-type="float">
            <text:p>34054.8333333333</text:p>
          </table:table-cell>
          <table:table-cell office:value-type="float" office:value="2.49177929468667" calcext:value-type="float">
            <text:p>2.49177929468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4757638888889" calcext:value-type="float">
            <text:p>27.4757638888889</text:p>
          </table:table-cell>
          <table:table-cell office:value-type="float" office:value="463.2875" calcext:value-type="float">
            <text:p>463.2875</text:p>
          </table:table-cell>
          <table:table-cell table:number-columns-repeated="4"/>
          <table:table-cell office:value-type="float" office:value="2.30082796119831" calcext:value-type="float">
            <text:p>2.30082796119831</text:p>
          </table:table-cell>
          <table:table-cell office:value-type="float" office:value="115.128333333333" calcext:value-type="float">
            <text:p>115.128333333333</text:p>
          </table:table-cell>
          <table:table-cell office:value-type="float" office:value="3144.32166666667" calcext:value-type="float">
            <text:p>3144.32166666667</text:p>
          </table:table-cell>
          <table:table-cell office:value-type="float" office:value="79.3224025439234" calcext:value-type="float">
            <text:p>79.3224025439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true</text:p>
          </table:table-cell>
          <table:table-cell office:value-type="float" office:value="80" calcext:value-type="float">
            <text:p>80</text:p>
          </table:table-cell>
          <table:table-cell office:value-type="float" office:value="99.6527777777778" calcext:value-type="float">
            <text:p>99.6527777777778</text:p>
          </table:table-cell>
          <table:table-cell office:value-type="float" office:value="40.3333333333333" calcext:value-type="float">
            <text:p>40.3333333333333</text:p>
          </table:table-cell>
          <table:table-cell office:value-type="float" office:value="80.6666666666667" calcext:value-type="float">
            <text:p>80.6666666666667</text:p>
          </table:table-cell>
          <table:table-cell office:value-type="float" office:value="123.666666666667" calcext:value-type="float">
            <text:p>123.666666666667</text:p>
          </table:table-cell>
          <table:table-cell office:value-type="float" office:value="99.5070914317565" calcext:value-type="float">
            <text:p>99.5070914317565</text:p>
          </table:table-cell>
          <table:table-cell office:value-type="float" office:value="1227.66666666667" calcext:value-type="float">
            <text:p>1227.66666666667</text:p>
          </table:table-cell>
          <table:table-cell office:value-type="float" office:value="2497.16666666667" calcext:value-type="float">
            <text:p>2497.16666666667</text:p>
          </table:table-cell>
          <table:table-cell office:value-type="float" office:value="2686.66666666667" calcext:value-type="float">
            <text:p>2686.66666666667</text:p>
          </table:table-cell>
          <table:table-cell office:value-type="float" office:value="95.3159101457079" calcext:value-type="float">
            <text:p>95.3159101457079</text:p>
          </table:table-cell>
          <table:table-cell office:value-type="float" office:value="5.17050694444444" calcext:value-type="float">
            <text:p>5.17050694444444</text:p>
          </table:table-cell>
          <table:table-cell office:value-type="float" office:value="0.333423611111111" calcext:value-type="float">
            <text:p>0.333423611111111</text:p>
          </table:table-cell>
          <table:table-cell office:value-type="float" office:value="0.0249305555555556" calcext:value-type="float">
            <text:p>0.0249305555555556</text:p>
          </table:table-cell>
          <table:table-cell office:value-type="float" office:value="73.7698611111111" calcext:value-type="float">
            <text:p>73.7698611111111</text:p>
          </table:table-cell>
          <table:table-cell office:value-type="float" office:value="305.017361111111" calcext:value-type="float">
            <text:p>305.017361111111</text:p>
          </table:table-cell>
          <table:table-cell/>
          <table:table-cell office:value-type="float" office:value="101.049444444444" calcext:value-type="float">
            <text:p>101.049444444444</text:p>
          </table:table-cell>
          <table:table-cell office:value-type="float" office:value="129.027777777778" calcext:value-type="float">
            <text:p>129.027777777778</text:p>
          </table:table-cell>
          <table:table-cell/>
          <table:table-cell office:value-type="float" office:value="79.3930466455843" calcext:value-type="float">
            <text:p>79.3930466455843</text:p>
          </table:table-cell>
          <table:table-cell office:value-type="float" office:value="308.291944444444" calcext:value-type="float">
            <text:p>308.291944444444</text:p>
          </table:table-cell>
          <table:table-cell office:value-type="float" office:value="2570.38465277778" calcext:value-type="float">
            <text:p>2570.38465277778</text:p>
          </table:table-cell>
          <table:table-cell office:value-type="float" office:value="192.611108725968" calcext:value-type="float">
            <text:p>192.611108725968</text:p>
          </table:table-cell>
          <table:table-cell office:value-type="float" office:value="105.534444444444" calcext:value-type="float">
            <text:p>105.534444444444</text:p>
          </table:table-cell>
          <table:table-cell office:value-type="float" office:value="740.083333333334" calcext:value-type="float">
            <text:p>740.083333333334</text:p>
          </table:table-cell>
          <table:table-cell office:value-type="float" office:value="3829.1380699536" calcext:value-type="float">
            <text:p>3829.1380699536</text:p>
          </table:table-cell>
          <table:table-cell office:value-type="float" office:value="166.743489583333" calcext:value-type="float">
            <text:p>166.743489583333</text:p>
          </table:table-cell>
          <table:table-cell office:value-type="float" office:value="80.8642578125" calcext:value-type="float">
            <text:p>80.8642578125</text:p>
          </table:table-cell>
          <table:table-cell office:value-type="float" office:value="166.567708333333" calcext:value-type="float">
            <text:p>166.567708333333</text:p>
          </table:table-cell>
          <table:table-cell office:value-type="float" office:value="0.663667" calcext:value-type="float">
            <text:p>0.663667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true</text:p>
          </table:table-cell>
          <table:table-cell office:value-type="float" office:value="80" calcext:value-type="float">
            <text:p>80</text:p>
          </table:table-cell>
          <table:table-cell office:value-type="float" office:value="99.5138888888889" calcext:value-type="float">
            <text:p>99.5138888888889</text:p>
          </table:table-cell>
          <table:table-cell office:value-type="float" office:value="43.1666666666667" calcext:value-type="float">
            <text:p>43.1666666666667</text:p>
          </table:table-cell>
          <table:table-cell office:value-type="float" office:value="101.5" calcext:value-type="float">
            <text:p>101.5</text:p>
          </table:table-cell>
          <table:table-cell office:value-type="float" office:value="147.333333333333" calcext:value-type="float">
            <text:p>147.333333333333</text:p>
          </table:table-cell>
          <table:table-cell office:value-type="float" office:value="99.2206978587194" calcext:value-type="float">
            <text:p>99.2206978587194</text:p>
          </table:table-cell>
          <table:table-cell office:value-type="float" office:value="742.666666666667" calcext:value-type="float">
            <text:p>742.666666666667</text:p>
          </table:table-cell>
          <table:table-cell office:value-type="float" office:value="1275.16666666667" calcext:value-type="float">
            <text:p>1275.16666666667</text:p>
          </table:table-cell>
          <table:table-cell office:value-type="float" office:value="1362.16666666667" calcext:value-type="float">
            <text:p>1362.16666666667</text:p>
          </table:table-cell>
          <table:table-cell office:value-type="float" office:value="99.9884395736515" calcext:value-type="float">
            <text:p>99.9884395736515</text:p>
          </table:table-cell>
          <table:table-cell office:value-type="float" office:value="16.7382847222222" calcext:value-type="float">
            <text:p>16.7382847222222</text:p>
          </table:table-cell>
          <table:table-cell office:value-type="float" office:value="2.08754166666667" calcext:value-type="float">
            <text:p>2.08754166666667</text:p>
          </table:table-cell>
          <table:table-cell office:value-type="float" office:value="0.118729166666667" calcext:value-type="float">
            <text:p>0.118729166666667</text:p>
          </table:table-cell>
          <table:table-cell office:value-type="float" office:value="76.7290277777778" calcext:value-type="float">
            <text:p>76.7290277777778</text:p>
          </table:table-cell>
          <table:table-cell office:value-type="float" office:value="309.489583333333" calcext:value-type="float">
            <text:p>309.489583333333</text:p>
          </table:table-cell>
          <table:table-cell/>
          <table:table-cell office:value-type="float" office:value="14.5211111111111" calcext:value-type="float">
            <text:p>14.5211111111111</text:p>
          </table:table-cell>
          <table:table-cell office:value-type="float" office:value="108.705555555556" calcext:value-type="float">
            <text:p>108.705555555556</text:p>
          </table:table-cell>
          <table:table-cell/>
          <table:table-cell office:value-type="float" office:value="78.8809422499586" calcext:value-type="float">
            <text:p>78.8809422499586</text:p>
          </table:table-cell>
          <table:table-cell office:value-type="float" office:value="318.987777777778" calcext:value-type="float">
            <text:p>318.987777777778</text:p>
          </table:table-cell>
          <table:table-cell office:value-type="float" office:value="2537.725" calcext:value-type="float">
            <text:p>2537.725</text:p>
          </table:table-cell>
          <table:table-cell office:value-type="float" office:value="53.8387887154485" calcext:value-type="float">
            <text:p>53.8387887154485</text:p>
          </table:table-cell>
          <table:table-cell office:value-type="float" office:value="14.1077777777778" calcext:value-type="float">
            <text:p>14.1077777777778</text:p>
          </table:table-cell>
          <table:table-cell office:value-type="float" office:value="716.850555555556" calcext:value-type="float">
            <text:p>716.850555555556</text:p>
          </table:table-cell>
          <table:table-cell office:value-type="float" office:value="1100.46774985766" calcext:value-type="float">
            <text:p>1100.46774985766</text:p>
          </table:table-cell>
          <table:table-cell office:value-type="float" office:value="475.927408854167" calcext:value-type="float">
            <text:p>475.927408854167</text:p>
          </table:table-cell>
          <table:table-cell office:value-type="float" office:value="81.9915364583333" calcext:value-type="float">
            <text:p>81.9915364583333</text:p>
          </table:table-cell>
          <table:table-cell office:value-type="float" office:value="162.211588541667" calcext:value-type="float">
            <text:p>162.211588541667</text:p>
          </table:table-cell>
          <table:table-cell office:value-type="float" office:value="0.625801" calcext:value-type="float">
            <text:p>0.625801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true</text:p>
          </table:table-cell>
          <table:table-cell office:value-type="float" office:value="96" calcext:value-type="float">
            <text:p>96</text:p>
          </table:table-cell>
          <table:table-cell office:value-type="float" office:value="24.8263888888889" calcext:value-type="float">
            <text:p>24.8263888888889</text:p>
          </table:table-cell>
          <table:table-cell office:value-type="float" office:value="1013.83333333333" calcext:value-type="float">
            <text:p>1013.83333333333</text:p>
          </table:table-cell>
          <table:table-cell office:value-type="float" office:value="4858.83333333333" calcext:value-type="float">
            <text:p>4858.83333333333</text:p>
          </table:table-cell>
          <table:table-cell office:value-type="float" office:value="9734.66666666667" calcext:value-type="float">
            <text:p>9734.66666666667</text:p>
          </table:table-cell>
          <table:table-cell office:value-type="float" office:value="12.0777732342852" calcext:value-type="float">
            <text:p>12.0777732342852</text:p>
          </table:table-cell>
          <table:table-cell office:value-type="float" office:value="4608.16666666667" calcext:value-type="float">
            <text:p>4608.16666666667</text:p>
          </table:table-cell>
          <table:table-cell office:value-type="float" office:value="17443.3333333333" calcext:value-type="float">
            <text:p>17443.3333333333</text:p>
          </table:table-cell>
          <table:table-cell office:value-type="float" office:value="29498.8333333333" calcext:value-type="float">
            <text:p>29498.8333333333</text:p>
          </table:table-cell>
          <table:table-cell office:value-type="float" office:value="16.1188891735362" calcext:value-type="float">
            <text:p>16.1188891735362</text:p>
          </table:table-cell>
          <table:table-cell office:value-type="float" office:value="93.4769270833333" calcext:value-type="float">
            <text:p>93.4769270833333</text:p>
          </table:table-cell>
          <table:table-cell office:value-type="float" office:value="90.481869212963" calcext:value-type="float">
            <text:p>90.481869212963</text:p>
          </table:table-cell>
          <table:table-cell office:value-type="float" office:value="79.6013657407407" calcext:value-type="float">
            <text:p>79.6013657407407</text:p>
          </table:table-cell>
          <table:table-cell office:value-type="float" office:value="98.2440393518518" calcext:value-type="float">
            <text:p>98.2440393518518</text:p>
          </table:table-cell>
          <table:table-cell office:value-type="float" office:value="501.352430555555" calcext:value-type="float">
            <text:p>501.352430555555</text:p>
          </table:table-cell>
          <table:table-cell/>
          <table:table-cell office:value-type="float" office:value="4.11383141762452" calcext:value-type="float">
            <text:p>4.11383141762452</text:p>
          </table:table-cell>
          <table:table-cell office:value-type="float" office:value="138.592528735632" calcext:value-type="float">
            <text:p>138.592528735632</text:p>
          </table:table-cell>
          <table:table-cell/>
          <table:table-cell office:value-type="float" office:value="86.1382113013765" calcext:value-type="float">
            <text:p>86.1382113013765</text:p>
          </table:table-cell>
          <table:table-cell office:value-type="float" office:value="398.133564814815" calcext:value-type="float">
            <text:p>398.133564814815</text:p>
          </table:table-cell>
          <table:table-cell office:value-type="float" office:value="3312.44207175926" calcext:value-type="float">
            <text:p>3312.44207175926</text:p>
          </table:table-cell>
          <table:table-cell office:value-type="float" office:value="335.213482563782" calcext:value-type="float">
            <text:p>335.213482563782</text:p>
          </table:table-cell>
          <table:table-cell office:value-type="float" office:value="8.73176245210728" calcext:value-type="float">
            <text:p>8.73176245210728</text:p>
          </table:table-cell>
          <table:table-cell office:value-type="float" office:value="733.495363984674" calcext:value-type="float">
            <text:p>733.495363984674</text:p>
          </table:table-cell>
          <table:table-cell office:value-type="float" office:value="7691.12176811961" calcext:value-type="float">
            <text:p>7691.12176811961</text:p>
          </table:table-cell>
          <table:table-cell office:value-type="float" office:value="1137.46647135417" calcext:value-type="float">
            <text:p>1137.46647135417</text:p>
          </table:table-cell>
          <table:table-cell office:value-type="float" office:value="51.0755208333333" calcext:value-type="float">
            <text:p>51.0755208333333</text:p>
          </table:table-cell>
          <table:table-cell office:value-type="float" office:value="223.402669270833" calcext:value-type="float">
            <text:p>223.402669270833</text:p>
          </table:table-cell>
          <table:table-cell office:value-type="float" office:value="0.7363285" calcext:value-type="float">
            <text:p>0.7363285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true</text:p>
          </table:table-cell>
          <table:table-cell office:value-type="float" office:value="96" calcext:value-type="float">
            <text:p>96</text:p>
          </table:table-cell>
          <table:table-cell office:value-type="float" office:value="99.537037037037" calcext:value-type="float">
            <text:p>99.537037037037</text:p>
          </table:table-cell>
          <table:table-cell office:value-type="float" office:value="40" calcext:value-type="float">
            <text:p>40</text:p>
          </table:table-cell>
          <table:table-cell office:value-type="float" office:value="96.5" calcext:value-type="float">
            <text:p>96.5</text:p>
          </table:table-cell>
          <table:table-cell office:value-type="float" office:value="133.333333333333" calcext:value-type="float">
            <text:p>133.333333333333</text:p>
          </table:table-cell>
          <table:table-cell office:value-type="float" office:value="99.4710000389442" calcext:value-type="float">
            <text:p>99.4710000389442</text:p>
          </table:table-cell>
          <table:table-cell office:value-type="float" office:value="754" calcext:value-type="float">
            <text:p>754</text:p>
          </table:table-cell>
          <table:table-cell office:value-type="float" office:value="1312.33333333333" calcext:value-type="float">
            <text:p>1312.33333333333</text:p>
          </table:table-cell>
          <table:table-cell office:value-type="float" office:value="1407.33333333333" calcext:value-type="float">
            <text:p>1407.3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9.72163773148148" calcext:value-type="float">
            <text:p>9.72163773148148</text:p>
          </table:table-cell>
          <table:table-cell office:value-type="float" office:value="0.614641203703704" calcext:value-type="float">
            <text:p>0.614641203703704</text:p>
          </table:table-cell>
          <table:table-cell office:value-type="float" office:value="0.0233449074074074" calcext:value-type="float">
            <text:p>0.0233449074074074</text:p>
          </table:table-cell>
          <table:table-cell office:value-type="float" office:value="72.970775462963" calcext:value-type="float">
            <text:p>72.970775462963</text:p>
          </table:table-cell>
          <table:table-cell office:value-type="float" office:value="324.469907407407" calcext:value-type="float">
            <text:p>324.469907407407</text:p>
          </table:table-cell>
          <table:table-cell/>
          <table:table-cell office:value-type="float" office:value="7.69277777777778" calcext:value-type="float">
            <text:p>7.69277777777778</text:p>
          </table:table-cell>
          <table:table-cell office:value-type="float" office:value="96.9111111111111" calcext:value-type="float">
            <text:p>96.9111111111111</text:p>
          </table:table-cell>
          <table:table-cell/>
          <table:table-cell office:value-type="float" office:value="81.5056344988383" calcext:value-type="float">
            <text:p>81.5056344988383</text:p>
          </table:table-cell>
          <table:table-cell office:value-type="float" office:value="301.868981481482" calcext:value-type="float">
            <text:p>301.868981481482</text:p>
          </table:table-cell>
          <table:table-cell office:value-type="float" office:value="2641.0537037037" calcext:value-type="float">
            <text:p>2641.0537037037</text:p>
          </table:table-cell>
          <table:table-cell office:value-type="float" office:value="569.436349204557" calcext:value-type="float">
            <text:p>569.436349204557</text:p>
          </table:table-cell>
          <table:table-cell office:value-type="float" office:value="10.7466666666667" calcext:value-type="float">
            <text:p>10.7466666666667</text:p>
          </table:table-cell>
          <table:table-cell office:value-type="float" office:value="699.089444444445" calcext:value-type="float">
            <text:p>699.089444444445</text:p>
          </table:table-cell>
          <table:table-cell office:value-type="float" office:value="13372.8705190252" calcext:value-type="float">
            <text:p>13372.8705190252</text:p>
          </table:table-cell>
          <table:table-cell office:value-type="float" office:value="454.377278645833" calcext:value-type="float">
            <text:p>454.377278645833</text:p>
          </table:table-cell>
          <table:table-cell office:value-type="float" office:value="99.2294921875" calcext:value-type="float">
            <text:p>99.2294921875</text:p>
          </table:table-cell>
          <table:table-cell office:value-type="float" office:value="202.3369140625" calcext:value-type="float">
            <text:p>202.3369140625</text:p>
          </table:table-cell>
          <table:table-cell office:value-type="float" office:value="0.6703545" calcext:value-type="float">
            <text:p>0.6703545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true</text:p>
          </table:table-cell>
          <table:table-cell office:value-type="float" office:value="96" calcext:value-type="float">
            <text:p>96</text:p>
          </table:table-cell>
          <table:table-cell office:value-type="float" office:value="99.6527777777778" calcext:value-type="float">
            <text:p>99.6527777777778</text:p>
          </table:table-cell>
          <table:table-cell office:value-type="float" office:value="43.1666666666667" calcext:value-type="float">
            <text:p>43.1666666666667</text:p>
          </table:table-cell>
          <table:table-cell office:value-type="float" office:value="94.5" calcext:value-type="float">
            <text:p>94.5</text:p>
          </table:table-cell>
          <table:table-cell office:value-type="float" office:value="123.666666666667" calcext:value-type="float">
            <text:p>123.666666666667</text:p>
          </table:table-cell>
          <table:table-cell office:value-type="float" office:value="99.824968926381" calcext:value-type="float">
            <text:p>99.824968926381</text:p>
          </table:table-cell>
          <table:table-cell office:value-type="float" office:value="755" calcext:value-type="float">
            <text:p>755</text:p>
          </table:table-cell>
          <table:table-cell office:value-type="float" office:value="1298.33333333333" calcext:value-type="float">
            <text:p>1298.33333333333</text:p>
          </table:table-cell>
          <table:table-cell office:value-type="float" office:value="1395.16666666667" calcext:value-type="float">
            <text:p>1395.1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9.71335648148148" calcext:value-type="float">
            <text:p>9.71335648148148</text:p>
          </table:table-cell>
          <table:table-cell office:value-type="float" office:value="0.523362268518518" calcext:value-type="float">
            <text:p>0.523362268518518</text:p>
          </table:table-cell>
          <table:table-cell office:value-type="float" office:value="0.024849537037037" calcext:value-type="float">
            <text:p>0.024849537037037</text:p>
          </table:table-cell>
          <table:table-cell office:value-type="float" office:value="74.2899884259259" calcext:value-type="float">
            <text:p>74.2899884259259</text:p>
          </table:table-cell>
          <table:table-cell office:value-type="float" office:value="328.342592592593" calcext:value-type="float">
            <text:p>328.342592592593</text:p>
          </table:table-cell>
          <table:table-cell/>
          <table:table-cell office:value-type="float" office:value="7.43929118773946" calcext:value-type="float">
            <text:p>7.43929118773946</text:p>
          </table:table-cell>
          <table:table-cell office:value-type="float" office:value="97.1616858237548" calcext:value-type="float">
            <text:p>97.1616858237548</text:p>
          </table:table-cell>
          <table:table-cell/>
          <table:table-cell office:value-type="float" office:value="81.4246967269547" calcext:value-type="float">
            <text:p>81.4246967269547</text:p>
          </table:table-cell>
          <table:table-cell office:value-type="float" office:value="309.608564814815" calcext:value-type="float">
            <text:p>309.608564814815</text:p>
          </table:table-cell>
          <table:table-cell office:value-type="float" office:value="2613.49872685185" calcext:value-type="float">
            <text:p>2613.49872685185</text:p>
          </table:table-cell>
          <table:table-cell office:value-type="float" office:value="133.756223763799" calcext:value-type="float">
            <text:p>133.756223763799</text:p>
          </table:table-cell>
          <table:table-cell office:value-type="float" office:value="8.3975478927203" calcext:value-type="float">
            <text:p>8.3975478927203</text:p>
          </table:table-cell>
          <table:table-cell office:value-type="float" office:value="701.068754789272" calcext:value-type="float">
            <text:p>701.068754789272</text:p>
          </table:table-cell>
          <table:table-cell office:value-type="float" office:value="3238.08707762017" calcext:value-type="float">
            <text:p>3238.08707762017</text:p>
          </table:table-cell>
          <table:table-cell office:value-type="float" office:value="452.571940104167" calcext:value-type="float">
            <text:p>452.571940104167</text:p>
          </table:table-cell>
          <table:table-cell office:value-type="float" office:value="99.5074869791667" calcext:value-type="float">
            <text:p>99.5074869791667</text:p>
          </table:table-cell>
          <table:table-cell office:value-type="float" office:value="204.1787109375" calcext:value-type="float">
            <text:p>204.1787109375</text:p>
          </table:table-cell>
          <table:table-cell office:value-type="float" office:value="0.73138" calcext:value-type="float">
            <text:p>0.73138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docs</text:p>
          </table:table-cell>
          <table:table-cell office:value-type="string" calcext:value-type="string">
            <text:p>true</text:p>
          </table:table-cell>
          <table:table-cell office:value-type="float" office:value="51" calcext:value-type="float">
            <text:p>51</text:p>
          </table:table-cell>
          <table:table-cell office:value-type="float" office:value="98.7847222222222" calcext:value-type="float">
            <text:p>98.7847222222222</text:p>
          </table:table-cell>
          <table:table-cell office:value-type="float" office:value="15.5" calcext:value-type="float">
            <text:p>15.5</text:p>
          </table:table-cell>
          <table:table-cell office:value-type="float" office:value="55.3333333333333" calcext:value-type="float">
            <text:p>55.3333333333333</text:p>
          </table:table-cell>
          <table:table-cell office:value-type="float" office:value="225.166666666667" calcext:value-type="float">
            <text:p>225.166666666667</text:p>
          </table:table-cell>
          <table:table-cell office:value-type="float" office:value="98.8995234429877" calcext:value-type="float">
            <text:p>98.8995234429877</text:p>
          </table:table-cell>
          <table:table-cell office:value-type="float" office:value="12655.6666666667" calcext:value-type="float">
            <text:p>12655.6666666667</text:p>
          </table:table-cell>
          <table:table-cell office:value-type="float" office:value="32269.3333333333" calcext:value-type="float">
            <text:p>32269.3333333333</text:p>
          </table:table-cell>
          <table:table-cell office:value-type="float" office:value="41550.8333333333" calcext:value-type="float">
            <text:p>41550.8333333333</text:p>
          </table:table-cell>
          <table:table-cell office:value-type="float" office:value="0.855673016189621" calcext:value-type="float">
            <text:p>0.855673016189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373900462963" calcext:value-type="float">
            <text:p>20.373900462963</text:p>
          </table:table-cell>
          <table:table-cell office:value-type="float" office:value="397.86400462963" calcext:value-type="float">
            <text:p>397.86400462963</text:p>
          </table:table-cell>
          <table:table-cell table:number-columns-repeated="4"/>
          <table:table-cell office:value-type="float" office:value="1.09792726883781" calcext:value-type="float">
            <text:p>1.09792726883781</text:p>
          </table:table-cell>
          <table:table-cell office:value-type="float" office:value="85.7736111111111" calcext:value-type="float">
            <text:p>85.7736111111111</text:p>
          </table:table-cell>
          <table:table-cell office:value-type="float" office:value="2886.05358796296" calcext:value-type="float">
            <text:p>2886.05358796296</text:p>
          </table:table-cell>
          <table:table-cell office:value-type="float" office:value="46.2177204553493" calcext:value-type="float">
            <text:p>46.21772045534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true</text:p>
          </table:table-cell>
          <table:table-cell office:value-type="float" office:value="96" calcext:value-type="float">
            <text:p>96</text:p>
          </table:table-cell>
          <table:table-cell office:value-type="float" office:value="99.6527777777778" calcext:value-type="float">
            <text:p>99.6527777777778</text:p>
          </table:table-cell>
          <table:table-cell office:value-type="float" office:value="50.1666666666667" calcext:value-type="float">
            <text:p>50.1666666666667</text:p>
          </table:table-cell>
          <table:table-cell office:value-type="float" office:value="106.5" calcext:value-type="float">
            <text:p>106.5</text:p>
          </table:table-cell>
          <table:table-cell office:value-type="float" office:value="179.333333333333" calcext:value-type="float">
            <text:p>179.333333333333</text:p>
          </table:table-cell>
          <table:table-cell office:value-type="float" office:value="98.874073084267" calcext:value-type="float">
            <text:p>98.874073084267</text:p>
          </table:table-cell>
          <table:table-cell office:value-type="float" office:value="1825" calcext:value-type="float">
            <text:p>1825</text:p>
          </table:table-cell>
          <table:table-cell office:value-type="float" office:value="3804" calcext:value-type="float">
            <text:p>3804</text:p>
          </table:table-cell>
          <table:table-cell office:value-type="float" office:value="4259.66666666667" calcext:value-type="float">
            <text:p>4259.66666666667</text:p>
          </table:table-cell>
          <table:table-cell office:value-type="float" office:value="78.2090903556365" calcext:value-type="float">
            <text:p>78.2090903556365</text:p>
          </table:table-cell>
          <table:table-cell office:value-type="float" office:value="12.097818287037" calcext:value-type="float">
            <text:p>12.097818287037</text:p>
          </table:table-cell>
          <table:table-cell office:value-type="float" office:value="0.940381944444444" calcext:value-type="float">
            <text:p>0.940381944444444</text:p>
          </table:table-cell>
          <table:table-cell office:value-type="float" office:value="0.0605497685185185" calcext:value-type="float">
            <text:p>0.0605497685185185</text:p>
          </table:table-cell>
          <table:table-cell office:value-type="float" office:value="78.792824074074" calcext:value-type="float">
            <text:p>78.792824074074</text:p>
          </table:table-cell>
          <table:table-cell office:value-type="float" office:value="325.876736111111" calcext:value-type="float">
            <text:p>325.876736111111</text:p>
          </table:table-cell>
          <table:table-cell/>
          <table:table-cell office:value-type="float" office:value="101.299444444444" calcext:value-type="float">
            <text:p>101.299444444444</text:p>
          </table:table-cell>
          <table:table-cell office:value-type="float" office:value="123.461111111111" calcext:value-type="float">
            <text:p>123.461111111111</text:p>
          </table:table-cell>
          <table:table-cell/>
          <table:table-cell office:value-type="float" office:value="81.0183038791932" calcext:value-type="float">
            <text:p>81.0183038791932</text:p>
          </table:table-cell>
          <table:table-cell office:value-type="float" office:value="327.897685185185" calcext:value-type="float">
            <text:p>327.897685185185</text:p>
          </table:table-cell>
          <table:table-cell office:value-type="float" office:value="2648.71400462963" calcext:value-type="float">
            <text:p>2648.71400462963</text:p>
          </table:table-cell>
          <table:table-cell office:value-type="float" office:value="163.149673943155" calcext:value-type="float">
            <text:p>163.149673943155</text:p>
          </table:table-cell>
          <table:table-cell office:value-type="float" office:value="106.051111111111" calcext:value-type="float">
            <text:p>106.051111111111</text:p>
          </table:table-cell>
          <table:table-cell office:value-type="float" office:value="730.056666666667" calcext:value-type="float">
            <text:p>730.056666666667</text:p>
          </table:table-cell>
          <table:table-cell office:value-type="float" office:value="3863.50028183734" calcext:value-type="float">
            <text:p>3863.50028183734</text:p>
          </table:table-cell>
          <table:table-cell office:value-type="float" office:value="207.776692708333" calcext:value-type="float">
            <text:p>207.776692708333</text:p>
          </table:table-cell>
          <table:table-cell office:value-type="float" office:value="100" calcext:value-type="float">
            <text:p>100</text:p>
          </table:table-cell>
          <table:table-cell office:value-type="float" office:value="207.92578125" calcext:value-type="float">
            <text:p>207.92578125</text:p>
          </table:table-cell>
          <table:table-cell office:value-type="float" office:value="0.8238215" calcext:value-type="float">
            <text:p>0.8238215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true</text:p>
          </table:table-cell>
          <table:table-cell office:value-type="float" office:value="96" calcext:value-type="float">
            <text:p>96</text:p>
          </table:table-cell>
          <table:table-cell office:value-type="float" office:value="99.1319444444444" calcext:value-type="float">
            <text:p>99.1319444444444</text:p>
          </table:table-cell>
          <table:table-cell office:value-type="float" office:value="65.8333333333333" calcext:value-type="float">
            <text:p>65.8333333333333</text:p>
          </table:table-cell>
          <table:table-cell office:value-type="float" office:value="177.666666666667" calcext:value-type="float">
            <text:p>177.666666666667</text:p>
          </table:table-cell>
          <table:table-cell office:value-type="float" office:value="310.833333333333" calcext:value-type="float">
            <text:p>310.833333333333</text:p>
          </table:table-cell>
          <table:table-cell office:value-type="float" office:value="92.6191958513292" calcext:value-type="float">
            <text:p>92.6191958513292</text:p>
          </table:table-cell>
          <table:table-cell office:value-type="float" office:value="835.333333333333" calcext:value-type="float">
            <text:p>835.333333333333</text:p>
          </table:table-cell>
          <table:table-cell office:value-type="float" office:value="1400.5" calcext:value-type="float">
            <text:p>1400.5</text:p>
          </table:table-cell>
          <table:table-cell office:value-type="float" office:value="1583.83333333333" calcext:value-type="float">
            <text:p>1583.83333333333</text:p>
          </table:table-cell>
          <table:table-cell office:value-type="float" office:value="99.9634969885016" calcext:value-type="float">
            <text:p>99.9634969885016</text:p>
          </table:table-cell>
          <table:table-cell office:value-type="float" office:value="36.0313657407407" calcext:value-type="float">
            <text:p>36.0313657407407</text:p>
          </table:table-cell>
          <table:table-cell office:value-type="float" office:value="7.89721064814815" calcext:value-type="float">
            <text:p>7.89721064814815</text:p>
          </table:table-cell>
          <table:table-cell office:value-type="float" office:value="0.722575231481482" calcext:value-type="float">
            <text:p>0.722575231481482</text:p>
          </table:table-cell>
          <table:table-cell office:value-type="float" office:value="83.6644097222222" calcext:value-type="float">
            <text:p>83.6644097222222</text:p>
          </table:table-cell>
          <table:table-cell office:value-type="float" office:value="325.771412037037" calcext:value-type="float">
            <text:p>325.771412037037</text:p>
          </table:table-cell>
          <table:table-cell/>
          <table:table-cell office:value-type="float" office:value="19.3988888888889" calcext:value-type="float">
            <text:p>19.3988888888889</text:p>
          </table:table-cell>
          <table:table-cell office:value-type="float" office:value="130.705555555556" calcext:value-type="float">
            <text:p>130.705555555556</text:p>
          </table:table-cell>
          <table:table-cell/>
          <table:table-cell office:value-type="float" office:value="82.2052632324201" calcext:value-type="float">
            <text:p>82.2052632324201</text:p>
          </table:table-cell>
          <table:table-cell office:value-type="float" office:value="345.047453703704" calcext:value-type="float">
            <text:p>345.047453703704</text:p>
          </table:table-cell>
          <table:table-cell office:value-type="float" office:value="2608.14791666667" calcext:value-type="float">
            <text:p>2608.14791666667</text:p>
          </table:table-cell>
          <table:table-cell office:value-type="float" office:value="62.214474045225" calcext:value-type="float">
            <text:p>62.214474045225</text:p>
          </table:table-cell>
          <table:table-cell office:value-type="float" office:value="17.9555555555556" calcext:value-type="float">
            <text:p>17.9555555555556</text:p>
          </table:table-cell>
          <table:table-cell office:value-type="float" office:value="740.498333333334" calcext:value-type="float">
            <text:p>740.498333333334</text:p>
          </table:table-cell>
          <table:table-cell office:value-type="float" office:value="1523.16994330815" calcext:value-type="float">
            <text:p>1523.16994330815</text:p>
          </table:table-cell>
          <table:table-cell office:value-type="float" office:value="574.875" calcext:value-type="float">
            <text:p>574.875</text:p>
          </table:table-cell>
          <table:table-cell office:value-type="float" office:value="99.2734375" calcext:value-type="float">
            <text:p>99.2734375</text:p>
          </table:table-cell>
          <table:table-cell office:value-type="float" office:value="198.690755208333" calcext:value-type="float">
            <text:p>198.690755208333</text:p>
          </table:table-cell>
          <table:table-cell office:value-type="float" office:value="0.689501" calcext:value-type="float">
            <text:p>0.689501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true</text:p>
          </table:table-cell>
          <table:table-cell office:value-type="float" office:value="112" calcext:value-type="float">
            <text:p>112</text:p>
          </table:table-cell>
          <table:table-cell office:value-type="float" office:value="34.3253968253968" calcext:value-type="float">
            <text:p>34.3253968253968</text:p>
          </table:table-cell>
          <table:table-cell office:value-type="float" office:value="1111.16666666667" calcext:value-type="float">
            <text:p>1111.16666666667</text:p>
          </table:table-cell>
          <table:table-cell office:value-type="float" office:value="2728.83333333333" calcext:value-type="float">
            <text:p>2728.83333333333</text:p>
          </table:table-cell>
          <table:table-cell office:value-type="float" office:value="3178.5" calcext:value-type="float">
            <text:p>3178.5</text:p>
          </table:table-cell>
          <table:table-cell office:value-type="float" office:value="6.64801568045969" calcext:value-type="float">
            <text:p>6.64801568045969</text:p>
          </table:table-cell>
          <table:table-cell office:value-type="float" office:value="4507.5" calcext:value-type="float">
            <text:p>4507.5</text:p>
          </table:table-cell>
          <table:table-cell office:value-type="float" office:value="19705.8333333333" calcext:value-type="float">
            <text:p>19705.8333333333</text:p>
          </table:table-cell>
          <table:table-cell office:value-type="float" office:value="34698" calcext:value-type="float">
            <text:p>34698</text:p>
          </table:table-cell>
          <table:table-cell office:value-type="float" office:value="15.0635810672658" calcext:value-type="float">
            <text:p>15.0635810672658</text:p>
          </table:table-cell>
          <table:table-cell office:value-type="float" office:value="92.0695535714286" calcext:value-type="float">
            <text:p>92.0695535714286</text:p>
          </table:table-cell>
          <table:table-cell office:value-type="float" office:value="88.5341220238095" calcext:value-type="float">
            <text:p>88.5341220238095</text:p>
          </table:table-cell>
          <table:table-cell office:value-type="float" office:value="70.2114384920635" calcext:value-type="float">
            <text:p>70.2114384920635</text:p>
          </table:table-cell>
          <table:table-cell office:value-type="float" office:value="97.8063492063492" calcext:value-type="float">
            <text:p>97.8063492063492</text:p>
          </table:table-cell>
          <table:table-cell office:value-type="float" office:value="591.920138888889" calcext:value-type="float">
            <text:p>591.920138888889</text:p>
          </table:table-cell>
          <table:table-cell/>
          <table:table-cell office:value-type="float" office:value="6.28944444444445" calcext:value-type="float">
            <text:p>6.28944444444445</text:p>
          </table:table-cell>
          <table:table-cell office:value-type="float" office:value="160.472222222222" calcext:value-type="float">
            <text:p>160.472222222222</text:p>
          </table:table-cell>
          <table:table-cell/>
          <table:table-cell office:value-type="float" office:value="84.5320147185067" calcext:value-type="float">
            <text:p>84.5320147185067</text:p>
          </table:table-cell>
          <table:table-cell office:value-type="float" office:value="398.388293650794" calcext:value-type="float">
            <text:p>398.388293650794</text:p>
          </table:table-cell>
          <table:table-cell office:value-type="float" office:value="3676.27986111111" calcext:value-type="float">
            <text:p>3676.27986111111</text:p>
          </table:table-cell>
          <table:table-cell office:value-type="float" office:value="570.405971282389" calcext:value-type="float">
            <text:p>570.405971282389</text:p>
          </table:table-cell>
          <table:table-cell office:value-type="float" office:value="11.85" calcext:value-type="float">
            <text:p>11.85</text:p>
          </table:table-cell>
          <table:table-cell office:value-type="float" office:value="761.24" calcext:value-type="float">
            <text:p>761.24</text:p>
          </table:table-cell>
          <table:table-cell office:value-type="float" office:value="15373.6640226893" calcext:value-type="float">
            <text:p>15373.6640226893</text:p>
          </table:table-cell>
          <table:table-cell office:value-type="float" office:value="1596.01985677083" calcext:value-type="float">
            <text:p>1596.01985677083</text:p>
          </table:table-cell>
          <table:table-cell office:value-type="float" office:value="68.7145182291667" calcext:value-type="float">
            <text:p>68.7145182291667</text:p>
          </table:table-cell>
          <table:table-cell office:value-type="float" office:value="305.1728515625" calcext:value-type="float">
            <text:p>305.1728515625</text:p>
          </table:table-cell>
          <table:table-cell office:value-type="float" office:value="0.9925355" calcext:value-type="float">
            <text:p>0.9925355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true</text:p>
          </table:table-cell>
          <table:table-cell office:value-type="float" office:value="112" calcext:value-type="float">
            <text:p>112</text:p>
          </table:table-cell>
          <table:table-cell office:value-type="float" office:value="98.8095238095238" calcext:value-type="float">
            <text:p>98.8095238095238</text:p>
          </table:table-cell>
          <table:table-cell office:value-type="float" office:value="60.8333333333333" calcext:value-type="float">
            <text:p>60.8333333333333</text:p>
          </table:table-cell>
          <table:table-cell office:value-type="float" office:value="155.5" calcext:value-type="float">
            <text:p>155.5</text:p>
          </table:table-cell>
          <table:table-cell office:value-type="float" office:value="235" calcext:value-type="float">
            <text:p>235</text:p>
          </table:table-cell>
          <table:table-cell office:value-type="float" office:value="95.1127999757077" calcext:value-type="float">
            <text:p>95.1127999757077</text:p>
          </table:table-cell>
          <table:table-cell office:value-type="float" office:value="863.833333333333" calcext:value-type="float">
            <text:p>863.833333333333</text:p>
          </table:table-cell>
          <table:table-cell office:value-type="float" office:value="1435.5" calcext:value-type="float">
            <text:p>1435.5</text:p>
          </table:table-cell>
          <table:table-cell office:value-type="float" office:value="1600.5" calcext:value-type="float">
            <text:p>1600.5</text:p>
          </table:table-cell>
          <table:table-cell office:value-type="float" office:value="99.9818933197001" calcext:value-type="float">
            <text:p>99.9818933197001</text:p>
          </table:table-cell>
          <table:table-cell office:value-type="float" office:value="25.2270089285714" calcext:value-type="float">
            <text:p>25.2270089285714</text:p>
          </table:table-cell>
          <table:table-cell office:value-type="float" office:value="4.58991567460318" calcext:value-type="float">
            <text:p>4.58991567460318</text:p>
          </table:table-cell>
          <table:table-cell office:value-type="float" office:value="0.326800595238095" calcext:value-type="float">
            <text:p>0.326800595238095</text:p>
          </table:table-cell>
          <table:table-cell office:value-type="float" office:value="79.8883928571428" calcext:value-type="float">
            <text:p>79.8883928571428</text:p>
          </table:table-cell>
          <table:table-cell office:value-type="float" office:value="345.303075396825" calcext:value-type="float">
            <text:p>345.303075396825</text:p>
          </table:table-cell>
          <table:table-cell/>
          <table:table-cell office:value-type="float" office:value="10.2583333333333" calcext:value-type="float">
            <text:p>10.2583333333333</text:p>
          </table:table-cell>
          <table:table-cell office:value-type="float" office:value="100.383333333333" calcext:value-type="float">
            <text:p>100.383333333333</text:p>
          </table:table-cell>
          <table:table-cell/>
          <table:table-cell office:value-type="float" office:value="83.5242339299141" calcext:value-type="float">
            <text:p>83.5242339299141</text:p>
          </table:table-cell>
          <table:table-cell office:value-type="float" office:value="331.454365079365" calcext:value-type="float">
            <text:p>331.454365079365</text:p>
          </table:table-cell>
          <table:table-cell office:value-type="float" office:value="2726.73229166667" calcext:value-type="float">
            <text:p>2726.73229166667</text:p>
          </table:table-cell>
          <table:table-cell office:value-type="float" office:value="748.999372382094" calcext:value-type="float">
            <text:p>748.999372382094</text:p>
          </table:table-cell>
          <table:table-cell office:value-type="float" office:value="15.89" calcext:value-type="float">
            <text:p>15.89</text:p>
          </table:table-cell>
          <table:table-cell office:value-type="float" office:value="714.370555555556" calcext:value-type="float">
            <text:p>714.370555555556</text:p>
          </table:table-cell>
          <table:table-cell office:value-type="float" office:value="20456.8660145429" calcext:value-type="float">
            <text:p>20456.8660145429</text:p>
          </table:table-cell>
          <table:table-cell office:value-type="float" office:value="542.8095703125" calcext:value-type="float">
            <text:p>542.8095703125</text:p>
          </table:table-cell>
          <table:table-cell office:value-type="float" office:value="119.346354166667" calcext:value-type="float">
            <text:p>119.346354166667</text:p>
          </table:table-cell>
          <table:table-cell office:value-type="float" office:value="243.44140625" calcext:value-type="float">
            <text:p>243.44140625</text:p>
          </table:table-cell>
          <table:table-cell office:value-type="float" office:value="0.756979" calcext:value-type="float">
            <text:p>0.756979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true</text:p>
          </table:table-cell>
          <table:table-cell office:value-type="float" office:value="112" calcext:value-type="float">
            <text:p>112</text:p>
          </table:table-cell>
          <table:table-cell office:value-type="float" office:value="99.3551587301587" calcext:value-type="float">
            <text:p>99.3551587301587</text:p>
          </table:table-cell>
          <table:table-cell office:value-type="float" office:value="57.6666666666667" calcext:value-type="float">
            <text:p>57.6666666666667</text:p>
          </table:table-cell>
          <table:table-cell office:value-type="float" office:value="126.333333333333" calcext:value-type="float">
            <text:p>126.333333333333</text:p>
          </table:table-cell>
          <table:table-cell office:value-type="float" office:value="188.333333333333" calcext:value-type="float">
            <text:p>188.333333333333</text:p>
          </table:table-cell>
          <table:table-cell office:value-type="float" office:value="97.675230505886" calcext:value-type="float">
            <text:p>97.675230505886</text:p>
          </table:table-cell>
          <table:table-cell office:value-type="float" office:value="810.333333333333" calcext:value-type="float">
            <text:p>810.333333333333</text:p>
          </table:table-cell>
          <table:table-cell office:value-type="float" office:value="1373" calcext:value-type="float">
            <text:p>1373</text:p>
          </table:table-cell>
          <table:table-cell office:value-type="float" office:value="1484" calcext:value-type="float">
            <text:p>1484</text:p>
          </table:table-cell>
          <table:table-cell office:value-type="float" office:value="100" calcext:value-type="float">
            <text:p>100</text:p>
          </table:table-cell>
          <table:table-cell office:value-type="float" office:value="20.4990823412698" calcext:value-type="float">
            <text:p>20.4990823412698</text:p>
          </table:table-cell>
          <table:table-cell office:value-type="float" office:value="2.25954861111111" calcext:value-type="float">
            <text:p>2.25954861111111</text:p>
          </table:table-cell>
          <table:table-cell office:value-type="float" office:value="0.131686507936508" calcext:value-type="float">
            <text:p>0.131686507936508</text:p>
          </table:table-cell>
          <table:table-cell office:value-type="float" office:value="79.0139880952381" calcext:value-type="float">
            <text:p>79.0139880952381</text:p>
          </table:table-cell>
          <table:table-cell office:value-type="float" office:value="345.112103174603" calcext:value-type="float">
            <text:p>345.112103174603</text:p>
          </table:table-cell>
          <table:table-cell/>
          <table:table-cell office:value-type="float" office:value="9.45888888888889" calcext:value-type="float">
            <text:p>9.45888888888889</text:p>
          </table:table-cell>
          <table:table-cell office:value-type="float" office:value="99.3333333333333" calcext:value-type="float">
            <text:p>99.3333333333333</text:p>
          </table:table-cell>
          <table:table-cell/>
          <table:table-cell office:value-type="float" office:value="83.0871661326426" calcext:value-type="float">
            <text:p>83.0871661326426</text:p>
          </table:table-cell>
          <table:table-cell office:value-type="float" office:value="326.938888888889" calcext:value-type="float">
            <text:p>326.938888888889</text:p>
          </table:table-cell>
          <table:table-cell office:value-type="float" office:value="2684.98452380952" calcext:value-type="float">
            <text:p>2684.98452380952</text:p>
          </table:table-cell>
          <table:table-cell office:value-type="float" office:value="154.331845223065" calcext:value-type="float">
            <text:p>154.331845223065</text:p>
          </table:table-cell>
          <table:table-cell office:value-type="float" office:value="9.87111111111111" calcext:value-type="float">
            <text:p>9.87111111111111</text:p>
          </table:table-cell>
          <table:table-cell office:value-type="float" office:value="710.004444444444" calcext:value-type="float">
            <text:p>710.004444444444</text:p>
          </table:table-cell>
          <table:table-cell office:value-type="float" office:value="4350.66863619777" calcext:value-type="float">
            <text:p>4350.66863619777</text:p>
          </table:table-cell>
          <table:table-cell office:value-type="float" office:value="544.75" calcext:value-type="float">
            <text:p>544.75</text:p>
          </table:table-cell>
          <table:table-cell office:value-type="float" office:value="118.0595703125" calcext:value-type="float">
            <text:p>118.0595703125</text:p>
          </table:table-cell>
          <table:table-cell office:value-type="float" office:value="238.502278645833" calcext:value-type="float">
            <text:p>238.502278645833</text:p>
          </table:table-cell>
          <table:table-cell office:value-type="float" office:value="0.71021" calcext:value-type="float">
            <text:p>0.71021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docs</text:p>
          </table:table-cell>
          <table:table-cell office:value-type="string" calcext:value-type="string">
            <text:p>true</text:p>
          </table:table-cell>
          <table:table-cell office:value-type="float" office:value="52" calcext:value-type="float">
            <text:p>52</text:p>
          </table:table-cell>
          <table:table-cell office:value-type="float" office:value="98.3630952380952" calcext:value-type="float">
            <text:p>98.3630952380952</text:p>
          </table:table-cell>
          <table:table-cell office:value-type="float" office:value="15.5" calcext:value-type="float">
            <text:p>15.5</text:p>
          </table:table-cell>
          <table:table-cell office:value-type="float" office:value="55.8333333333333" calcext:value-type="float">
            <text:p>55.8333333333333</text:p>
          </table:table-cell>
          <table:table-cell office:value-type="float" office:value="114.666666666667" calcext:value-type="float">
            <text:p>114.666666666667</text:p>
          </table:table-cell>
          <table:table-cell office:value-type="float" office:value="98.8300492610837" calcext:value-type="float">
            <text:p>98.8300492610837</text:p>
          </table:table-cell>
          <table:table-cell office:value-type="float" office:value="19166.1666666667" calcext:value-type="float">
            <text:p>19166.1666666667</text:p>
          </table:table-cell>
          <table:table-cell office:value-type="float" office:value="35186.3333333333" calcext:value-type="float">
            <text:p>35186.3333333333</text:p>
          </table:table-cell>
          <table:table-cell office:value-type="float" office:value="41580.6666666667" calcext:value-type="float">
            <text:p>41580.6666666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.9441964285714" calcext:value-type="float">
            <text:p>16.9441964285714</text:p>
          </table:table-cell>
          <table:table-cell office:value-type="float" office:value="356.855654761905" calcext:value-type="float">
            <text:p>356.855654761905</text:p>
          </table:table-cell>
          <table:table-cell table:number-columns-repeated="4"/>
          <table:table-cell office:value-type="float" office:value="0.501463579960604" calcext:value-type="float">
            <text:p>0.501463579960604</text:p>
          </table:table-cell>
          <table:table-cell office:value-type="float" office:value="71.4886904761905" calcext:value-type="float">
            <text:p>71.4886904761905</text:p>
          </table:table-cell>
          <table:table-cell office:value-type="float" office:value="2719.10744047619" calcext:value-type="float">
            <text:p>2719.10744047619</text:p>
          </table:table-cell>
          <table:table-cell office:value-type="float" office:value="28.7520173767838" calcext:value-type="float">
            <text:p>28.75201737678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true</text:p>
          </table:table-cell>
          <table:table-cell office:value-type="float" office:value="112" calcext:value-type="float">
            <text:p>112</text:p>
          </table:table-cell>
          <table:table-cell office:value-type="float" office:value="99.5535714285714" calcext:value-type="float">
            <text:p>99.5535714285714</text:p>
          </table:table-cell>
          <table:table-cell office:value-type="float" office:value="58.6666666666667" calcext:value-type="float">
            <text:p>58.6666666666667</text:p>
          </table:table-cell>
          <table:table-cell office:value-type="float" office:value="121.333333333333" calcext:value-type="float">
            <text:p>121.333333333333</text:p>
          </table:table-cell>
          <table:table-cell office:value-type="float" office:value="173" calcext:value-type="float">
            <text:p>173</text:p>
          </table:table-cell>
          <table:table-cell office:value-type="float" office:value="98.5485286065362" calcext:value-type="float">
            <text:p>98.5485286065362</text:p>
          </table:table-cell>
          <table:table-cell office:value-type="float" office:value="2529.33333333333" calcext:value-type="float">
            <text:p>2529.33333333333</text:p>
          </table:table-cell>
          <table:table-cell office:value-type="float" office:value="5366.5" calcext:value-type="float">
            <text:p>5366.5</text:p>
          </table:table-cell>
          <table:table-cell office:value-type="float" office:value="6048.33333333333" calcext:value-type="float">
            <text:p>6048.33333333333</text:p>
          </table:table-cell>
          <table:table-cell office:value-type="float" office:value="47.9313060295301" calcext:value-type="float">
            <text:p>47.9313060295301</text:p>
          </table:table-cell>
          <table:table-cell office:value-type="float" office:value="16.0802728174603" calcext:value-type="float">
            <text:p>16.0802728174603</text:p>
          </table:table-cell>
          <table:table-cell office:value-type="float" office:value="1.13091765873016" calcext:value-type="float">
            <text:p>1.13091765873016</text:p>
          </table:table-cell>
          <table:table-cell office:value-type="float" office:value="0.106741071428571" calcext:value-type="float">
            <text:p>0.106741071428571</text:p>
          </table:table-cell>
          <table:table-cell office:value-type="float" office:value="80.5046626984127" calcext:value-type="float">
            <text:p>80.5046626984127</text:p>
          </table:table-cell>
          <table:table-cell office:value-type="float" office:value="332.848214285714" calcext:value-type="float">
            <text:p>332.848214285714</text:p>
          </table:table-cell>
          <table:table-cell/>
          <table:table-cell office:value-type="float" office:value="101.330095785441" calcext:value-type="float">
            <text:p>101.330095785441</text:p>
          </table:table-cell>
          <table:table-cell office:value-type="float" office:value="125.250574712644" calcext:value-type="float">
            <text:p>125.250574712644</text:p>
          </table:table-cell>
          <table:table-cell/>
          <table:table-cell office:value-type="float" office:value="82.5975566323509" calcext:value-type="float">
            <text:p>82.5975566323509</text:p>
          </table:table-cell>
          <table:table-cell office:value-type="float" office:value="334.123412698413" calcext:value-type="float">
            <text:p>334.123412698413</text:p>
          </table:table-cell>
          <table:table-cell office:value-type="float" office:value="2666.53849206349" calcext:value-type="float">
            <text:p>2666.53849206349</text:p>
          </table:table-cell>
          <table:table-cell office:value-type="float" office:value="142.750108522397" calcext:value-type="float">
            <text:p>142.750108522397</text:p>
          </table:table-cell>
          <table:table-cell office:value-type="float" office:value="106.757471264368" calcext:value-type="float">
            <text:p>106.757471264368</text:p>
          </table:table-cell>
          <table:table-cell office:value-type="float" office:value="740.124923371648" calcext:value-type="float">
            <text:p>740.124923371648</text:p>
          </table:table-cell>
          <table:table-cell office:value-type="float" office:value="3920.46290348756" calcext:value-type="float">
            <text:p>3920.46290348756</text:p>
          </table:table-cell>
          <table:table-cell office:value-type="float" office:value="244.484049479167" calcext:value-type="float">
            <text:p>244.484049479167</text:p>
          </table:table-cell>
          <table:table-cell office:value-type="float" office:value="117.847981770833" calcext:value-type="float">
            <text:p>117.847981770833</text:p>
          </table:table-cell>
          <table:table-cell office:value-type="float" office:value="244.614583333333" calcext:value-type="float">
            <text:p>244.614583333333</text:p>
          </table:table-cell>
          <table:table-cell office:value-type="float" office:value="0.693295" calcext:value-type="float">
            <text:p>0.693295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true</text:p>
          </table:table-cell>
          <table:table-cell office:value-type="float" office:value="112" calcext:value-type="float">
            <text:p>112</text:p>
          </table:table-cell>
          <table:table-cell office:value-type="float" office:value="96.8253968253968" calcext:value-type="float">
            <text:p>96.8253968253968</text:p>
          </table:table-cell>
          <table:table-cell office:value-type="float" office:value="95.3333333333333" calcext:value-type="float">
            <text:p>95.3333333333333</text:p>
          </table:table-cell>
          <table:table-cell office:value-type="float" office:value="254.5" calcext:value-type="float">
            <text:p>254.5</text:p>
          </table:table-cell>
          <table:table-cell office:value-type="float" office:value="381.5" calcext:value-type="float">
            <text:p>381.5</text:p>
          </table:table-cell>
          <table:table-cell office:value-type="float" office:value="79.4070729519973" calcext:value-type="float">
            <text:p>79.4070729519973</text:p>
          </table:table-cell>
          <table:table-cell office:value-type="float" office:value="963.166666666667" calcext:value-type="float">
            <text:p>963.166666666667</text:p>
          </table:table-cell>
          <table:table-cell office:value-type="float" office:value="1573.83333333333" calcext:value-type="float">
            <text:p>1573.83333333333</text:p>
          </table:table-cell>
          <table:table-cell office:value-type="float" office:value="1787" calcext:value-type="float">
            <text:p>1787</text:p>
          </table:table-cell>
          <table:table-cell office:value-type="float" office:value="99.9925558667755" calcext:value-type="float">
            <text:p>99.9925558667755</text:p>
          </table:table-cell>
          <table:table-cell office:value-type="float" office:value="48.1268154761905" calcext:value-type="float">
            <text:p>48.1268154761905</text:p>
          </table:table-cell>
          <table:table-cell office:value-type="float" office:value="22.0656299603175" calcext:value-type="float">
            <text:p>22.0656299603175</text:p>
          </table:table-cell>
          <table:table-cell office:value-type="float" office:value="2.64247023809524" calcext:value-type="float">
            <text:p>2.64247023809524</text:p>
          </table:table-cell>
          <table:table-cell office:value-type="float" office:value="86.9649305555556" calcext:value-type="float">
            <text:p>86.9649305555556</text:p>
          </table:table-cell>
          <table:table-cell office:value-type="float" office:value="343.02876984127" calcext:value-type="float">
            <text:p>343.02876984127</text:p>
          </table:table-cell>
          <table:table-cell/>
          <table:table-cell office:value-type="float" office:value="26.2927777777778" calcext:value-type="float">
            <text:p>26.2927777777778</text:p>
          </table:table-cell>
          <table:table-cell office:value-type="float" office:value="138.294444444444" calcext:value-type="float">
            <text:p>138.294444444444</text:p>
          </table:table-cell>
          <table:table-cell/>
          <table:table-cell office:value-type="float" office:value="82.3837139619869" calcext:value-type="float">
            <text:p>82.3837139619869</text:p>
          </table:table-cell>
          <table:table-cell office:value-type="float" office:value="359.808333333333" calcext:value-type="float">
            <text:p>359.808333333333</text:p>
          </table:table-cell>
          <table:table-cell office:value-type="float" office:value="2675.44067460317" calcext:value-type="float">
            <text:p>2675.44067460317</text:p>
          </table:table-cell>
          <table:table-cell office:value-type="float" office:value="70.3044874321541" calcext:value-type="float">
            <text:p>70.3044874321541</text:p>
          </table:table-cell>
          <table:table-cell office:value-type="float" office:value="26.5466666666667" calcext:value-type="float">
            <text:p>26.5466666666667</text:p>
          </table:table-cell>
          <table:table-cell office:value-type="float" office:value="751.342777777778" calcext:value-type="float">
            <text:p>751.342777777778</text:p>
          </table:table-cell>
          <table:table-cell office:value-type="float" office:value="2023.13720577477" calcext:value-type="float">
            <text:p>2023.13720577477</text:p>
          </table:table-cell>
          <table:table-cell office:value-type="float" office:value="685.994140625" calcext:value-type="float">
            <text:p>685.994140625</text:p>
          </table:table-cell>
          <table:table-cell office:value-type="float" office:value="118.263020833333" calcext:value-type="float">
            <text:p>118.263020833333</text:p>
          </table:table-cell>
          <table:table-cell office:value-type="float" office:value="233.897135416667" calcext:value-type="float">
            <text:p>233.897135416667</text:p>
          </table:table-cell>
          <table:table-cell office:value-type="float" office:value="0.676616" calcext:value-type="float">
            <text:p>0.676616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office:value-type="float" office:value="26.171875" calcext:value-type="float">
            <text:p>26.171875</text:p>
          </table:table-cell>
          <table:table-cell office:value-type="float" office:value="1409.16666666667" calcext:value-type="float">
            <text:p>1409.16666666667</text:p>
          </table:table-cell>
          <table:table-cell office:value-type="float" office:value="3260" calcext:value-type="float">
            <text:p>3260</text:p>
          </table:table-cell>
          <table:table-cell office:value-type="float" office:value="4756" calcext:value-type="float">
            <text:p>4756</text:p>
          </table:table-cell>
          <table:table-cell office:value-type="float" office:value="5.3300733345597" calcext:value-type="float">
            <text:p>5.3300733345597</text:p>
          </table:table-cell>
          <table:table-cell office:value-type="float" office:value="6838.16666666667" calcext:value-type="float">
            <text:p>6838.16666666667</text:p>
          </table:table-cell>
          <table:table-cell office:value-type="float" office:value="29255" calcext:value-type="float">
            <text:p>29255</text:p>
          </table:table-cell>
          <table:table-cell office:value-type="float" office:value="44750" calcext:value-type="float">
            <text:p>44750</text:p>
          </table:table-cell>
          <table:table-cell office:value-type="float" office:value="5.86169462296812" calcext:value-type="float">
            <text:p>5.86169462296812</text:p>
          </table:table-cell>
          <table:table-cell office:value-type="float" office:value="94.0592404513889" calcext:value-type="float">
            <text:p>94.0592404513889</text:p>
          </table:table-cell>
          <table:table-cell office:value-type="float" office:value="91.3780078125" calcext:value-type="float">
            <text:p>91.3780078125</text:p>
          </table:table-cell>
          <table:table-cell office:value-type="float" office:value="77.9914409722222" calcext:value-type="float">
            <text:p>77.9914409722222</text:p>
          </table:table-cell>
          <table:table-cell office:value-type="float" office:value="98.2008680555555" calcext:value-type="float">
            <text:p>98.2008680555555</text:p>
          </table:table-cell>
          <table:table-cell office:value-type="float" office:value="599.369791666667" calcext:value-type="float">
            <text:p>599.369791666667</text:p>
          </table:table-cell>
          <table:table-cell/>
          <table:table-cell office:value-type="float" office:value="6.37833333333333" calcext:value-type="float">
            <text:p>6.37833333333333</text:p>
          </table:table-cell>
          <table:table-cell office:value-type="float" office:value="166.444444444444" calcext:value-type="float">
            <text:p>166.444444444444</text:p>
          </table:table-cell>
          <table:table-cell/>
          <table:table-cell office:value-type="float" office:value="79.37322728355" calcext:value-type="float">
            <text:p>79.37322728355</text:p>
          </table:table-cell>
          <table:table-cell office:value-type="float" office:value="398.754861111112" calcext:value-type="float">
            <text:p>398.754861111112</text:p>
          </table:table-cell>
          <table:table-cell office:value-type="float" office:value="3701.92647569444" calcext:value-type="float">
            <text:p>3701.92647569444</text:p>
          </table:table-cell>
          <table:table-cell office:value-type="float" office:value="527.508650327005" calcext:value-type="float">
            <text:p>527.508650327005</text:p>
          </table:table-cell>
          <table:table-cell office:value-type="float" office:value="14.4533333333333" calcext:value-type="float">
            <text:p>14.4533333333333</text:p>
          </table:table-cell>
          <table:table-cell office:value-type="float" office:value="782.905555555556" calcext:value-type="float">
            <text:p>782.905555555556</text:p>
          </table:table-cell>
          <table:table-cell office:value-type="float" office:value="16369.0029814098" calcext:value-type="float">
            <text:p>16369.0029814098</text:p>
          </table:table-cell>
          <table:table-cell office:value-type="float" office:value="1751.76399739583" calcext:value-type="float">
            <text:p>1751.76399739583</text:p>
          </table:table-cell>
          <table:table-cell office:value-type="float" office:value="64.4560546875" calcext:value-type="float">
            <text:p>64.4560546875</text:p>
          </table:table-cell>
          <table:table-cell office:value-type="float" office:value="287.2197265625" calcext:value-type="float">
            <text:p>287.2197265625</text:p>
          </table:table-cell>
          <table:table-cell office:value-type="float" office:value="0.8764645" calcext:value-type="float">
            <text:p>0.8764645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office:value-type="float" office:value="97.8732638888889" calcext:value-type="float">
            <text:p>97.8732638888889</text:p>
          </table:table-cell>
          <table:table-cell office:value-type="float" office:value="79.3333333333333" calcext:value-type="float">
            <text:p>79.3333333333333</text:p>
          </table:table-cell>
          <table:table-cell office:value-type="float" office:value="245" calcext:value-type="float">
            <text:p>245</text:p>
          </table:table-cell>
          <table:table-cell office:value-type="float" office:value="344" calcext:value-type="float">
            <text:p>344</text:p>
          </table:table-cell>
          <table:table-cell office:value-type="float" office:value="85.2270099546429" calcext:value-type="float">
            <text:p>85.2270099546429</text:p>
          </table:table-cell>
          <table:table-cell office:value-type="float" office:value="999.833333333333" calcext:value-type="float">
            <text:p>999.833333333333</text:p>
          </table:table-cell>
          <table:table-cell office:value-type="float" office:value="1644.16666666667" calcext:value-type="float">
            <text:p>1644.16666666667</text:p>
          </table:table-cell>
          <table:table-cell office:value-type="float" office:value="2565.5" calcext:value-type="float">
            <text:p>2565.5</text:p>
          </table:table-cell>
          <table:table-cell office:value-type="float" office:value="99.1548096971686" calcext:value-type="float">
            <text:p>99.1548096971686</text:p>
          </table:table-cell>
          <table:table-cell office:value-type="float" office:value="38.3964539930556" calcext:value-type="float">
            <text:p>38.3964539930556</text:p>
          </table:table-cell>
          <table:table-cell office:value-type="float" office:value="15.5398220486111" calcext:value-type="float">
            <text:p>15.5398220486111</text:p>
          </table:table-cell>
          <table:table-cell office:value-type="float" office:value="1.69961805555556" calcext:value-type="float">
            <text:p>1.69961805555556</text:p>
          </table:table-cell>
          <table:table-cell office:value-type="float" office:value="84.5154947916667" calcext:value-type="float">
            <text:p>84.5154947916667</text:p>
          </table:table-cell>
          <table:table-cell office:value-type="float" office:value="356.511284722222" calcext:value-type="float">
            <text:p>356.511284722222</text:p>
          </table:table-cell>
          <table:table-cell/>
          <table:table-cell office:value-type="float" office:value="13.1181992337165" calcext:value-type="float">
            <text:p>13.1181992337165</text:p>
          </table:table-cell>
          <table:table-cell office:value-type="float" office:value="101.618390804598" calcext:value-type="float">
            <text:p>101.618390804598</text:p>
          </table:table-cell>
          <table:table-cell/>
          <table:table-cell office:value-type="float" office:value="81.6366220575905" calcext:value-type="float">
            <text:p>81.6366220575905</text:p>
          </table:table-cell>
          <table:table-cell office:value-type="float" office:value="350.158680555556" calcext:value-type="float">
            <text:p>350.158680555556</text:p>
          </table:table-cell>
          <table:table-cell office:value-type="float" office:value="2770.20442708333" calcext:value-type="float">
            <text:p>2770.20442708333</text:p>
          </table:table-cell>
          <table:table-cell office:value-type="float" office:value="904.78175495995" calcext:value-type="float">
            <text:p>904.78175495995</text:p>
          </table:table-cell>
          <table:table-cell office:value-type="float" office:value="25.3772796934866" calcext:value-type="float">
            <text:p>25.3772796934866</text:p>
          </table:table-cell>
          <table:table-cell office:value-type="float" office:value="728.231302681992" calcext:value-type="float">
            <text:p>728.231302681992</text:p>
          </table:table-cell>
          <table:table-cell office:value-type="float" office:value="28278.8049367349" calcext:value-type="float">
            <text:p>28278.8049367349</text:p>
          </table:table-cell>
          <table:table-cell office:value-type="float" office:value="621.515950520833" calcext:value-type="float">
            <text:p>621.515950520833</text:p>
          </table:table-cell>
          <table:table-cell office:value-type="float" office:value="135.0029296875" calcext:value-type="float">
            <text:p>135.0029296875</text:p>
          </table:table-cell>
          <table:table-cell office:value-type="float" office:value="272.4111328125" calcext:value-type="float">
            <text:p>272.4111328125</text:p>
          </table:table-cell>
          <table:table-cell office:value-type="float" office:value="0.742968" calcext:value-type="float">
            <text:p>0.742968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office:value-type="float" office:value="98.4809027777778" calcext:value-type="float">
            <text:p>98.4809027777778</text:p>
          </table:table-cell>
          <table:table-cell office:value-type="float" office:value="78.3333333333333" calcext:value-type="float">
            <text:p>78.3333333333333</text:p>
          </table:table-cell>
          <table:table-cell office:value-type="float" office:value="227.5" calcext:value-type="float">
            <text:p>227.5</text:p>
          </table:table-cell>
          <table:table-cell office:value-type="float" office:value="304.5" calcext:value-type="float">
            <text:p>304.5</text:p>
          </table:table-cell>
          <table:table-cell office:value-type="float" office:value="87.6436620150865" calcext:value-type="float">
            <text:p>87.6436620150865</text:p>
          </table:table-cell>
          <table:table-cell office:value-type="float" office:value="927.5" calcext:value-type="float">
            <text:p>927.5</text:p>
          </table:table-cell>
          <table:table-cell office:value-type="float" office:value="1517.83333333333" calcext:value-type="float">
            <text:p>1517.83333333333</text:p>
          </table:table-cell>
          <table:table-cell office:value-type="float" office:value="1717.33333333333" calcext:value-type="float">
            <text:p>1717.33333333333</text:p>
          </table:table-cell>
          <table:table-cell office:value-type="float" office:value="99.943748336099" calcext:value-type="float">
            <text:p>99.943748336099</text:p>
          </table:table-cell>
          <table:table-cell office:value-type="float" office:value="33.9903428819444" calcext:value-type="float">
            <text:p>33.9903428819444</text:p>
          </table:table-cell>
          <table:table-cell office:value-type="float" office:value="9.96479600694445" calcext:value-type="float">
            <text:p>9.96479600694445</text:p>
          </table:table-cell>
          <table:table-cell office:value-type="float" office:value="0.850416666666667" calcext:value-type="float">
            <text:p>0.850416666666667</text:p>
          </table:table-cell>
          <table:table-cell office:value-type="float" office:value="83.2142361111111" calcext:value-type="float">
            <text:p>83.2142361111111</text:p>
          </table:table-cell>
          <table:table-cell office:value-type="float" office:value="357.607638888889" calcext:value-type="float">
            <text:p>357.607638888889</text:p>
          </table:table-cell>
          <table:table-cell/>
          <table:table-cell office:value-type="float" office:value="11.4600766283525" calcext:value-type="float">
            <text:p>11.4600766283525</text:p>
          </table:table-cell>
          <table:table-cell office:value-type="float" office:value="99.1990421455939" calcext:value-type="float">
            <text:p>99.1990421455939</text:p>
          </table:table-cell>
          <table:table-cell/>
          <table:table-cell office:value-type="float" office:value="82.7356589937145" calcext:value-type="float">
            <text:p>82.7356589937145</text:p>
          </table:table-cell>
          <table:table-cell office:value-type="float" office:value="344.952604166667" calcext:value-type="float">
            <text:p>344.952604166667</text:p>
          </table:table-cell>
          <table:table-cell office:value-type="float" office:value="2740.45091145833" calcext:value-type="float">
            <text:p>2740.45091145833</text:p>
          </table:table-cell>
          <table:table-cell office:value-type="float" office:value="169.411901735454" calcext:value-type="float">
            <text:p>169.411901735454</text:p>
          </table:table-cell>
          <table:table-cell office:value-type="float" office:value="11.4993103448276" calcext:value-type="float">
            <text:p>11.4993103448276</text:p>
          </table:table-cell>
          <table:table-cell office:value-type="float" office:value="708.237337164751" calcext:value-type="float">
            <text:p>708.237337164751</text:p>
          </table:table-cell>
          <table:table-cell office:value-type="float" office:value="5460.75424243473" calcext:value-type="float">
            <text:p>5460.75424243473</text:p>
          </table:table-cell>
          <table:table-cell office:value-type="float" office:value="617.548177083333" calcext:value-type="float">
            <text:p>617.548177083333</text:p>
          </table:table-cell>
          <table:table-cell office:value-type="float" office:value="135.007486979167" calcext:value-type="float">
            <text:p>135.007486979167</text:p>
          </table:table-cell>
          <table:table-cell office:value-type="float" office:value="273.167317708333" calcext:value-type="float">
            <text:p>273.167317708333</text:p>
          </table:table-cell>
          <table:table-cell office:value-type="float" office:value="0.6482485" calcext:value-type="float">
            <text:p>0.6482485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office:value-type="float" office:value="98.9149305555555" calcext:value-type="float">
            <text:p>98.9149305555555</text:p>
          </table:table-cell>
          <table:table-cell office:value-type="float" office:value="71.3333333333333" calcext:value-type="float">
            <text:p>71.3333333333333</text:p>
          </table:table-cell>
          <table:table-cell office:value-type="float" office:value="156" calcext:value-type="float">
            <text:p>156</text:p>
          </table:table-cell>
          <table:table-cell office:value-type="float" office:value="243.166666666667" calcext:value-type="float">
            <text:p>243.166666666667</text:p>
          </table:table-cell>
          <table:table-cell office:value-type="float" office:value="94.887883185882" calcext:value-type="float">
            <text:p>94.887883185882</text:p>
          </table:table-cell>
          <table:table-cell office:value-type="float" office:value="3351" calcext:value-type="float">
            <text:p>3351</text:p>
          </table:table-cell>
          <table:table-cell office:value-type="float" office:value="6635.66666666667" calcext:value-type="float">
            <text:p>6635.66666666667</text:p>
          </table:table-cell>
          <table:table-cell office:value-type="float" office:value="8146.5" calcext:value-type="float">
            <text:p>8146.5</text:p>
          </table:table-cell>
          <table:table-cell office:value-type="float" office:value="15.5173432541785" calcext:value-type="float">
            <text:p>15.5173432541785</text:p>
          </table:table-cell>
          <table:table-cell office:value-type="float" office:value="24.9856640625" calcext:value-type="float">
            <text:p>24.9856640625</text:p>
          </table:table-cell>
          <table:table-cell office:value-type="float" office:value="2.58333333333333" calcext:value-type="float">
            <text:p>2.58333333333333</text:p>
          </table:table-cell>
          <table:table-cell office:value-type="float" office:value="0.162986111111111" calcext:value-type="float">
            <text:p>0.162986111111111</text:p>
          </table:table-cell>
          <table:table-cell office:value-type="float" office:value="82.7495225694445" calcext:value-type="float">
            <text:p>82.7495225694445</text:p>
          </table:table-cell>
          <table:table-cell office:value-type="float" office:value="337.727864583333" calcext:value-type="float">
            <text:p>337.727864583333</text:p>
          </table:table-cell>
          <table:table-cell/>
          <table:table-cell office:value-type="float" office:value="101.498275862069" calcext:value-type="float">
            <text:p>101.498275862069</text:p>
          </table:table-cell>
          <table:table-cell office:value-type="float" office:value="121.416475095785" calcext:value-type="float">
            <text:p>121.416475095785</text:p>
          </table:table-cell>
          <table:table-cell/>
          <table:table-cell office:value-type="float" office:value="81.0479689923213" calcext:value-type="float">
            <text:p>81.0479689923213</text:p>
          </table:table-cell>
          <table:table-cell office:value-type="float" office:value="343.080381944444" calcext:value-type="float">
            <text:p>343.080381944444</text:p>
          </table:table-cell>
          <table:table-cell office:value-type="float" office:value="2669.62430555555" calcext:value-type="float">
            <text:p>2669.62430555555</text:p>
          </table:table-cell>
          <table:table-cell office:value-type="float" office:value="128.124703403682" calcext:value-type="float">
            <text:p>128.124703403682</text:p>
          </table:table-cell>
          <table:table-cell office:value-type="float" office:value="106.260536398467" calcext:value-type="float">
            <text:p>106.260536398467</text:p>
          </table:table-cell>
          <table:table-cell office:value-type="float" office:value="741.434444444444" calcext:value-type="float">
            <text:p>741.434444444444</text:p>
          </table:table-cell>
          <table:table-cell office:value-type="float" office:value="4039.08537125705" calcext:value-type="float">
            <text:p>4039.08537125705</text:p>
          </table:table-cell>
          <table:table-cell office:value-type="float" office:value="272.277018229167" calcext:value-type="float">
            <text:p>272.277018229167</text:p>
          </table:table-cell>
          <table:table-cell office:value-type="float" office:value="134.7548828125" calcext:value-type="float">
            <text:p>134.7548828125</text:p>
          </table:table-cell>
          <table:table-cell office:value-type="float" office:value="272.374348958333" calcext:value-type="float">
            <text:p>272.374348958333</text:p>
          </table:table-cell>
          <table:table-cell office:value-type="float" office:value="1.259802" calcext:value-type="float">
            <text:p>1.259802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office:value-type="float" office:value="93.9670138888889" calcext:value-type="float">
            <text:p>93.9670138888889</text:p>
          </table:table-cell>
          <table:table-cell office:value-type="float" office:value="119.166666666667" calcext:value-type="float">
            <text:p>119.166666666667</text:p>
          </table:table-cell>
          <table:table-cell office:value-type="float" office:value="300" calcext:value-type="float">
            <text:p>300</text:p>
          </table:table-cell>
          <table:table-cell office:value-type="float" office:value="408.333333333333" calcext:value-type="float">
            <text:p>408.333333333333</text:p>
          </table:table-cell>
          <table:table-cell office:value-type="float" office:value="67.2031332789979" calcext:value-type="float">
            <text:p>67.2031332789979</text:p>
          </table:table-cell>
          <table:table-cell office:value-type="float" office:value="1091.16666666667" calcext:value-type="float">
            <text:p>1091.16666666667</text:p>
          </table:table-cell>
          <table:table-cell office:value-type="float" office:value="1743.16666666667" calcext:value-type="float">
            <text:p>1743.16666666667</text:p>
          </table:table-cell>
          <table:table-cell office:value-type="float" office:value="1969.16666666667" calcext:value-type="float">
            <text:p>1969.16666666667</text:p>
          </table:table-cell>
          <table:table-cell office:value-type="float" office:value="99.9820134056419" calcext:value-type="float">
            <text:p>99.9820134056419</text:p>
          </table:table-cell>
          <table:table-cell office:value-type="float" office:value="55.3887803819445" calcext:value-type="float">
            <text:p>55.3887803819445</text:p>
          </table:table-cell>
          <table:table-cell office:value-type="float" office:value="36.8050694444444" calcext:value-type="float">
            <text:p>36.8050694444444</text:p>
          </table:table-cell>
          <table:table-cell office:value-type="float" office:value="6.64607638888889" calcext:value-type="float">
            <text:p>6.64607638888889</text:p>
          </table:table-cell>
          <table:table-cell office:value-type="float" office:value="90.0470052083334" calcext:value-type="float">
            <text:p>90.0470052083334</text:p>
          </table:table-cell>
          <table:table-cell office:value-type="float" office:value="355.065104166667" calcext:value-type="float">
            <text:p>355.065104166667</text:p>
          </table:table-cell>
          <table:table-cell/>
          <table:table-cell office:value-type="float" office:value="29.9019731800766" calcext:value-type="float">
            <text:p>29.9019731800766</text:p>
          </table:table-cell>
          <table:table-cell office:value-type="float" office:value="146.07183908046" calcext:value-type="float">
            <text:p>146.07183908046</text:p>
          </table:table-cell>
          <table:table-cell/>
          <table:table-cell office:value-type="float" office:value="82.2560457050159" calcext:value-type="float">
            <text:p>82.2560457050159</text:p>
          </table:table-cell>
          <table:table-cell office:value-type="float" office:value="371.407291666666" calcext:value-type="float">
            <text:p>371.407291666666</text:p>
          </table:table-cell>
          <table:table-cell office:value-type="float" office:value="2725.84895833333" calcext:value-type="float">
            <text:p>2725.84895833333</text:p>
          </table:table-cell>
          <table:table-cell office:value-type="float" office:value="74.9774748928835" calcext:value-type="float">
            <text:p>74.9774748928835</text:p>
          </table:table-cell>
          <table:table-cell office:value-type="float" office:value="29.6637164750958" calcext:value-type="float">
            <text:p>29.6637164750958</text:p>
          </table:table-cell>
          <table:table-cell office:value-type="float" office:value="775.320727969349" calcext:value-type="float">
            <text:p>775.320727969349</text:p>
          </table:table-cell>
          <table:table-cell office:value-type="float" office:value="2445.0872381054" calcext:value-type="float">
            <text:p>2445.0872381054</text:p>
          </table:table-cell>
          <table:table-cell office:value-type="float" office:value="766.3955078125" calcext:value-type="float">
            <text:p>766.3955078125</text:p>
          </table:table-cell>
          <table:table-cell office:value-type="float" office:value="132.691731770833" calcext:value-type="float">
            <text:p>132.691731770833</text:p>
          </table:table-cell>
          <table:table-cell office:value-type="float" office:value="262.616536458333" calcext:value-type="float">
            <text:p>262.616536458333</text:p>
          </table:table-cell>
          <table:table-cell office:value-type="float" office:value="0.7342015" calcext:value-type="float">
            <text:p>0.7342015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true</text:p>
          </table:table-cell>
          <table:table-cell office:value-type="float" office:value="144" calcext:value-type="float">
            <text:p>144</text:p>
          </table:table-cell>
          <table:table-cell office:value-type="float" office:value="19.0972222222222" calcext:value-type="float">
            <text:p>19.0972222222222</text:p>
          </table:table-cell>
          <table:table-cell office:value-type="float" office:value="1430.5" calcext:value-type="float">
            <text:p>1430.5</text:p>
          </table:table-cell>
          <table:table-cell office:value-type="float" office:value="3930.5" calcext:value-type="float">
            <text:p>3930.5</text:p>
          </table:table-cell>
          <table:table-cell office:value-type="float" office:value="6474.33333333333" calcext:value-type="float">
            <text:p>6474.33333333333</text:p>
          </table:table-cell>
          <table:table-cell office:value-type="float" office:value="8.71883480914931" calcext:value-type="float">
            <text:p>8.71883480914931</text:p>
          </table:table-cell>
          <table:table-cell office:value-type="float" office:value="12077.1666666667" calcext:value-type="float">
            <text:p>12077.1666666667</text:p>
          </table:table-cell>
          <table:table-cell office:value-type="float" office:value="43135" calcext:value-type="float">
            <text:p>43135</text:p>
          </table:table-cell>
          <table:table-cell office:value-type="float" office:value="49634.1666666667" calcext:value-type="float">
            <text:p>49634.1666666667</text:p>
          </table:table-cell>
          <table:table-cell office:value-type="float" office:value="2.1238764127901" calcext:value-type="float">
            <text:p>2.1238764127901</text:p>
          </table:table-cell>
          <table:table-cell office:value-type="float" office:value="95.3137847222222" calcext:value-type="float">
            <text:p>95.3137847222222</text:p>
          </table:table-cell>
          <table:table-cell office:value-type="float" office:value="92.7931365740741" calcext:value-type="float">
            <text:p>92.7931365740741</text:p>
          </table:table-cell>
          <table:table-cell office:value-type="float" office:value="84.5131674382716" calcext:value-type="float">
            <text:p>84.5131674382716</text:p>
          </table:table-cell>
          <table:table-cell office:value-type="float" office:value="98.4625385802469" calcext:value-type="float">
            <text:p>98.4625385802469</text:p>
          </table:table-cell>
          <table:table-cell office:value-type="float" office:value="528.030092592593" calcext:value-type="float">
            <text:p>528.030092592593</text:p>
          </table:table-cell>
          <table:table-cell/>
          <table:table-cell office:value-type="float" office:value="6.19222222222222" calcext:value-type="float">
            <text:p>6.19222222222222</text:p>
          </table:table-cell>
          <table:table-cell office:value-type="float" office:value="185.616666666667" calcext:value-type="float">
            <text:p>185.616666666667</text:p>
          </table:table-cell>
          <table:table-cell/>
          <table:table-cell office:value-type="float" office:value="62.0467497318021" calcext:value-type="float">
            <text:p>62.0467497318021</text:p>
          </table:table-cell>
          <table:table-cell office:value-type="float" office:value="399.002160493829" calcext:value-type="float">
            <text:p>399.002160493829</text:p>
          </table:table-cell>
          <table:table-cell office:value-type="float" office:value="3424.53580246914" calcext:value-type="float">
            <text:p>3424.53580246914</text:p>
          </table:table-cell>
          <table:table-cell office:value-type="float" office:value="554.723354027691" calcext:value-type="float">
            <text:p>554.723354027691</text:p>
          </table:table-cell>
          <table:table-cell office:value-type="float" office:value="14.3522222222222" calcext:value-type="float">
            <text:p>14.3522222222222</text:p>
          </table:table-cell>
          <table:table-cell office:value-type="float" office:value="889.5" calcext:value-type="float">
            <text:p>889.5</text:p>
          </table:table-cell>
          <table:table-cell office:value-type="float" office:value="19185.1227757916" calcext:value-type="float">
            <text:p>19185.1227757916</text:p>
          </table:table-cell>
          <table:table-cell office:value-type="float" office:value="1654.69075520833" calcext:value-type="float">
            <text:p>1654.69075520833</text:p>
          </table:table-cell>
          <table:table-cell office:value-type="float" office:value="46.4713541666667" calcext:value-type="float">
            <text:p>46.4713541666667</text:p>
          </table:table-cell>
          <table:table-cell office:value-type="float" office:value="217.362955729167" calcext:value-type="float">
            <text:p>217.362955729167</text:p>
          </table:table-cell>
          <table:table-cell office:value-type="float" office:value="0.9136695" calcext:value-type="float">
            <text:p>0.9136695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true</text:p>
          </table:table-cell>
          <table:table-cell office:value-type="float" office:value="144" calcext:value-type="float">
            <text:p>144</text:p>
          </table:table-cell>
          <table:table-cell office:value-type="float" office:value="92.6311728395062" calcext:value-type="float">
            <text:p>92.6311728395062</text:p>
          </table:table-cell>
          <table:table-cell office:value-type="float" office:value="101.333333333333" calcext:value-type="float">
            <text:p>101.333333333333</text:p>
          </table:table-cell>
          <table:table-cell office:value-type="float" office:value="353.666666666667" calcext:value-type="float">
            <text:p>353.666666666667</text:p>
          </table:table-cell>
          <table:table-cell office:value-type="float" office:value="491.166666666667" calcext:value-type="float">
            <text:p>491.166666666667</text:p>
          </table:table-cell>
          <table:table-cell office:value-type="float" office:value="72.3269972119018" calcext:value-type="float">
            <text:p>72.3269972119018</text:p>
          </table:table-cell>
          <table:table-cell office:value-type="float" office:value="1203.33333333333" calcext:value-type="float">
            <text:p>1203.33333333333</text:p>
          </table:table-cell>
          <table:table-cell office:value-type="float" office:value="2149" calcext:value-type="float">
            <text:p>2149</text:p>
          </table:table-cell>
          <table:table-cell office:value-type="float" office:value="7184.16666666667" calcext:value-type="float">
            <text:p>7184.16666666667</text:p>
          </table:table-cell>
          <table:table-cell office:value-type="float" office:value="96.9272479000423" calcext:value-type="float">
            <text:p>96.9272479000423</text:p>
          </table:table-cell>
          <table:table-cell office:value-type="float" office:value="47.8705015432099" calcext:value-type="float">
            <text:p>47.8705015432099</text:p>
          </table:table-cell>
          <table:table-cell office:value-type="float" office:value="27.9256905864198" calcext:value-type="float">
            <text:p>27.9256905864198</text:p>
          </table:table-cell>
          <table:table-cell office:value-type="float" office:value="10.1203395061728" calcext:value-type="float">
            <text:p>10.1203395061728</text:p>
          </table:table-cell>
          <table:table-cell office:value-type="float" office:value="87.996026234568" calcext:value-type="float">
            <text:p>87.996026234568</text:p>
          </table:table-cell>
          <table:table-cell office:value-type="float" office:value="369.059413580247" calcext:value-type="float">
            <text:p>369.059413580247</text:p>
          </table:table-cell>
          <table:table-cell/>
          <table:table-cell office:value-type="float" office:value="15.2561111111111" calcext:value-type="float">
            <text:p>15.2561111111111</text:p>
          </table:table-cell>
          <table:table-cell office:value-type="float" office:value="168.6" calcext:value-type="float">
            <text:p>168.6</text:p>
          </table:table-cell>
          <table:table-cell/>
          <table:table-cell office:value-type="float" office:value="83.4361498989097" calcext:value-type="float">
            <text:p>83.4361498989097</text:p>
          </table:table-cell>
          <table:table-cell office:value-type="float" office:value="363.133333333333" calcext:value-type="float">
            <text:p>363.133333333333</text:p>
          </table:table-cell>
          <table:table-cell office:value-type="float" office:value="2829.90343364197" calcext:value-type="float">
            <text:p>2829.90343364197</text:p>
          </table:table-cell>
          <table:table-cell office:value-type="float" office:value="998.758034622738" calcext:value-type="float">
            <text:p>998.758034622738</text:p>
          </table:table-cell>
          <table:table-cell office:value-type="float" office:value="28.8044444444444" calcext:value-type="float">
            <text:p>28.8044444444444</text:p>
          </table:table-cell>
          <table:table-cell office:value-type="float" office:value="795.526666666667" calcext:value-type="float">
            <text:p>795.526666666667</text:p>
          </table:table-cell>
          <table:table-cell office:value-type="float" office:value="34952.1418472618" calcext:value-type="float">
            <text:p>34952.1418472618</text:p>
          </table:table-cell>
          <table:table-cell office:value-type="float" office:value="702.284830729167" calcext:value-type="float">
            <text:p>702.284830729167</text:p>
          </table:table-cell>
          <table:table-cell office:value-type="float" office:value="153.103190104167" calcext:value-type="float">
            <text:p>153.103190104167</text:p>
          </table:table-cell>
          <table:table-cell office:value-type="float" office:value="313.554361979167" calcext:value-type="float">
            <text:p>313.554361979167</text:p>
          </table:table-cell>
          <table:table-cell office:value-type="float" office:value="0.822142" calcext:value-type="float">
            <text:p>0.822142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true</text:p>
          </table:table-cell>
          <table:table-cell office:value-type="float" office:value="144" calcext:value-type="float">
            <text:p>144</text:p>
          </table:table-cell>
          <table:table-cell office:value-type="float" office:value="96.0262345679012" calcext:value-type="float">
            <text:p>96.0262345679012</text:p>
          </table:table-cell>
          <table:table-cell office:value-type="float" office:value="102.333333333333" calcext:value-type="float">
            <text:p>102.333333333333</text:p>
          </table:table-cell>
          <table:table-cell office:value-type="float" office:value="324.5" calcext:value-type="float">
            <text:p>324.5</text:p>
          </table:table-cell>
          <table:table-cell office:value-type="float" office:value="442.5" calcext:value-type="float">
            <text:p>442.5</text:p>
          </table:table-cell>
          <table:table-cell office:value-type="float" office:value="73.7230167792586" calcext:value-type="float">
            <text:p>73.7230167792586</text:p>
          </table:table-cell>
          <table:table-cell office:value-type="float" office:value="1061.33333333333" calcext:value-type="float">
            <text:p>1061.33333333333</text:p>
          </table:table-cell>
          <table:table-cell office:value-type="float" office:value="1790.66666666667" calcext:value-type="float">
            <text:p>1790.66666666667</text:p>
          </table:table-cell>
          <table:table-cell office:value-type="float" office:value="2082.16666666667" calcext:value-type="float">
            <text:p>2082.16666666667</text:p>
          </table:table-cell>
          <table:table-cell office:value-type="float" office:value="99.8861805625234" calcext:value-type="float">
            <text:p>99.8861805625234</text:p>
          </table:table-cell>
          <table:table-cell office:value-type="float" office:value="46.8732175925926" calcext:value-type="float">
            <text:p>46.8732175925926</text:p>
          </table:table-cell>
          <table:table-cell office:value-type="float" office:value="24.6006442901235" calcext:value-type="float">
            <text:p>24.6006442901235</text:p>
          </table:table-cell>
          <table:table-cell office:value-type="float" office:value="6.08766589506173" calcext:value-type="float">
            <text:p>6.08766589506173</text:p>
          </table:table-cell>
          <table:table-cell office:value-type="float" office:value="86.9699845679012" calcext:value-type="float">
            <text:p>86.9699845679012</text:p>
          </table:table-cell>
          <table:table-cell office:value-type="float" office:value="372.049382716049" calcext:value-type="float">
            <text:p>372.049382716049</text:p>
          </table:table-cell>
          <table:table-cell/>
          <table:table-cell office:value-type="float" office:value="12.78" calcext:value-type="float">
            <text:p>12.78</text:p>
          </table:table-cell>
          <table:table-cell office:value-type="float" office:value="99.5833333333333" calcext:value-type="float">
            <text:p>99.5833333333333</text:p>
          </table:table-cell>
          <table:table-cell/>
          <table:table-cell office:value-type="float" office:value="85.9734410048196" calcext:value-type="float">
            <text:p>85.9734410048196</text:p>
          </table:table-cell>
          <table:table-cell office:value-type="float" office:value="359.759567901235" calcext:value-type="float">
            <text:p>359.759567901235</text:p>
          </table:table-cell>
          <table:table-cell office:value-type="float" office:value="2820.57530864198" calcext:value-type="float">
            <text:p>2820.57530864198</text:p>
          </table:table-cell>
          <table:table-cell office:value-type="float" office:value="181.004836575341" calcext:value-type="float">
            <text:p>181.004836575341</text:p>
          </table:table-cell>
          <table:table-cell office:value-type="float" office:value="14.1177777777778" calcext:value-type="float">
            <text:p>14.1177777777778</text:p>
          </table:table-cell>
          <table:table-cell office:value-type="float" office:value="713.122777777778" calcext:value-type="float">
            <text:p>713.122777777778</text:p>
          </table:table-cell>
          <table:table-cell office:value-type="float" office:value="6548.76899450472" calcext:value-type="float">
            <text:p>6548.76899450472</text:p>
          </table:table-cell>
          <table:table-cell office:value-type="float" office:value="706.029947916667" calcext:value-type="float">
            <text:p>706.029947916667</text:p>
          </table:table-cell>
          <table:table-cell office:value-type="float" office:value="154.720052083333" calcext:value-type="float">
            <text:p>154.720052083333</text:p>
          </table:table-cell>
          <table:table-cell office:value-type="float" office:value="315.785481770833" calcext:value-type="float">
            <text:p>315.785481770833</text:p>
          </table:table-cell>
          <table:table-cell office:value-type="float" office:value="0.7864125" calcext:value-type="float">
            <text:p>0.7864125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true</text:p>
          </table:table-cell>
          <table:table-cell office:value-type="float" office:value="144" calcext:value-type="float">
            <text:p>144</text:p>
          </table:table-cell>
          <table:table-cell office:value-type="float" office:value="97.8780864197531" calcext:value-type="float">
            <text:p>97.8780864197531</text:p>
          </table:table-cell>
          <table:table-cell office:value-type="float" office:value="93.6666666666667" calcext:value-type="float">
            <text:p>93.6666666666667</text:p>
          </table:table-cell>
          <table:table-cell office:value-type="float" office:value="233.166666666667" calcext:value-type="float">
            <text:p>233.166666666667</text:p>
          </table:table-cell>
          <table:table-cell office:value-type="float" office:value="329.666666666667" calcext:value-type="float">
            <text:p>329.666666666667</text:p>
          </table:table-cell>
          <table:table-cell office:value-type="float" office:value="85.9976640332244" calcext:value-type="float">
            <text:p>85.9976640332244</text:p>
          </table:table-cell>
          <table:table-cell office:value-type="float" office:value="4396.16666666667" calcext:value-type="float">
            <text:p>4396.16666666667</text:p>
          </table:table-cell>
          <table:table-cell office:value-type="float" office:value="8290.16666666667" calcext:value-type="float">
            <text:p>8290.16666666667</text:p>
          </table:table-cell>
          <table:table-cell office:value-type="float" office:value="10430.1666666667" calcext:value-type="float">
            <text:p>10430.1666666667</text:p>
          </table:table-cell>
          <table:table-cell office:value-type="float" office:value="0.145404330903564" calcext:value-type="float">
            <text:p>0.145404330903564</text:p>
          </table:table-cell>
          <table:table-cell office:value-type="float" office:value="35.7537037037037" calcext:value-type="float">
            <text:p>35.7537037037037</text:p>
          </table:table-cell>
          <table:table-cell office:value-type="float" office:value="7.5111612654321" calcext:value-type="float">
            <text:p>7.5111612654321</text:p>
          </table:table-cell>
          <table:table-cell office:value-type="float" office:value="0.65147762345679" calcext:value-type="float">
            <text:p>0.65147762345679</text:p>
          </table:table-cell>
          <table:table-cell office:value-type="float" office:value="85.5657021604938" calcext:value-type="float">
            <text:p>85.5657021604938</text:p>
          </table:table-cell>
          <table:table-cell office:value-type="float" office:value="348.204861111111" calcext:value-type="float">
            <text:p>348.204861111111</text:p>
          </table:table-cell>
          <table:table-cell/>
          <table:table-cell office:value-type="float" office:value="101.927222222222" calcext:value-type="float">
            <text:p>101.927222222222</text:p>
          </table:table-cell>
          <table:table-cell office:value-type="float" office:value="121.611111111111" calcext:value-type="float">
            <text:p>121.611111111111</text:p>
          </table:table-cell>
          <table:table-cell/>
          <table:table-cell office:value-type="float" office:value="83.1619104670211" calcext:value-type="float">
            <text:p>83.1619104670211</text:p>
          </table:table-cell>
          <table:table-cell office:value-type="float" office:value="353.872530864197" calcext:value-type="float">
            <text:p>353.872530864197</text:p>
          </table:table-cell>
          <table:table-cell office:value-type="float" office:value="2700.16419753086" calcext:value-type="float">
            <text:p>2700.16419753086</text:p>
          </table:table-cell>
          <table:table-cell office:value-type="float" office:value="115.920198545553" calcext:value-type="float">
            <text:p>115.920198545553</text:p>
          </table:table-cell>
          <table:table-cell office:value-type="float" office:value="106.15" calcext:value-type="float">
            <text:p>106.15</text:p>
          </table:table-cell>
          <table:table-cell office:value-type="float" office:value="738.835555555555" calcext:value-type="float">
            <text:p>738.835555555555</text:p>
          </table:table-cell>
          <table:table-cell office:value-type="float" office:value="4103.06917115792" calcext:value-type="float">
            <text:p>4103.06917115792</text:p>
          </table:table-cell>
          <table:table-cell office:value-type="float" office:value="314.89453125" calcext:value-type="float">
            <text:p>314.89453125</text:p>
          </table:table-cell>
          <table:table-cell office:value-type="float" office:value="154.3720703125" calcext:value-type="float">
            <text:p>154.3720703125</text:p>
          </table:table-cell>
          <table:table-cell office:value-type="float" office:value="314.8662109375" calcext:value-type="float">
            <text:p>314.8662109375</text:p>
          </table:table-cell>
          <table:table-cell office:value-type="float" office:value="0.6911" calcext:value-type="float">
            <text:p>0.6911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true</text:p>
          </table:table-cell>
          <table:table-cell office:value-type="float" office:value="144" calcext:value-type="float">
            <text:p>144</text:p>
          </table:table-cell>
          <table:table-cell office:value-type="float" office:value="85.108024691358" calcext:value-type="float">
            <text:p>85.108024691358</text:p>
          </table:table-cell>
          <table:table-cell office:value-type="float" office:value="123.833333333333" calcext:value-type="float">
            <text:p>123.833333333333</text:p>
          </table:table-cell>
          <table:table-cell office:value-type="float" office:value="410.833333333333" calcext:value-type="float">
            <text:p>410.833333333333</text:p>
          </table:table-cell>
          <table:table-cell office:value-type="float" office:value="557.166666666667" calcext:value-type="float">
            <text:p>557.166666666667</text:p>
          </table:table-cell>
          <table:table-cell office:value-type="float" office:value="58.4280703333558" calcext:value-type="float">
            <text:p>58.4280703333558</text:p>
          </table:table-cell>
          <table:table-cell office:value-type="float" office:value="1269.66666666667" calcext:value-type="float">
            <text:p>1269.66666666667</text:p>
          </table:table-cell>
          <table:table-cell office:value-type="float" office:value="2028.66666666667" calcext:value-type="float">
            <text:p>2028.66666666667</text:p>
          </table:table-cell>
          <table:table-cell office:value-type="float" office:value="2347.5" calcext:value-type="float">
            <text:p>2347.5</text:p>
          </table:table-cell>
          <table:table-cell office:value-type="float" office:value="99.5012558160648" calcext:value-type="float">
            <text:p>99.5012558160648</text:p>
          </table:table-cell>
          <table:table-cell office:value-type="float" office:value="62.5850540123457" calcext:value-type="float">
            <text:p>62.5850540123457</text:p>
          </table:table-cell>
          <table:table-cell office:value-type="float" office:value="47.9762731481481" calcext:value-type="float">
            <text:p>47.9762731481481</text:p>
          </table:table-cell>
          <table:table-cell office:value-type="float" office:value="19.972075617284" calcext:value-type="float">
            <text:p>19.972075617284</text:p>
          </table:table-cell>
          <table:table-cell office:value-type="float" office:value="91.9035108024691" calcext:value-type="float">
            <text:p>91.9035108024691</text:p>
          </table:table-cell>
          <table:table-cell office:value-type="float" office:value="369.239197530864" calcext:value-type="float">
            <text:p>369.239197530864</text:p>
          </table:table-cell>
          <table:table-cell/>
          <table:table-cell office:value-type="float" office:value="35.5277777777778" calcext:value-type="float">
            <text:p>35.5277777777778</text:p>
          </table:table-cell>
          <table:table-cell office:value-type="float" office:value="164.588888888889" calcext:value-type="float">
            <text:p>164.588888888889</text:p>
          </table:table-cell>
          <table:table-cell/>
          <table:table-cell office:value-type="float" office:value="85.2475685293993" calcext:value-type="float">
            <text:p>85.2475685293993</text:p>
          </table:table-cell>
          <table:table-cell office:value-type="float" office:value="378.947222222222" calcext:value-type="float">
            <text:p>378.947222222222</text:p>
          </table:table-cell>
          <table:table-cell office:value-type="float" office:value="2797.4706404321" calcext:value-type="float">
            <text:p>2797.4706404321</text:p>
          </table:table-cell>
          <table:table-cell office:value-type="float" office:value="78.1538891491676" calcext:value-type="float">
            <text:p>78.1538891491676</text:p>
          </table:table-cell>
          <table:table-cell office:value-type="float" office:value="38.0777777777778" calcext:value-type="float">
            <text:p>38.0777777777778</text:p>
          </table:table-cell>
          <table:table-cell office:value-type="float" office:value="795.209444444444" calcext:value-type="float">
            <text:p>795.209444444444</text:p>
          </table:table-cell>
          <table:table-cell office:value-type="float" office:value="2858.36135799372" calcext:value-type="float">
            <text:p>2858.36135799372</text:p>
          </table:table-cell>
          <table:table-cell office:value-type="float" office:value="866.4248046875" calcext:value-type="float">
            <text:p>866.4248046875</text:p>
          </table:table-cell>
          <table:table-cell office:value-type="float" office:value="150.091796875" calcext:value-type="float">
            <text:p>150.091796875</text:p>
          </table:table-cell>
          <table:table-cell office:value-type="float" office:value="299.778645833333" calcext:value-type="float">
            <text:p>299.778645833333</text:p>
          </table:table-cell>
          <table:table-cell office:value-type="float" office:value="0.7028695" calcext:value-type="float">
            <text:p>0.7028695</text:p>
          </table:table-cell>
        </table:table-row>
      </table:table>
      <table:table table:name="Throughput" table:style-name="ta1">
        <table:shapes>
          <draw:frame draw:z-index="0" draw:style-name="gr1" draw:text-style-name="P1" svg:width="5.0488in" svg:height="2.4469in" svg:x="6.5917in" svg:y="0in">
            <draw:object draw:notify-on-update-of-ranges="Throughput.A3:Throughput.A11 Throughput.B2:Throughput.B2 Throughput.B3:Throughput.B11 Throughput.A3:Throughput.A11 Throughput.C2:Throughput.C2 Throughput.C3:Throughput.C11 Throughput.A3:Throughput.A11 Throughput.D2:Throughput.D2 Throughput.D3:Throughput.D11 Throughput.A3:Throughput.A11 Throughput.E2:Throughput.E2 Throughput.E3:Throughput.E11 Throughput.A3:Throughput.A11 Throughput.F2:Throughput.F2 Throughput.F3:Throughput.F11 Throughput.A3:Throughput.A11 Throughput.G2:Throughput.G2 Throughput.G3:Throughput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6" table:default-cell-style-name="Default"/>
        <table:table-column table:style-name="co23" table:number-columns-repeated="5" table:default-cell-style-name="Default"/>
        <table:table-row table:style-name="ro1">
          <table:table-cell office:value-type="string" calcext:value-type="string">
            <text:p>Throughput (% offered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Users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GDoc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HLOOKUP([.$A$1]; [$data.$A$1:$data.$AMJ$1048576]; MATCH(1; ([$data.$B$1:$data.$B$100]=[.$A3])*(LOWER([$data.$C$1:$data.$C$100])=LOWER([.B$2])); 0); 0)" office:value-type="float" office:value="100" calcext:value-type="float">
            <text:p>100</text:p>
          </table:table-cell>
          <table:table-cell table:formula="of:=HLOOKUP([.$A$1]; [$data.$A$1:$data.$AMJ$1048576]; MATCH(1; ([$data.$B$1:$data.$B$100]=[.$A3])*(LOWER([$data.$C$1:$data.$C$100])=LOWER([.C$2])); 0); 0)" office:value-type="float" office:value="100" calcext:value-type="float">
            <text:p>100</text:p>
          </table:table-cell>
          <table:table-cell table:formula="of:=HLOOKUP([.$A$1]; [$data.$A$1:$data.$AMJ$1048576]; MATCH(1; ([$data.$B$1:$data.$B$100]=[.$A3])*(LOWER([$data.$C$1:$data.$C$100])=LOWER([.D$2])); 0); 0)" office:value-type="float" office:value="100" calcext:value-type="float">
            <text:p>100</text:p>
          </table:table-cell>
          <table:table-cell table:formula="of:=HLOOKUP([.$A$1]; [$data.$A$1:$data.$AMJ$1048576]; MATCH(1; ([$data.$B$1:$data.$B$100]=[.$A3])*(LOWER([$data.$C$1:$data.$C$100])=LOWER([.E$2])); 0); 0)" office:value-type="float" office:value="99.6527777777778" calcext:value-type="float">
            <text:p>99.6527777777778</text:p>
          </table:table-cell>
          <table:table-cell table:formula="of:=HLOOKUP([.$A$1]; [$data.$A$1:$data.$AMJ$1048576]; MATCH(1; ([$data.$B$1:$data.$B$100]=[.$A3])*(LOWER([$data.$C$1:$data.$C$100])=LOWER([.F$2])); 0); 0)" office:value-type="float" office:value="100" calcext:value-type="float">
            <text:p>100</text:p>
          </table:table-cell>
          <table:table-cell table:formula="of:=HLOOKUP([.$A$1]; [$data.$A$1:$data.$AMJ$1048576]; MATCH(1; ([$data.$B$1:$data.$B$100]=[.$A3])*(LOWER([$data.$C$1:$data.$C$100])=LOWER([.G$2])); 0); 0)" office:value-type="float" office:value="99.6527777777778" calcext:value-type="float">
            <text:p>99.65277777777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HLOOKUP([.$A$1]; [$data.$A$1:$data.$AMJ$1048576]; MATCH(1; ([$data.$B$1:$data.$B$100]=[.$A4])*(LOWER([$data.$C$1:$data.$C$100])=LOWER([.B$2])); 0); 0)" office:value-type="float" office:value="99.8263888888889" calcext:value-type="float">
            <text:p>99.8263888888889</text:p>
          </table:table-cell>
          <table:table-cell table:formula="of:=HLOOKUP([.$A$1]; [$data.$A$1:$data.$AMJ$1048576]; MATCH(1; ([$data.$B$1:$data.$B$100]=[.$A4])*(LOWER([$data.$C$1:$data.$C$100])=LOWER([.C$2])); 0); 0)" office:value-type="float" office:value="99.6527777777778" calcext:value-type="float">
            <text:p>99.6527777777778</text:p>
          </table:table-cell>
          <table:table-cell table:formula="of:=HLOOKUP([.$A$1]; [$data.$A$1:$data.$AMJ$1048576]; MATCH(1; ([$data.$B$1:$data.$B$100]=[.$A4])*(LOWER([$data.$C$1:$data.$C$100])=LOWER([.D$2])); 0); 0)" office:value-type="float" office:value="99.4791666666667" calcext:value-type="float">
            <text:p>99.4791666666667</text:p>
          </table:table-cell>
          <table:table-cell table:formula="of:=HLOOKUP([.$A$1]; [$data.$A$1:$data.$AMJ$1048576]; MATCH(1; ([$data.$B$1:$data.$B$100]=[.$A4])*(LOWER([$data.$C$1:$data.$C$100])=LOWER([.E$2])); 0); 0)" office:value-type="float" office:value="86.2847222222222" calcext:value-type="float">
            <text:p>86.2847222222222</text:p>
          </table:table-cell>
          <table:table-cell table:formula="of:=HLOOKUP([.$A$1]; [$data.$A$1:$data.$AMJ$1048576]; MATCH(1; ([$data.$B$1:$data.$B$100]=[.$A4])*(LOWER([$data.$C$1:$data.$C$100])=LOWER([.F$2])); 0); 0)" office:value-type="float" office:value="99.8263888888889" calcext:value-type="float">
            <text:p>99.8263888888889</text:p>
          </table:table-cell>
          <table:table-cell table:formula="of:=HLOOKUP([.$A$1]; [$data.$A$1:$data.$AMJ$1048576]; MATCH(1; ([$data.$B$1:$data.$B$100]=[.$A4])*(LOWER([$data.$C$1:$data.$C$100])=LOWER([.G$2])); 0); 0)" office:value-type="float" office:value="99.1319444444444" calcext:value-type="float">
            <text:p>99.13194444444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HLOOKUP([.$A$1]; [$data.$A$1:$data.$AMJ$1048576]; MATCH(1; ([$data.$B$1:$data.$B$100]=[.$A5])*(LOWER([$data.$C$1:$data.$C$100])=LOWER([.B$2])); 0); 0)" office:value-type="float" office:value="100" calcext:value-type="float">
            <text:p>100</text:p>
          </table:table-cell>
          <table:table-cell table:formula="of:=HLOOKUP([.$A$1]; [$data.$A$1:$data.$AMJ$1048576]; MATCH(1; ([$data.$B$1:$data.$B$100]=[.$A5])*(LOWER([$data.$C$1:$data.$C$100])=LOWER([.C$2])); 0); 0)" office:value-type="float" office:value="99.8842592592593" calcext:value-type="float">
            <text:p>99.8842592592593</text:p>
          </table:table-cell>
          <table:table-cell table:formula="of:=HLOOKUP([.$A$1]; [$data.$A$1:$data.$AMJ$1048576]; MATCH(1; ([$data.$B$1:$data.$B$100]=[.$A5])*(LOWER([$data.$C$1:$data.$C$100])=LOWER([.D$2])); 0); 0)" office:value-type="float" office:value="99.7685185185185" calcext:value-type="float">
            <text:p>99.7685185185185</text:p>
          </table:table-cell>
          <table:table-cell table:formula="of:=HLOOKUP([.$A$1]; [$data.$A$1:$data.$AMJ$1048576]; MATCH(1; ([$data.$B$1:$data.$B$100]=[.$A5])*(LOWER([$data.$C$1:$data.$C$100])=LOWER([.E$2])); 0); 0)" office:value-type="float" office:value="73.1481481481481" calcext:value-type="float">
            <text:p>73.1481481481481</text:p>
          </table:table-cell>
          <table:table-cell table:formula="of:=HLOOKUP([.$A$1]; [$data.$A$1:$data.$AMJ$1048576]; MATCH(1; ([$data.$B$1:$data.$B$100]=[.$A5])*(LOWER([$data.$C$1:$data.$C$100])=LOWER([.F$2])); 0); 0)" office:value-type="float" office:value="99.8842592592593" calcext:value-type="float">
            <text:p>99.8842592592593</text:p>
          </table:table-cell>
          <table:table-cell table:formula="of:=HLOOKUP([.$A$1]; [$data.$A$1:$data.$AMJ$1048576]; MATCH(1; ([$data.$B$1:$data.$B$100]=[.$A5])*(LOWER([$data.$C$1:$data.$C$100])=LOWER([.G$2])); 0); 0)" office:value-type="float" office:value="96.6435185185185" calcext:value-type="float">
            <text:p>96.64351851851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LOOKUP([.$A$1]; [$data.$A$1:$data.$AMJ$1048576]; MATCH(1; ([$data.$B$1:$data.$B$100]=[.$A6])*(LOWER([$data.$C$1:$data.$C$100])=LOWER([.B$2])); 0); 0)" office:value-type="float" office:value="99.5659722222222" calcext:value-type="float">
            <text:p>99.5659722222222</text:p>
          </table:table-cell>
          <table:table-cell table:formula="of:=HLOOKUP([.$A$1]; [$data.$A$1:$data.$AMJ$1048576]; MATCH(1; ([$data.$B$1:$data.$B$100]=[.$A6])*(LOWER([$data.$C$1:$data.$C$100])=LOWER([.C$2])); 0); 0)" office:value-type="float" office:value="99.5659722222222" calcext:value-type="float">
            <text:p>99.5659722222222</text:p>
          </table:table-cell>
          <table:table-cell table:formula="of:=HLOOKUP([.$A$1]; [$data.$A$1:$data.$AMJ$1048576]; MATCH(1; ([$data.$B$1:$data.$B$100]=[.$A6])*(LOWER([$data.$C$1:$data.$C$100])=LOWER([.D$2])); 0); 0)" office:value-type="float" office:value="99.7395833333333" calcext:value-type="float">
            <text:p>99.7395833333333</text:p>
          </table:table-cell>
          <table:table-cell table:formula="of:=HLOOKUP([.$A$1]; [$data.$A$1:$data.$AMJ$1048576]; MATCH(1; ([$data.$B$1:$data.$B$100]=[.$A6])*(LOWER([$data.$C$1:$data.$C$100])=LOWER([.E$2])); 0); 0)" office:value-type="float" office:value="47.0486111111111" calcext:value-type="float">
            <text:p>47.0486111111111</text:p>
          </table:table-cell>
          <table:table-cell table:formula="of:=HLOOKUP([.$A$1]; [$data.$A$1:$data.$AMJ$1048576]; MATCH(1; ([$data.$B$1:$data.$B$100]=[.$A6])*(LOWER([$data.$C$1:$data.$C$100])=LOWER([.F$2])); 0); 0)" office:value-type="float" office:value="99.7395833333333" calcext:value-type="float">
            <text:p>99.7395833333333</text:p>
          </table:table-cell>
          <table:table-cell table:formula="of:=HLOOKUP([.$A$1]; [$data.$A$1:$data.$AMJ$1048576]; MATCH(1; ([$data.$B$1:$data.$B$100]=[.$A6])*(LOWER([$data.$C$1:$data.$C$100])=LOWER([.G$2])); 0); 0)" office:value-type="float" office:value="97.3090277777778" calcext:value-type="float">
            <text:p>97.30902777777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LOOKUP([.$A$1]; [$data.$A$1:$data.$AMJ$1048576]; MATCH(1; ([$data.$B$1:$data.$B$100]=[.$A7])*(LOWER([$data.$C$1:$data.$C$100])=LOWER([.B$2])); 0); 0)" office:value-type="float" office:value="99.5138888888889" calcext:value-type="float">
            <text:p>99.5138888888889</text:p>
          </table:table-cell>
          <table:table-cell table:formula="of:=HLOOKUP([.$A$1]; [$data.$A$1:$data.$AMJ$1048576]; MATCH(1; ([$data.$B$1:$data.$B$100]=[.$A7])*(LOWER([$data.$C$1:$data.$C$100])=LOWER([.C$2])); 0); 0)" office:value-type="float" office:value="99.5833333333333" calcext:value-type="float">
            <text:p>99.5833333333333</text:p>
          </table:table-cell>
          <table:table-cell table:formula="of:=HLOOKUP([.$A$1]; [$data.$A$1:$data.$AMJ$1048576]; MATCH(1; ([$data.$B$1:$data.$B$100]=[.$A7])*(LOWER([$data.$C$1:$data.$C$100])=LOWER([.D$2])); 0); 0)" office:value-type="float" office:value="99.5138888888889" calcext:value-type="float">
            <text:p>99.5138888888889</text:p>
          </table:table-cell>
          <table:table-cell table:formula="of:=HLOOKUP([.$A$1]; [$data.$A$1:$data.$AMJ$1048576]; MATCH(1; ([$data.$B$1:$data.$B$100]=[.$A7])*(LOWER([$data.$C$1:$data.$C$100])=LOWER([.E$2])); 0); 0)" office:value-type="float" office:value="29.7222222222222" calcext:value-type="float">
            <text:p>29.7222222222222</text:p>
          </table:table-cell>
          <table:table-cell table:formula="of:=HLOOKUP([.$A$1]; [$data.$A$1:$data.$AMJ$1048576]; MATCH(1; ([$data.$B$1:$data.$B$100]=[.$A7])*(LOWER([$data.$C$1:$data.$C$100])=LOWER([.F$2])); 0); 0)" office:value-type="float" office:value="99.6527777777778" calcext:value-type="float">
            <text:p>99.6527777777778</text:p>
          </table:table-cell>
          <table:table-cell table:formula="of:=HLOOKUP([.$A$1]; [$data.$A$1:$data.$AMJ$1048576]; MATCH(1; ([$data.$B$1:$data.$B$100]=[.$A7])*(LOWER([$data.$C$1:$data.$C$100])=LOWER([.G$2])); 0); 0)" office:value-type="float" office:value="98.1944444444444" calcext:value-type="float">
            <text:p>98.19444444444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HLOOKUP([.$A$1]; [$data.$A$1:$data.$AMJ$1048576]; MATCH(1; ([$data.$B$1:$data.$B$100]=[.$A8])*(LOWER([$data.$C$1:$data.$C$100])=LOWER([.B$2])); 0); 0)" office:value-type="float" office:value="99.537037037037" calcext:value-type="float">
            <text:p>99.537037037037</text:p>
          </table:table-cell>
          <table:table-cell table:formula="of:=HLOOKUP([.$A$1]; [$data.$A$1:$data.$AMJ$1048576]; MATCH(1; ([$data.$B$1:$data.$B$100]=[.$A8])*(LOWER([$data.$C$1:$data.$C$100])=LOWER([.C$2])); 0); 0)" office:value-type="float" office:value="99.6527777777778" calcext:value-type="float">
            <text:p>99.6527777777778</text:p>
          </table:table-cell>
          <table:table-cell table:formula="of:=HLOOKUP([.$A$1]; [$data.$A$1:$data.$AMJ$1048576]; MATCH(1; ([$data.$B$1:$data.$B$100]=[.$A8])*(LOWER([$data.$C$1:$data.$C$100])=LOWER([.D$2])); 0); 0)" office:value-type="float" office:value="99.1319444444444" calcext:value-type="float">
            <text:p>99.1319444444444</text:p>
          </table:table-cell>
          <table:table-cell table:formula="of:=HLOOKUP([.$A$1]; [$data.$A$1:$data.$AMJ$1048576]; MATCH(1; ([$data.$B$1:$data.$B$100]=[.$A8])*(LOWER([$data.$C$1:$data.$C$100])=LOWER([.E$2])); 0); 0)" office:value-type="float" office:value="24.8263888888889" calcext:value-type="float">
            <text:p>24.8263888888889</text:p>
          </table:table-cell>
          <table:table-cell table:formula="of:=HLOOKUP([.$A$1]; [$data.$A$1:$data.$AMJ$1048576]; MATCH(1; ([$data.$B$1:$data.$B$100]=[.$A8])*(LOWER([$data.$C$1:$data.$C$100])=LOWER([.F$2])); 0); 0)" office:value-type="float" office:value="99.6527777777778" calcext:value-type="float">
            <text:p>99.6527777777778</text:p>
          </table:table-cell>
          <table:table-cell table:formula="of:=HLOOKUP([.$A$1]; [$data.$A$1:$data.$AMJ$1048576]; MATCH(1; ([$data.$B$1:$data.$B$100]=[.$A8])*(LOWER([$data.$C$1:$data.$C$100])=LOWER([.G$2])); 0); 0)" office:value-type="float" office:value="98.7847222222222" calcext:value-type="float">
            <text:p>98.78472222222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HLOOKUP([.$A$1]; [$data.$A$1:$data.$AMJ$1048576]; MATCH(1; ([$data.$B$1:$data.$B$100]=[.$A9])*(LOWER([$data.$C$1:$data.$C$100])=LOWER([.B$2])); 0); 0)" office:value-type="float" office:value="98.8095238095238" calcext:value-type="float">
            <text:p>98.8095238095238</text:p>
          </table:table-cell>
          <table:table-cell table:formula="of:=HLOOKUP([.$A$1]; [$data.$A$1:$data.$AMJ$1048576]; MATCH(1; ([$data.$B$1:$data.$B$100]=[.$A9])*(LOWER([$data.$C$1:$data.$C$100])=LOWER([.C$2])); 0); 0)" office:value-type="float" office:value="99.3551587301587" calcext:value-type="float">
            <text:p>99.3551587301587</text:p>
          </table:table-cell>
          <table:table-cell table:formula="of:=HLOOKUP([.$A$1]; [$data.$A$1:$data.$AMJ$1048576]; MATCH(1; ([$data.$B$1:$data.$B$100]=[.$A9])*(LOWER([$data.$C$1:$data.$C$100])=LOWER([.D$2])); 0); 0)" office:value-type="float" office:value="96.8253968253968" calcext:value-type="float">
            <text:p>96.8253968253968</text:p>
          </table:table-cell>
          <table:table-cell table:formula="of:=HLOOKUP([.$A$1]; [$data.$A$1:$data.$AMJ$1048576]; MATCH(1; ([$data.$B$1:$data.$B$100]=[.$A9])*(LOWER([$data.$C$1:$data.$C$100])=LOWER([.E$2])); 0); 0)" office:value-type="float" office:value="34.3253968253968" calcext:value-type="float">
            <text:p>34.3253968253968</text:p>
          </table:table-cell>
          <table:table-cell table:formula="of:=HLOOKUP([.$A$1]; [$data.$A$1:$data.$AMJ$1048576]; MATCH(1; ([$data.$B$1:$data.$B$100]=[.$A9])*(LOWER([$data.$C$1:$data.$C$100])=LOWER([.F$2])); 0); 0)" office:value-type="float" office:value="99.5535714285714" calcext:value-type="float">
            <text:p>99.5535714285714</text:p>
          </table:table-cell>
          <table:table-cell table:formula="of:=HLOOKUP([.$A$1]; [$data.$A$1:$data.$AMJ$1048576]; MATCH(1; ([$data.$B$1:$data.$B$100]=[.$A9])*(LOWER([$data.$C$1:$data.$C$100])=LOWER([.G$2])); 0); 0)" office:value-type="float" office:value="98.3630952380952" calcext:value-type="float">
            <text:p>98.36309523809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HLOOKUP([.$A$1]; [$data.$A$1:$data.$AMJ$1048576]; MATCH(1; ([$data.$B$1:$data.$B$100]=[.$A10])*(LOWER([$data.$C$1:$data.$C$100])=LOWER([.B$2])); 0); 0)" office:value-type="float" office:value="97.8732638888889" calcext:value-type="float">
            <text:p>97.8732638888889</text:p>
          </table:table-cell>
          <table:table-cell table:formula="of:=HLOOKUP([.$A$1]; [$data.$A$1:$data.$AMJ$1048576]; MATCH(1; ([$data.$B$1:$data.$B$100]=[.$A10])*(LOWER([$data.$C$1:$data.$C$100])=LOWER([.C$2])); 0); 0)" office:value-type="float" office:value="98.4809027777778" calcext:value-type="float">
            <text:p>98.4809027777778</text:p>
          </table:table-cell>
          <table:table-cell table:formula="of:=HLOOKUP([.$A$1]; [$data.$A$1:$data.$AMJ$1048576]; MATCH(1; ([$data.$B$1:$data.$B$100]=[.$A10])*(LOWER([$data.$C$1:$data.$C$100])=LOWER([.D$2])); 0); 0)" office:value-type="float" office:value="93.9670138888889" calcext:value-type="float">
            <text:p>93.9670138888889</text:p>
          </table:table-cell>
          <table:table-cell table:formula="of:=HLOOKUP([.$A$1]; [$data.$A$1:$data.$AMJ$1048576]; MATCH(1; ([$data.$B$1:$data.$B$100]=[.$A10])*(LOWER([$data.$C$1:$data.$C$100])=LOWER([.E$2])); 0); 0)" office:value-type="float" office:value="26.171875" calcext:value-type="float">
            <text:p>26.171875</text:p>
          </table:table-cell>
          <table:table-cell table:formula="of:=HLOOKUP([.$A$1]; [$data.$A$1:$data.$AMJ$1048576]; MATCH(1; ([$data.$B$1:$data.$B$100]=[.$A10])*(LOWER([$data.$C$1:$data.$C$100])=LOWER([.F$2])); 0); 0)" office:value-type="float" office:value="98.9149305555555" calcext:value-type="float">
            <text:p>98.9149305555555</text:p>
          </table:table-cell>
          <table:table-cell table:formula="of:=HLOOKUP([.$A$1]; [$data.$A$1:$data.$AMJ$1048576]; MATCH(1; ([$data.$B$1:$data.$B$100]=[.$A10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HLOOKUP([.$A$1]; [$data.$A$1:$data.$AMJ$1048576]; MATCH(1; ([$data.$B$1:$data.$B$100]=[.$A11])*(LOWER([$data.$C$1:$data.$C$100])=LOWER([.B$2])); 0); 0)" office:value-type="float" office:value="92.6311728395062" calcext:value-type="float">
            <text:p>92.6311728395062</text:p>
          </table:table-cell>
          <table:table-cell table:formula="of:=HLOOKUP([.$A$1]; [$data.$A$1:$data.$AMJ$1048576]; MATCH(1; ([$data.$B$1:$data.$B$100]=[.$A11])*(LOWER([$data.$C$1:$data.$C$100])=LOWER([.C$2])); 0); 0)" office:value-type="float" office:value="96.0262345679012" calcext:value-type="float">
            <text:p>96.0262345679012</text:p>
          </table:table-cell>
          <table:table-cell table:formula="of:=HLOOKUP([.$A$1]; [$data.$A$1:$data.$AMJ$1048576]; MATCH(1; ([$data.$B$1:$data.$B$100]=[.$A11])*(LOWER([$data.$C$1:$data.$C$100])=LOWER([.D$2])); 0); 0)" office:value-type="float" office:value="85.108024691358" calcext:value-type="float">
            <text:p>85.108024691358</text:p>
          </table:table-cell>
          <table:table-cell table:formula="of:=HLOOKUP([.$A$1]; [$data.$A$1:$data.$AMJ$1048576]; MATCH(1; ([$data.$B$1:$data.$B$100]=[.$A11])*(LOWER([$data.$C$1:$data.$C$100])=LOWER([.E$2])); 0); 0)" office:value-type="float" office:value="19.0972222222222" calcext:value-type="float">
            <text:p>19.0972222222222</text:p>
          </table:table-cell>
          <table:table-cell table:formula="of:=HLOOKUP([.$A$1]; [$data.$A$1:$data.$AMJ$1048576]; MATCH(1; ([$data.$B$1:$data.$B$100]=[.$A11])*(LOWER([$data.$C$1:$data.$C$100])=LOWER([.F$2])); 0); 0)" office:value-type="float" office:value="97.8780864197531" calcext:value-type="float">
            <text:p>97.8780864197531</text:p>
          </table:table-cell>
          <table:table-cell table:formula="of:=HLOOKUP([.$A$1]; [$data.$A$1:$data.$AMJ$1048576]; MATCH(1; ([$data.$B$1:$data.$B$100]=[.$A11])*(LOWER([$data.$C$1:$data.$C$100])=LOWER([.G$2])); 0); 0)" office:value-type="string" office:string-value="" calcext:value-type="error">
            <text:p>#N/A</text:p>
          </table:table-cell>
        </table:table-row>
      </table:table>
      <table:table table:name="E2E Latency P50" table:style-name="ta1">
        <table:shapes>
          <draw:frame draw:z-index="0" draw:style-name="gr1" draw:text-style-name="P1" svg:width="3.915in" svg:height="2.4469in" svg:x="6.8169in" svg:y="0.0102in">
            <draw:object draw:notify-on-update-of-ranges="'E2E Latency P50'.A18:'E2E Latency P50'.A26 'E2E Latency P50'.B17:'E2E Latency P50'.B17 'E2E Latency P50'.B18:'E2E Latency P50'.B26 'E2E Latency P50'.A18:'E2E Latency P50'.A26 'E2E Latency P50'.C17:'E2E Latency P50'.C17 'E2E Latency P50'.C18:'E2E Latency P50'.C26 'E2E Latency P50'.A18:'E2E Latency P50'.A26 'E2E Latency P50'.D17:'E2E Latency P50'.D17 'E2E Latency P50'.D18:'E2E Latency P50'.D26 'E2E Latency P50'.A18:'E2E Latency P50'.A26 'E2E Latency P50'.E17:'E2E Latency P50'.E17 'E2E Latency P50'.E18:'E2E Latency P50'.E26 'E2E Latency P50'.A18:'E2E Latency P50'.A26 'E2E Latency P50'.F17:'E2E Latency P50'.F17 'E2E Latency P50'.F18:'E2E Latency P50'.F26 'E2E Latency P50'.A18:'E2E Latency P50'.A26 'E2E Latency P50'.G17:'E2E Latency P50'.G17 'E2E Latency P50'.G18:'E2E Latency P50'.G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9" table:default-cell-style-name="Default"/>
        <table:table-column table:style-name="co23" table:number-columns-repeated="5" table:default-cell-style-name="Default"/>
        <table:table-row table:style-name="ro1">
          <table:table-cell office:value-type="string" calcext:value-type="string">
            <text:p>Remote Latency P50 (m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Users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GDoc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HLOOKUP([.$A$1]; [$data.$A$1:$data.$AMJ$1048576]; MATCH(1; ([$data.$B$1:$data.$B$100]=[.$A3])*(LOWER([$data.$C$1:$data.$C$100])=LOWER([.B$2])); 0); 0)" office:value-type="float" office:value="139.5" calcext:value-type="float">
            <text:p>139.5</text:p>
          </table:table-cell>
          <table:table-cell table:formula="of:=HLOOKUP([.$A$1]; [$data.$A$1:$data.$AMJ$1048576]; MATCH(1; ([$data.$B$1:$data.$B$100]=[.$A3])*(LOWER([$data.$C$1:$data.$C$100])=LOWER([.C$2])); 0); 0)" office:value-type="float" office:value="140.166666666667" calcext:value-type="float">
            <text:p>140.166666666667</text:p>
          </table:table-cell>
          <table:table-cell table:formula="of:=HLOOKUP([.$A$1]; [$data.$A$1:$data.$AMJ$1048576]; MATCH(1; ([$data.$B$1:$data.$B$100]=[.$A3])*(LOWER([$data.$C$1:$data.$C$100])=LOWER([.D$2])); 0); 0)" office:value-type="float" office:value="151.333333333333" calcext:value-type="float">
            <text:p>151.333333333333</text:p>
          </table:table-cell>
          <table:table-cell table:formula="of:=HLOOKUP([.$A$1]; [$data.$A$1:$data.$AMJ$1048576]; MATCH(1; ([$data.$B$1:$data.$B$100]=[.$A3])*(LOWER([$data.$C$1:$data.$C$100])=LOWER([.E$2])); 0); 0)" office:value-type="float" office:value="214.166666666667" calcext:value-type="float">
            <text:p>214.166666666667</text:p>
          </table:table-cell>
          <table:table-cell table:formula="of:=HLOOKUP([.$A$1]; [$data.$A$1:$data.$AMJ$1048576]; MATCH(1; ([$data.$B$1:$data.$B$100]=[.$A3])*(LOWER([$data.$C$1:$data.$C$100])=LOWER([.F$2])); 0); 0)" office:value-type="float" office:value="140.5" calcext:value-type="float">
            <text:p>140.5</text:p>
          </table:table-cell>
          <table:table-cell table:formula="of:=HLOOKUP([.$A$1]; [$data.$A$1:$data.$AMJ$1048576]; MATCH(1; ([$data.$B$1:$data.$B$100]=[.$A3])*(LOWER([$data.$C$1:$data.$C$100])=LOWER([.G$2])); 0); 0)" office:value-type="float" office:value="1495.66666666667" calcext:value-type="float">
            <text:p>1495.666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HLOOKUP([.$A$1]; [$data.$A$1:$data.$AMJ$1048576]; MATCH(1; ([$data.$B$1:$data.$B$100]=[.$A4])*(LOWER([$data.$C$1:$data.$C$100])=LOWER([.B$2])); 0); 0)" office:value-type="float" office:value="155.333333333333" calcext:value-type="float">
            <text:p>155.333333333333</text:p>
          </table:table-cell>
          <table:table-cell table:formula="of:=HLOOKUP([.$A$1]; [$data.$A$1:$data.$AMJ$1048576]; MATCH(1; ([$data.$B$1:$data.$B$100]=[.$A4])*(LOWER([$data.$C$1:$data.$C$100])=LOWER([.C$2])); 0); 0)" office:value-type="float" office:value="156.666666666667" calcext:value-type="float">
            <text:p>156.666666666667</text:p>
          </table:table-cell>
          <table:table-cell table:formula="of:=HLOOKUP([.$A$1]; [$data.$A$1:$data.$AMJ$1048576]; MATCH(1; ([$data.$B$1:$data.$B$100]=[.$A4])*(LOWER([$data.$C$1:$data.$C$100])=LOWER([.D$2])); 0); 0)" office:value-type="float" office:value="184.833333333333" calcext:value-type="float">
            <text:p>184.833333333333</text:p>
          </table:table-cell>
          <table:table-cell table:formula="of:=HLOOKUP([.$A$1]; [$data.$A$1:$data.$AMJ$1048576]; MATCH(1; ([$data.$B$1:$data.$B$100]=[.$A4])*(LOWER([$data.$C$1:$data.$C$100])=LOWER([.E$2])); 0); 0)" office:value-type="float" office:value="634.666666666667" calcext:value-type="float">
            <text:p>634.666666666667</text:p>
          </table:table-cell>
          <table:table-cell table:formula="of:=HLOOKUP([.$A$1]; [$data.$A$1:$data.$AMJ$1048576]; MATCH(1; ([$data.$B$1:$data.$B$100]=[.$A4])*(LOWER([$data.$C$1:$data.$C$100])=LOWER([.F$2])); 0); 0)" office:value-type="float" office:value="174.666666666667" calcext:value-type="float">
            <text:p>174.666666666667</text:p>
          </table:table-cell>
          <table:table-cell table:formula="of:=HLOOKUP([.$A$1]; [$data.$A$1:$data.$AMJ$1048576]; MATCH(1; ([$data.$B$1:$data.$B$100]=[.$A4])*(LOWER([$data.$C$1:$data.$C$100])=LOWER([.G$2])); 0); 0)" office:value-type="float" office:value="3301.83333333333" calcext:value-type="float">
            <text:p>3301.833333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HLOOKUP([.$A$1]; [$data.$A$1:$data.$AMJ$1048576]; MATCH(1; ([$data.$B$1:$data.$B$100]=[.$A5])*(LOWER([$data.$C$1:$data.$C$100])=LOWER([.B$2])); 0); 0)" office:value-type="float" office:value="210.833333333333" calcext:value-type="float">
            <text:p>210.833333333333</text:p>
          </table:table-cell>
          <table:table-cell table:formula="of:=HLOOKUP([.$A$1]; [$data.$A$1:$data.$AMJ$1048576]; MATCH(1; ([$data.$B$1:$data.$B$100]=[.$A5])*(LOWER([$data.$C$1:$data.$C$100])=LOWER([.C$2])); 0); 0)" office:value-type="float" office:value="208.333333333333" calcext:value-type="float">
            <text:p>208.333333333333</text:p>
          </table:table-cell>
          <table:table-cell table:formula="of:=HLOOKUP([.$A$1]; [$data.$A$1:$data.$AMJ$1048576]; MATCH(1; ([$data.$B$1:$data.$B$100]=[.$A5])*(LOWER([$data.$C$1:$data.$C$100])=LOWER([.D$2])); 0); 0)" office:value-type="float" office:value="289.5" calcext:value-type="float">
            <text:p>289.5</text:p>
          </table:table-cell>
          <table:table-cell table:formula="of:=HLOOKUP([.$A$1]; [$data.$A$1:$data.$AMJ$1048576]; MATCH(1; ([$data.$B$1:$data.$B$100]=[.$A5])*(LOWER([$data.$C$1:$data.$C$100])=LOWER([.E$2])); 0); 0)" office:value-type="float" office:value="879" calcext:value-type="float">
            <text:p>879</text:p>
          </table:table-cell>
          <table:table-cell table:formula="of:=HLOOKUP([.$A$1]; [$data.$A$1:$data.$AMJ$1048576]; MATCH(1; ([$data.$B$1:$data.$B$100]=[.$A5])*(LOWER([$data.$C$1:$data.$C$100])=LOWER([.F$2])); 0); 0)" office:value-type="float" office:value="472.666666666667" calcext:value-type="float">
            <text:p>472.666666666667</text:p>
          </table:table-cell>
          <table:table-cell table:formula="of:=HLOOKUP([.$A$1]; [$data.$A$1:$data.$AMJ$1048576]; MATCH(1; ([$data.$B$1:$data.$B$100]=[.$A5])*(LOWER([$data.$C$1:$data.$C$100])=LOWER([.G$2])); 0); 0)" office:value-type="float" office:value="6338.33333333333" calcext:value-type="float">
            <text:p>6338.333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LOOKUP([.$A$1]; [$data.$A$1:$data.$AMJ$1048576]; MATCH(1; ([$data.$B$1:$data.$B$100]=[.$A6])*(LOWER([$data.$C$1:$data.$C$100])=LOWER([.B$2])); 0); 0)" office:value-type="float" office:value="686.5" calcext:value-type="float">
            <text:p>686.5</text:p>
          </table:table-cell>
          <table:table-cell table:formula="of:=HLOOKUP([.$A$1]; [$data.$A$1:$data.$AMJ$1048576]; MATCH(1; ([$data.$B$1:$data.$B$100]=[.$A6])*(LOWER([$data.$C$1:$data.$C$100])=LOWER([.C$2])); 0); 0)" office:value-type="float" office:value="681.833333333333" calcext:value-type="float">
            <text:p>681.833333333333</text:p>
          </table:table-cell>
          <table:table-cell table:formula="of:=HLOOKUP([.$A$1]; [$data.$A$1:$data.$AMJ$1048576]; MATCH(1; ([$data.$B$1:$data.$B$100]=[.$A6])*(LOWER([$data.$C$1:$data.$C$100])=LOWER([.D$2])); 0); 0)" office:value-type="float" office:value="693" calcext:value-type="float">
            <text:p>693</text:p>
          </table:table-cell>
          <table:table-cell table:formula="of:=HLOOKUP([.$A$1]; [$data.$A$1:$data.$AMJ$1048576]; MATCH(1; ([$data.$B$1:$data.$B$100]=[.$A6])*(LOWER([$data.$C$1:$data.$C$100])=LOWER([.E$2])); 0); 0)" office:value-type="float" office:value="2321.83333333333" calcext:value-type="float">
            <text:p>2321.83333333333</text:p>
          </table:table-cell>
          <table:table-cell table:formula="of:=HLOOKUP([.$A$1]; [$data.$A$1:$data.$AMJ$1048576]; MATCH(1; ([$data.$B$1:$data.$B$100]=[.$A6])*(LOWER([$data.$C$1:$data.$C$100])=LOWER([.F$2])); 0); 0)" office:value-type="float" office:value="896.333333333333" calcext:value-type="float">
            <text:p>896.333333333333</text:p>
          </table:table-cell>
          <table:table-cell table:formula="of:=HLOOKUP([.$A$1]; [$data.$A$1:$data.$AMJ$1048576]; MATCH(1; ([$data.$B$1:$data.$B$100]=[.$A6])*(LOWER([$data.$C$1:$data.$C$100])=LOWER([.G$2])); 0); 0)" office:value-type="float" office:value="9297" calcext:value-type="float">
            <text:p>92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LOOKUP([.$A$1]; [$data.$A$1:$data.$AMJ$1048576]; MATCH(1; ([$data.$B$1:$data.$B$100]=[.$A7])*(LOWER([$data.$C$1:$data.$C$100])=LOWER([.B$2])); 0); 0)" office:value-type="float" office:value="716" calcext:value-type="float">
            <text:p>716</text:p>
          </table:table-cell>
          <table:table-cell table:formula="of:=HLOOKUP([.$A$1]; [$data.$A$1:$data.$AMJ$1048576]; MATCH(1; ([$data.$B$1:$data.$B$100]=[.$A7])*(LOWER([$data.$C$1:$data.$C$100])=LOWER([.C$2])); 0); 0)" office:value-type="float" office:value="710.666666666667" calcext:value-type="float">
            <text:p>710.666666666667</text:p>
          </table:table-cell>
          <table:table-cell table:formula="of:=HLOOKUP([.$A$1]; [$data.$A$1:$data.$AMJ$1048576]; MATCH(1; ([$data.$B$1:$data.$B$100]=[.$A7])*(LOWER([$data.$C$1:$data.$C$100])=LOWER([.D$2])); 0); 0)" office:value-type="float" office:value="742.666666666667" calcext:value-type="float">
            <text:p>742.666666666667</text:p>
          </table:table-cell>
          <table:table-cell table:formula="of:=HLOOKUP([.$A$1]; [$data.$A$1:$data.$AMJ$1048576]; MATCH(1; ([$data.$B$1:$data.$B$100]=[.$A7])*(LOWER([$data.$C$1:$data.$C$100])=LOWER([.E$2])); 0); 0)" office:value-type="float" office:value="3329.5" calcext:value-type="float">
            <text:p>3329.5</text:p>
          </table:table-cell>
          <table:table-cell table:formula="of:=HLOOKUP([.$A$1]; [$data.$A$1:$data.$AMJ$1048576]; MATCH(1; ([$data.$B$1:$data.$B$100]=[.$A7])*(LOWER([$data.$C$1:$data.$C$100])=LOWER([.F$2])); 0); 0)" office:value-type="float" office:value="1227.66666666667" calcext:value-type="float">
            <text:p>1227.66666666667</text:p>
          </table:table-cell>
          <table:table-cell table:formula="of:=HLOOKUP([.$A$1]; [$data.$A$1:$data.$AMJ$1048576]; MATCH(1; ([$data.$B$1:$data.$B$100]=[.$A7])*(LOWER([$data.$C$1:$data.$C$100])=LOWER([.G$2])); 0); 0)" office:value-type="float" office:value="7404" calcext:value-type="float">
            <text:p>74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HLOOKUP([.$A$1]; [$data.$A$1:$data.$AMJ$1048576]; MATCH(1; ([$data.$B$1:$data.$B$100]=[.$A8])*(LOWER([$data.$C$1:$data.$C$100])=LOWER([.B$2])); 0); 0)" office:value-type="float" office:value="754" calcext:value-type="float">
            <text:p>754</text:p>
          </table:table-cell>
          <table:table-cell table:formula="of:=HLOOKUP([.$A$1]; [$data.$A$1:$data.$AMJ$1048576]; MATCH(1; ([$data.$B$1:$data.$B$100]=[.$A8])*(LOWER([$data.$C$1:$data.$C$100])=LOWER([.C$2])); 0); 0)" office:value-type="float" office:value="755" calcext:value-type="float">
            <text:p>755</text:p>
          </table:table-cell>
          <table:table-cell table:formula="of:=HLOOKUP([.$A$1]; [$data.$A$1:$data.$AMJ$1048576]; MATCH(1; ([$data.$B$1:$data.$B$100]=[.$A8])*(LOWER([$data.$C$1:$data.$C$100])=LOWER([.D$2])); 0); 0)" office:value-type="float" office:value="835.333333333333" calcext:value-type="float">
            <text:p>835.333333333333</text:p>
          </table:table-cell>
          <table:table-cell table:formula="of:=HLOOKUP([.$A$1]; [$data.$A$1:$data.$AMJ$1048576]; MATCH(1; ([$data.$B$1:$data.$B$100]=[.$A8])*(LOWER([$data.$C$1:$data.$C$100])=LOWER([.E$2])); 0); 0)" office:value-type="float" office:value="4608.16666666667" calcext:value-type="float">
            <text:p>4608.16666666667</text:p>
          </table:table-cell>
          <table:table-cell table:formula="of:=HLOOKUP([.$A$1]; [$data.$A$1:$data.$AMJ$1048576]; MATCH(1; ([$data.$B$1:$data.$B$100]=[.$A8])*(LOWER([$data.$C$1:$data.$C$100])=LOWER([.F$2])); 0); 0)" office:value-type="float" office:value="1825" calcext:value-type="float">
            <text:p>1825</text:p>
          </table:table-cell>
          <table:table-cell table:formula="of:=HLOOKUP([.$A$1]; [$data.$A$1:$data.$AMJ$1048576]; MATCH(1; ([$data.$B$1:$data.$B$100]=[.$A8])*(LOWER([$data.$C$1:$data.$C$100])=LOWER([.G$2])); 0); 0)" office:value-type="float" office:value="12655.6666666667" calcext:value-type="float">
            <text:p>12655.666666666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HLOOKUP([.$A$1]; [$data.$A$1:$data.$AMJ$1048576]; MATCH(1; ([$data.$B$1:$data.$B$100]=[.$A9])*(LOWER([$data.$C$1:$data.$C$100])=LOWER([.B$2])); 0); 0)" office:value-type="float" office:value="863.833333333333" calcext:value-type="float">
            <text:p>863.833333333333</text:p>
          </table:table-cell>
          <table:table-cell table:formula="of:=HLOOKUP([.$A$1]; [$data.$A$1:$data.$AMJ$1048576]; MATCH(1; ([$data.$B$1:$data.$B$100]=[.$A9])*(LOWER([$data.$C$1:$data.$C$100])=LOWER([.C$2])); 0); 0)" office:value-type="float" office:value="810.333333333333" calcext:value-type="float">
            <text:p>810.333333333333</text:p>
          </table:table-cell>
          <table:table-cell table:formula="of:=HLOOKUP([.$A$1]; [$data.$A$1:$data.$AMJ$1048576]; MATCH(1; ([$data.$B$1:$data.$B$100]=[.$A9])*(LOWER([$data.$C$1:$data.$C$100])=LOWER([.D$2])); 0); 0)" office:value-type="float" office:value="963.166666666667" calcext:value-type="float">
            <text:p>963.166666666667</text:p>
          </table:table-cell>
          <table:table-cell table:formula="of:=HLOOKUP([.$A$1]; [$data.$A$1:$data.$AMJ$1048576]; MATCH(1; ([$data.$B$1:$data.$B$100]=[.$A9])*(LOWER([$data.$C$1:$data.$C$100])=LOWER([.E$2])); 0); 0)" office:value-type="float" office:value="4507.5" calcext:value-type="float">
            <text:p>4507.5</text:p>
          </table:table-cell>
          <table:table-cell table:formula="of:=HLOOKUP([.$A$1]; [$data.$A$1:$data.$AMJ$1048576]; MATCH(1; ([$data.$B$1:$data.$B$100]=[.$A9])*(LOWER([$data.$C$1:$data.$C$100])=LOWER([.F$2])); 0); 0)" office:value-type="float" office:value="2529.33333333333" calcext:value-type="float">
            <text:p>2529.33333333333</text:p>
          </table:table-cell>
          <table:table-cell table:formula="of:=HLOOKUP([.$A$1]; [$data.$A$1:$data.$AMJ$1048576]; MATCH(1; ([$data.$B$1:$data.$B$100]=[.$A9])*(LOWER([$data.$C$1:$data.$C$100])=LOWER([.G$2])); 0); 0)" office:value-type="float" office:value="19166.1666666667" calcext:value-type="float">
            <text:p>19166.16666666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HLOOKUP([.$A$1]; [$data.$A$1:$data.$AMJ$1048576]; MATCH(1; ([$data.$B$1:$data.$B$100]=[.$A10])*(LOWER([$data.$C$1:$data.$C$100])=LOWER([.B$2])); 0); 0)" office:value-type="float" office:value="999.833333333333" calcext:value-type="float">
            <text:p>999.833333333333</text:p>
          </table:table-cell>
          <table:table-cell table:formula="of:=HLOOKUP([.$A$1]; [$data.$A$1:$data.$AMJ$1048576]; MATCH(1; ([$data.$B$1:$data.$B$100]=[.$A10])*(LOWER([$data.$C$1:$data.$C$100])=LOWER([.C$2])); 0); 0)" office:value-type="float" office:value="927.5" calcext:value-type="float">
            <text:p>927.5</text:p>
          </table:table-cell>
          <table:table-cell table:formula="of:=HLOOKUP([.$A$1]; [$data.$A$1:$data.$AMJ$1048576]; MATCH(1; ([$data.$B$1:$data.$B$100]=[.$A10])*(LOWER([$data.$C$1:$data.$C$100])=LOWER([.D$2])); 0); 0)" office:value-type="float" office:value="1091.16666666667" calcext:value-type="float">
            <text:p>1091.16666666667</text:p>
          </table:table-cell>
          <table:table-cell table:formula="of:=HLOOKUP([.$A$1]; [$data.$A$1:$data.$AMJ$1048576]; MATCH(1; ([$data.$B$1:$data.$B$100]=[.$A10])*(LOWER([$data.$C$1:$data.$C$100])=LOWER([.E$2])); 0); 0)" office:value-type="float" office:value="6838.16666666667" calcext:value-type="float">
            <text:p>6838.16666666667</text:p>
          </table:table-cell>
          <table:table-cell table:formula="of:=HLOOKUP([.$A$1]; [$data.$A$1:$data.$AMJ$1048576]; MATCH(1; ([$data.$B$1:$data.$B$100]=[.$A10])*(LOWER([$data.$C$1:$data.$C$100])=LOWER([.F$2])); 0); 0)" office:value-type="float" office:value="3351" calcext:value-type="float">
            <text:p>3351</text:p>
          </table:table-cell>
          <table:table-cell table:formula="of:=HLOOKUP([.$A$1]; [$data.$A$1:$data.$AMJ$1048576]; MATCH(1; ([$data.$B$1:$data.$B$100]=[.$A10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HLOOKUP([.$A$1]; [$data.$A$1:$data.$AMJ$1048576]; MATCH(1; ([$data.$B$1:$data.$B$100]=[.$A11])*(LOWER([$data.$C$1:$data.$C$100])=LOWER([.B$2])); 0); 0)" office:value-type="float" office:value="1203.33333333333" calcext:value-type="float">
            <text:p>1203.33333333333</text:p>
          </table:table-cell>
          <table:table-cell table:formula="of:=HLOOKUP([.$A$1]; [$data.$A$1:$data.$AMJ$1048576]; MATCH(1; ([$data.$B$1:$data.$B$100]=[.$A11])*(LOWER([$data.$C$1:$data.$C$100])=LOWER([.C$2])); 0); 0)" office:value-type="float" office:value="1061.33333333333" calcext:value-type="float">
            <text:p>1061.33333333333</text:p>
          </table:table-cell>
          <table:table-cell table:formula="of:=HLOOKUP([.$A$1]; [$data.$A$1:$data.$AMJ$1048576]; MATCH(1; ([$data.$B$1:$data.$B$100]=[.$A11])*(LOWER([$data.$C$1:$data.$C$100])=LOWER([.D$2])); 0); 0)" office:value-type="float" office:value="1269.66666666667" calcext:value-type="float">
            <text:p>1269.66666666667</text:p>
          </table:table-cell>
          <table:table-cell table:formula="of:=HLOOKUP([.$A$1]; [$data.$A$1:$data.$AMJ$1048576]; MATCH(1; ([$data.$B$1:$data.$B$100]=[.$A11])*(LOWER([$data.$C$1:$data.$C$100])=LOWER([.E$2])); 0); 0)" office:value-type="float" office:value="12077.1666666667" calcext:value-type="float">
            <text:p>12077.1666666667</text:p>
          </table:table-cell>
          <table:table-cell table:formula="of:=HLOOKUP([.$A$1]; [$data.$A$1:$data.$AMJ$1048576]; MATCH(1; ([$data.$B$1:$data.$B$100]=[.$A11])*(LOWER([$data.$C$1:$data.$C$100])=LOWER([.F$2])); 0); 0)" office:value-type="float" office:value="4396.16666666667" calcext:value-type="float">
            <text:p>4396.16666666667</text:p>
          </table:table-cell>
          <table:table-cell table:formula="of:=HLOOKUP([.$A$1]; [$data.$A$1:$data.$AMJ$1048576]; MATCH(1; ([$data.$B$1:$data.$B$100]=[.$A11])*(LOWER([$data.$C$1:$data.$C$100])=LOWER([.G$2])); 0); 0)" office:value-type="string" office:string-value="" calcext:value-type="error">
            <text:p>#N/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6" table:number-rows-spanned="1">
            <text:p>When the network is overloaded, remote latencies can exceed 60 sec, resulting in no received sigils for the final minute. This shows as a blank in the table above. In the graph (using table below), we map this to 60 seconds so it is visibly “off the chart”.</text:p>
          </table:table-cell>
          <table:covered-table-cell table:number-columns-repeated="5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# Users</text:p>
          </table:table-cell>
          <table:table-cell table:formula="of:=[.B2]" office:value-type="string" office:string-value="Collabs" calcext:value-type="string">
            <text:p>Collabs</text:p>
          </table:table-cell>
          <table:table-cell table:formula="of:=[.C2]" office:value-type="string" office:string-value="CollabsNoVC" calcext:value-type="string">
            <text:p>CollabsNoVC</text:p>
          </table:table-cell>
          <table:table-cell table:formula="of:=[.D2]" office:value-type="string" office:string-value="Yjs" calcext:value-type="string">
            <text:p>Yjs</text:p>
          </table:table-cell>
          <table:table-cell table:formula="of:=[.E2]" office:value-type="string" office:string-value="Automerge" calcext:value-type="string">
            <text:p>Automerge</text:p>
          </table:table-cell>
          <table:table-cell table:formula="of:=[.F2]" office:value-type="string" office:string-value="ShareDB" calcext:value-type="string">
            <text:p>ShareDB</text:p>
          </table:table-cell>
          <table:table-cell table:formula="of:=[.G2]" office:value-type="string" office:string-value="GDocs" calcext:value-type="string">
            <text:p>GDoc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([.B3]=&quot;&quot;)         OR ([.B3]&lt;0);60000;[.B3])" office:value-type="float" office:value="139.5" calcext:value-type="float">
            <text:p>139.5</text:p>
          </table:table-cell>
          <table:table-cell table:formula="of:=IF(([.C3]=&quot;&quot;)         OR ([.C3]&lt;0);60000;[.C3])" office:value-type="float" office:value="140.166666666667" calcext:value-type="float">
            <text:p>140.166666666667</text:p>
          </table:table-cell>
          <table:table-cell table:formula="of:=IF(([.D3]=&quot;&quot;)         OR ([.D3]&lt;0);60000;[.D3])" office:value-type="float" office:value="151.333333333333" calcext:value-type="float">
            <text:p>151.333333333333</text:p>
          </table:table-cell>
          <table:table-cell table:formula="of:=IF(([.E3]=&quot;&quot;)         OR ([.E3]&lt;0);60000;[.E3])" office:value-type="float" office:value="214.166666666667" calcext:value-type="float">
            <text:p>214.166666666667</text:p>
          </table:table-cell>
          <table:table-cell table:formula="of:=IF(([.F3]=&quot;&quot;)         OR ([.F3]&lt;0);60000;[.F3])" office:value-type="float" office:value="140.5" calcext:value-type="float">
            <text:p>140.5</text:p>
          </table:table-cell>
          <table:table-cell table:formula="of:=IF(([.G3]=&quot;&quot;)         OR ([.G3]&lt;0);60000;[.G3])" office:value-type="float" office:value="1495.66666666667" calcext:value-type="float">
            <text:p>1495.666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([.B4]=&quot;&quot;)         OR ([.B4]&lt;0);60000;[.B4])" office:value-type="float" office:value="155.333333333333" calcext:value-type="float">
            <text:p>155.333333333333</text:p>
          </table:table-cell>
          <table:table-cell table:formula="of:=IF(([.C4]=&quot;&quot;)         OR ([.C4]&lt;0);60000;[.C4])" office:value-type="float" office:value="156.666666666667" calcext:value-type="float">
            <text:p>156.666666666667</text:p>
          </table:table-cell>
          <table:table-cell table:formula="of:=IF(([.D4]=&quot;&quot;)         OR ([.D4]&lt;0);60000;[.D4])" office:value-type="float" office:value="184.833333333333" calcext:value-type="float">
            <text:p>184.833333333333</text:p>
          </table:table-cell>
          <table:table-cell table:formula="of:=IF(([.E4]=&quot;&quot;)         OR ([.E4]&lt;0);60000;[.E4])" office:value-type="float" office:value="634.666666666667" calcext:value-type="float">
            <text:p>634.666666666667</text:p>
          </table:table-cell>
          <table:table-cell table:formula="of:=IF(([.F4]=&quot;&quot;)         OR ([.F4]&lt;0);60000;[.F4])" office:value-type="float" office:value="174.666666666667" calcext:value-type="float">
            <text:p>174.666666666667</text:p>
          </table:table-cell>
          <table:table-cell table:formula="of:=IF(([.G4]=&quot;&quot;)         OR ([.G4]&lt;0);60000;[.G4])" office:value-type="float" office:value="3301.83333333333" calcext:value-type="float">
            <text:p>3301.833333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([.B5]=&quot;&quot;)         OR ([.B5]&lt;0);60000;[.B5])" office:value-type="float" office:value="210.833333333333" calcext:value-type="float">
            <text:p>210.833333333333</text:p>
          </table:table-cell>
          <table:table-cell table:formula="of:=IF(([.C5]=&quot;&quot;)         OR ([.C5]&lt;0);60000;[.C5])" office:value-type="float" office:value="208.333333333333" calcext:value-type="float">
            <text:p>208.333333333333</text:p>
          </table:table-cell>
          <table:table-cell table:formula="of:=IF(([.D5]=&quot;&quot;)         OR ([.D5]&lt;0);60000;[.D5])" office:value-type="float" office:value="289.5" calcext:value-type="float">
            <text:p>289.5</text:p>
          </table:table-cell>
          <table:table-cell table:formula="of:=IF(([.E5]=&quot;&quot;)         OR ([.E5]&lt;0);60000;[.E5])" office:value-type="float" office:value="879" calcext:value-type="float">
            <text:p>879</text:p>
          </table:table-cell>
          <table:table-cell table:formula="of:=IF(([.F5]=&quot;&quot;)         OR ([.F5]&lt;0);60000;[.F5])" office:value-type="float" office:value="472.666666666667" calcext:value-type="float">
            <text:p>472.666666666667</text:p>
          </table:table-cell>
          <table:table-cell table:formula="of:=IF(([.G5]=&quot;&quot;)         OR ([.G5]&lt;0);60000;[.G5])" office:value-type="float" office:value="6338.33333333333" calcext:value-type="float">
            <text:p>6338.333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([.B6]=&quot;&quot;)         OR ([.B6]&lt;0);60000;[.B6])" office:value-type="float" office:value="686.5" calcext:value-type="float">
            <text:p>686.5</text:p>
          </table:table-cell>
          <table:table-cell table:formula="of:=IF(([.C6]=&quot;&quot;)         OR ([.C6]&lt;0);60000;[.C6])" office:value-type="float" office:value="681.833333333333" calcext:value-type="float">
            <text:p>681.833333333333</text:p>
          </table:table-cell>
          <table:table-cell table:formula="of:=IF(([.D6]=&quot;&quot;)         OR ([.D6]&lt;0);60000;[.D6])" office:value-type="float" office:value="693" calcext:value-type="float">
            <text:p>693</text:p>
          </table:table-cell>
          <table:table-cell table:formula="of:=IF(([.E6]=&quot;&quot;)         OR ([.E6]&lt;0);60000;[.E6])" office:value-type="float" office:value="2321.83333333333" calcext:value-type="float">
            <text:p>2321.83333333333</text:p>
          </table:table-cell>
          <table:table-cell table:formula="of:=IF(([.F6]=&quot;&quot;)         OR ([.F6]&lt;0);60000;[.F6])" office:value-type="float" office:value="896.333333333333" calcext:value-type="float">
            <text:p>896.333333333333</text:p>
          </table:table-cell>
          <table:table-cell table:formula="of:=IF(([.G6]=&quot;&quot;)         OR ([.G6]&lt;0);60000;[.G6])" office:value-type="float" office:value="9297" calcext:value-type="float">
            <text:p>92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([.B7]=&quot;&quot;)         OR ([.B7]&lt;0);60000;[.B7])" office:value-type="float" office:value="716" calcext:value-type="float">
            <text:p>716</text:p>
          </table:table-cell>
          <table:table-cell table:formula="of:=IF(([.C7]=&quot;&quot;)         OR ([.C7]&lt;0);60000;[.C7])" office:value-type="float" office:value="710.666666666667" calcext:value-type="float">
            <text:p>710.666666666667</text:p>
          </table:table-cell>
          <table:table-cell table:formula="of:=IF(([.D7]=&quot;&quot;)         OR ([.D7]&lt;0);60000;[.D7])" office:value-type="float" office:value="742.666666666667" calcext:value-type="float">
            <text:p>742.666666666667</text:p>
          </table:table-cell>
          <table:table-cell table:formula="of:=IF(([.E7]=&quot;&quot;)         OR ([.E7]&lt;0);60000;[.E7])" office:value-type="float" office:value="3329.5" calcext:value-type="float">
            <text:p>3329.5</text:p>
          </table:table-cell>
          <table:table-cell table:formula="of:=IF(([.F7]=&quot;&quot;)         OR ([.F7]&lt;0);60000;[.F7])" office:value-type="float" office:value="1227.66666666667" calcext:value-type="float">
            <text:p>1227.66666666667</text:p>
          </table:table-cell>
          <table:table-cell table:formula="of:=IF(([.G7]=&quot;&quot;)         OR ([.G7]&lt;0);60000;[.G7])" office:value-type="float" office:value="7404" calcext:value-type="float">
            <text:p>74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([.B8]=&quot;&quot;)         OR ([.B8]&lt;0);60000;[.B8])" office:value-type="float" office:value="754" calcext:value-type="float">
            <text:p>754</text:p>
          </table:table-cell>
          <table:table-cell table:formula="of:=IF(([.C8]=&quot;&quot;)         OR ([.C8]&lt;0);60000;[.C8])" office:value-type="float" office:value="755" calcext:value-type="float">
            <text:p>755</text:p>
          </table:table-cell>
          <table:table-cell table:formula="of:=IF(([.D8]=&quot;&quot;)         OR ([.D8]&lt;0);60000;[.D8])" office:value-type="float" office:value="835.333333333333" calcext:value-type="float">
            <text:p>835.333333333333</text:p>
          </table:table-cell>
          <table:table-cell table:formula="of:=IF(([.E8]=&quot;&quot;)         OR ([.E8]&lt;0);60000;[.E8])" office:value-type="float" office:value="4608.16666666667" calcext:value-type="float">
            <text:p>4608.16666666667</text:p>
          </table:table-cell>
          <table:table-cell table:formula="of:=IF(([.F8]=&quot;&quot;)         OR ([.F8]&lt;0);60000;[.F8])" office:value-type="float" office:value="1825" calcext:value-type="float">
            <text:p>1825</text:p>
          </table:table-cell>
          <table:table-cell table:formula="of:=IF(([.G8]=&quot;&quot;)         OR ([.G8]&lt;0);60000;[.G8])" office:value-type="float" office:value="12655.6666666667" calcext:value-type="float">
            <text:p>12655.666666666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F(([.B9]=&quot;&quot;)         OR ([.B9]&lt;0);60000;[.B9])" office:value-type="float" office:value="863.833333333333" calcext:value-type="float">
            <text:p>863.833333333333</text:p>
          </table:table-cell>
          <table:table-cell table:formula="of:=IF(([.C9]=&quot;&quot;)         OR ([.C9]&lt;0);60000;[.C9])" office:value-type="float" office:value="810.333333333333" calcext:value-type="float">
            <text:p>810.333333333333</text:p>
          </table:table-cell>
          <table:table-cell table:formula="of:=IF(([.D9]=&quot;&quot;)         OR ([.D9]&lt;0);60000;[.D9])" office:value-type="float" office:value="963.166666666667" calcext:value-type="float">
            <text:p>963.166666666667</text:p>
          </table:table-cell>
          <table:table-cell table:formula="of:=IF(([.E9]=&quot;&quot;)         OR ([.E9]&lt;0);60000;[.E9])" office:value-type="float" office:value="4507.5" calcext:value-type="float">
            <text:p>4507.5</text:p>
          </table:table-cell>
          <table:table-cell table:formula="of:=IF(([.F9]=&quot;&quot;)         OR ([.F9]&lt;0);60000;[.F9])" office:value-type="float" office:value="2529.33333333333" calcext:value-type="float">
            <text:p>2529.33333333333</text:p>
          </table:table-cell>
          <table:table-cell table:formula="of:=IF(([.G9]=&quot;&quot;)         OR ([.G9]&lt;0);60000;[.G9])" office:value-type="float" office:value="19166.1666666667" calcext:value-type="float">
            <text:p>19166.16666666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F(([.B10]=&quot;&quot;)         OR ([.B10]&lt;0);60000;[.B10])" office:value-type="float" office:value="999.833333333333" calcext:value-type="float">
            <text:p>999.833333333333</text:p>
          </table:table-cell>
          <table:table-cell table:formula="of:=IF(([.C10]=&quot;&quot;)         OR ([.C10]&lt;0);60000;[.C10])" office:value-type="float" office:value="927.5" calcext:value-type="float">
            <text:p>927.5</text:p>
          </table:table-cell>
          <table:table-cell table:formula="of:=IF(([.D10]=&quot;&quot;)         OR ([.D10]&lt;0);60000;[.D10])" office:value-type="float" office:value="1091.16666666667" calcext:value-type="float">
            <text:p>1091.16666666667</text:p>
          </table:table-cell>
          <table:table-cell table:formula="of:=IF(([.E10]=&quot;&quot;)         OR ([.E10]&lt;0);60000;[.E10])" office:value-type="float" office:value="6838.16666666667" calcext:value-type="float">
            <text:p>6838.16666666667</text:p>
          </table:table-cell>
          <table:table-cell table:formula="of:=IF(([.F10]=&quot;&quot;)         OR ([.F10]&lt;0);60000;[.F10])" office:value-type="float" office:value="3351" calcext:value-type="float">
            <text:p>3351</text:p>
          </table:table-cell>
          <table:table-cell table:formula="of:=IF(([.G10]=&quot;&quot;)         OR ([.G10]&lt;0);60000;[.G10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IF(([.B11]=&quot;&quot;)         OR ([.B11]&lt;0);60000;[.B11])" office:value-type="float" office:value="1203.33333333333" calcext:value-type="float">
            <text:p>1203.33333333333</text:p>
          </table:table-cell>
          <table:table-cell table:formula="of:=IF(([.C11]=&quot;&quot;)         OR ([.C11]&lt;0);60000;[.C11])" office:value-type="float" office:value="1061.33333333333" calcext:value-type="float">
            <text:p>1061.33333333333</text:p>
          </table:table-cell>
          <table:table-cell table:formula="of:=IF(([.D11]=&quot;&quot;)         OR ([.D11]&lt;0);60000;[.D11])" office:value-type="float" office:value="1269.66666666667" calcext:value-type="float">
            <text:p>1269.66666666667</text:p>
          </table:table-cell>
          <table:table-cell table:formula="of:=IF(([.E11]=&quot;&quot;)         OR ([.E11]&lt;0);60000;[.E11])" office:value-type="float" office:value="12077.1666666667" calcext:value-type="float">
            <text:p>12077.1666666667</text:p>
          </table:table-cell>
          <table:table-cell table:formula="of:=IF(([.F11]=&quot;&quot;)         OR ([.F11]&lt;0);60000;[.F11])" office:value-type="float" office:value="4396.16666666667" calcext:value-type="float">
            <text:p>4396.16666666667</text:p>
          </table:table-cell>
          <table:table-cell table:formula="of:=IF(([.G11]=&quot;&quot;)         OR ([.G11]&lt;0);60000;[.G11]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/>
          <table:table-cell table:number-columns-repeated="5"/>
        </table:table-row>
      </table:table>
      <table:table table:name="E2E Latency P95" table:style-name="ta1">
        <table:shapes>
          <draw:frame draw:z-index="0" draw:style-name="gr1" draw:text-style-name="P1" svg:width="5.2709in" svg:height="2.4366in" svg:x="6.7957in" svg:y="0in">
            <draw:object draw:notify-on-update-of-ranges="'E2E Latency P95'.A18:'E2E Latency P95'.A26 'E2E Latency P95'.B17:'E2E Latency P95'.B17 'E2E Latency P95'.B18:'E2E Latency P95'.B26 'E2E Latency P95'.A18:'E2E Latency P95'.A26 'E2E Latency P95'.C17:'E2E Latency P95'.C17 'E2E Latency P95'.C18:'E2E Latency P95'.C26 'E2E Latency P95'.A18:'E2E Latency P95'.A26 'E2E Latency P95'.D17:'E2E Latency P95'.D17 'E2E Latency P95'.D18:'E2E Latency P95'.D26 'E2E Latency P95'.A18:'E2E Latency P95'.A26 'E2E Latency P95'.E17:'E2E Latency P95'.E17 'E2E Latency P95'.E18:'E2E Latency P95'.E26 'E2E Latency P95'.A18:'E2E Latency P95'.A26 'E2E Latency P95'.F17:'E2E Latency P95'.F17 'E2E Latency P95'.F18:'E2E Latency P95'.F26 'E2E Latency P95'.A18:'E2E Latency P95'.A26 'E2E Latency P95'.G17:'E2E Latency P95'.G17 'E2E Latency P95'.G18:'E2E Latency P95'.G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9" table:default-cell-style-name="Default"/>
        <table:table-column table:style-name="co23" table:number-columns-repeated="5" table:default-cell-style-name="Default"/>
        <table:table-row table:style-name="ro1">
          <table:table-cell office:value-type="string" calcext:value-type="string">
            <text:p>Remote Latency P95 (m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Users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GDoc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HLOOKUP([.$A$1]; [$data.$A$1:$data.$AMJ$1048576]; MATCH(1; ([$data.$B$1:$data.$B$100]=[.$A3])*(LOWER([$data.$C$1:$data.$C$100])=LOWER([.B$2])); 0); 0)" office:value-type="float" office:value="179.166666666667" calcext:value-type="float">
            <text:p>179.166666666667</text:p>
          </table:table-cell>
          <table:table-cell table:formula="of:=HLOOKUP([.$A$1]; [$data.$A$1:$data.$AMJ$1048576]; MATCH(1; ([$data.$B$1:$data.$B$100]=[.$A3])*(LOWER([$data.$C$1:$data.$C$100])=LOWER([.C$2])); 0); 0)" office:value-type="float" office:value="174.666666666667" calcext:value-type="float">
            <text:p>174.666666666667</text:p>
          </table:table-cell>
          <table:table-cell table:formula="of:=HLOOKUP([.$A$1]; [$data.$A$1:$data.$AMJ$1048576]; MATCH(1; ([$data.$B$1:$data.$B$100]=[.$A3])*(LOWER([$data.$C$1:$data.$C$100])=LOWER([.D$2])); 0); 0)" office:value-type="float" office:value="188.666666666667" calcext:value-type="float">
            <text:p>188.666666666667</text:p>
          </table:table-cell>
          <table:table-cell table:formula="of:=HLOOKUP([.$A$1]; [$data.$A$1:$data.$AMJ$1048576]; MATCH(1; ([$data.$B$1:$data.$B$100]=[.$A3])*(LOWER([$data.$C$1:$data.$C$100])=LOWER([.E$2])); 0); 0)" office:value-type="float" office:value="374" calcext:value-type="float">
            <text:p>374</text:p>
          </table:table-cell>
          <table:table-cell table:formula="of:=HLOOKUP([.$A$1]; [$data.$A$1:$data.$AMJ$1048576]; MATCH(1; ([$data.$B$1:$data.$B$100]=[.$A3])*(LOWER([$data.$C$1:$data.$C$100])=LOWER([.F$2])); 0); 0)" office:value-type="float" office:value="180.5" calcext:value-type="float">
            <text:p>180.5</text:p>
          </table:table-cell>
          <table:table-cell table:formula="of:=HLOOKUP([.$A$1]; [$data.$A$1:$data.$AMJ$1048576]; MATCH(1; ([$data.$B$1:$data.$B$100]=[.$A3])*(LOWER([$data.$C$1:$data.$C$100])=LOWER([.G$2])); 0); 0)" office:value-type="float" office:value="4312.33333333333" calcext:value-type="float">
            <text:p>4312.33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HLOOKUP([.$A$1]; [$data.$A$1:$data.$AMJ$1048576]; MATCH(1; ([$data.$B$1:$data.$B$100]=[.$A4])*(LOWER([$data.$C$1:$data.$C$100])=LOWER([.B$2])); 0); 0)" office:value-type="float" office:value="197.666666666667" calcext:value-type="float">
            <text:p>197.666666666667</text:p>
          </table:table-cell>
          <table:table-cell table:formula="of:=HLOOKUP([.$A$1]; [$data.$A$1:$data.$AMJ$1048576]; MATCH(1; ([$data.$B$1:$data.$B$100]=[.$A4])*(LOWER([$data.$C$1:$data.$C$100])=LOWER([.C$2])); 0); 0)" office:value-type="float" office:value="198.833333333333" calcext:value-type="float">
            <text:p>198.833333333333</text:p>
          </table:table-cell>
          <table:table-cell table:formula="of:=HLOOKUP([.$A$1]; [$data.$A$1:$data.$AMJ$1048576]; MATCH(1; ([$data.$B$1:$data.$B$100]=[.$A4])*(LOWER([$data.$C$1:$data.$C$100])=LOWER([.D$2])); 0); 0)" office:value-type="float" office:value="249.166666666667" calcext:value-type="float">
            <text:p>249.166666666667</text:p>
          </table:table-cell>
          <table:table-cell table:formula="of:=HLOOKUP([.$A$1]; [$data.$A$1:$data.$AMJ$1048576]; MATCH(1; ([$data.$B$1:$data.$B$100]=[.$A4])*(LOWER([$data.$C$1:$data.$C$100])=LOWER([.E$2])); 0); 0)" office:value-type="float" office:value="1097.5" calcext:value-type="float">
            <text:p>1097.5</text:p>
          </table:table-cell>
          <table:table-cell table:formula="of:=HLOOKUP([.$A$1]; [$data.$A$1:$data.$AMJ$1048576]; MATCH(1; ([$data.$B$1:$data.$B$100]=[.$A4])*(LOWER([$data.$C$1:$data.$C$100])=LOWER([.F$2])); 0); 0)" office:value-type="float" office:value="230.666666666667" calcext:value-type="float">
            <text:p>230.666666666667</text:p>
          </table:table-cell>
          <table:table-cell table:formula="of:=HLOOKUP([.$A$1]; [$data.$A$1:$data.$AMJ$1048576]; MATCH(1; ([$data.$B$1:$data.$B$100]=[.$A4])*(LOWER([$data.$C$1:$data.$C$100])=LOWER([.G$2])); 0); 0)" office:value-type="float" office:value="19389.1666666667" calcext:value-type="float">
            <text:p>19389.1666666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HLOOKUP([.$A$1]; [$data.$A$1:$data.$AMJ$1048576]; MATCH(1; ([$data.$B$1:$data.$B$100]=[.$A5])*(LOWER([$data.$C$1:$data.$C$100])=LOWER([.B$2])); 0); 0)" office:value-type="float" office:value="295" calcext:value-type="float">
            <text:p>295</text:p>
          </table:table-cell>
          <table:table-cell table:formula="of:=HLOOKUP([.$A$1]; [$data.$A$1:$data.$AMJ$1048576]; MATCH(1; ([$data.$B$1:$data.$B$100]=[.$A5])*(LOWER([$data.$C$1:$data.$C$100])=LOWER([.C$2])); 0); 0)" office:value-type="float" office:value="290.333333333333" calcext:value-type="float">
            <text:p>290.333333333333</text:p>
          </table:table-cell>
          <table:table-cell table:formula="of:=HLOOKUP([.$A$1]; [$data.$A$1:$data.$AMJ$1048576]; MATCH(1; ([$data.$B$1:$data.$B$100]=[.$A5])*(LOWER([$data.$C$1:$data.$C$100])=LOWER([.D$2])); 0); 0)" office:value-type="float" office:value="453.666666666667" calcext:value-type="float">
            <text:p>453.666666666667</text:p>
          </table:table-cell>
          <table:table-cell table:formula="of:=HLOOKUP([.$A$1]; [$data.$A$1:$data.$AMJ$1048576]; MATCH(1; ([$data.$B$1:$data.$B$100]=[.$A5])*(LOWER([$data.$C$1:$data.$C$100])=LOWER([.E$2])); 0); 0)" office:value-type="float" office:value="1775.83333333333" calcext:value-type="float">
            <text:p>1775.83333333333</text:p>
          </table:table-cell>
          <table:table-cell table:formula="of:=HLOOKUP([.$A$1]; [$data.$A$1:$data.$AMJ$1048576]; MATCH(1; ([$data.$B$1:$data.$B$100]=[.$A5])*(LOWER([$data.$C$1:$data.$C$100])=LOWER([.F$2])); 0); 0)" office:value-type="float" office:value="703.666666666667" calcext:value-type="float">
            <text:p>703.666666666667</text:p>
          </table:table-cell>
          <table:table-cell table:formula="of:=HLOOKUP([.$A$1]; [$data.$A$1:$data.$AMJ$1048576]; MATCH(1; ([$data.$B$1:$data.$B$100]=[.$A5])*(LOWER([$data.$C$1:$data.$C$100])=LOWER([.G$2])); 0); 0)" office:value-type="float" office:value="22327.3333333333" calcext:value-type="float">
            <text:p>22327.33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LOOKUP([.$A$1]; [$data.$A$1:$data.$AMJ$1048576]; MATCH(1; ([$data.$B$1:$data.$B$100]=[.$A6])*(LOWER([$data.$C$1:$data.$C$100])=LOWER([.B$2])); 0); 0)" office:value-type="float" office:value="1216.83333333333" calcext:value-type="float">
            <text:p>1216.83333333333</text:p>
          </table:table-cell>
          <table:table-cell table:formula="of:=HLOOKUP([.$A$1]; [$data.$A$1:$data.$AMJ$1048576]; MATCH(1; ([$data.$B$1:$data.$B$100]=[.$A6])*(LOWER([$data.$C$1:$data.$C$100])=LOWER([.C$2])); 0); 0)" office:value-type="float" office:value="1207.83333333333" calcext:value-type="float">
            <text:p>1207.83333333333</text:p>
          </table:table-cell>
          <table:table-cell table:formula="of:=HLOOKUP([.$A$1]; [$data.$A$1:$data.$AMJ$1048576]; MATCH(1; ([$data.$B$1:$data.$B$100]=[.$A6])*(LOWER([$data.$C$1:$data.$C$100])=LOWER([.D$2])); 0); 0)" office:value-type="float" office:value="1209.33333333333" calcext:value-type="float">
            <text:p>1209.33333333333</text:p>
          </table:table-cell>
          <table:table-cell table:formula="of:=HLOOKUP([.$A$1]; [$data.$A$1:$data.$AMJ$1048576]; MATCH(1; ([$data.$B$1:$data.$B$100]=[.$A6])*(LOWER([$data.$C$1:$data.$C$100])=LOWER([.E$2])); 0); 0)" office:value-type="float" office:value="4818.5" calcext:value-type="float">
            <text:p>4818.5</text:p>
          </table:table-cell>
          <table:table-cell table:formula="of:=HLOOKUP([.$A$1]; [$data.$A$1:$data.$AMJ$1048576]; MATCH(1; ([$data.$B$1:$data.$B$100]=[.$A6])*(LOWER([$data.$C$1:$data.$C$100])=LOWER([.F$2])); 0); 0)" office:value-type="float" office:value="1588.83333333333" calcext:value-type="float">
            <text:p>1588.83333333333</text:p>
          </table:table-cell>
          <table:table-cell table:formula="of:=HLOOKUP([.$A$1]; [$data.$A$1:$data.$AMJ$1048576]; MATCH(1; ([$data.$B$1:$data.$B$100]=[.$A6])*(LOWER([$data.$C$1:$data.$C$100])=LOWER([.G$2])); 0); 0)" office:value-type="float" office:value="26128.6666666667" calcext:value-type="float">
            <text:p>26128.66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LOOKUP([.$A$1]; [$data.$A$1:$data.$AMJ$1048576]; MATCH(1; ([$data.$B$1:$data.$B$100]=[.$A7])*(LOWER([$data.$C$1:$data.$C$100])=LOWER([.B$2])); 0); 0)" office:value-type="float" office:value="1254.66666666667" calcext:value-type="float">
            <text:p>1254.66666666667</text:p>
          </table:table-cell>
          <table:table-cell table:formula="of:=HLOOKUP([.$A$1]; [$data.$A$1:$data.$AMJ$1048576]; MATCH(1; ([$data.$B$1:$data.$B$100]=[.$A7])*(LOWER([$data.$C$1:$data.$C$100])=LOWER([.C$2])); 0); 0)" office:value-type="float" office:value="1246.83333333333" calcext:value-type="float">
            <text:p>1246.83333333333</text:p>
          </table:table-cell>
          <table:table-cell table:formula="of:=HLOOKUP([.$A$1]; [$data.$A$1:$data.$AMJ$1048576]; MATCH(1; ([$data.$B$1:$data.$B$100]=[.$A7])*(LOWER([$data.$C$1:$data.$C$100])=LOWER([.D$2])); 0); 0)" office:value-type="float" office:value="1275.16666666667" calcext:value-type="float">
            <text:p>1275.16666666667</text:p>
          </table:table-cell>
          <table:table-cell table:formula="of:=HLOOKUP([.$A$1]; [$data.$A$1:$data.$AMJ$1048576]; MATCH(1; ([$data.$B$1:$data.$B$100]=[.$A7])*(LOWER([$data.$C$1:$data.$C$100])=LOWER([.E$2])); 0); 0)" office:value-type="float" office:value="10634.1666666667" calcext:value-type="float">
            <text:p>10634.1666666667</text:p>
          </table:table-cell>
          <table:table-cell table:formula="of:=HLOOKUP([.$A$1]; [$data.$A$1:$data.$AMJ$1048576]; MATCH(1; ([$data.$B$1:$data.$B$100]=[.$A7])*(LOWER([$data.$C$1:$data.$C$100])=LOWER([.F$2])); 0); 0)" office:value-type="float" office:value="2497.16666666667" calcext:value-type="float">
            <text:p>2497.16666666667</text:p>
          </table:table-cell>
          <table:table-cell table:formula="of:=HLOOKUP([.$A$1]; [$data.$A$1:$data.$AMJ$1048576]; MATCH(1; ([$data.$B$1:$data.$B$100]=[.$A7])*(LOWER([$data.$C$1:$data.$C$100])=LOWER([.G$2])); 0); 0)" office:value-type="float" office:value="24047.6666666667" calcext:value-type="float">
            <text:p>24047.66666666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HLOOKUP([.$A$1]; [$data.$A$1:$data.$AMJ$1048576]; MATCH(1; ([$data.$B$1:$data.$B$100]=[.$A8])*(LOWER([$data.$C$1:$data.$C$100])=LOWER([.B$2])); 0); 0)" office:value-type="float" office:value="1312.33333333333" calcext:value-type="float">
            <text:p>1312.33333333333</text:p>
          </table:table-cell>
          <table:table-cell table:formula="of:=HLOOKUP([.$A$1]; [$data.$A$1:$data.$AMJ$1048576]; MATCH(1; ([$data.$B$1:$data.$B$100]=[.$A8])*(LOWER([$data.$C$1:$data.$C$100])=LOWER([.C$2])); 0); 0)" office:value-type="float" office:value="1298.33333333333" calcext:value-type="float">
            <text:p>1298.33333333333</text:p>
          </table:table-cell>
          <table:table-cell table:formula="of:=HLOOKUP([.$A$1]; [$data.$A$1:$data.$AMJ$1048576]; MATCH(1; ([$data.$B$1:$data.$B$100]=[.$A8])*(LOWER([$data.$C$1:$data.$C$100])=LOWER([.D$2])); 0); 0)" office:value-type="float" office:value="1400.5" calcext:value-type="float">
            <text:p>1400.5</text:p>
          </table:table-cell>
          <table:table-cell table:formula="of:=HLOOKUP([.$A$1]; [$data.$A$1:$data.$AMJ$1048576]; MATCH(1; ([$data.$B$1:$data.$B$100]=[.$A8])*(LOWER([$data.$C$1:$data.$C$100])=LOWER([.E$2])); 0); 0)" office:value-type="float" office:value="17443.3333333333" calcext:value-type="float">
            <text:p>17443.3333333333</text:p>
          </table:table-cell>
          <table:table-cell table:formula="of:=HLOOKUP([.$A$1]; [$data.$A$1:$data.$AMJ$1048576]; MATCH(1; ([$data.$B$1:$data.$B$100]=[.$A8])*(LOWER([$data.$C$1:$data.$C$100])=LOWER([.F$2])); 0); 0)" office:value-type="float" office:value="3804" calcext:value-type="float">
            <text:p>3804</text:p>
          </table:table-cell>
          <table:table-cell table:formula="of:=HLOOKUP([.$A$1]; [$data.$A$1:$data.$AMJ$1048576]; MATCH(1; ([$data.$B$1:$data.$B$100]=[.$A8])*(LOWER([$data.$C$1:$data.$C$100])=LOWER([.G$2])); 0); 0)" office:value-type="float" office:value="32269.3333333333" calcext:value-type="float">
            <text:p>32269.33333333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HLOOKUP([.$A$1]; [$data.$A$1:$data.$AMJ$1048576]; MATCH(1; ([$data.$B$1:$data.$B$100]=[.$A9])*(LOWER([$data.$C$1:$data.$C$100])=LOWER([.B$2])); 0); 0)" office:value-type="float" office:value="1435.5" calcext:value-type="float">
            <text:p>1435.5</text:p>
          </table:table-cell>
          <table:table-cell table:formula="of:=HLOOKUP([.$A$1]; [$data.$A$1:$data.$AMJ$1048576]; MATCH(1; ([$data.$B$1:$data.$B$100]=[.$A9])*(LOWER([$data.$C$1:$data.$C$100])=LOWER([.C$2])); 0); 0)" office:value-type="float" office:value="1373" calcext:value-type="float">
            <text:p>1373</text:p>
          </table:table-cell>
          <table:table-cell table:formula="of:=HLOOKUP([.$A$1]; [$data.$A$1:$data.$AMJ$1048576]; MATCH(1; ([$data.$B$1:$data.$B$100]=[.$A9])*(LOWER([$data.$C$1:$data.$C$100])=LOWER([.D$2])); 0); 0)" office:value-type="float" office:value="1573.83333333333" calcext:value-type="float">
            <text:p>1573.83333333333</text:p>
          </table:table-cell>
          <table:table-cell table:formula="of:=HLOOKUP([.$A$1]; [$data.$A$1:$data.$AMJ$1048576]; MATCH(1; ([$data.$B$1:$data.$B$100]=[.$A9])*(LOWER([$data.$C$1:$data.$C$100])=LOWER([.E$2])); 0); 0)" office:value-type="float" office:value="19705.8333333333" calcext:value-type="float">
            <text:p>19705.8333333333</text:p>
          </table:table-cell>
          <table:table-cell table:formula="of:=HLOOKUP([.$A$1]; [$data.$A$1:$data.$AMJ$1048576]; MATCH(1; ([$data.$B$1:$data.$B$100]=[.$A9])*(LOWER([$data.$C$1:$data.$C$100])=LOWER([.F$2])); 0); 0)" office:value-type="float" office:value="5366.5" calcext:value-type="float">
            <text:p>5366.5</text:p>
          </table:table-cell>
          <table:table-cell table:formula="of:=HLOOKUP([.$A$1]; [$data.$A$1:$data.$AMJ$1048576]; MATCH(1; ([$data.$B$1:$data.$B$100]=[.$A9])*(LOWER([$data.$C$1:$data.$C$100])=LOWER([.G$2])); 0); 0)" office:value-type="float" office:value="35186.3333333333" calcext:value-type="float">
            <text:p>35186.33333333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HLOOKUP([.$A$1]; [$data.$A$1:$data.$AMJ$1048576]; MATCH(1; ([$data.$B$1:$data.$B$100]=[.$A10])*(LOWER([$data.$C$1:$data.$C$100])=LOWER([.B$2])); 0); 0)" office:value-type="float" office:value="1644.16666666667" calcext:value-type="float">
            <text:p>1644.16666666667</text:p>
          </table:table-cell>
          <table:table-cell table:formula="of:=HLOOKUP([.$A$1]; [$data.$A$1:$data.$AMJ$1048576]; MATCH(1; ([$data.$B$1:$data.$B$100]=[.$A10])*(LOWER([$data.$C$1:$data.$C$100])=LOWER([.C$2])); 0); 0)" office:value-type="float" office:value="1517.83333333333" calcext:value-type="float">
            <text:p>1517.83333333333</text:p>
          </table:table-cell>
          <table:table-cell table:formula="of:=HLOOKUP([.$A$1]; [$data.$A$1:$data.$AMJ$1048576]; MATCH(1; ([$data.$B$1:$data.$B$100]=[.$A10])*(LOWER([$data.$C$1:$data.$C$100])=LOWER([.D$2])); 0); 0)" office:value-type="float" office:value="1743.16666666667" calcext:value-type="float">
            <text:p>1743.16666666667</text:p>
          </table:table-cell>
          <table:table-cell table:formula="of:=HLOOKUP([.$A$1]; [$data.$A$1:$data.$AMJ$1048576]; MATCH(1; ([$data.$B$1:$data.$B$100]=[.$A10])*(LOWER([$data.$C$1:$data.$C$100])=LOWER([.E$2])); 0); 0)" office:value-type="float" office:value="29255" calcext:value-type="float">
            <text:p>29255</text:p>
          </table:table-cell>
          <table:table-cell table:formula="of:=HLOOKUP([.$A$1]; [$data.$A$1:$data.$AMJ$1048576]; MATCH(1; ([$data.$B$1:$data.$B$100]=[.$A10])*(LOWER([$data.$C$1:$data.$C$100])=LOWER([.F$2])); 0); 0)" office:value-type="float" office:value="6635.66666666667" calcext:value-type="float">
            <text:p>6635.66666666667</text:p>
          </table:table-cell>
          <table:table-cell table:formula="of:=HLOOKUP([.$A$1]; [$data.$A$1:$data.$AMJ$1048576]; MATCH(1; ([$data.$B$1:$data.$B$100]=[.$A10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HLOOKUP([.$A$1]; [$data.$A$1:$data.$AMJ$1048576]; MATCH(1; ([$data.$B$1:$data.$B$100]=[.$A11])*(LOWER([$data.$C$1:$data.$C$100])=LOWER([.B$2])); 0); 0)" office:value-type="float" office:value="2149" calcext:value-type="float">
            <text:p>2149</text:p>
          </table:table-cell>
          <table:table-cell table:formula="of:=HLOOKUP([.$A$1]; [$data.$A$1:$data.$AMJ$1048576]; MATCH(1; ([$data.$B$1:$data.$B$100]=[.$A11])*(LOWER([$data.$C$1:$data.$C$100])=LOWER([.C$2])); 0); 0)" office:value-type="float" office:value="1790.66666666667" calcext:value-type="float">
            <text:p>1790.66666666667</text:p>
          </table:table-cell>
          <table:table-cell table:formula="of:=HLOOKUP([.$A$1]; [$data.$A$1:$data.$AMJ$1048576]; MATCH(1; ([$data.$B$1:$data.$B$100]=[.$A11])*(LOWER([$data.$C$1:$data.$C$100])=LOWER([.D$2])); 0); 0)" office:value-type="float" office:value="2028.66666666667" calcext:value-type="float">
            <text:p>2028.66666666667</text:p>
          </table:table-cell>
          <table:table-cell table:formula="of:=HLOOKUP([.$A$1]; [$data.$A$1:$data.$AMJ$1048576]; MATCH(1; ([$data.$B$1:$data.$B$100]=[.$A11])*(LOWER([$data.$C$1:$data.$C$100])=LOWER([.E$2])); 0); 0)" office:value-type="float" office:value="43135" calcext:value-type="float">
            <text:p>43135</text:p>
          </table:table-cell>
          <table:table-cell table:formula="of:=HLOOKUP([.$A$1]; [$data.$A$1:$data.$AMJ$1048576]; MATCH(1; ([$data.$B$1:$data.$B$100]=[.$A11])*(LOWER([$data.$C$1:$data.$C$100])=LOWER([.F$2])); 0); 0)" office:value-type="float" office:value="8290.16666666667" calcext:value-type="float">
            <text:p>8290.16666666667</text:p>
          </table:table-cell>
          <table:table-cell table:formula="of:=HLOOKUP([.$A$1]; [$data.$A$1:$data.$AMJ$1048576]; MATCH(1; ([$data.$B$1:$data.$B$100]=[.$A11])*(LOWER([$data.$C$1:$data.$C$100])=LOWER([.G$2])); 0); 0)" office:value-type="string" office:string-value="" calcext:value-type="error">
            <text:p>#N/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3">
          <table:table-cell table:style-name="ce3" office:value-type="string" calcext:value-type="string" table:number-columns-spanned="6" table:number-rows-spanned="1">
            <text:p>When the network is overloaded, remote latencies can exceed 60 sec, resulting in no received sigils for the final minute. This shows as a blank in the table above. In the graph (using table below), we map this to 60 seconds so it is visibly “off the chart”.</text:p>
          </table:table-cell>
          <table:covered-table-cell table:number-columns-repeated="5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# Users</text:p>
          </table:table-cell>
          <table:table-cell table:formula="of:=[.B2]" office:value-type="string" office:string-value="Collabs" calcext:value-type="string">
            <text:p>Collabs</text:p>
          </table:table-cell>
          <table:table-cell table:formula="of:=[.C2]" office:value-type="string" office:string-value="CollabsNoVC" calcext:value-type="string">
            <text:p>CollabsNoVC</text:p>
          </table:table-cell>
          <table:table-cell table:formula="of:=[.D2]" office:value-type="string" office:string-value="Yjs" calcext:value-type="string">
            <text:p>Yjs</text:p>
          </table:table-cell>
          <table:table-cell table:formula="of:=[.E2]" office:value-type="string" office:string-value="Automerge" calcext:value-type="string">
            <text:p>Automerge</text:p>
          </table:table-cell>
          <table:table-cell table:formula="of:=[.F2]" office:value-type="string" office:string-value="ShareDB" calcext:value-type="string">
            <text:p>ShareDB</text:p>
          </table:table-cell>
          <table:table-cell table:formula="of:=[.G2]" office:value-type="string" office:string-value="GDocs" calcext:value-type="string">
            <text:p>GDoc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([.B3]=&quot;&quot;)        OR ([.B3]&lt;0);60000;[.B3])" office:value-type="float" office:value="179.166666666667" calcext:value-type="float">
            <text:p>179.166666666667</text:p>
          </table:table-cell>
          <table:table-cell table:formula="of:=IF(([.C3]=&quot;&quot;)        OR ([.C3]&lt;0);60000;[.C3])" office:value-type="float" office:value="174.666666666667" calcext:value-type="float">
            <text:p>174.666666666667</text:p>
          </table:table-cell>
          <table:table-cell table:formula="of:=IF(([.D3]=&quot;&quot;)        OR ([.D3]&lt;0);60000;[.D3])" office:value-type="float" office:value="188.666666666667" calcext:value-type="float">
            <text:p>188.666666666667</text:p>
          </table:table-cell>
          <table:table-cell table:formula="of:=IF(([.E3]=&quot;&quot;)        OR ([.E3]&lt;0);60000;[.E3])" office:value-type="float" office:value="374" calcext:value-type="float">
            <text:p>374</text:p>
          </table:table-cell>
          <table:table-cell table:formula="of:=IF(([.F3]=&quot;&quot;)        OR ([.F3]&lt;0);60000;[.F3])" office:value-type="float" office:value="180.5" calcext:value-type="float">
            <text:p>180.5</text:p>
          </table:table-cell>
          <table:table-cell table:formula="of:=IF(([.G3]=&quot;&quot;)        OR ([.G3]&lt;0);60000;[.G3])" office:value-type="float" office:value="4312.33333333333" calcext:value-type="float">
            <text:p>4312.33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([.B4]=&quot;&quot;)        OR ([.B4]&lt;0);60000;[.B4])" office:value-type="float" office:value="197.666666666667" calcext:value-type="float">
            <text:p>197.666666666667</text:p>
          </table:table-cell>
          <table:table-cell table:formula="of:=IF(([.C4]=&quot;&quot;)        OR ([.C4]&lt;0);60000;[.C4])" office:value-type="float" office:value="198.833333333333" calcext:value-type="float">
            <text:p>198.833333333333</text:p>
          </table:table-cell>
          <table:table-cell table:formula="of:=IF(([.D4]=&quot;&quot;)        OR ([.D4]&lt;0);60000;[.D4])" office:value-type="float" office:value="249.166666666667" calcext:value-type="float">
            <text:p>249.166666666667</text:p>
          </table:table-cell>
          <table:table-cell table:formula="of:=IF(([.E4]=&quot;&quot;)        OR ([.E4]&lt;0);60000;[.E4])" office:value-type="float" office:value="1097.5" calcext:value-type="float">
            <text:p>1097.5</text:p>
          </table:table-cell>
          <table:table-cell table:formula="of:=IF(([.F4]=&quot;&quot;)        OR ([.F4]&lt;0);60000;[.F4])" office:value-type="float" office:value="230.666666666667" calcext:value-type="float">
            <text:p>230.666666666667</text:p>
          </table:table-cell>
          <table:table-cell table:formula="of:=IF(([.G4]=&quot;&quot;)        OR ([.G4]&lt;0);60000;[.G4])" office:value-type="float" office:value="19389.1666666667" calcext:value-type="float">
            <text:p>19389.1666666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([.B5]=&quot;&quot;)        OR ([.B5]&lt;0);60000;[.B5])" office:value-type="float" office:value="295" calcext:value-type="float">
            <text:p>295</text:p>
          </table:table-cell>
          <table:table-cell table:formula="of:=IF(([.C5]=&quot;&quot;)        OR ([.C5]&lt;0);60000;[.C5])" office:value-type="float" office:value="290.333333333333" calcext:value-type="float">
            <text:p>290.333333333333</text:p>
          </table:table-cell>
          <table:table-cell table:formula="of:=IF(([.D5]=&quot;&quot;)        OR ([.D5]&lt;0);60000;[.D5])" office:value-type="float" office:value="453.666666666667" calcext:value-type="float">
            <text:p>453.666666666667</text:p>
          </table:table-cell>
          <table:table-cell table:formula="of:=IF(([.E5]=&quot;&quot;)        OR ([.E5]&lt;0);60000;[.E5])" office:value-type="float" office:value="1775.83333333333" calcext:value-type="float">
            <text:p>1775.83333333333</text:p>
          </table:table-cell>
          <table:table-cell table:formula="of:=IF(([.F5]=&quot;&quot;)        OR ([.F5]&lt;0);60000;[.F5])" office:value-type="float" office:value="703.666666666667" calcext:value-type="float">
            <text:p>703.666666666667</text:p>
          </table:table-cell>
          <table:table-cell table:formula="of:=IF(([.G5]=&quot;&quot;)        OR ([.G5]&lt;0);60000;[.G5])" office:value-type="float" office:value="22327.3333333333" calcext:value-type="float">
            <text:p>22327.33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([.B6]=&quot;&quot;)        OR ([.B6]&lt;0);60000;[.B6])" office:value-type="float" office:value="1216.83333333333" calcext:value-type="float">
            <text:p>1216.83333333333</text:p>
          </table:table-cell>
          <table:table-cell table:formula="of:=IF(([.C6]=&quot;&quot;)        OR ([.C6]&lt;0);60000;[.C6])" office:value-type="float" office:value="1207.83333333333" calcext:value-type="float">
            <text:p>1207.83333333333</text:p>
          </table:table-cell>
          <table:table-cell table:formula="of:=IF(([.D6]=&quot;&quot;)        OR ([.D6]&lt;0);60000;[.D6])" office:value-type="float" office:value="1209.33333333333" calcext:value-type="float">
            <text:p>1209.33333333333</text:p>
          </table:table-cell>
          <table:table-cell table:formula="of:=IF(([.E6]=&quot;&quot;)        OR ([.E6]&lt;0);60000;[.E6])" office:value-type="float" office:value="4818.5" calcext:value-type="float">
            <text:p>4818.5</text:p>
          </table:table-cell>
          <table:table-cell table:formula="of:=IF(([.F6]=&quot;&quot;)        OR ([.F6]&lt;0);60000;[.F6])" office:value-type="float" office:value="1588.83333333333" calcext:value-type="float">
            <text:p>1588.83333333333</text:p>
          </table:table-cell>
          <table:table-cell table:formula="of:=IF(([.G6]=&quot;&quot;)        OR ([.G6]&lt;0);60000;[.G6])" office:value-type="float" office:value="26128.6666666667" calcext:value-type="float">
            <text:p>26128.66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([.B7]=&quot;&quot;)        OR ([.B7]&lt;0);60000;[.B7])" office:value-type="float" office:value="1254.66666666667" calcext:value-type="float">
            <text:p>1254.66666666667</text:p>
          </table:table-cell>
          <table:table-cell table:formula="of:=IF(([.C7]=&quot;&quot;)        OR ([.C7]&lt;0);60000;[.C7])" office:value-type="float" office:value="1246.83333333333" calcext:value-type="float">
            <text:p>1246.83333333333</text:p>
          </table:table-cell>
          <table:table-cell table:formula="of:=IF(([.D7]=&quot;&quot;)        OR ([.D7]&lt;0);60000;[.D7])" office:value-type="float" office:value="1275.16666666667" calcext:value-type="float">
            <text:p>1275.16666666667</text:p>
          </table:table-cell>
          <table:table-cell table:formula="of:=IF(([.E7]=&quot;&quot;)        OR ([.E7]&lt;0);60000;[.E7])" office:value-type="float" office:value="10634.1666666667" calcext:value-type="float">
            <text:p>10634.1666666667</text:p>
          </table:table-cell>
          <table:table-cell table:formula="of:=IF(([.F7]=&quot;&quot;)        OR ([.F7]&lt;0);60000;[.F7])" office:value-type="float" office:value="2497.16666666667" calcext:value-type="float">
            <text:p>2497.16666666667</text:p>
          </table:table-cell>
          <table:table-cell table:formula="of:=IF(([.G7]=&quot;&quot;)        OR ([.G7]&lt;0);60000;[.G7])" office:value-type="float" office:value="24047.6666666667" calcext:value-type="float">
            <text:p>24047.66666666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([.B8]=&quot;&quot;)        OR ([.B8]&lt;0);60000;[.B8])" office:value-type="float" office:value="1312.33333333333" calcext:value-type="float">
            <text:p>1312.33333333333</text:p>
          </table:table-cell>
          <table:table-cell table:formula="of:=IF(([.C8]=&quot;&quot;)        OR ([.C8]&lt;0);60000;[.C8])" office:value-type="float" office:value="1298.33333333333" calcext:value-type="float">
            <text:p>1298.33333333333</text:p>
          </table:table-cell>
          <table:table-cell table:formula="of:=IF(([.D8]=&quot;&quot;)        OR ([.D8]&lt;0);60000;[.D8])" office:value-type="float" office:value="1400.5" calcext:value-type="float">
            <text:p>1400.5</text:p>
          </table:table-cell>
          <table:table-cell table:formula="of:=IF(([.E8]=&quot;&quot;)        OR ([.E8]&lt;0);60000;[.E8])" office:value-type="float" office:value="17443.3333333333" calcext:value-type="float">
            <text:p>17443.3333333333</text:p>
          </table:table-cell>
          <table:table-cell table:formula="of:=IF(([.F8]=&quot;&quot;)        OR ([.F8]&lt;0);60000;[.F8])" office:value-type="float" office:value="3804" calcext:value-type="float">
            <text:p>3804</text:p>
          </table:table-cell>
          <table:table-cell table:formula="of:=IF(([.G8]=&quot;&quot;)        OR ([.G8]&lt;0);60000;[.G8])" office:value-type="float" office:value="32269.3333333333" calcext:value-type="float">
            <text:p>32269.33333333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F(([.B9]=&quot;&quot;)        OR ([.B9]&lt;0);60000;[.B9])" office:value-type="float" office:value="1435.5" calcext:value-type="float">
            <text:p>1435.5</text:p>
          </table:table-cell>
          <table:table-cell table:formula="of:=IF(([.C9]=&quot;&quot;)        OR ([.C9]&lt;0);60000;[.C9])" office:value-type="float" office:value="1373" calcext:value-type="float">
            <text:p>1373</text:p>
          </table:table-cell>
          <table:table-cell table:formula="of:=IF(([.D9]=&quot;&quot;)        OR ([.D9]&lt;0);60000;[.D9])" office:value-type="float" office:value="1573.83333333333" calcext:value-type="float">
            <text:p>1573.83333333333</text:p>
          </table:table-cell>
          <table:table-cell table:formula="of:=IF(([.E9]=&quot;&quot;)        OR ([.E9]&lt;0);60000;[.E9])" office:value-type="float" office:value="19705.8333333333" calcext:value-type="float">
            <text:p>19705.8333333333</text:p>
          </table:table-cell>
          <table:table-cell table:formula="of:=IF(([.F9]=&quot;&quot;)        OR ([.F9]&lt;0);60000;[.F9])" office:value-type="float" office:value="5366.5" calcext:value-type="float">
            <text:p>5366.5</text:p>
          </table:table-cell>
          <table:table-cell table:formula="of:=IF(([.G9]=&quot;&quot;)        OR ([.G9]&lt;0);60000;[.G9])" office:value-type="float" office:value="35186.3333333333" calcext:value-type="float">
            <text:p>35186.33333333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F(([.B10]=&quot;&quot;)        OR ([.B10]&lt;0);60000;[.B10])" office:value-type="float" office:value="1644.16666666667" calcext:value-type="float">
            <text:p>1644.16666666667</text:p>
          </table:table-cell>
          <table:table-cell table:formula="of:=IF(([.C10]=&quot;&quot;)        OR ([.C10]&lt;0);60000;[.C10])" office:value-type="float" office:value="1517.83333333333" calcext:value-type="float">
            <text:p>1517.83333333333</text:p>
          </table:table-cell>
          <table:table-cell table:formula="of:=IF(([.D10]=&quot;&quot;)        OR ([.D10]&lt;0);60000;[.D10])" office:value-type="float" office:value="1743.16666666667" calcext:value-type="float">
            <text:p>1743.16666666667</text:p>
          </table:table-cell>
          <table:table-cell table:formula="of:=IF(([.E10]=&quot;&quot;)        OR ([.E10]&lt;0);60000;[.E10])" office:value-type="float" office:value="29255" calcext:value-type="float">
            <text:p>29255</text:p>
          </table:table-cell>
          <table:table-cell table:formula="of:=IF(([.F10]=&quot;&quot;)        OR ([.F10]&lt;0);60000;[.F10])" office:value-type="float" office:value="6635.66666666667" calcext:value-type="float">
            <text:p>6635.66666666667</text:p>
          </table:table-cell>
          <table:table-cell table:formula="of:=IF(([.G10]=&quot;&quot;)        OR ([.G10]&lt;0);60000;[.G10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IF(([.B11]=&quot;&quot;)        OR ([.B11]&lt;0);60000;[.B11])" office:value-type="float" office:value="2149" calcext:value-type="float">
            <text:p>2149</text:p>
          </table:table-cell>
          <table:table-cell table:formula="of:=IF(([.C11]=&quot;&quot;)        OR ([.C11]&lt;0);60000;[.C11])" office:value-type="float" office:value="1790.66666666667" calcext:value-type="float">
            <text:p>1790.66666666667</text:p>
          </table:table-cell>
          <table:table-cell table:formula="of:=IF(([.D11]=&quot;&quot;)        OR ([.D11]&lt;0);60000;[.D11])" office:value-type="float" office:value="2028.66666666667" calcext:value-type="float">
            <text:p>2028.66666666667</text:p>
          </table:table-cell>
          <table:table-cell table:formula="of:=IF(([.E11]=&quot;&quot;)        OR ([.E11]&lt;0);60000;[.E11])" office:value-type="float" office:value="43135" calcext:value-type="float">
            <text:p>43135</text:p>
          </table:table-cell>
          <table:table-cell table:formula="of:=IF(([.F11]=&quot;&quot;)        OR ([.F11]&lt;0);60000;[.F11])" office:value-type="float" office:value="8290.16666666667" calcext:value-type="float">
            <text:p>8290.16666666667</text:p>
          </table:table-cell>
          <table:table-cell table:formula="of:=IF(([.G11]=&quot;&quot;)        OR ([.G11]&lt;0);60000;[.G11])" office:value-type="string" office:string-value="" calcext:value-type="error">
            <text:p>#N/A</text:p>
          </table:table-cell>
        </table:table-row>
      </table:table>
      <table:table table:name="Local Latency P50" table:style-name="ta1">
        <table:shapes>
          <draw:frame draw:z-index="0" draw:style-name="gr1" draw:text-style-name="P1" svg:width="3.7114in" svg:height="2.2902in" svg:x="6.8055in" svg:y="0in">
            <draw:object draw:notify-on-update-of-ranges="'Local Latency P50'.A3:'Local Latency P50'.A11 'Local Latency P50'.B2:'Local Latency P50'.B2 'Local Latency P50'.B3:'Local Latency P50'.B11 'Local Latency P50'.A3:'Local Latency P50'.A11 'Local Latency P50'.C2:'Local Latency P50'.C2 'Local Latency P50'.C3:'Local Latency P50'.C11 'Local Latency P50'.A3:'Local Latency P50'.A11 'Local Latency P50'.D2:'Local Latency P50'.D2 'Local Latency P50'.D3:'Local Latency P50'.D11 'Local Latency P50'.A3:'Local Latency P50'.A11 'Local Latency P50'.E2:'Local Latency P50'.E2 'Local Latency P50'.E3:'Local Latency P50'.E11 'Local Latency P50'.A3:'Local Latency P50'.A11 'Local Latency P50'.F2:'Local Latency P50'.F2 'Local Latency P50'.F3:'Local Latency P50'.F11 'Local Latency P50'.A3:'Local Latency P50'.A11 'Local Latency P50'.G2:'Local Latency P50'.G2 'Local Latency P50'.G3:'Local Latency P50'.G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9" table:default-cell-style-name="Default"/>
        <table:table-column table:style-name="co23" table:number-columns-repeated="5" table:default-cell-style-name="Default"/>
        <table:table-row table:style-name="ro1">
          <table:table-cell office:value-type="string" calcext:value-type="string">
            <text:p>Local Latency P50 (m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Users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GDoc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HLOOKUP([.$A$1]; [$data.$A$1:$data.$AMJ$1048576]; MATCH(1; ([$data.$B$1:$data.$B$100]=[.$A3])*(LOWER([$data.$C$1:$data.$C$100])=LOWER([.B$2])); 0); 0)" office:value-type="float" office:value="8.33333333333333" calcext:value-type="float">
            <text:p>8.33333333333333</text:p>
          </table:table-cell>
          <table:table-cell table:formula="of:=HLOOKUP([.$A$1]; [$data.$A$1:$data.$AMJ$1048576]; MATCH(1; ([$data.$B$1:$data.$B$100]=[.$A3])*(LOWER([$data.$C$1:$data.$C$100])=LOWER([.C$2])); 0); 0)" office:value-type="float" office:value="8.5" calcext:value-type="float">
            <text:p>8.5</text:p>
          </table:table-cell>
          <table:table-cell table:formula="of:=HLOOKUP([.$A$1]; [$data.$A$1:$data.$AMJ$1048576]; MATCH(1; ([$data.$B$1:$data.$B$100]=[.$A3])*(LOWER([$data.$C$1:$data.$C$100])=LOWER([.D$2])); 0); 0)" office:value-type="float" office:value="9" calcext:value-type="float">
            <text:p>9</text:p>
          </table:table-cell>
          <table:table-cell table:formula="of:=HLOOKUP([.$A$1]; [$data.$A$1:$data.$AMJ$1048576]; MATCH(1; ([$data.$B$1:$data.$B$100]=[.$A3])*(LOWER([$data.$C$1:$data.$C$100])=LOWER([.E$2])); 0); 0)" office:value-type="float" office:value="47.3333333333333" calcext:value-type="float">
            <text:p>47.3333333333333</text:p>
          </table:table-cell>
          <table:table-cell table:formula="of:=HLOOKUP([.$A$1]; [$data.$A$1:$data.$AMJ$1048576]; MATCH(1; ([$data.$B$1:$data.$B$100]=[.$A3])*(LOWER([$data.$C$1:$data.$C$100])=LOWER([.F$2])); 0); 0)" office:value-type="float" office:value="8.83333333333333" calcext:value-type="float">
            <text:p>8.83333333333333</text:p>
          </table:table-cell>
          <table:table-cell table:formula="of:=HLOOKUP([.$A$1]; [$data.$A$1:$data.$AMJ$1048576]; MATCH(1; ([$data.$B$1:$data.$B$100]=[.$A3])*(LOWER([$data.$C$1:$data.$C$100])=LOWER([.G$2])); 0); 0)" office:value-type="float" office:value="13.8333333333333" calcext:value-type="float">
            <text:p>13.8333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HLOOKUP([.$A$1]; [$data.$A$1:$data.$AMJ$1048576]; MATCH(1; ([$data.$B$1:$data.$B$100]=[.$A4])*(LOWER([$data.$C$1:$data.$C$100])=LOWER([.B$2])); 0); 0)" office:value-type="float" office:value="14.8333333333333" calcext:value-type="float">
            <text:p>14.8333333333333</text:p>
          </table:table-cell>
          <table:table-cell table:formula="of:=HLOOKUP([.$A$1]; [$data.$A$1:$data.$AMJ$1048576]; MATCH(1; ([$data.$B$1:$data.$B$100]=[.$A4])*(LOWER([$data.$C$1:$data.$C$100])=LOWER([.C$2])); 0); 0)" office:value-type="float" office:value="14" calcext:value-type="float">
            <text:p>14</text:p>
          </table:table-cell>
          <table:table-cell table:formula="of:=HLOOKUP([.$A$1]; [$data.$A$1:$data.$AMJ$1048576]; MATCH(1; ([$data.$B$1:$data.$B$100]=[.$A4])*(LOWER([$data.$C$1:$data.$C$100])=LOWER([.D$2])); 0); 0)" office:value-type="float" office:value="18.6666666666667" calcext:value-type="float">
            <text:p>18.6666666666667</text:p>
          </table:table-cell>
          <table:table-cell table:formula="of:=HLOOKUP([.$A$1]; [$data.$A$1:$data.$AMJ$1048576]; MATCH(1; ([$data.$B$1:$data.$B$100]=[.$A4])*(LOWER([$data.$C$1:$data.$C$100])=LOWER([.E$2])); 0); 0)" office:value-type="float" office:value="135" calcext:value-type="float">
            <text:p>135</text:p>
          </table:table-cell>
          <table:table-cell table:formula="of:=HLOOKUP([.$A$1]; [$data.$A$1:$data.$AMJ$1048576]; MATCH(1; ([$data.$B$1:$data.$B$100]=[.$A4])*(LOWER([$data.$C$1:$data.$C$100])=LOWER([.F$2])); 0); 0)" office:value-type="float" office:value="17.1666666666667" calcext:value-type="float">
            <text:p>17.1666666666667</text:p>
          </table:table-cell>
          <table:table-cell table:formula="of:=HLOOKUP([.$A$1]; [$data.$A$1:$data.$AMJ$1048576]; MATCH(1; ([$data.$B$1:$data.$B$100]=[.$A4])*(LOWER([$data.$C$1:$data.$C$100])=LOWER([.G$2])); 0); 0)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HLOOKUP([.$A$1]; [$data.$A$1:$data.$AMJ$1048576]; MATCH(1; ([$data.$B$1:$data.$B$100]=[.$A5])*(LOWER([$data.$C$1:$data.$C$100])=LOWER([.B$2])); 0); 0)" office:value-type="float" office:value="27.8333333333333" calcext:value-type="float">
            <text:p>27.8333333333333</text:p>
          </table:table-cell>
          <table:table-cell table:formula="of:=HLOOKUP([.$A$1]; [$data.$A$1:$data.$AMJ$1048576]; MATCH(1; ([$data.$B$1:$data.$B$100]=[.$A5])*(LOWER([$data.$C$1:$data.$C$100])=LOWER([.C$2])); 0); 0)" office:value-type="float" office:value="28.1666666666667" calcext:value-type="float">
            <text:p>28.1666666666667</text:p>
          </table:table-cell>
          <table:table-cell table:formula="of:=HLOOKUP([.$A$1]; [$data.$A$1:$data.$AMJ$1048576]; MATCH(1; ([$data.$B$1:$data.$B$100]=[.$A5])*(LOWER([$data.$C$1:$data.$C$100])=LOWER([.D$2])); 0); 0)" office:value-type="float" office:value="43.5" calcext:value-type="float">
            <text:p>43.5</text:p>
          </table:table-cell>
          <table:table-cell table:formula="of:=HLOOKUP([.$A$1]; [$data.$A$1:$data.$AMJ$1048576]; MATCH(1; ([$data.$B$1:$data.$B$100]=[.$A5])*(LOWER([$data.$C$1:$data.$C$100])=LOWER([.E$2])); 0); 0)" office:value-type="float" office:value="209.666666666667" calcext:value-type="float">
            <text:p>209.666666666667</text:p>
          </table:table-cell>
          <table:table-cell table:formula="of:=HLOOKUP([.$A$1]; [$data.$A$1:$data.$AMJ$1048576]; MATCH(1; ([$data.$B$1:$data.$B$100]=[.$A5])*(LOWER([$data.$C$1:$data.$C$100])=LOWER([.F$2])); 0); 0)" office:value-type="float" office:value="24.6666666666667" calcext:value-type="float">
            <text:p>24.6666666666667</text:p>
          </table:table-cell>
          <table:table-cell table:formula="of:=HLOOKUP([.$A$1]; [$data.$A$1:$data.$AMJ$1048576]; MATCH(1; ([$data.$B$1:$data.$B$100]=[.$A5])*(LOWER([$data.$C$1:$data.$C$100])=LOWER([.G$2])); 0); 0)" office:value-type="float" office:value="15.8333333333333" calcext:value-type="float">
            <text:p>15.83333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LOOKUP([.$A$1]; [$data.$A$1:$data.$AMJ$1048576]; MATCH(1; ([$data.$B$1:$data.$B$100]=[.$A6])*(LOWER([$data.$C$1:$data.$C$100])=LOWER([.B$2])); 0); 0)" office:value-type="float" office:value="22.6666666666667" calcext:value-type="float">
            <text:p>22.6666666666667</text:p>
          </table:table-cell>
          <table:table-cell table:formula="of:=HLOOKUP([.$A$1]; [$data.$A$1:$data.$AMJ$1048576]; MATCH(1; ([$data.$B$1:$data.$B$100]=[.$A6])*(LOWER([$data.$C$1:$data.$C$100])=LOWER([.C$2])); 0); 0)" office:value-type="float" office:value="21.8333333333333" calcext:value-type="float">
            <text:p>21.8333333333333</text:p>
          </table:table-cell>
          <table:table-cell table:formula="of:=HLOOKUP([.$A$1]; [$data.$A$1:$data.$AMJ$1048576]; MATCH(1; ([$data.$B$1:$data.$B$100]=[.$A6])*(LOWER([$data.$C$1:$data.$C$100])=LOWER([.D$2])); 0); 0)" office:value-type="float" office:value="29.3333333333333" calcext:value-type="float">
            <text:p>29.3333333333333</text:p>
          </table:table-cell>
          <table:table-cell table:formula="of:=HLOOKUP([.$A$1]; [$data.$A$1:$data.$AMJ$1048576]; MATCH(1; ([$data.$B$1:$data.$B$100]=[.$A6])*(LOWER([$data.$C$1:$data.$C$100])=LOWER([.E$2])); 0); 0)" office:value-type="float" office:value="509.166666666667" calcext:value-type="float">
            <text:p>509.166666666667</text:p>
          </table:table-cell>
          <table:table-cell table:formula="of:=HLOOKUP([.$A$1]; [$data.$A$1:$data.$AMJ$1048576]; MATCH(1; ([$data.$B$1:$data.$B$100]=[.$A6])*(LOWER([$data.$C$1:$data.$C$100])=LOWER([.F$2])); 0); 0)" office:value-type="float" office:value="32.3333333333333" calcext:value-type="float">
            <text:p>32.3333333333333</text:p>
          </table:table-cell>
          <table:table-cell table:formula="of:=HLOOKUP([.$A$1]; [$data.$A$1:$data.$AMJ$1048576]; MATCH(1; ([$data.$B$1:$data.$B$100]=[.$A6])*(LOWER([$data.$C$1:$data.$C$100])=LOWER([.G$2])); 0); 0)" office:value-type="float" office:value="15.1666666666667" calcext:value-type="float">
            <text:p>15.16666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LOOKUP([.$A$1]; [$data.$A$1:$data.$AMJ$1048576]; MATCH(1; ([$data.$B$1:$data.$B$100]=[.$A7])*(LOWER([$data.$C$1:$data.$C$100])=LOWER([.B$2])); 0); 0)" office:value-type="float" office:value="29.5" calcext:value-type="float">
            <text:p>29.5</text:p>
          </table:table-cell>
          <table:table-cell table:formula="of:=HLOOKUP([.$A$1]; [$data.$A$1:$data.$AMJ$1048576]; MATCH(1; ([$data.$B$1:$data.$B$100]=[.$A7])*(LOWER([$data.$C$1:$data.$C$100])=LOWER([.C$2])); 0); 0)" office:value-type="float" office:value="30.5" calcext:value-type="float">
            <text:p>30.5</text:p>
          </table:table-cell>
          <table:table-cell table:formula="of:=HLOOKUP([.$A$1]; [$data.$A$1:$data.$AMJ$1048576]; MATCH(1; ([$data.$B$1:$data.$B$100]=[.$A7])*(LOWER([$data.$C$1:$data.$C$100])=LOWER([.D$2])); 0); 0)" office:value-type="float" office:value="43.1666666666667" calcext:value-type="float">
            <text:p>43.1666666666667</text:p>
          </table:table-cell>
          <table:table-cell table:formula="of:=HLOOKUP([.$A$1]; [$data.$A$1:$data.$AMJ$1048576]; MATCH(1; ([$data.$B$1:$data.$B$100]=[.$A7])*(LOWER([$data.$C$1:$data.$C$100])=LOWER([.E$2])); 0); 0)" office:value-type="float" office:value="772.166666666667" calcext:value-type="float">
            <text:p>772.166666666667</text:p>
          </table:table-cell>
          <table:table-cell table:formula="of:=HLOOKUP([.$A$1]; [$data.$A$1:$data.$AMJ$1048576]; MATCH(1; ([$data.$B$1:$data.$B$100]=[.$A7])*(LOWER([$data.$C$1:$data.$C$100])=LOWER([.F$2])); 0); 0)" office:value-type="float" office:value="40.3333333333333" calcext:value-type="float">
            <text:p>40.3333333333333</text:p>
          </table:table-cell>
          <table:table-cell table:formula="of:=HLOOKUP([.$A$1]; [$data.$A$1:$data.$AMJ$1048576]; MATCH(1; ([$data.$B$1:$data.$B$100]=[.$A7])*(LOWER([$data.$C$1:$data.$C$100])=LOWER([.G$2])); 0); 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HLOOKUP([.$A$1]; [$data.$A$1:$data.$AMJ$1048576]; MATCH(1; ([$data.$B$1:$data.$B$100]=[.$A8])*(LOWER([$data.$C$1:$data.$C$100])=LOWER([.B$2])); 0); 0)" office:value-type="float" office:value="40" calcext:value-type="float">
            <text:p>40</text:p>
          </table:table-cell>
          <table:table-cell table:formula="of:=HLOOKUP([.$A$1]; [$data.$A$1:$data.$AMJ$1048576]; MATCH(1; ([$data.$B$1:$data.$B$100]=[.$A8])*(LOWER([$data.$C$1:$data.$C$100])=LOWER([.C$2])); 0); 0)" office:value-type="float" office:value="43.1666666666667" calcext:value-type="float">
            <text:p>43.1666666666667</text:p>
          </table:table-cell>
          <table:table-cell table:formula="of:=HLOOKUP([.$A$1]; [$data.$A$1:$data.$AMJ$1048576]; MATCH(1; ([$data.$B$1:$data.$B$100]=[.$A8])*(LOWER([$data.$C$1:$data.$C$100])=LOWER([.D$2])); 0); 0)" office:value-type="float" office:value="65.8333333333333" calcext:value-type="float">
            <text:p>65.8333333333333</text:p>
          </table:table-cell>
          <table:table-cell table:formula="of:=HLOOKUP([.$A$1]; [$data.$A$1:$data.$AMJ$1048576]; MATCH(1; ([$data.$B$1:$data.$B$100]=[.$A8])*(LOWER([$data.$C$1:$data.$C$100])=LOWER([.E$2])); 0); 0)" office:value-type="float" office:value="1013.83333333333" calcext:value-type="float">
            <text:p>1013.83333333333</text:p>
          </table:table-cell>
          <table:table-cell table:formula="of:=HLOOKUP([.$A$1]; [$data.$A$1:$data.$AMJ$1048576]; MATCH(1; ([$data.$B$1:$data.$B$100]=[.$A8])*(LOWER([$data.$C$1:$data.$C$100])=LOWER([.F$2])); 0); 0)" office:value-type="float" office:value="50.1666666666667" calcext:value-type="float">
            <text:p>50.1666666666667</text:p>
          </table:table-cell>
          <table:table-cell table:formula="of:=HLOOKUP([.$A$1]; [$data.$A$1:$data.$AMJ$1048576]; MATCH(1; ([$data.$B$1:$data.$B$100]=[.$A8])*(LOWER([$data.$C$1:$data.$C$100])=LOWER([.G$2])); 0); 0)"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HLOOKUP([.$A$1]; [$data.$A$1:$data.$AMJ$1048576]; MATCH(1; ([$data.$B$1:$data.$B$100]=[.$A9])*(LOWER([$data.$C$1:$data.$C$100])=LOWER([.B$2])); 0); 0)" office:value-type="float" office:value="60.8333333333333" calcext:value-type="float">
            <text:p>60.8333333333333</text:p>
          </table:table-cell>
          <table:table-cell table:formula="of:=HLOOKUP([.$A$1]; [$data.$A$1:$data.$AMJ$1048576]; MATCH(1; ([$data.$B$1:$data.$B$100]=[.$A9])*(LOWER([$data.$C$1:$data.$C$100])=LOWER([.C$2])); 0); 0)" office:value-type="float" office:value="57.6666666666667" calcext:value-type="float">
            <text:p>57.6666666666667</text:p>
          </table:table-cell>
          <table:table-cell table:formula="of:=HLOOKUP([.$A$1]; [$data.$A$1:$data.$AMJ$1048576]; MATCH(1; ([$data.$B$1:$data.$B$100]=[.$A9])*(LOWER([$data.$C$1:$data.$C$100])=LOWER([.D$2])); 0); 0)" office:value-type="float" office:value="95.3333333333333" calcext:value-type="float">
            <text:p>95.3333333333333</text:p>
          </table:table-cell>
          <table:table-cell table:formula="of:=HLOOKUP([.$A$1]; [$data.$A$1:$data.$AMJ$1048576]; MATCH(1; ([$data.$B$1:$data.$B$100]=[.$A9])*(LOWER([$data.$C$1:$data.$C$100])=LOWER([.E$2])); 0); 0)" office:value-type="float" office:value="1111.16666666667" calcext:value-type="float">
            <text:p>1111.16666666667</text:p>
          </table:table-cell>
          <table:table-cell table:formula="of:=HLOOKUP([.$A$1]; [$data.$A$1:$data.$AMJ$1048576]; MATCH(1; ([$data.$B$1:$data.$B$100]=[.$A9])*(LOWER([$data.$C$1:$data.$C$100])=LOWER([.F$2])); 0); 0)" office:value-type="float" office:value="58.6666666666667" calcext:value-type="float">
            <text:p>58.6666666666667</text:p>
          </table:table-cell>
          <table:table-cell table:formula="of:=HLOOKUP([.$A$1]; [$data.$A$1:$data.$AMJ$1048576]; MATCH(1; ([$data.$B$1:$data.$B$100]=[.$A9])*(LOWER([$data.$C$1:$data.$C$100])=LOWER([.G$2])); 0); 0)"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HLOOKUP([.$A$1]; [$data.$A$1:$data.$AMJ$1048576]; MATCH(1; ([$data.$B$1:$data.$B$100]=[.$A10])*(LOWER([$data.$C$1:$data.$C$100])=LOWER([.B$2])); 0); 0)" office:value-type="float" office:value="79.3333333333333" calcext:value-type="float">
            <text:p>79.3333333333333</text:p>
          </table:table-cell>
          <table:table-cell table:formula="of:=HLOOKUP([.$A$1]; [$data.$A$1:$data.$AMJ$1048576]; MATCH(1; ([$data.$B$1:$data.$B$100]=[.$A10])*(LOWER([$data.$C$1:$data.$C$100])=LOWER([.C$2])); 0); 0)" office:value-type="float" office:value="78.3333333333333" calcext:value-type="float">
            <text:p>78.3333333333333</text:p>
          </table:table-cell>
          <table:table-cell table:formula="of:=HLOOKUP([.$A$1]; [$data.$A$1:$data.$AMJ$1048576]; MATCH(1; ([$data.$B$1:$data.$B$100]=[.$A10])*(LOWER([$data.$C$1:$data.$C$100])=LOWER([.D$2])); 0); 0)" office:value-type="float" office:value="119.166666666667" calcext:value-type="float">
            <text:p>119.166666666667</text:p>
          </table:table-cell>
          <table:table-cell table:formula="of:=HLOOKUP([.$A$1]; [$data.$A$1:$data.$AMJ$1048576]; MATCH(1; ([$data.$B$1:$data.$B$100]=[.$A10])*(LOWER([$data.$C$1:$data.$C$100])=LOWER([.E$2])); 0); 0)" office:value-type="float" office:value="1409.16666666667" calcext:value-type="float">
            <text:p>1409.16666666667</text:p>
          </table:table-cell>
          <table:table-cell table:formula="of:=HLOOKUP([.$A$1]; [$data.$A$1:$data.$AMJ$1048576]; MATCH(1; ([$data.$B$1:$data.$B$100]=[.$A10])*(LOWER([$data.$C$1:$data.$C$100])=LOWER([.F$2])); 0); 0)" office:value-type="float" office:value="71.3333333333333" calcext:value-type="float">
            <text:p>71.3333333333333</text:p>
          </table:table-cell>
          <table:table-cell table:formula="of:=HLOOKUP([.$A$1]; [$data.$A$1:$data.$AMJ$1048576]; MATCH(1; ([$data.$B$1:$data.$B$100]=[.$A10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HLOOKUP([.$A$1]; [$data.$A$1:$data.$AMJ$1048576]; MATCH(1; ([$data.$B$1:$data.$B$100]=[.$A11])*(LOWER([$data.$C$1:$data.$C$100])=LOWER([.B$2])); 0); 0)" office:value-type="float" office:value="101.333333333333" calcext:value-type="float">
            <text:p>101.333333333333</text:p>
          </table:table-cell>
          <table:table-cell table:formula="of:=HLOOKUP([.$A$1]; [$data.$A$1:$data.$AMJ$1048576]; MATCH(1; ([$data.$B$1:$data.$B$100]=[.$A11])*(LOWER([$data.$C$1:$data.$C$100])=LOWER([.C$2])); 0); 0)" office:value-type="float" office:value="102.333333333333" calcext:value-type="float">
            <text:p>102.333333333333</text:p>
          </table:table-cell>
          <table:table-cell table:formula="of:=HLOOKUP([.$A$1]; [$data.$A$1:$data.$AMJ$1048576]; MATCH(1; ([$data.$B$1:$data.$B$100]=[.$A11])*(LOWER([$data.$C$1:$data.$C$100])=LOWER([.D$2])); 0); 0)" office:value-type="float" office:value="123.833333333333" calcext:value-type="float">
            <text:p>123.833333333333</text:p>
          </table:table-cell>
          <table:table-cell table:formula="of:=HLOOKUP([.$A$1]; [$data.$A$1:$data.$AMJ$1048576]; MATCH(1; ([$data.$B$1:$data.$B$100]=[.$A11])*(LOWER([$data.$C$1:$data.$C$100])=LOWER([.E$2])); 0); 0)" office:value-type="float" office:value="1430.5" calcext:value-type="float">
            <text:p>1430.5</text:p>
          </table:table-cell>
          <table:table-cell table:formula="of:=HLOOKUP([.$A$1]; [$data.$A$1:$data.$AMJ$1048576]; MATCH(1; ([$data.$B$1:$data.$B$100]=[.$A11])*(LOWER([$data.$C$1:$data.$C$100])=LOWER([.F$2])); 0); 0)" office:value-type="float" office:value="93.6666666666667" calcext:value-type="float">
            <text:p>93.6666666666667</text:p>
          </table:table-cell>
          <table:table-cell table:formula="of:=HLOOKUP([.$A$1]; [$data.$A$1:$data.$AMJ$1048576]; MATCH(1; ([$data.$B$1:$data.$B$100]=[.$A11])*(LOWER([$data.$C$1:$data.$C$100])=LOWER([.G$2])); 0); 0)" office:value-type="string" office:string-value="" calcext:value-type="error">
            <text:p>#N/A</text:p>
          </table:table-cell>
        </table:table-row>
      </table:table>
      <table:table table:name="Local Latency P95" table:style-name="ta1">
        <table:shapes>
          <draw:frame draw:z-index="0" draw:style-name="gr1" draw:text-style-name="P1" svg:width="5.2173in" svg:height="2.4469in" svg:x="6.8059in" svg:y="0.0102in">
            <draw:object draw:notify-on-update-of-ranges="'Local Latency P95'.A3:'Local Latency P95'.A11 'Local Latency P95'.B2:'Local Latency P95'.B2 'Local Latency P95'.B3:'Local Latency P95'.B11 'Local Latency P95'.A3:'Local Latency P95'.A11 'Local Latency P95'.C2:'Local Latency P95'.C2 'Local Latency P95'.C3:'Local Latency P95'.C11 'Local Latency P95'.A3:'Local Latency P95'.A11 'Local Latency P95'.D2:'Local Latency P95'.D2 'Local Latency P95'.D3:'Local Latency P95'.D11 'Local Latency P95'.A3:'Local Latency P95'.A11 'Local Latency P95'.E2:'Local Latency P95'.E2 'Local Latency P95'.E3:'Local Latency P95'.E11 'Local Latency P95'.A3:'Local Latency P95'.A11 'Local Latency P95'.F2:'Local Latency P95'.F2 'Local Latency P95'.F3:'Local Latency P95'.F11 'Local Latency P95'.A3:'Local Latency P95'.A11 'Local Latency P95'.G2:'Local Latency P95'.G2 'Local Latency P95'.G3:'Local Latency P95'.G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9" table:default-cell-style-name="Default"/>
        <table:table-column table:style-name="co23" table:number-columns-repeated="5" table:default-cell-style-name="Default"/>
        <table:table-row table:style-name="ro1">
          <table:table-cell office:value-type="string" calcext:value-type="string">
            <text:p>Local Latency P95 (m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Users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GDoc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HLOOKUP([.$A$1]; [$data.$A$1:$data.$AMJ$1048576]; MATCH(1; ([$data.$B$1:$data.$B$100]=[.$A3])*(LOWER([$data.$C$1:$data.$C$100])=LOWER([.B$2])); 0); 0)" office:value-type="float" office:value="18" calcext:value-type="float">
            <text:p>18</text:p>
          </table:table-cell>
          <table:table-cell table:formula="of:=HLOOKUP([.$A$1]; [$data.$A$1:$data.$AMJ$1048576]; MATCH(1; ([$data.$B$1:$data.$B$100]=[.$A3])*(LOWER([$data.$C$1:$data.$C$100])=LOWER([.C$2])); 0); 0)" office:value-type="float" office:value="18.8333333333333" calcext:value-type="float">
            <text:p>18.8333333333333</text:p>
          </table:table-cell>
          <table:table-cell table:formula="of:=HLOOKUP([.$A$1]; [$data.$A$1:$data.$AMJ$1048576]; MATCH(1; ([$data.$B$1:$data.$B$100]=[.$A3])*(LOWER([$data.$C$1:$data.$C$100])=LOWER([.D$2])); 0); 0)" office:value-type="float" office:value="21.6666666666667" calcext:value-type="float">
            <text:p>21.6666666666667</text:p>
          </table:table-cell>
          <table:table-cell table:formula="of:=HLOOKUP([.$A$1]; [$data.$A$1:$data.$AMJ$1048576]; MATCH(1; ([$data.$B$1:$data.$B$100]=[.$A3])*(LOWER([$data.$C$1:$data.$C$100])=LOWER([.E$2])); 0); 0)" office:value-type="float" office:value="150.166666666667" calcext:value-type="float">
            <text:p>150.166666666667</text:p>
          </table:table-cell>
          <table:table-cell table:formula="of:=HLOOKUP([.$A$1]; [$data.$A$1:$data.$AMJ$1048576]; MATCH(1; ([$data.$B$1:$data.$B$100]=[.$A3])*(LOWER([$data.$C$1:$data.$C$100])=LOWER([.F$2])); 0); 0)" office:value-type="float" office:value="17.1666666666667" calcext:value-type="float">
            <text:p>17.1666666666667</text:p>
          </table:table-cell>
          <table:table-cell table:formula="of:=HLOOKUP([.$A$1]; [$data.$A$1:$data.$AMJ$1048576]; MATCH(1; ([$data.$B$1:$data.$B$100]=[.$A3])*(LOWER([$data.$C$1:$data.$C$100])=LOWER([.G$2])); 0); 0)" office:value-type="float" office:value="27.6666666666667" calcext:value-type="float">
            <text:p>27.66666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HLOOKUP([.$A$1]; [$data.$A$1:$data.$AMJ$1048576]; MATCH(1; ([$data.$B$1:$data.$B$100]=[.$A4])*(LOWER([$data.$C$1:$data.$C$100])=LOWER([.B$2])); 0); 0)" office:value-type="float" office:value="29.8333333333333" calcext:value-type="float">
            <text:p>29.8333333333333</text:p>
          </table:table-cell>
          <table:table-cell table:formula="of:=HLOOKUP([.$A$1]; [$data.$A$1:$data.$AMJ$1048576]; MATCH(1; ([$data.$B$1:$data.$B$100]=[.$A4])*(LOWER([$data.$C$1:$data.$C$100])=LOWER([.C$2])); 0); 0)" office:value-type="float" office:value="30" calcext:value-type="float">
            <text:p>30</text:p>
          </table:table-cell>
          <table:table-cell table:formula="of:=HLOOKUP([.$A$1]; [$data.$A$1:$data.$AMJ$1048576]; MATCH(1; ([$data.$B$1:$data.$B$100]=[.$A4])*(LOWER([$data.$C$1:$data.$C$100])=LOWER([.D$2])); 0); 0)" office:value-type="float" office:value="53" calcext:value-type="float">
            <text:p>53</text:p>
          </table:table-cell>
          <table:table-cell table:formula="of:=HLOOKUP([.$A$1]; [$data.$A$1:$data.$AMJ$1048576]; MATCH(1; ([$data.$B$1:$data.$B$100]=[.$A4])*(LOWER([$data.$C$1:$data.$C$100])=LOWER([.E$2])); 0); 0)" office:value-type="float" office:value="440.5" calcext:value-type="float">
            <text:p>440.5</text:p>
          </table:table-cell>
          <table:table-cell table:formula="of:=HLOOKUP([.$A$1]; [$data.$A$1:$data.$AMJ$1048576]; MATCH(1; ([$data.$B$1:$data.$B$100]=[.$A4])*(LOWER([$data.$C$1:$data.$C$100])=LOWER([.F$2])); 0); 0)" office:value-type="float" office:value="41.3333333333333" calcext:value-type="float">
            <text:p>41.3333333333333</text:p>
          </table:table-cell>
          <table:table-cell table:formula="of:=HLOOKUP([.$A$1]; [$data.$A$1:$data.$AMJ$1048576]; MATCH(1; ([$data.$B$1:$data.$B$100]=[.$A4])*(LOWER([$data.$C$1:$data.$C$100])=LOWER([.G$2])); 0); 0)" office:value-type="float" office:value="50.1666666666667" calcext:value-type="float">
            <text:p>50.1666666666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HLOOKUP([.$A$1]; [$data.$A$1:$data.$AMJ$1048576]; MATCH(1; ([$data.$B$1:$data.$B$100]=[.$A5])*(LOWER([$data.$C$1:$data.$C$100])=LOWER([.B$2])); 0); 0)" office:value-type="float" office:value="69" calcext:value-type="float">
            <text:p>69</text:p>
          </table:table-cell>
          <table:table-cell table:formula="of:=HLOOKUP([.$A$1]; [$data.$A$1:$data.$AMJ$1048576]; MATCH(1; ([$data.$B$1:$data.$B$100]=[.$A5])*(LOWER([$data.$C$1:$data.$C$100])=LOWER([.C$2])); 0); 0)" office:value-type="float" office:value="68.3333333333333" calcext:value-type="float">
            <text:p>68.3333333333333</text:p>
          </table:table-cell>
          <table:table-cell table:formula="of:=HLOOKUP([.$A$1]; [$data.$A$1:$data.$AMJ$1048576]; MATCH(1; ([$data.$B$1:$data.$B$100]=[.$A5])*(LOWER([$data.$C$1:$data.$C$100])=LOWER([.D$2])); 0); 0)" office:value-type="float" office:value="138.333333333333" calcext:value-type="float">
            <text:p>138.333333333333</text:p>
          </table:table-cell>
          <table:table-cell table:formula="of:=HLOOKUP([.$A$1]; [$data.$A$1:$data.$AMJ$1048576]; MATCH(1; ([$data.$B$1:$data.$B$100]=[.$A5])*(LOWER([$data.$C$1:$data.$C$100])=LOWER([.E$2])); 0); 0)" office:value-type="float" office:value="715.833333333333" calcext:value-type="float">
            <text:p>715.833333333333</text:p>
          </table:table-cell>
          <table:table-cell table:formula="of:=HLOOKUP([.$A$1]; [$data.$A$1:$data.$AMJ$1048576]; MATCH(1; ([$data.$B$1:$data.$B$100]=[.$A5])*(LOWER([$data.$C$1:$data.$C$100])=LOWER([.F$2])); 0); 0)" office:value-type="float" office:value="60.5" calcext:value-type="float">
            <text:p>60.5</text:p>
          </table:table-cell>
          <table:table-cell table:formula="of:=HLOOKUP([.$A$1]; [$data.$A$1:$data.$AMJ$1048576]; MATCH(1; ([$data.$B$1:$data.$B$100]=[.$A5])*(LOWER([$data.$C$1:$data.$C$100])=LOWER([.G$2])); 0); 0)" office:value-type="float" office:value="61.3333333333333" calcext:value-type="float">
            <text:p>61.33333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LOOKUP([.$A$1]; [$data.$A$1:$data.$AMJ$1048576]; MATCH(1; ([$data.$B$1:$data.$B$100]=[.$A6])*(LOWER([$data.$C$1:$data.$C$100])=LOWER([.B$2])); 0); 0)" office:value-type="float" office:value="49.8333333333333" calcext:value-type="float">
            <text:p>49.8333333333333</text:p>
          </table:table-cell>
          <table:table-cell table:formula="of:=HLOOKUP([.$A$1]; [$data.$A$1:$data.$AMJ$1048576]; MATCH(1; ([$data.$B$1:$data.$B$100]=[.$A6])*(LOWER([$data.$C$1:$data.$C$100])=LOWER([.C$2])); 0); 0)" office:value-type="float" office:value="50.8333333333333" calcext:value-type="float">
            <text:p>50.8333333333333</text:p>
          </table:table-cell>
          <table:table-cell table:formula="of:=HLOOKUP([.$A$1]; [$data.$A$1:$data.$AMJ$1048576]; MATCH(1; ([$data.$B$1:$data.$B$100]=[.$A6])*(LOWER([$data.$C$1:$data.$C$100])=LOWER([.D$2])); 0); 0)" office:value-type="float" office:value="72.6666666666667" calcext:value-type="float">
            <text:p>72.6666666666667</text:p>
          </table:table-cell>
          <table:table-cell table:formula="of:=HLOOKUP([.$A$1]; [$data.$A$1:$data.$AMJ$1048576]; MATCH(1; ([$data.$B$1:$data.$B$100]=[.$A6])*(LOWER([$data.$C$1:$data.$C$100])=LOWER([.E$2])); 0); 0)" office:value-type="float" office:value="1514.66666666667" calcext:value-type="float">
            <text:p>1514.66666666667</text:p>
          </table:table-cell>
          <table:table-cell table:formula="of:=HLOOKUP([.$A$1]; [$data.$A$1:$data.$AMJ$1048576]; MATCH(1; ([$data.$B$1:$data.$B$100]=[.$A6])*(LOWER([$data.$C$1:$data.$C$100])=LOWER([.F$2])); 0); 0)" office:value-type="float" office:value="67.8333333333333" calcext:value-type="float">
            <text:p>67.8333333333333</text:p>
          </table:table-cell>
          <table:table-cell table:formula="of:=HLOOKUP([.$A$1]; [$data.$A$1:$data.$AMJ$1048576]; MATCH(1; ([$data.$B$1:$data.$B$100]=[.$A6])*(LOWER([$data.$C$1:$data.$C$100])=LOWER([.G$2])); 0); 0)" office:value-type="float" office:value="75.1666666666667" calcext:value-type="float">
            <text:p>75.16666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LOOKUP([.$A$1]; [$data.$A$1:$data.$AMJ$1048576]; MATCH(1; ([$data.$B$1:$data.$B$100]=[.$A7])*(LOWER([$data.$C$1:$data.$C$100])=LOWER([.B$2])); 0); 0)" office:value-type="float" office:value="65.5" calcext:value-type="float">
            <text:p>65.5</text:p>
          </table:table-cell>
          <table:table-cell table:formula="of:=HLOOKUP([.$A$1]; [$data.$A$1:$data.$AMJ$1048576]; MATCH(1; ([$data.$B$1:$data.$B$100]=[.$A7])*(LOWER([$data.$C$1:$data.$C$100])=LOWER([.C$2])); 0); 0)" office:value-type="float" office:value="66.5" calcext:value-type="float">
            <text:p>66.5</text:p>
          </table:table-cell>
          <table:table-cell table:formula="of:=HLOOKUP([.$A$1]; [$data.$A$1:$data.$AMJ$1048576]; MATCH(1; ([$data.$B$1:$data.$B$100]=[.$A7])*(LOWER([$data.$C$1:$data.$C$100])=LOWER([.D$2])); 0); 0)" office:value-type="float" office:value="101.5" calcext:value-type="float">
            <text:p>101.5</text:p>
          </table:table-cell>
          <table:table-cell table:formula="of:=HLOOKUP([.$A$1]; [$data.$A$1:$data.$AMJ$1048576]; MATCH(1; ([$data.$B$1:$data.$B$100]=[.$A7])*(LOWER([$data.$C$1:$data.$C$100])=LOWER([.E$2])); 0); 0)" office:value-type="float" office:value="3130.83333333333" calcext:value-type="float">
            <text:p>3130.83333333333</text:p>
          </table:table-cell>
          <table:table-cell table:formula="of:=HLOOKUP([.$A$1]; [$data.$A$1:$data.$AMJ$1048576]; MATCH(1; ([$data.$B$1:$data.$B$100]=[.$A7])*(LOWER([$data.$C$1:$data.$C$100])=LOWER([.F$2])); 0); 0)" office:value-type="float" office:value="80.6666666666667" calcext:value-type="float">
            <text:p>80.6666666666667</text:p>
          </table:table-cell>
          <table:table-cell table:formula="of:=HLOOKUP([.$A$1]; [$data.$A$1:$data.$AMJ$1048576]; MATCH(1; ([$data.$B$1:$data.$B$100]=[.$A7])*(LOWER([$data.$C$1:$data.$C$100])=LOWER([.G$2])); 0); 0)" office:value-type="float" office:value="75.8333333333333" calcext:value-type="float">
            <text:p>75.83333333333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HLOOKUP([.$A$1]; [$data.$A$1:$data.$AMJ$1048576]; MATCH(1; ([$data.$B$1:$data.$B$100]=[.$A8])*(LOWER([$data.$C$1:$data.$C$100])=LOWER([.B$2])); 0); 0)" office:value-type="float" office:value="96.5" calcext:value-type="float">
            <text:p>96.5</text:p>
          </table:table-cell>
          <table:table-cell table:formula="of:=HLOOKUP([.$A$1]; [$data.$A$1:$data.$AMJ$1048576]; MATCH(1; ([$data.$B$1:$data.$B$100]=[.$A8])*(LOWER([$data.$C$1:$data.$C$100])=LOWER([.C$2])); 0); 0)" office:value-type="float" office:value="94.5" calcext:value-type="float">
            <text:p>94.5</text:p>
          </table:table-cell>
          <table:table-cell table:formula="of:=HLOOKUP([.$A$1]; [$data.$A$1:$data.$AMJ$1048576]; MATCH(1; ([$data.$B$1:$data.$B$100]=[.$A8])*(LOWER([$data.$C$1:$data.$C$100])=LOWER([.D$2])); 0); 0)" office:value-type="float" office:value="177.666666666667" calcext:value-type="float">
            <text:p>177.666666666667</text:p>
          </table:table-cell>
          <table:table-cell table:formula="of:=HLOOKUP([.$A$1]; [$data.$A$1:$data.$AMJ$1048576]; MATCH(1; ([$data.$B$1:$data.$B$100]=[.$A8])*(LOWER([$data.$C$1:$data.$C$100])=LOWER([.E$2])); 0); 0)" office:value-type="float" office:value="4858.83333333333" calcext:value-type="float">
            <text:p>4858.83333333333</text:p>
          </table:table-cell>
          <table:table-cell table:formula="of:=HLOOKUP([.$A$1]; [$data.$A$1:$data.$AMJ$1048576]; MATCH(1; ([$data.$B$1:$data.$B$100]=[.$A8])*(LOWER([$data.$C$1:$data.$C$100])=LOWER([.F$2])); 0); 0)" office:value-type="float" office:value="106.5" calcext:value-type="float">
            <text:p>106.5</text:p>
          </table:table-cell>
          <table:table-cell table:formula="of:=HLOOKUP([.$A$1]; [$data.$A$1:$data.$AMJ$1048576]; MATCH(1; ([$data.$B$1:$data.$B$100]=[.$A8])*(LOWER([$data.$C$1:$data.$C$100])=LOWER([.G$2])); 0); 0)" office:value-type="float" office:value="55.3333333333333" calcext:value-type="float">
            <text:p>55.33333333333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HLOOKUP([.$A$1]; [$data.$A$1:$data.$AMJ$1048576]; MATCH(1; ([$data.$B$1:$data.$B$100]=[.$A9])*(LOWER([$data.$C$1:$data.$C$100])=LOWER([.B$2])); 0); 0)" office:value-type="float" office:value="155.5" calcext:value-type="float">
            <text:p>155.5</text:p>
          </table:table-cell>
          <table:table-cell table:formula="of:=HLOOKUP([.$A$1]; [$data.$A$1:$data.$AMJ$1048576]; MATCH(1; ([$data.$B$1:$data.$B$100]=[.$A9])*(LOWER([$data.$C$1:$data.$C$100])=LOWER([.C$2])); 0); 0)" office:value-type="float" office:value="126.333333333333" calcext:value-type="float">
            <text:p>126.333333333333</text:p>
          </table:table-cell>
          <table:table-cell table:formula="of:=HLOOKUP([.$A$1]; [$data.$A$1:$data.$AMJ$1048576]; MATCH(1; ([$data.$B$1:$data.$B$100]=[.$A9])*(LOWER([$data.$C$1:$data.$C$100])=LOWER([.D$2])); 0); 0)" office:value-type="float" office:value="254.5" calcext:value-type="float">
            <text:p>254.5</text:p>
          </table:table-cell>
          <table:table-cell table:formula="of:=HLOOKUP([.$A$1]; [$data.$A$1:$data.$AMJ$1048576]; MATCH(1; ([$data.$B$1:$data.$B$100]=[.$A9])*(LOWER([$data.$C$1:$data.$C$100])=LOWER([.E$2])); 0); 0)" office:value-type="float" office:value="2728.83333333333" calcext:value-type="float">
            <text:p>2728.83333333333</text:p>
          </table:table-cell>
          <table:table-cell table:formula="of:=HLOOKUP([.$A$1]; [$data.$A$1:$data.$AMJ$1048576]; MATCH(1; ([$data.$B$1:$data.$B$100]=[.$A9])*(LOWER([$data.$C$1:$data.$C$100])=LOWER([.F$2])); 0); 0)" office:value-type="float" office:value="121.333333333333" calcext:value-type="float">
            <text:p>121.333333333333</text:p>
          </table:table-cell>
          <table:table-cell table:formula="of:=HLOOKUP([.$A$1]; [$data.$A$1:$data.$AMJ$1048576]; MATCH(1; ([$data.$B$1:$data.$B$100]=[.$A9])*(LOWER([$data.$C$1:$data.$C$100])=LOWER([.G$2])); 0); 0)" office:value-type="float" office:value="55.8333333333333" calcext:value-type="float">
            <text:p>55.83333333333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HLOOKUP([.$A$1]; [$data.$A$1:$data.$AMJ$1048576]; MATCH(1; ([$data.$B$1:$data.$B$100]=[.$A10])*(LOWER([$data.$C$1:$data.$C$100])=LOWER([.B$2])); 0); 0)" office:value-type="float" office:value="245" calcext:value-type="float">
            <text:p>245</text:p>
          </table:table-cell>
          <table:table-cell table:formula="of:=HLOOKUP([.$A$1]; [$data.$A$1:$data.$AMJ$1048576]; MATCH(1; ([$data.$B$1:$data.$B$100]=[.$A10])*(LOWER([$data.$C$1:$data.$C$100])=LOWER([.C$2])); 0); 0)" office:value-type="float" office:value="227.5" calcext:value-type="float">
            <text:p>227.5</text:p>
          </table:table-cell>
          <table:table-cell table:formula="of:=HLOOKUP([.$A$1]; [$data.$A$1:$data.$AMJ$1048576]; MATCH(1; ([$data.$B$1:$data.$B$100]=[.$A10])*(LOWER([$data.$C$1:$data.$C$100])=LOWER([.D$2])); 0); 0)" office:value-type="float" office:value="300" calcext:value-type="float">
            <text:p>300</text:p>
          </table:table-cell>
          <table:table-cell table:formula="of:=HLOOKUP([.$A$1]; [$data.$A$1:$data.$AMJ$1048576]; MATCH(1; ([$data.$B$1:$data.$B$100]=[.$A10])*(LOWER([$data.$C$1:$data.$C$100])=LOWER([.E$2])); 0); 0)" office:value-type="float" office:value="3260" calcext:value-type="float">
            <text:p>3260</text:p>
          </table:table-cell>
          <table:table-cell table:formula="of:=HLOOKUP([.$A$1]; [$data.$A$1:$data.$AMJ$1048576]; MATCH(1; ([$data.$B$1:$data.$B$100]=[.$A10])*(LOWER([$data.$C$1:$data.$C$100])=LOWER([.F$2])); 0); 0)" office:value-type="float" office:value="156" calcext:value-type="float">
            <text:p>156</text:p>
          </table:table-cell>
          <table:table-cell table:formula="of:=HLOOKUP([.$A$1]; [$data.$A$1:$data.$AMJ$1048576]; MATCH(1; ([$data.$B$1:$data.$B$100]=[.$A10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HLOOKUP([.$A$1]; [$data.$A$1:$data.$AMJ$1048576]; MATCH(1; ([$data.$B$1:$data.$B$100]=[.$A11])*(LOWER([$data.$C$1:$data.$C$100])=LOWER([.B$2])); 0); 0)" office:value-type="float" office:value="353.666666666667" calcext:value-type="float">
            <text:p>353.666666666667</text:p>
          </table:table-cell>
          <table:table-cell table:formula="of:=HLOOKUP([.$A$1]; [$data.$A$1:$data.$AMJ$1048576]; MATCH(1; ([$data.$B$1:$data.$B$100]=[.$A11])*(LOWER([$data.$C$1:$data.$C$100])=LOWER([.C$2])); 0); 0)" office:value-type="float" office:value="324.5" calcext:value-type="float">
            <text:p>324.5</text:p>
          </table:table-cell>
          <table:table-cell table:formula="of:=HLOOKUP([.$A$1]; [$data.$A$1:$data.$AMJ$1048576]; MATCH(1; ([$data.$B$1:$data.$B$100]=[.$A11])*(LOWER([$data.$C$1:$data.$C$100])=LOWER([.D$2])); 0); 0)" office:value-type="float" office:value="410.833333333333" calcext:value-type="float">
            <text:p>410.833333333333</text:p>
          </table:table-cell>
          <table:table-cell table:formula="of:=HLOOKUP([.$A$1]; [$data.$A$1:$data.$AMJ$1048576]; MATCH(1; ([$data.$B$1:$data.$B$100]=[.$A11])*(LOWER([$data.$C$1:$data.$C$100])=LOWER([.E$2])); 0); 0)" office:value-type="float" office:value="3930.5" calcext:value-type="float">
            <text:p>3930.5</text:p>
          </table:table-cell>
          <table:table-cell table:formula="of:=HLOOKUP([.$A$1]; [$data.$A$1:$data.$AMJ$1048576]; MATCH(1; ([$data.$B$1:$data.$B$100]=[.$A11])*(LOWER([$data.$C$1:$data.$C$100])=LOWER([.F$2])); 0); 0)" office:value-type="float" office:value="233.166666666667" calcext:value-type="float">
            <text:p>233.166666666667</text:p>
          </table:table-cell>
          <table:table-cell table:formula="of:=HLOOKUP([.$A$1]; [$data.$A$1:$data.$AMJ$1048576]; MATCH(1; ([$data.$B$1:$data.$B$100]=[.$A11])*(LOWER([$data.$C$1:$data.$C$100])=LOWER([.G$2])); 0); 0)" office:value-type="string" office:string-value="" calcext:value-type="error">
            <text:p>#N/A</text:p>
          </table:table-cell>
        </table:table-row>
      </table:table>
      <table:table table:name="ShareDB CPUs" table:style-name="ta1">
        <table:shapes>
          <draw:frame draw:z-index="0" draw:style-name="gr1" draw:text-style-name="P1" svg:width="3.7398in" svg:height="2.2689in" svg:x="5.3335in" svg:y="0.0004in">
            <draw:object draw:notify-on-update-of-ranges="'ShareDB CPUs'.A3:'ShareDB CPUs'.A11 'ShareDB CPUs'.B2:'ShareDB CPUs'.B2 'ShareDB CPUs'.B3:'ShareDB CPUs'.B11 'ShareDB CPUs'.A3:'ShareDB CPUs'.A11 'ShareDB CPUs'.C2:'ShareDB CPUs'.C2 'ShareDB CPUs'.C3:'ShareDB CPUs'.C11 'ShareDB CPUs'.A3:'ShareDB CPUs'.A11 'ShareDB CPUs'.D2:'ShareDB CPUs'.D2 'ShareDB CPUs'.D3:'ShareDB CPUs'.D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5.0732in" svg:height="2.2795in" svg:x="5.3335in" svg:y="3.7335in">
            <draw:object draw:notify-on-update-of-ranges="'ShareDB CPUs'.A23:'ShareDB CPUs'.A31 'ShareDB CPUs'.B22:'ShareDB CPUs'.B22 'ShareDB CPUs'.B23:'ShareDB CPUs'.B31 'ShareDB CPUs'.A23:'ShareDB CPUs'.A31 'ShareDB CPUs'.C22:'ShareDB CPUs'.C22 'ShareDB CPUs'.C23:'ShareDB CPUs'.C31 'ShareDB CPUs'.A23:'ShareDB CPUs'.A31 'ShareDB CPUs'.D22:'ShareDB CPUs'.D22 'ShareDB CPUs'.D23:'ShareDB CPUs'.D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3" table:number-columns-repeated="4" table:default-cell-style-name="Default"/>
        <table:table-row table:style-name="ro1">
          <table:table-cell office:value-type="string" calcext:value-type="string">
            <text:p>Server CPU (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Users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ShareD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HLOOKUP([.$A$1]; [$data.$A$1:$data.$AMJ$1048576]; MATCH(1; ([$data.$B$1:$data.$B$100]=[.$A3])*(LOWER([$data.$C$1:$data.$C$100])=LOWER([.B$2])); 0); 0)" office:value-type="float" office:value="2.66111111111111" calcext:value-type="float">
            <text:p>2.66111111111111</text:p>
          </table:table-cell>
          <table:table-cell table:formula="of:=HLOOKUP([.$A$1]; [$data.$A$1:$data.$AMJ$1048576]; MATCH(1; ([$data.$B$1:$data.$B$100]=[.$A3])*(LOWER([$data.$C$1:$data.$C$100])=LOWER([.C$2])); 0); 0)" office:value-type="float" office:value="2.76111111111111" calcext:value-type="float">
            <text:p>2.76111111111111</text:p>
          </table:table-cell>
          <table:table-cell table:formula="of:=HLOOKUP([.$A$1]; [$data.$A$1:$data.$AMJ$1048576]; MATCH(1; ([$data.$B$1:$data.$B$100]=[.$A3])*(LOWER([$data.$C$1:$data.$C$100])=LOWER([.D$2])); 0); 0)" office:value-type="float" office:value="18.9924904214559" calcext:value-type="float">
            <text:p>18.99249042145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HLOOKUP([.$A$1]; [$data.$A$1:$data.$AMJ$1048576]; MATCH(1; ([$data.$B$1:$data.$B$100]=[.$A4])*(LOWER([$data.$C$1:$data.$C$100])=LOWER([.B$2])); 0); 0)" office:value-type="float" office:value="6.87111111111111" calcext:value-type="float">
            <text:p>6.87111111111111</text:p>
          </table:table-cell>
          <table:table-cell table:formula="of:=HLOOKUP([.$A$1]; [$data.$A$1:$data.$AMJ$1048576]; MATCH(1; ([$data.$B$1:$data.$B$100]=[.$A4])*(LOWER([$data.$C$1:$data.$C$100])=LOWER([.C$2])); 0); 0)" office:value-type="float" office:value="6.15848659003832" calcext:value-type="float">
            <text:p>6.15848659003832</text:p>
          </table:table-cell>
          <table:table-cell table:formula="of:=HLOOKUP([.$A$1]; [$data.$A$1:$data.$AMJ$1048576]; MATCH(1; ([$data.$B$1:$data.$B$100]=[.$A4])*(LOWER([$data.$C$1:$data.$C$100])=LOWER([.D$2])); 0); 0)" office:value-type="float" office:value="65.0655555555556" calcext:value-type="float">
            <text:p>65.06555555555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HLOOKUP([.$A$1]; [$data.$A$1:$data.$AMJ$1048576]; MATCH(1; ([$data.$B$1:$data.$B$100]=[.$A5])*(LOWER([$data.$C$1:$data.$C$100])=LOWER([.B$2])); 0); 0)" office:value-type="float" office:value="12.0286206896552" calcext:value-type="float">
            <text:p>12.0286206896552</text:p>
          </table:table-cell>
          <table:table-cell table:formula="of:=HLOOKUP([.$A$1]; [$data.$A$1:$data.$AMJ$1048576]; MATCH(1; ([$data.$B$1:$data.$B$100]=[.$A5])*(LOWER([$data.$C$1:$data.$C$100])=LOWER([.C$2])); 0); 0)" office:value-type="float" office:value="11.1033333333333" calcext:value-type="float">
            <text:p>11.1033333333333</text:p>
          </table:table-cell>
          <table:table-cell table:formula="of:=HLOOKUP([.$A$1]; [$data.$A$1:$data.$AMJ$1048576]; MATCH(1; ([$data.$B$1:$data.$B$100]=[.$A5])*(LOWER([$data.$C$1:$data.$C$100])=LOWER([.D$2])); 0); 0)" office:value-type="float" office:value="101.016111111111" calcext:value-type="float">
            <text:p>101.0161111111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LOOKUP([.$A$1]; [$data.$A$1:$data.$AMJ$1048576]; MATCH(1; ([$data.$B$1:$data.$B$100]=[.$A6])*(LOWER([$data.$C$1:$data.$C$100])=LOWER([.B$2])); 0); 0)" office:value-type="float" office:value="4.19888888888889" calcext:value-type="float">
            <text:p>4.19888888888889</text:p>
          </table:table-cell>
          <table:table-cell table:formula="of:=HLOOKUP([.$A$1]; [$data.$A$1:$data.$AMJ$1048576]; MATCH(1; ([$data.$B$1:$data.$B$100]=[.$A6])*(LOWER([$data.$C$1:$data.$C$100])=LOWER([.C$2])); 0); 0)" office:value-type="float" office:value="4.07777777777778" calcext:value-type="float">
            <text:p>4.07777777777778</text:p>
          </table:table-cell>
          <table:table-cell table:formula="of:=HLOOKUP([.$A$1]; [$data.$A$1:$data.$AMJ$1048576]; MATCH(1; ([$data.$B$1:$data.$B$100]=[.$A6])*(LOWER([$data.$C$1:$data.$C$100])=LOWER([.D$2])); 0); 0)" office:value-type="float" office:value="100.955555555556" calcext:value-type="float">
            <text:p>100.9555555555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LOOKUP([.$A$1]; [$data.$A$1:$data.$AMJ$1048576]; MATCH(1; ([$data.$B$1:$data.$B$100]=[.$A7])*(LOWER([$data.$C$1:$data.$C$100])=LOWER([.B$2])); 0); 0)" office:value-type="float" office:value="5.85222222222222" calcext:value-type="float">
            <text:p>5.85222222222222</text:p>
          </table:table-cell>
          <table:table-cell table:formula="of:=HLOOKUP([.$A$1]; [$data.$A$1:$data.$AMJ$1048576]; MATCH(1; ([$data.$B$1:$data.$B$100]=[.$A7])*(LOWER([$data.$C$1:$data.$C$100])=LOWER([.C$2])); 0); 0)" office:value-type="float" office:value="5.42777777777778" calcext:value-type="float">
            <text:p>5.42777777777778</text:p>
          </table:table-cell>
          <table:table-cell table:formula="of:=HLOOKUP([.$A$1]; [$data.$A$1:$data.$AMJ$1048576]; MATCH(1; ([$data.$B$1:$data.$B$100]=[.$A7])*(LOWER([$data.$C$1:$data.$C$100])=LOWER([.D$2])); 0); 0)" office:value-type="float" office:value="101.049444444444" calcext:value-type="float">
            <text:p>101.0494444444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HLOOKUP([.$A$1]; [$data.$A$1:$data.$AMJ$1048576]; MATCH(1; ([$data.$B$1:$data.$B$100]=[.$A8])*(LOWER([$data.$C$1:$data.$C$100])=LOWER([.B$2])); 0); 0)" office:value-type="float" office:value="7.69277777777778" calcext:value-type="float">
            <text:p>7.69277777777778</text:p>
          </table:table-cell>
          <table:table-cell table:formula="of:=HLOOKUP([.$A$1]; [$data.$A$1:$data.$AMJ$1048576]; MATCH(1; ([$data.$B$1:$data.$B$100]=[.$A8])*(LOWER([$data.$C$1:$data.$C$100])=LOWER([.C$2])); 0); 0)" office:value-type="float" office:value="7.43929118773946" calcext:value-type="float">
            <text:p>7.43929118773946</text:p>
          </table:table-cell>
          <table:table-cell table:formula="of:=HLOOKUP([.$A$1]; [$data.$A$1:$data.$AMJ$1048576]; MATCH(1; ([$data.$B$1:$data.$B$100]=[.$A8])*(LOWER([$data.$C$1:$data.$C$100])=LOWER([.D$2])); 0); 0)" office:value-type="float" office:value="101.299444444444" calcext:value-type="float">
            <text:p>101.2994444444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HLOOKUP([.$A$1]; [$data.$A$1:$data.$AMJ$1048576]; MATCH(1; ([$data.$B$1:$data.$B$100]=[.$A9])*(LOWER([$data.$C$1:$data.$C$100])=LOWER([.B$2])); 0); 0)" office:value-type="float" office:value="10.2583333333333" calcext:value-type="float">
            <text:p>10.2583333333333</text:p>
          </table:table-cell>
          <table:table-cell table:formula="of:=HLOOKUP([.$A$1]; [$data.$A$1:$data.$AMJ$1048576]; MATCH(1; ([$data.$B$1:$data.$B$100]=[.$A9])*(LOWER([$data.$C$1:$data.$C$100])=LOWER([.C$2])); 0); 0)" office:value-type="float" office:value="9.45888888888889" calcext:value-type="float">
            <text:p>9.45888888888889</text:p>
          </table:table-cell>
          <table:table-cell table:formula="of:=HLOOKUP([.$A$1]; [$data.$A$1:$data.$AMJ$1048576]; MATCH(1; ([$data.$B$1:$data.$B$100]=[.$A9])*(LOWER([$data.$C$1:$data.$C$100])=LOWER([.D$2])); 0); 0)" office:value-type="float" office:value="101.330095785441" calcext:value-type="float">
            <text:p>101.3300957854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HLOOKUP([.$A$1]; [$data.$A$1:$data.$AMJ$1048576]; MATCH(1; ([$data.$B$1:$data.$B$100]=[.$A10])*(LOWER([$data.$C$1:$data.$C$100])=LOWER([.B$2])); 0); 0)" office:value-type="float" office:value="13.1181992337165" calcext:value-type="float">
            <text:p>13.1181992337165</text:p>
          </table:table-cell>
          <table:table-cell table:formula="of:=HLOOKUP([.$A$1]; [$data.$A$1:$data.$AMJ$1048576]; MATCH(1; ([$data.$B$1:$data.$B$100]=[.$A10])*(LOWER([$data.$C$1:$data.$C$100])=LOWER([.C$2])); 0); 0)" office:value-type="float" office:value="11.4600766283525" calcext:value-type="float">
            <text:p>11.4600766283525</text:p>
          </table:table-cell>
          <table:table-cell table:formula="of:=HLOOKUP([.$A$1]; [$data.$A$1:$data.$AMJ$1048576]; MATCH(1; ([$data.$B$1:$data.$B$100]=[.$A10])*(LOWER([$data.$C$1:$data.$C$100])=LOWER([.D$2])); 0); 0)" office:value-type="float" office:value="101.498275862069" calcext:value-type="float">
            <text:p>101.4982758620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HLOOKUP([.$A$1]; [$data.$A$1:$data.$AMJ$1048576]; MATCH(1; ([$data.$B$1:$data.$B$100]=[.$A11])*(LOWER([$data.$C$1:$data.$C$100])=LOWER([.B$2])); 0); 0)" office:value-type="float" office:value="15.2561111111111" calcext:value-type="float">
            <text:p>15.2561111111111</text:p>
          </table:table-cell>
          <table:table-cell table:formula="of:=HLOOKUP([.$A$1]; [$data.$A$1:$data.$AMJ$1048576]; MATCH(1; ([$data.$B$1:$data.$B$100]=[.$A11])*(LOWER([$data.$C$1:$data.$C$100])=LOWER([.C$2])); 0); 0)" office:value-type="float" office:value="12.78" calcext:value-type="float">
            <text:p>12.78</text:p>
          </table:table-cell>
          <table:table-cell table:formula="of:=HLOOKUP([.$A$1]; [$data.$A$1:$data.$AMJ$1048576]; MATCH(1; ([$data.$B$1:$data.$B$100]=[.$A11])*(LOWER([$data.$C$1:$data.$C$100])=LOWER([.D$2])); 0); 0)" office:value-type="float" office:value="101.927222222222" calcext:value-type="float">
            <text:p>101.92722222222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For the server process, as a % of 1 CPU (note JS single-threadin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p at 64 users is from enabling sender-side batching.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Client CPU (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Users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ShareD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HLOOKUP([.$A$21]; [$data.$A$1:$data.$AMJ$1048576]; MATCH(1; ([$data.$B$1:$data.$B$100]=[.$A23])*(LOWER([$data.$C$1:$data.$C$100])=LOWER([.B$2])); 0); 0)" office:value-type="float" office:value="33.690625" calcext:value-type="float">
            <text:p>33.690625</text:p>
          </table:table-cell>
          <table:table-cell table:formula="of:=HLOOKUP([.$A$21]; [$data.$A$1:$data.$AMJ$1048576]; MATCH(1; ([$data.$B$1:$data.$B$100]=[.$A23])*(LOWER([$data.$C$1:$data.$C$100])=LOWER([.C$2])); 0); 0)" office:value-type="float" office:value="33.9559027777778" calcext:value-type="float">
            <text:p>33.9559027777778</text:p>
          </table:table-cell>
          <table:table-cell table:formula="of:=HLOOKUP([.$A$21]; [$data.$A$1:$data.$AMJ$1048576]; MATCH(1; ([$data.$B$1:$data.$B$100]=[.$A23])*(LOWER([$data.$C$1:$data.$C$100])=LOWER([.D$2])); 0); 0)" office:value-type="float" office:value="35.3229166666667" calcext:value-type="float">
            <text:p>35.32291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HLOOKUP([.$A$21]; [$data.$A$1:$data.$AMJ$1048576]; MATCH(1; ([$data.$B$1:$data.$B$100]=[.$A24])*(LOWER([$data.$C$1:$data.$C$100])=LOWER([.B$2])); 0); 0)" office:value-type="float" office:value="51.0319444444445" calcext:value-type="float">
            <text:p>51.0319444444445</text:p>
          </table:table-cell>
          <table:table-cell table:formula="of:=HLOOKUP([.$A$21]; [$data.$A$1:$data.$AMJ$1048576]; MATCH(1; ([$data.$B$1:$data.$B$100]=[.$A24])*(LOWER([$data.$C$1:$data.$C$100])=LOWER([.C$2])); 0); 0)" office:value-type="float" office:value="51.5861111111111" calcext:value-type="float">
            <text:p>51.5861111111111</text:p>
          </table:table-cell>
          <table:table-cell table:formula="of:=HLOOKUP([.$A$21]; [$data.$A$1:$data.$AMJ$1048576]; MATCH(1; ([$data.$B$1:$data.$B$100]=[.$A24])*(LOWER([$data.$C$1:$data.$C$100])=LOWER([.D$2])); 0); 0)" office:value-type="float" office:value="57.5555555555555" calcext:value-type="float">
            <text:p>57.55555555555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HLOOKUP([.$A$21]; [$data.$A$1:$data.$AMJ$1048576]; MATCH(1; ([$data.$B$1:$data.$B$100]=[.$A25])*(LOWER([$data.$C$1:$data.$C$100])=LOWER([.B$2])); 0); 0)" office:value-type="float" office:value="70.9822916666667" calcext:value-type="float">
            <text:p>70.9822916666667</text:p>
          </table:table-cell>
          <table:table-cell table:formula="of:=HLOOKUP([.$A$21]; [$data.$A$1:$data.$AMJ$1048576]; MATCH(1; ([$data.$B$1:$data.$B$100]=[.$A25])*(LOWER([$data.$C$1:$data.$C$100])=LOWER([.C$2])); 0); 0)" office:value-type="float" office:value="69.9851851851852" calcext:value-type="float">
            <text:p>69.9851851851852</text:p>
          </table:table-cell>
          <table:table-cell table:formula="of:=HLOOKUP([.$A$21]; [$data.$A$1:$data.$AMJ$1048576]; MATCH(1; ([$data.$B$1:$data.$B$100]=[.$A25])*(LOWER([$data.$C$1:$data.$C$100])=LOWER([.D$2])); 0); 0)" office:value-type="float" office:value="65.8041666666667" calcext:value-type="float">
            <text:p>65.8041666666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LOOKUP([.$A$21]; [$data.$A$1:$data.$AMJ$1048576]; MATCH(1; ([$data.$B$1:$data.$B$100]=[.$A26])*(LOWER([$data.$C$1:$data.$C$100])=LOWER([.B$2])); 0); 0)" office:value-type="float" office:value="54.7399305555556" calcext:value-type="float">
            <text:p>54.7399305555556</text:p>
          </table:table-cell>
          <table:table-cell table:formula="of:=HLOOKUP([.$A$21]; [$data.$A$1:$data.$AMJ$1048576]; MATCH(1; ([$data.$B$1:$data.$B$100]=[.$A26])*(LOWER([$data.$C$1:$data.$C$100])=LOWER([.C$2])); 0); 0)" office:value-type="float" office:value="53.00390625" calcext:value-type="float">
            <text:p>53.00390625</text:p>
          </table:table-cell>
          <table:table-cell table:formula="of:=HLOOKUP([.$A$21]; [$data.$A$1:$data.$AMJ$1048576]; MATCH(1; ([$data.$B$1:$data.$B$100]=[.$A26])*(LOWER([$data.$C$1:$data.$C$100])=LOWER([.D$2])); 0); 0)" office:value-type="float" office:value="70.1138020833333" calcext:value-type="float">
            <text:p>70.1138020833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LOOKUP([.$A$21]; [$data.$A$1:$data.$AMJ$1048576]; MATCH(1; ([$data.$B$1:$data.$B$100]=[.$A27])*(LOWER([$data.$C$1:$data.$C$100])=LOWER([.B$2])); 0); 0)" office:value-type="float" office:value="63.5744444444445" calcext:value-type="float">
            <text:p>63.5744444444445</text:p>
          </table:table-cell>
          <table:table-cell table:formula="of:=HLOOKUP([.$A$21]; [$data.$A$1:$data.$AMJ$1048576]; MATCH(1; ([$data.$B$1:$data.$B$100]=[.$A27])*(LOWER([$data.$C$1:$data.$C$100])=LOWER([.C$2])); 0); 0)" office:value-type="float" office:value="63.738125" calcext:value-type="float">
            <text:p>63.738125</text:p>
          </table:table-cell>
          <table:table-cell table:formula="of:=HLOOKUP([.$A$21]; [$data.$A$1:$data.$AMJ$1048576]; MATCH(1; ([$data.$B$1:$data.$B$100]=[.$A27])*(LOWER([$data.$C$1:$data.$C$100])=LOWER([.D$2])); 0); 0)" office:value-type="float" office:value="73.7698611111111" calcext:value-type="float">
            <text:p>73.76986111111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HLOOKUP([.$A$21]; [$data.$A$1:$data.$AMJ$1048576]; MATCH(1; ([$data.$B$1:$data.$B$100]=[.$A28])*(LOWER([$data.$C$1:$data.$C$100])=LOWER([.B$2])); 0); 0)" office:value-type="float" office:value="72.970775462963" calcext:value-type="float">
            <text:p>72.970775462963</text:p>
          </table:table-cell>
          <table:table-cell table:formula="of:=HLOOKUP([.$A$21]; [$data.$A$1:$data.$AMJ$1048576]; MATCH(1; ([$data.$B$1:$data.$B$100]=[.$A28])*(LOWER([$data.$C$1:$data.$C$100])=LOWER([.C$2])); 0); 0)" office:value-type="float" office:value="74.2899884259259" calcext:value-type="float">
            <text:p>74.2899884259259</text:p>
          </table:table-cell>
          <table:table-cell table:formula="of:=HLOOKUP([.$A$21]; [$data.$A$1:$data.$AMJ$1048576]; MATCH(1; ([$data.$B$1:$data.$B$100]=[.$A28])*(LOWER([$data.$C$1:$data.$C$100])=LOWER([.D$2])); 0); 0)" office:value-type="float" office:value="78.792824074074" calcext:value-type="float">
            <text:p>78.79282407407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HLOOKUP([.$A$21]; [$data.$A$1:$data.$AMJ$1048576]; MATCH(1; ([$data.$B$1:$data.$B$100]=[.$A29])*(LOWER([$data.$C$1:$data.$C$100])=LOWER([.B$2])); 0); 0)" office:value-type="float" office:value="79.8883928571428" calcext:value-type="float">
            <text:p>79.8883928571428</text:p>
          </table:table-cell>
          <table:table-cell table:formula="of:=HLOOKUP([.$A$21]; [$data.$A$1:$data.$AMJ$1048576]; MATCH(1; ([$data.$B$1:$data.$B$100]=[.$A29])*(LOWER([$data.$C$1:$data.$C$100])=LOWER([.C$2])); 0); 0)" office:value-type="float" office:value="79.0139880952381" calcext:value-type="float">
            <text:p>79.0139880952381</text:p>
          </table:table-cell>
          <table:table-cell table:formula="of:=HLOOKUP([.$A$21]; [$data.$A$1:$data.$AMJ$1048576]; MATCH(1; ([$data.$B$1:$data.$B$100]=[.$A29])*(LOWER([$data.$C$1:$data.$C$100])=LOWER([.D$2])); 0); 0)" office:value-type="float" office:value="80.5046626984127" calcext:value-type="float">
            <text:p>80.5046626984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HLOOKUP([.$A$21]; [$data.$A$1:$data.$AMJ$1048576]; MATCH(1; ([$data.$B$1:$data.$B$100]=[.$A30])*(LOWER([$data.$C$1:$data.$C$100])=LOWER([.B$2])); 0); 0)" office:value-type="float" office:value="84.5154947916667" calcext:value-type="float">
            <text:p>84.5154947916667</text:p>
          </table:table-cell>
          <table:table-cell table:formula="of:=HLOOKUP([.$A$21]; [$data.$A$1:$data.$AMJ$1048576]; MATCH(1; ([$data.$B$1:$data.$B$100]=[.$A30])*(LOWER([$data.$C$1:$data.$C$100])=LOWER([.C$2])); 0); 0)" office:value-type="float" office:value="83.2142361111111" calcext:value-type="float">
            <text:p>83.2142361111111</text:p>
          </table:table-cell>
          <table:table-cell table:formula="of:=HLOOKUP([.$A$21]; [$data.$A$1:$data.$AMJ$1048576]; MATCH(1; ([$data.$B$1:$data.$B$100]=[.$A30])*(LOWER([$data.$C$1:$data.$C$100])=LOWER([.D$2])); 0); 0)" office:value-type="float" office:value="82.7495225694445" calcext:value-type="float">
            <text:p>82.749522569444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HLOOKUP([.$A$21]; [$data.$A$1:$data.$AMJ$1048576]; MATCH(1; ([$data.$B$1:$data.$B$100]=[.$A31])*(LOWER([$data.$C$1:$data.$C$100])=LOWER([.B$2])); 0); 0)" office:value-type="float" office:value="87.996026234568" calcext:value-type="float">
            <text:p>87.996026234568</text:p>
          </table:table-cell>
          <table:table-cell table:formula="of:=HLOOKUP([.$A$21]; [$data.$A$1:$data.$AMJ$1048576]; MATCH(1; ([$data.$B$1:$data.$B$100]=[.$A31])*(LOWER([$data.$C$1:$data.$C$100])=LOWER([.C$2])); 0); 0)" office:value-type="float" office:value="86.9699845679012" calcext:value-type="float">
            <text:p>86.9699845679012</text:p>
          </table:table-cell>
          <table:table-cell table:formula="of:=HLOOKUP([.$A$21]; [$data.$A$1:$data.$AMJ$1048576]; MATCH(1; ([$data.$B$1:$data.$B$100]=[.$A31])*(LOWER([$data.$C$1:$data.$C$100])=LOWER([.D$2])); 0); 0)" office:value-type="float" office:value="85.5657021604938" calcext:value-type="float">
            <text:p>85.5657021604938</text:p>
          </table:table-cell>
        </table:table-row>
      </table:table>
      <table:table table:name="GDocs Max Active Users" table:style-name="ta1">
        <table:shapes>
          <draw:frame draw:z-index="0" draw:style-name="gr1" draw:text-style-name="P1" svg:width="3.1543in" svg:height="2.0181in" svg:x="1.8213in" svg:y="0.2197in">
            <draw:object draw:notify-on-update-of-ranges="'GDocs Max Active Users'.A2:'GDocs Max Active Users'.A2 'GDocs Max Active Users'.A3:'GDocs Max Active Users'.A8 'GDocs Max Active Users'.B2:'GDocs Max Active Users'.B2 'GDocs Max Active Users'.B3:'GDocs Max Active Users'.B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3" table:number-columns-repeated="2" table:default-cell-style-name="Default"/>
        <table:table-row table:style-name="ro1">
          <table:table-cell office:value-type="string" calcext:value-type="string">
            <text:p>Active Users - Max Observed</text:p>
          </table:table-cell>
          <table:table-cell/>
        </table:table-row>
        <table:table-row table:style-name="ro1">
          <table:table-cell office:value-type="string" calcext:value-type="string">
            <text:p># Users</text:p>
          </table:table-cell>
          <table:table-cell office:value-type="string" calcext:value-type="string">
            <text:p>GDoc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HLOOKUP([.$A$1]; [$data.$A$1:$data.$AMJ$1048576]; MATCH(1; ([$data.$B$1:$data.$B$100]=[.$A3])*(LOWER([$data.$C$1:$data.$C$100])=LOWER([.B$2])); 0); 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HLOOKUP([.$A$1]; [$data.$A$1:$data.$AMJ$1048576]; MATCH(1; ([$data.$B$1:$data.$B$100]=[.$A4])*(LOWER([$data.$C$1:$data.$C$100])=LOWER([.B$2])); 0); 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HLOOKUP([.$A$1]; [$data.$A$1:$data.$AMJ$1048576]; MATCH(1; ([$data.$B$1:$data.$B$100]=[.$A5])*(LOWER([$data.$C$1:$data.$C$100])=LOWER([.B$2])); 0); 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LOOKUP([.$A$1]; [$data.$A$1:$data.$AMJ$1048576]; MATCH(1; ([$data.$B$1:$data.$B$100]=[.$A6])*(LOWER([$data.$C$1:$data.$C$100])=LOWER([.B$2])); 0); 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LOOKUP([.$A$1]; [$data.$A$1:$data.$AMJ$1048576]; MATCH(1; ([$data.$B$1:$data.$B$100]=[.$A7])*(LOWER([$data.$C$1:$data.$C$100])=LOWER([.B$2])); 0); 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HLOOKUP([.$A$1]; [$data.$A$1:$data.$AMJ$1048576]; MATCH(1; ([$data.$B$1:$data.$B$100]=[.$A8])*(LOWER([$data.$C$1:$data.$C$100])=LOWER([.B$2])); 0); 0)" office:value-type="float" office:value="51" calcext:value-type="float">
            <text:p>51</text:p>
          </table:table-cell>
        </table:table-row>
      </table:table>
      <table:named-expressions/>
      <table:database-ranges>
        <table:database-range table:name="__Anonymous_Sheet_DB__0" table:target-range-address="data.A1:data.AF33">
          <table:sort>
            <table:sort-by table:field-number="2" table:data-type="automatic"/>
          </table:sort>
        </table:database-range>
        <table:database-range table:name="__Anonymous_Sheet_DB__1" table:target-range-address="Throughput.A2:Throughput.B34">
          <table:sort>
            <table:sort-by table:field-number="1" table:data-type="automatic"/>
          </table:sort>
        </table:database-range>
        <table:database-range table:name="__Anonymous_Sheet_DB__2" table:target-range-address="'E2E Latency P50'.A2:'E2E Latency P50'.B34">
          <table:sort>
            <table:sort-by table:field-number="1" table:data-type="automatic"/>
          </table:sort>
        </table:database-range>
        <table:database-range table:name="__Anonymous_Sheet_DB__3" table:target-range-address="'E2E Latency P95'.A2:'E2E Latency P95'.B34">
          <table:sort>
            <table:sort-by table:field-number="1" table:data-type="automatic"/>
          </table:sort>
        </table:database-range>
        <table:database-range table:name="__Anonymous_Sheet_DB__4" table:target-range-address="'Local Latency P50'.A2:'Local Latency P50'.B34">
          <table:sort>
            <table:sort-by table:field-number="1" table:data-type="automatic"/>
          </table:sort>
        </table:database-range>
        <table:database-range table:name="__Anonymous_Sheet_DB__5" table:target-range-address="'Local Latency P95'.A2:'Local Latency P95'.B3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21T14:05:16.438888503</dc:date>
    <meta:editing-duration>PT8H16M48S</meta:editing-duration>
    <meta:editing-cycles>36</meta:editing-cycles>
    <meta:document-statistic meta:table-count="8" meta:cell-count="2231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6" chart:maximum="144" chart:origin="0" chart:interval-major="1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minimum="86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825cm" svg:height="6.216cm" xlink:href=".." xlink:type="simple" chart:class="chart:scatter" chart:style-name="ch1">
        <chart:legend chart:legend-position="end" svg:x="9.444cm" svg:y="1.564cm" style:legend-expansion="high" chart:style-name="ch2"/>
        <chart:plot-area chart:style-name="ch3" table:cell-range-address="Throughput.A3:Throughput.G11 Throughput.B2:Throughput.G2" chart:data-source-has-labels="row" svg:x="1.316cm" svg:y="0.124cm" svg:width="7.872cm" svg:height="4.938cm">
          <chart:coordinate-region svg:x="2.123cm" svg:y="0.324cm" svg:width="6.785cm" svg:height="4.091cm"/>
          <chart:axis chart:dimension="x" chart:name="primary-x" chart:style-name="ch4">
            <chart:title svg:x="4.592cm" svg:y="5.187cm" chart:style-name="ch5">
              <text:p># Users</text:p>
            </chart:title>
          </chart:axis>
          <chart:axis chart:dimension="y" chart:name="primary-y" chart:style-name="ch6">
            <chart:title svg:x="0.451cm" svg:y="4.853cm" chart:style-name="ch7">
              <text:p>Throughput (% of attempted)</text:p>
            </chart:title>
            <chart:grid chart:style-name="ch8" chart:class="major"/>
          </chart:axis>
          <chart:series chart:style-name="ch9" chart:values-cell-range-address="Throughput.B3:Throughput.B11" chart:label-cell-address="Throughput.B2:Throughput.B2" chart:class="chart:scatter">
            <chart:domain table:cell-range-address="Throughput.A3:Throughput.A11"/>
            <chart:data-point chart:repeated="9"/>
          </chart:series>
          <chart:series chart:style-name="ch10" chart:values-cell-range-address="Throughput.C3:Throughput.C11" chart:label-cell-address="Throughput.C2:Throughput.C2" chart:class="chart:scatter">
            <chart:data-point chart:repeated="9"/>
          </chart:series>
          <chart:series chart:style-name="ch11" chart:values-cell-range-address="Throughput.D3:Throughput.D11" chart:label-cell-address="Throughput.D2:Throughput.D2" chart:class="chart:scatter">
            <chart:data-point chart:repeated="9"/>
          </chart:series>
          <chart:series chart:style-name="ch12" chart:values-cell-range-address="Throughput.E3:Throughput.E11" chart:label-cell-address="Throughput.E2:Throughput.E2" chart:class="chart:scatter">
            <chart:data-point chart:repeated="9"/>
          </chart:series>
          <chart:series chart:style-name="ch13" chart:values-cell-range-address="Throughput.F3:Throughput.F11" chart:label-cell-address="Throughput.F2:Throughput.F2" chart:class="chart:scatter">
            <chart:data-point chart:repeated="9"/>
          </chart:series>
          <chart:series chart:style-name="ch14" chart:values-cell-range-address="Throughput.G3:Throughput.G11" chart:label-cell-address="Throughput.G2:Throughput.G2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abs</text:p>
                <draw:g>
                  <svg:desc>Throughput.B2:Throughput.B2</svg:desc>
                </draw:g>
              </table:table-cell>
              <table:table-cell office:value-type="string">
                <text:p>CollabsNoVC</text:p>
                <draw:g>
                  <svg:desc>Throughput.C2:Throughput.C2</svg:desc>
                </draw:g>
              </table:table-cell>
              <table:table-cell office:value-type="string">
                <text:p>Yjs</text:p>
                <draw:g>
                  <svg:desc>Throughput.D2:Throughput.D2</svg:desc>
                </draw:g>
              </table:table-cell>
              <table:table-cell office:value-type="string">
                <text:p>Automerge</text:p>
                <draw:g>
                  <svg:desc>Throughput.E2:Throughput.E2</svg:desc>
                </draw:g>
              </table:table-cell>
              <table:table-cell office:value-type="string">
                <text:p>ShareDB</text:p>
                <draw:g>
                  <svg:desc>Throughput.F2:Throughput.F2</svg:desc>
                </draw:g>
              </table:table-cell>
              <table:table-cell office:value-type="string">
                <text:p>GDocs</text:p>
                <draw:g>
                  <svg:desc>Throughput.G2:Throughput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Throughput.A3:Throughput.A11</svg:desc>
                </draw:g>
              </table:table-cell>
              <table:table-cell office:value-type="float" office:value="100">
                <text:p>100</text:p>
                <draw:g>
                  <svg:desc>Throughput.B3:Throughput.B11</svg:desc>
                </draw:g>
              </table:table-cell>
              <table:table-cell office:value-type="float" office:value="100">
                <text:p>100</text:p>
                <draw:g>
                  <svg:desc>Throughput.C3:Throughput.C11</svg:desc>
                </draw:g>
              </table:table-cell>
              <table:table-cell office:value-type="float" office:value="100">
                <text:p>100</text:p>
                <draw:g>
                  <svg:desc>Throughput.D3:Throughput.D11</svg:desc>
                </draw:g>
              </table:table-cell>
              <table:table-cell office:value-type="float" office:value="99.6527777777778">
                <text:p>99.6527777777778</text:p>
                <draw:g>
                  <svg:desc>Throughput.E3:Throughput.E11</svg:desc>
                </draw:g>
              </table:table-cell>
              <table:table-cell office:value-type="float" office:value="100">
                <text:p>100</text:p>
                <draw:g>
                  <svg:desc>Throughput.F3:Throughput.F11</svg:desc>
                </draw:g>
              </table:table-cell>
              <table:table-cell office:value-type="float" office:value="99.6527777777778">
                <text:p>99.6527777777778</text:p>
                <draw:g>
                  <svg:desc>Throughput.G3:Throughput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99.8263888888889">
                <text:p>99.8263888888889</text:p>
              </table:table-cell>
              <table:table-cell office:value-type="float" office:value="99.6527777777778">
                <text:p>99.6527777777778</text:p>
              </table:table-cell>
              <table:table-cell office:value-type="float" office:value="99.4791666666667">
                <text:p>99.4791666666667</text:p>
              </table:table-cell>
              <table:table-cell office:value-type="float" office:value="86.2847222222222">
                <text:p>86.2847222222222</text:p>
              </table:table-cell>
              <table:table-cell office:value-type="float" office:value="99.8263888888889">
                <text:p>99.8263888888889</text:p>
              </table:table-cell>
              <table:table-cell office:value-type="float" office:value="99.1319444444444">
                <text:p>99.131944444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100">
                <text:p>100</text:p>
              </table:table-cell>
              <table:table-cell office:value-type="float" office:value="99.8842592592593">
                <text:p>99.8842592592593</text:p>
              </table:table-cell>
              <table:table-cell office:value-type="float" office:value="99.7685185185185">
                <text:p>99.7685185185185</text:p>
              </table:table-cell>
              <table:table-cell office:value-type="float" office:value="73.1481481481481">
                <text:p>73.1481481481481</text:p>
              </table:table-cell>
              <table:table-cell office:value-type="float" office:value="99.8842592592593">
                <text:p>99.8842592592593</text:p>
              </table:table-cell>
              <table:table-cell office:value-type="float" office:value="96.6435185185185">
                <text:p>96.6435185185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99.5659722222222">
                <text:p>99.5659722222222</text:p>
              </table:table-cell>
              <table:table-cell office:value-type="float" office:value="99.5659722222222">
                <text:p>99.5659722222222</text:p>
              </table:table-cell>
              <table:table-cell office:value-type="float" office:value="99.7395833333333">
                <text:p>99.7395833333333</text:p>
              </table:table-cell>
              <table:table-cell office:value-type="float" office:value="47.0486111111111">
                <text:p>47.0486111111111</text:p>
              </table:table-cell>
              <table:table-cell office:value-type="float" office:value="99.7395833333333">
                <text:p>99.7395833333333</text:p>
              </table:table-cell>
              <table:table-cell office:value-type="float" office:value="97.3090277777778">
                <text:p>97.3090277777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99.5138888888889">
                <text:p>99.5138888888889</text:p>
              </table:table-cell>
              <table:table-cell office:value-type="float" office:value="99.5833333333333">
                <text:p>99.5833333333333</text:p>
              </table:table-cell>
              <table:table-cell office:value-type="float" office:value="99.5138888888889">
                <text:p>99.5138888888889</text:p>
              </table:table-cell>
              <table:table-cell office:value-type="float" office:value="29.7222222222222">
                <text:p>29.7222222222222</text:p>
              </table:table-cell>
              <table:table-cell office:value-type="float" office:value="99.6527777777778">
                <text:p>99.6527777777778</text:p>
              </table:table-cell>
              <table:table-cell office:value-type="float" office:value="98.1944444444444">
                <text:p>98.1944444444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99.537037037037">
                <text:p>99.537037037037</text:p>
              </table:table-cell>
              <table:table-cell office:value-type="float" office:value="99.6527777777778">
                <text:p>99.6527777777778</text:p>
              </table:table-cell>
              <table:table-cell office:value-type="float" office:value="99.1319444444444">
                <text:p>99.1319444444444</text:p>
              </table:table-cell>
              <table:table-cell office:value-type="float" office:value="24.8263888888889">
                <text:p>24.8263888888889</text:p>
              </table:table-cell>
              <table:table-cell office:value-type="float" office:value="99.6527777777778">
                <text:p>99.6527777777778</text:p>
              </table:table-cell>
              <table:table-cell office:value-type="float" office:value="98.7847222222222">
                <text:p>98.7847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98.8095238095238">
                <text:p>98.8095238095238</text:p>
              </table:table-cell>
              <table:table-cell office:value-type="float" office:value="99.3551587301587">
                <text:p>99.3551587301587</text:p>
              </table:table-cell>
              <table:table-cell office:value-type="float" office:value="96.8253968253968">
                <text:p>96.8253968253968</text:p>
              </table:table-cell>
              <table:table-cell office:value-type="float" office:value="34.3253968253968">
                <text:p>34.3253968253968</text:p>
              </table:table-cell>
              <table:table-cell office:value-type="float" office:value="99.5535714285714">
                <text:p>99.5535714285714</text:p>
              </table:table-cell>
              <table:table-cell office:value-type="float" office:value="98.3630952380952">
                <text:p>98.3630952380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97.8732638888889">
                <text:p>97.8732638888889</text:p>
              </table:table-cell>
              <table:table-cell office:value-type="float" office:value="98.4809027777778">
                <text:p>98.4809027777778</text:p>
              </table:table-cell>
              <table:table-cell office:value-type="float" office:value="93.9670138888889">
                <text:p>93.9670138888889</text:p>
              </table:table-cell>
              <table:table-cell office:value-type="float" office:value="26.171875">
                <text:p>26.171875</text:p>
              </table:table-cell>
              <table:table-cell office:value-type="float" office:value="98.9149305555555">
                <text:p>98.9149305555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92.6311728395062">
                <text:p>92.6311728395062</text:p>
              </table:table-cell>
              <table:table-cell office:value-type="float" office:value="96.0262345679012">
                <text:p>96.0262345679012</text:p>
              </table:table-cell>
              <table:table-cell office:value-type="float" office:value="85.108024691358">
                <text:p>85.108024691358</text:p>
              </table:table-cell>
              <table:table-cell office:value-type="float" office:value="19.0972222222222">
                <text:p>19.0972222222222</text:p>
              </table:table-cell>
              <table:table-cell office:value-type="float" office:value="97.8780864197531">
                <text:p>97.87808641975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6" chart:maximum="144" chart:origin="0" chart:interval-major="1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9000" chart:origin="0" chart:interval-major="3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389cm" svg:height="6.19cm" xlink:href=".." xlink:type="simple" chart:class="chart:scatter" chart:style-name="ch1">
        <chart:legend chart:legend-position="end" svg:x="10.008cm" svg:y="1.551cm" style:legend-expansion="high" chart:style-name="ch2"/>
        <chart:plot-area chart:style-name="ch3" table:cell-range-address="'E2E Latency P95'.A18:'E2E Latency P95'.G26 'E2E Latency P95'.B17:'E2E Latency P95'.G17" chart:data-source-has-labels="row" svg:x="1.278cm" svg:y="0.123cm" svg:width="8.463cm" svg:height="4.963cm">
          <chart:coordinate-region svg:x="2.27cm" svg:y="0.322cm" svg:width="7.191cm" svg:height="4.117cm"/>
          <chart:axis chart:dimension="x" chart:name="primary-x" chart:style-name="ch4">
            <chart:title svg:x="4.896cm" svg:y="5.209cm" chart:style-name="ch5">
              <text:p># Users</text:p>
            </chart:title>
          </chart:axis>
          <chart:axis chart:dimension="y" chart:name="primary-y" chart:style-name="ch6">
            <chart:title svg:x="0.451cm" svg:y="4.712cm" chart:style-name="ch7">
              <text:p>End-to-end latency P95 (ms)</text:p>
            </chart:title>
            <chart:grid chart:style-name="ch8" chart:class="major"/>
          </chart:axis>
          <chart:series chart:style-name="ch9" chart:values-cell-range-address="'E2E Latency P95'.B18:'E2E Latency P95'.B26" chart:label-cell-address="'E2E Latency P95'.B17:'E2E Latency P95'.B17" chart:class="chart:scatter">
            <chart:domain table:cell-range-address="'E2E Latency P95'.A18:'E2E Latency P95'.A26"/>
            <chart:data-point chart:repeated="9"/>
          </chart:series>
          <chart:series chart:style-name="ch10" chart:values-cell-range-address="'E2E Latency P95'.C18:'E2E Latency P95'.C26" chart:label-cell-address="'E2E Latency P95'.C17:'E2E Latency P95'.C17" chart:class="chart:scatter">
            <chart:data-point chart:repeated="9"/>
          </chart:series>
          <chart:series chart:style-name="ch11" chart:values-cell-range-address="'E2E Latency P95'.D18:'E2E Latency P95'.D26" chart:label-cell-address="'E2E Latency P95'.D17:'E2E Latency P95'.D17" chart:class="chart:scatter">
            <chart:data-point chart:repeated="9"/>
          </chart:series>
          <chart:series chart:style-name="ch12" chart:values-cell-range-address="'E2E Latency P95'.E18:'E2E Latency P95'.E26" chart:label-cell-address="'E2E Latency P95'.E17:'E2E Latency P95'.E17" chart:class="chart:scatter">
            <chart:data-point chart:repeated="9"/>
          </chart:series>
          <chart:series chart:style-name="ch13" chart:values-cell-range-address="'E2E Latency P95'.F18:'E2E Latency P95'.F26" chart:label-cell-address="'E2E Latency P95'.F17:'E2E Latency P95'.F17" chart:class="chart:scatter">
            <chart:data-point chart:repeated="9"/>
          </chart:series>
          <chart:series chart:style-name="ch14" chart:values-cell-range-address="'E2E Latency P95'.G18:'E2E Latency P95'.G26" chart:label-cell-address="'E2E Latency P95'.G17:'E2E Latency P95'.G17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abs</text:p>
                <draw:g>
                  <svg:desc>'E2E Latency P95'.B17:'E2E Latency P95'.B17</svg:desc>
                </draw:g>
              </table:table-cell>
              <table:table-cell office:value-type="string">
                <text:p>CollabsNoVC</text:p>
                <draw:g>
                  <svg:desc>'E2E Latency P95'.C17:'E2E Latency P95'.C17</svg:desc>
                </draw:g>
              </table:table-cell>
              <table:table-cell office:value-type="string">
                <text:p>Yjs</text:p>
                <draw:g>
                  <svg:desc>'E2E Latency P95'.D17:'E2E Latency P95'.D17</svg:desc>
                </draw:g>
              </table:table-cell>
              <table:table-cell office:value-type="string">
                <text:p>Automerge</text:p>
                <draw:g>
                  <svg:desc>'E2E Latency P95'.E17:'E2E Latency P95'.E17</svg:desc>
                </draw:g>
              </table:table-cell>
              <table:table-cell office:value-type="string">
                <text:p>ShareDB</text:p>
                <draw:g>
                  <svg:desc>'E2E Latency P95'.F17:'E2E Latency P95'.F17</svg:desc>
                </draw:g>
              </table:table-cell>
              <table:table-cell office:value-type="string">
                <text:p>GDocs</text:p>
                <draw:g>
                  <svg:desc>'E2E Latency P95'.G17:'E2E Latency P95'.G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E2E Latency P95'.A18:'E2E Latency P95'.A26</svg:desc>
                </draw:g>
              </table:table-cell>
              <table:table-cell office:value-type="float" office:value="179.166666666667">
                <text:p>179.166666666667</text:p>
                <draw:g>
                  <svg:desc>'E2E Latency P95'.B18:'E2E Latency P95'.B26</svg:desc>
                </draw:g>
              </table:table-cell>
              <table:table-cell office:value-type="float" office:value="174.666666666667">
                <text:p>174.666666666667</text:p>
                <draw:g>
                  <svg:desc>'E2E Latency P95'.C18:'E2E Latency P95'.C26</svg:desc>
                </draw:g>
              </table:table-cell>
              <table:table-cell office:value-type="float" office:value="188.666666666667">
                <text:p>188.666666666667</text:p>
                <draw:g>
                  <svg:desc>'E2E Latency P95'.D18:'E2E Latency P95'.D26</svg:desc>
                </draw:g>
              </table:table-cell>
              <table:table-cell office:value-type="float" office:value="374">
                <text:p>374</text:p>
                <draw:g>
                  <svg:desc>'E2E Latency P95'.E18:'E2E Latency P95'.E26</svg:desc>
                </draw:g>
              </table:table-cell>
              <table:table-cell office:value-type="float" office:value="180.5">
                <text:p>180.5</text:p>
                <draw:g>
                  <svg:desc>'E2E Latency P95'.F18:'E2E Latency P95'.F26</svg:desc>
                </draw:g>
              </table:table-cell>
              <table:table-cell office:value-type="float" office:value="4312.33333333333">
                <text:p>4312.33333333333</text:p>
                <draw:g>
                  <svg:desc>'E2E Latency P95'.G18:'E2E Latency P95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197.666666666667">
                <text:p>197.666666666667</text:p>
              </table:table-cell>
              <table:table-cell office:value-type="float" office:value="198.833333333333">
                <text:p>198.833333333333</text:p>
              </table:table-cell>
              <table:table-cell office:value-type="float" office:value="249.166666666667">
                <text:p>249.166666666667</text:p>
              </table:table-cell>
              <table:table-cell office:value-type="float" office:value="1097.5">
                <text:p>1097.5</text:p>
              </table:table-cell>
              <table:table-cell office:value-type="float" office:value="230.666666666667">
                <text:p>230.666666666667</text:p>
              </table:table-cell>
              <table:table-cell office:value-type="float" office:value="19389.1666666667">
                <text:p>19389.1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295">
                <text:p>295</text:p>
              </table:table-cell>
              <table:table-cell office:value-type="float" office:value="290.333333333333">
                <text:p>290.333333333333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1775.83333333333">
                <text:p>1775.83333333333</text:p>
              </table:table-cell>
              <table:table-cell office:value-type="float" office:value="703.666666666667">
                <text:p>703.666666666667</text:p>
              </table:table-cell>
              <table:table-cell office:value-type="float" office:value="22327.3333333333">
                <text:p>22327.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1216.83333333333">
                <text:p>1216.83333333333</text:p>
              </table:table-cell>
              <table:table-cell office:value-type="float" office:value="1207.83333333333">
                <text:p>1207.83333333333</text:p>
              </table:table-cell>
              <table:table-cell office:value-type="float" office:value="1209.33333333333">
                <text:p>1209.33333333333</text:p>
              </table:table-cell>
              <table:table-cell office:value-type="float" office:value="4818.5">
                <text:p>4818.5</text:p>
              </table:table-cell>
              <table:table-cell office:value-type="float" office:value="1588.83333333333">
                <text:p>1588.83333333333</text:p>
              </table:table-cell>
              <table:table-cell office:value-type="float" office:value="26128.6666666667">
                <text:p>26128.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254.66666666667">
                <text:p>1254.66666666667</text:p>
              </table:table-cell>
              <table:table-cell office:value-type="float" office:value="1246.83333333333">
                <text:p>1246.83333333333</text:p>
              </table:table-cell>
              <table:table-cell office:value-type="float" office:value="1275.16666666667">
                <text:p>1275.16666666667</text:p>
              </table:table-cell>
              <table:table-cell office:value-type="float" office:value="10634.1666666667">
                <text:p>10634.1666666667</text:p>
              </table:table-cell>
              <table:table-cell office:value-type="float" office:value="2497.16666666667">
                <text:p>2497.16666666667</text:p>
              </table:table-cell>
              <table:table-cell office:value-type="float" office:value="24047.6666666667">
                <text:p>24047.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1312.33333333333">
                <text:p>1312.33333333333</text:p>
              </table:table-cell>
              <table:table-cell office:value-type="float" office:value="1298.33333333333">
                <text:p>1298.33333333333</text:p>
              </table:table-cell>
              <table:table-cell office:value-type="float" office:value="1400.5">
                <text:p>1400.5</text:p>
              </table:table-cell>
              <table:table-cell office:value-type="float" office:value="17443.3333333333">
                <text:p>17443.3333333333</text:p>
              </table:table-cell>
              <table:table-cell office:value-type="float" office:value="3804">
                <text:p>3804</text:p>
              </table:table-cell>
              <table:table-cell office:value-type="float" office:value="32269.3333333333">
                <text:p>32269.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1435.5">
                <text:p>1435.5</text:p>
              </table:table-cell>
              <table:table-cell office:value-type="float" office:value="1373">
                <text:p>1373</text:p>
              </table:table-cell>
              <table:table-cell office:value-type="float" office:value="1573.83333333333">
                <text:p>1573.83333333333</text:p>
              </table:table-cell>
              <table:table-cell office:value-type="float" office:value="19705.8333333333">
                <text:p>19705.8333333333</text:p>
              </table:table-cell>
              <table:table-cell office:value-type="float" office:value="5366.5">
                <text:p>5366.5</text:p>
              </table:table-cell>
              <table:table-cell office:value-type="float" office:value="35186.3333333333">
                <text:p>35186.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644.16666666667">
                <text:p>1644.16666666667</text:p>
              </table:table-cell>
              <table:table-cell office:value-type="float" office:value="1517.83333333333">
                <text:p>1517.83333333333</text:p>
              </table:table-cell>
              <table:table-cell office:value-type="float" office:value="1743.16666666667">
                <text:p>1743.16666666667</text:p>
              </table:table-cell>
              <table:table-cell office:value-type="float" office:value="29255">
                <text:p>29255</text:p>
              </table:table-cell>
              <table:table-cell office:value-type="float" office:value="6635.66666666667">
                <text:p>6635.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2149">
                <text:p>2149</text:p>
              </table:table-cell>
              <table:table-cell office:value-type="float" office:value="1790.66666666667">
                <text:p>1790.66666666667</text:p>
              </table:table-cell>
              <table:table-cell office:value-type="float" office:value="2028.66666666667">
                <text:p>2028.66666666667</text:p>
              </table:table-cell>
              <table:table-cell office:value-type="float" office:value="43135">
                <text:p>43135</text:p>
              </table:table-cell>
              <table:table-cell office:value-type="float" office:value="8290.16666666667">
                <text:p>8290.166666666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6" chart:maximum="144" chart:origin="0" chart:interval-major="1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9000" chart:origin="0" chart:interval-major="3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945cm" svg:height="6.216cm" xlink:href=".." xlink:type="simple" chart:class="chart:scatter" chart:style-name="ch1">
        <chart:plot-area chart:style-name="ch2" table:cell-range-address="'E2E Latency P50'.A18:'E2E Latency P50'.G26 'E2E Latency P50'.B17:'E2E Latency P50'.G17" chart:data-source-has-labels="row" svg:x="1.209cm" svg:y="0.124cm" svg:width="8.538cm" svg:height="4.987cm">
          <chart:coordinate-region svg:x="2.201cm" svg:y="0.323cm" svg:width="7.266cm" svg:height="4.141cm"/>
          <chart:axis chart:dimension="x" chart:name="primary-x" chart:style-name="ch3">
            <chart:title svg:x="4.865cm" svg:y="5.235cm" chart:style-name="ch4">
              <text:p># Users</text:p>
            </chart:title>
          </chart:axis>
          <chart:axis chart:dimension="y" chart:name="primary-y" chart:style-name="ch5">
            <chart:title svg:x="0.451cm" svg:y="4.725cm" chart:style-name="ch6">
              <text:p>End-to-end latency P50 (ms)</text:p>
            </chart:title>
            <chart:grid chart:style-name="ch7" chart:class="major"/>
          </chart:axis>
          <chart:series chart:style-name="ch8" chart:values-cell-range-address="'E2E Latency P50'.B18:'E2E Latency P50'.B26" chart:label-cell-address="'E2E Latency P50'.B17:'E2E Latency P50'.B17" chart:class="chart:scatter">
            <chart:domain table:cell-range-address="'E2E Latency P50'.A18:'E2E Latency P50'.A26"/>
            <chart:data-point chart:repeated="9"/>
          </chart:series>
          <chart:series chart:style-name="ch9" chart:values-cell-range-address="'E2E Latency P50'.C18:'E2E Latency P50'.C26" chart:label-cell-address="'E2E Latency P50'.C17:'E2E Latency P50'.C17" chart:class="chart:scatter">
            <chart:data-point chart:repeated="9"/>
          </chart:series>
          <chart:series chart:style-name="ch10" chart:values-cell-range-address="'E2E Latency P50'.D18:'E2E Latency P50'.D26" chart:label-cell-address="'E2E Latency P50'.D17:'E2E Latency P50'.D17" chart:class="chart:scatter">
            <chart:data-point chart:repeated="9"/>
          </chart:series>
          <chart:series chart:style-name="ch11" chart:values-cell-range-address="'E2E Latency P50'.E18:'E2E Latency P50'.E26" chart:label-cell-address="'E2E Latency P50'.E17:'E2E Latency P50'.E17" chart:class="chart:scatter">
            <chart:data-point chart:repeated="9"/>
          </chart:series>
          <chart:series chart:style-name="ch12" chart:values-cell-range-address="'E2E Latency P50'.F18:'E2E Latency P50'.F26" chart:label-cell-address="'E2E Latency P50'.F17:'E2E Latency P50'.F17" chart:class="chart:scatter">
            <chart:data-point chart:repeated="9"/>
          </chart:series>
          <chart:series chart:style-name="ch13" chart:values-cell-range-address="'E2E Latency P50'.G18:'E2E Latency P50'.G26" chart:label-cell-address="'E2E Latency P50'.G17:'E2E Latency P50'.G17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abs</text:p>
                <draw:g>
                  <svg:desc>'E2E Latency P50'.B17:'E2E Latency P50'.B17</svg:desc>
                </draw:g>
              </table:table-cell>
              <table:table-cell office:value-type="string">
                <text:p>CollabsNoVC</text:p>
                <draw:g>
                  <svg:desc>'E2E Latency P50'.C17:'E2E Latency P50'.C17</svg:desc>
                </draw:g>
              </table:table-cell>
              <table:table-cell office:value-type="string">
                <text:p>Yjs</text:p>
                <draw:g>
                  <svg:desc>'E2E Latency P50'.D17:'E2E Latency P50'.D17</svg:desc>
                </draw:g>
              </table:table-cell>
              <table:table-cell office:value-type="string">
                <text:p>Automerge</text:p>
                <draw:g>
                  <svg:desc>'E2E Latency P50'.E17:'E2E Latency P50'.E17</svg:desc>
                </draw:g>
              </table:table-cell>
              <table:table-cell office:value-type="string">
                <text:p>ShareDB</text:p>
                <draw:g>
                  <svg:desc>'E2E Latency P50'.F17:'E2E Latency P50'.F17</svg:desc>
                </draw:g>
              </table:table-cell>
              <table:table-cell office:value-type="string">
                <text:p>GDocs</text:p>
                <draw:g>
                  <svg:desc>'E2E Latency P50'.G17:'E2E Latency P50'.G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E2E Latency P50'.A18:'E2E Latency P50'.A26</svg:desc>
                </draw:g>
              </table:table-cell>
              <table:table-cell office:value-type="float" office:value="139.5">
                <text:p>139.5</text:p>
                <draw:g>
                  <svg:desc>'E2E Latency P50'.B18:'E2E Latency P50'.B26</svg:desc>
                </draw:g>
              </table:table-cell>
              <table:table-cell office:value-type="float" office:value="140.166666666667">
                <text:p>140.166666666667</text:p>
                <draw:g>
                  <svg:desc>'E2E Latency P50'.C18:'E2E Latency P50'.C26</svg:desc>
                </draw:g>
              </table:table-cell>
              <table:table-cell office:value-type="float" office:value="151.333333333333">
                <text:p>151.333333333333</text:p>
                <draw:g>
                  <svg:desc>'E2E Latency P50'.D18:'E2E Latency P50'.D26</svg:desc>
                </draw:g>
              </table:table-cell>
              <table:table-cell office:value-type="float" office:value="214.166666666667">
                <text:p>214.166666666667</text:p>
                <draw:g>
                  <svg:desc>'E2E Latency P50'.E18:'E2E Latency P50'.E26</svg:desc>
                </draw:g>
              </table:table-cell>
              <table:table-cell office:value-type="float" office:value="140.5">
                <text:p>140.5</text:p>
                <draw:g>
                  <svg:desc>'E2E Latency P50'.F18:'E2E Latency P50'.F26</svg:desc>
                </draw:g>
              </table:table-cell>
              <table:table-cell office:value-type="float" office:value="1495.66666666667">
                <text:p>1495.66666666667</text:p>
                <draw:g>
                  <svg:desc>'E2E Latency P50'.G18:'E2E Latency P50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155.333333333333">
                <text:p>155.333333333333</text:p>
              </table:table-cell>
              <table:table-cell office:value-type="float" office:value="156.666666666667">
                <text:p>156.666666666667</text:p>
              </table:table-cell>
              <table:table-cell office:value-type="float" office:value="184.833333333333">
                <text:p>184.833333333333</text:p>
              </table:table-cell>
              <table:table-cell office:value-type="float" office:value="634.666666666667">
                <text:p>634.666666666667</text:p>
              </table:table-cell>
              <table:table-cell office:value-type="float" office:value="174.666666666667">
                <text:p>174.666666666667</text:p>
              </table:table-cell>
              <table:table-cell office:value-type="float" office:value="3301.83333333333">
                <text:p>3301.8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210.833333333333">
                <text:p>210.833333333333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289.5">
                <text:p>289.5</text:p>
              </table:table-cell>
              <table:table-cell office:value-type="float" office:value="879">
                <text:p>879</text:p>
              </table:table-cell>
              <table:table-cell office:value-type="float" office:value="472.666666666667">
                <text:p>472.666666666667</text:p>
              </table:table-cell>
              <table:table-cell office:value-type="float" office:value="6338.33333333333">
                <text:p>6338.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686.5">
                <text:p>686.5</text:p>
              </table:table-cell>
              <table:table-cell office:value-type="float" office:value="681.833333333333">
                <text:p>681.833333333333</text:p>
              </table:table-cell>
              <table:table-cell office:value-type="float" office:value="693">
                <text:p>693</text:p>
              </table:table-cell>
              <table:table-cell office:value-type="float" office:value="2321.83333333333">
                <text:p>2321.83333333333</text:p>
              </table:table-cell>
              <table:table-cell office:value-type="float" office:value="896.333333333333">
                <text:p>896.333333333333</text:p>
              </table:table-cell>
              <table:table-cell office:value-type="float" office:value="9297">
                <text:p>9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716">
                <text:p>716</text:p>
              </table:table-cell>
              <table:table-cell office:value-type="float" office:value="710.666666666667">
                <text:p>710.666666666667</text:p>
              </table:table-cell>
              <table:table-cell office:value-type="float" office:value="742.666666666667">
                <text:p>742.666666666667</text:p>
              </table:table-cell>
              <table:table-cell office:value-type="float" office:value="3329.5">
                <text:p>3329.5</text:p>
              </table:table-cell>
              <table:table-cell office:value-type="float" office:value="1227.66666666667">
                <text:p>1227.66666666667</text:p>
              </table:table-cell>
              <table:table-cell office:value-type="float" office:value="7404">
                <text:p>7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754">
                <text:p>754</text:p>
              </table:table-cell>
              <table:table-cell office:value-type="float" office:value="755">
                <text:p>755</text:p>
              </table:table-cell>
              <table:table-cell office:value-type="float" office:value="835.333333333333">
                <text:p>835.333333333333</text:p>
              </table:table-cell>
              <table:table-cell office:value-type="float" office:value="4608.16666666667">
                <text:p>4608.16666666667</text:p>
              </table:table-cell>
              <table:table-cell office:value-type="float" office:value="1825">
                <text:p>1825</text:p>
              </table:table-cell>
              <table:table-cell office:value-type="float" office:value="12655.6666666667">
                <text:p>12655.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863.833333333333">
                <text:p>863.833333333333</text:p>
              </table:table-cell>
              <table:table-cell office:value-type="float" office:value="810.333333333333">
                <text:p>810.333333333333</text:p>
              </table:table-cell>
              <table:table-cell office:value-type="float" office:value="963.166666666667">
                <text:p>963.166666666667</text:p>
              </table:table-cell>
              <table:table-cell office:value-type="float" office:value="4507.5">
                <text:p>4507.5</text:p>
              </table:table-cell>
              <table:table-cell office:value-type="float" office:value="2529.33333333333">
                <text:p>2529.33333333333</text:p>
              </table:table-cell>
              <table:table-cell office:value-type="float" office:value="19166.1666666667">
                <text:p>19166.1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999.833333333333">
                <text:p>999.833333333333</text:p>
              </table:table-cell>
              <table:table-cell office:value-type="float" office:value="927.5">
                <text:p>927.5</text:p>
              </table:table-cell>
              <table:table-cell office:value-type="float" office:value="1091.16666666667">
                <text:p>1091.16666666667</text:p>
              </table:table-cell>
              <table:table-cell office:value-type="float" office:value="6838.16666666667">
                <text:p>6838.16666666667</text:p>
              </table:table-cell>
              <table:table-cell office:value-type="float" office:value="3351">
                <text:p>3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1203.33333333333">
                <text:p>1203.33333333333</text:p>
              </table:table-cell>
              <table:table-cell office:value-type="float" office:value="1061.33333333333">
                <text:p>1061.33333333333</text:p>
              </table:table-cell>
              <table:table-cell office:value-type="float" office:value="1269.66666666667">
                <text:p>1269.66666666667</text:p>
              </table:table-cell>
              <table:table-cell office:value-type="float" office:value="12077.1666666667">
                <text:p>12077.1666666667</text:p>
              </table:table-cell>
              <table:table-cell office:value-type="float" office:value="4396.16666666667">
                <text:p>4396.166666666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6" chart:maximum="144" chart:origin="0" chart:interval-major="1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4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428cm" svg:height="5.818cm" xlink:href=".." xlink:type="simple" chart:class="chart:scatter" chart:style-name="ch1">
        <chart:plot-area chart:style-name="ch2" table:cell-range-address="'Local Latency P50'.A3:'Local Latency P50'.G11 'Local Latency P50'.B2:'Local Latency P50'.G2" chart:data-source-has-labels="row" svg:x="1.199cm" svg:y="0.116cm" svg:width="8.041cm" svg:height="4.605cm">
          <chart:coordinate-region svg:x="2.006cm" svg:y="0.316cm" svg:width="6.954cm" svg:height="3.758cm"/>
          <chart:axis chart:dimension="x" chart:name="primary-x" chart:style-name="ch3">
            <chart:title svg:x="4.606cm" svg:y="4.837cm" chart:style-name="ch4">
              <text:p># Users</text:p>
            </chart:title>
          </chart:axis>
          <chart:axis chart:dimension="y" chart:name="primary-y" chart:style-name="ch5">
            <chart:title svg:x="0.451cm" svg:y="4.116cm" chart:style-name="ch6">
              <text:p>Local latency P50 (ms)</text:p>
            </chart:title>
            <chart:grid chart:style-name="ch7" chart:class="major"/>
          </chart:axis>
          <chart:series chart:style-name="ch8" chart:values-cell-range-address="'Local Latency P50'.B3:'Local Latency P50'.B11" chart:label-cell-address="'Local Latency P50'.B2:'Local Latency P50'.B2" chart:class="chart:scatter">
            <chart:domain table:cell-range-address="'Local Latency P50'.A3:'Local Latency P50'.A11"/>
            <chart:data-point chart:repeated="9"/>
          </chart:series>
          <chart:series chart:style-name="ch9" chart:values-cell-range-address="'Local Latency P50'.C3:'Local Latency P50'.C11" chart:label-cell-address="'Local Latency P50'.C2:'Local Latency P50'.C2" chart:class="chart:scatter">
            <chart:data-point chart:repeated="9"/>
          </chart:series>
          <chart:series chart:style-name="ch10" chart:values-cell-range-address="'Local Latency P50'.D3:'Local Latency P50'.D11" chart:label-cell-address="'Local Latency P50'.D2:'Local Latency P50'.D2" chart:class="chart:scatter">
            <chart:data-point chart:repeated="9"/>
          </chart:series>
          <chart:series chart:style-name="ch11" chart:values-cell-range-address="'Local Latency P50'.E3:'Local Latency P50'.E11" chart:label-cell-address="'Local Latency P50'.E2:'Local Latency P50'.E2" chart:class="chart:scatter">
            <chart:data-point chart:repeated="9"/>
          </chart:series>
          <chart:series chart:style-name="ch12" chart:values-cell-range-address="'Local Latency P50'.F3:'Local Latency P50'.F11" chart:label-cell-address="'Local Latency P50'.F2:'Local Latency P50'.F2" chart:class="chart:scatter">
            <chart:data-point chart:repeated="9"/>
          </chart:series>
          <chart:series chart:style-name="ch13" chart:values-cell-range-address="'Local Latency P50'.G3:'Local Latency P50'.G11" chart:label-cell-address="'Local Latency P50'.G2:'Local Latency P50'.G2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abs</text:p>
                <draw:g>
                  <svg:desc>'Local Latency P50'.B2:'Local Latency P50'.B2</svg:desc>
                </draw:g>
              </table:table-cell>
              <table:table-cell office:value-type="string">
                <text:p>CollabsNoVC</text:p>
                <draw:g>
                  <svg:desc>'Local Latency P50'.C2:'Local Latency P50'.C2</svg:desc>
                </draw:g>
              </table:table-cell>
              <table:table-cell office:value-type="string">
                <text:p>Yjs</text:p>
                <draw:g>
                  <svg:desc>'Local Latency P50'.D2:'Local Latency P50'.D2</svg:desc>
                </draw:g>
              </table:table-cell>
              <table:table-cell office:value-type="string">
                <text:p>Automerge</text:p>
                <draw:g>
                  <svg:desc>'Local Latency P50'.E2:'Local Latency P50'.E2</svg:desc>
                </draw:g>
              </table:table-cell>
              <table:table-cell office:value-type="string">
                <text:p>ShareDB</text:p>
                <draw:g>
                  <svg:desc>'Local Latency P50'.F2:'Local Latency P50'.F2</svg:desc>
                </draw:g>
              </table:table-cell>
              <table:table-cell office:value-type="string">
                <text:p>GDocs</text:p>
                <draw:g>
                  <svg:desc>'Local Latency P50'.G2:'Local Latency P50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Local Latency P50'.A3:'Local Latency P50'.A11</svg:desc>
                </draw:g>
              </table:table-cell>
              <table:table-cell office:value-type="float" office:value="8.33333333333333">
                <text:p>8.33333333333333</text:p>
                <draw:g>
                  <svg:desc>'Local Latency P50'.B3:'Local Latency P50'.B11</svg:desc>
                </draw:g>
              </table:table-cell>
              <table:table-cell office:value-type="float" office:value="8.5">
                <text:p>8.5</text:p>
                <draw:g>
                  <svg:desc>'Local Latency P50'.C3:'Local Latency P50'.C11</svg:desc>
                </draw:g>
              </table:table-cell>
              <table:table-cell office:value-type="float" office:value="9">
                <text:p>9</text:p>
                <draw:g>
                  <svg:desc>'Local Latency P50'.D3:'Local Latency P50'.D11</svg:desc>
                </draw:g>
              </table:table-cell>
              <table:table-cell office:value-type="float" office:value="47.3333333333333">
                <text:p>47.3333333333333</text:p>
                <draw:g>
                  <svg:desc>'Local Latency P50'.E3:'Local Latency P50'.E11</svg:desc>
                </draw:g>
              </table:table-cell>
              <table:table-cell office:value-type="float" office:value="8.83333333333333">
                <text:p>8.83333333333333</text:p>
                <draw:g>
                  <svg:desc>'Local Latency P50'.F3:'Local Latency P50'.F11</svg:desc>
                </draw:g>
              </table:table-cell>
              <table:table-cell office:value-type="float" office:value="13.8333333333333">
                <text:p>13.8333333333333</text:p>
                <draw:g>
                  <svg:desc>'Local Latency P50'.G3:'Local Latency P50'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14.8333333333333">
                <text:p>14.8333333333333</text:p>
              </table:table-cell>
              <table:table-cell office:value-type="float" office:value="14">
                <text:p>14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35">
                <text:p>135</text:p>
              </table:table-cell>
              <table:table-cell office:value-type="float" office:value="17.1666666666667">
                <text:p>17.166666666666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27.8333333333333">
                <text:p>27.8333333333333</text:p>
              </table:table-cell>
              <table:table-cell office:value-type="float" office:value="28.1666666666667">
                <text:p>28.1666666666667</text:p>
              </table:table-cell>
              <table:table-cell office:value-type="float" office:value="43.5">
                <text:p>43.5</text:p>
              </table:table-cell>
              <table:table-cell office:value-type="float" office:value="209.666666666667">
                <text:p>209.666666666667</text:p>
              </table:table-cell>
              <table:table-cell office:value-type="float" office:value="24.6666666666667">
                <text:p>24.6666666666667</text:p>
              </table:table-cell>
              <table:table-cell office:value-type="float" office:value="15.8333333333333">
                <text:p>15.8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21.8333333333333">
                <text:p>21.8333333333333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509.166666666667">
                <text:p>509.166666666667</text:p>
              </table:table-cell>
              <table:table-cell office:value-type="float" office:value="32.3333333333333">
                <text:p>32.3333333333333</text:p>
              </table:table-cell>
              <table:table-cell office:value-type="float" office:value="15.1666666666667">
                <text:p>15.1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9.5">
                <text:p>29.5</text:p>
              </table:table-cell>
              <table:table-cell office:value-type="float" office:value="30.5">
                <text:p>30.5</text:p>
              </table:table-cell>
              <table:table-cell office:value-type="float" office:value="43.1666666666667">
                <text:p>43.1666666666667</text:p>
              </table:table-cell>
              <table:table-cell office:value-type="float" office:value="772.166666666667">
                <text:p>772.166666666667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40">
                <text:p>40</text:p>
              </table:table-cell>
              <table:table-cell office:value-type="float" office:value="43.1666666666667">
                <text:p>43.1666666666667</text:p>
              </table:table-cell>
              <table:table-cell office:value-type="float" office:value="65.8333333333333">
                <text:p>65.8333333333333</text:p>
              </table:table-cell>
              <table:table-cell office:value-type="float" office:value="1013.83333333333">
                <text:p>1013.83333333333</text:p>
              </table:table-cell>
              <table:table-cell office:value-type="float" office:value="50.1666666666667">
                <text:p>50.166666666666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60.8333333333333">
                <text:p>60.8333333333333</text:p>
              </table:table-cell>
              <table:table-cell office:value-type="float" office:value="57.6666666666667">
                <text:p>57.6666666666667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1111.16666666667">
                <text:p>1111.16666666667</text:p>
              </table:table-cell>
              <table:table-cell office:value-type="float" office:value="58.6666666666667">
                <text:p>58.666666666666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79.3333333333333">
                <text:p>79.3333333333333</text:p>
              </table:table-cell>
              <table:table-cell office:value-type="float" office:value="78.3333333333333">
                <text:p>78.3333333333333</text:p>
              </table:table-cell>
              <table:table-cell office:value-type="float" office:value="119.166666666667">
                <text:p>119.166666666667</text:p>
              </table:table-cell>
              <table:table-cell office:value-type="float" office:value="1409.16666666667">
                <text:p>1409.16666666667</text:p>
              </table:table-cell>
              <table:table-cell office:value-type="float" office:value="71.3333333333333">
                <text:p>71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101.333333333333">
                <text:p>101.333333333333</text:p>
              </table:table-cell>
              <table:table-cell office:value-type="float" office:value="102.333333333333">
                <text:p>102.333333333333</text:p>
              </table:table-cell>
              <table:table-cell office:value-type="float" office:value="123.833333333333">
                <text:p>123.833333333333</text:p>
              </table:table-cell>
              <table:table-cell office:value-type="float" office:value="1430.5">
                <text:p>1430.5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6" chart:maximum="144" chart:origin="0" chart:interval-major="1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4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253cm" svg:height="6.216cm" xlink:href=".." xlink:type="simple" chart:class="chart:scatter" chart:style-name="ch1">
        <chart:legend chart:legend-position="end" svg:x="9.872cm" svg:y="1.564cm" style:legend-expansion="high" chart:style-name="ch2"/>
        <chart:plot-area chart:style-name="ch3" table:cell-range-address="'Local Latency P95'.A3:'Local Latency P95'.G11 'Local Latency P95'.B2:'Local Latency P95'.G2" chart:data-source-has-labels="row" svg:x="1.276cm" svg:y="0.124cm" svg:width="8.331cm" svg:height="4.987cm">
          <chart:coordinate-region svg:x="2.083cm" svg:y="0.323cm" svg:width="7.244cm" svg:height="4.141cm"/>
          <chart:axis chart:dimension="x" chart:name="primary-x" chart:style-name="ch4">
            <chart:title svg:x="4.828cm" svg:y="5.235cm" chart:style-name="ch5">
              <text:p># Users</text:p>
            </chart:title>
          </chart:axis>
          <chart:axis chart:dimension="y" chart:name="primary-y" chart:style-name="ch6">
            <chart:title svg:x="0.451cm" svg:y="4.315cm" chart:style-name="ch7">
              <text:p>Local latency P95 (ms)</text:p>
            </chart:title>
            <chart:grid chart:style-name="ch8" chart:class="major"/>
          </chart:axis>
          <chart:series chart:style-name="ch9" chart:values-cell-range-address="'Local Latency P95'.B3:'Local Latency P95'.B11" chart:label-cell-address="'Local Latency P95'.B2:'Local Latency P95'.B2" chart:class="chart:scatter">
            <chart:domain table:cell-range-address="'Local Latency P95'.A3:'Local Latency P95'.A11"/>
            <chart:data-point chart:repeated="9"/>
          </chart:series>
          <chart:series chart:style-name="ch10" chart:values-cell-range-address="'Local Latency P95'.C3:'Local Latency P95'.C11" chart:label-cell-address="'Local Latency P95'.C2:'Local Latency P95'.C2" chart:class="chart:scatter">
            <chart:data-point chart:repeated="9"/>
          </chart:series>
          <chart:series chart:style-name="ch11" chart:values-cell-range-address="'Local Latency P95'.D3:'Local Latency P95'.D11" chart:label-cell-address="'Local Latency P95'.D2:'Local Latency P95'.D2" chart:class="chart:scatter">
            <chart:data-point chart:repeated="9"/>
          </chart:series>
          <chart:series chart:style-name="ch12" chart:values-cell-range-address="'Local Latency P95'.E3:'Local Latency P95'.E11" chart:label-cell-address="'Local Latency P95'.E2:'Local Latency P95'.E2" chart:class="chart:scatter">
            <chart:data-point chart:repeated="9"/>
          </chart:series>
          <chart:series chart:style-name="ch13" chart:values-cell-range-address="'Local Latency P95'.F3:'Local Latency P95'.F11" chart:label-cell-address="'Local Latency P95'.F2:'Local Latency P95'.F2" chart:class="chart:scatter">
            <chart:data-point chart:repeated="9"/>
          </chart:series>
          <chart:series chart:style-name="ch14" chart:values-cell-range-address="'Local Latency P95'.G3:'Local Latency P95'.G11" chart:label-cell-address="'Local Latency P95'.G2:'Local Latency P95'.G2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abs</text:p>
                <draw:g>
                  <svg:desc>'Local Latency P95'.B2:'Local Latency P95'.B2</svg:desc>
                </draw:g>
              </table:table-cell>
              <table:table-cell office:value-type="string">
                <text:p>CollabsNoVC</text:p>
                <draw:g>
                  <svg:desc>'Local Latency P95'.C2:'Local Latency P95'.C2</svg:desc>
                </draw:g>
              </table:table-cell>
              <table:table-cell office:value-type="string">
                <text:p>Yjs</text:p>
                <draw:g>
                  <svg:desc>'Local Latency P95'.D2:'Local Latency P95'.D2</svg:desc>
                </draw:g>
              </table:table-cell>
              <table:table-cell office:value-type="string">
                <text:p>Automerge</text:p>
                <draw:g>
                  <svg:desc>'Local Latency P95'.E2:'Local Latency P95'.E2</svg:desc>
                </draw:g>
              </table:table-cell>
              <table:table-cell office:value-type="string">
                <text:p>ShareDB</text:p>
                <draw:g>
                  <svg:desc>'Local Latency P95'.F2:'Local Latency P95'.F2</svg:desc>
                </draw:g>
              </table:table-cell>
              <table:table-cell office:value-type="string">
                <text:p>GDocs</text:p>
                <draw:g>
                  <svg:desc>'Local Latency P95'.G2:'Local Latency P95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Local Latency P95'.A3:'Local Latency P95'.A11</svg:desc>
                </draw:g>
              </table:table-cell>
              <table:table-cell office:value-type="float" office:value="18">
                <text:p>18</text:p>
                <draw:g>
                  <svg:desc>'Local Latency P95'.B3:'Local Latency P95'.B11</svg:desc>
                </draw:g>
              </table:table-cell>
              <table:table-cell office:value-type="float" office:value="18.8333333333333">
                <text:p>18.8333333333333</text:p>
                <draw:g>
                  <svg:desc>'Local Latency P95'.C3:'Local Latency P95'.C11</svg:desc>
                </draw:g>
              </table:table-cell>
              <table:table-cell office:value-type="float" office:value="21.6666666666667">
                <text:p>21.6666666666667</text:p>
                <draw:g>
                  <svg:desc>'Local Latency P95'.D3:'Local Latency P95'.D11</svg:desc>
                </draw:g>
              </table:table-cell>
              <table:table-cell office:value-type="float" office:value="150.166666666667">
                <text:p>150.166666666667</text:p>
                <draw:g>
                  <svg:desc>'Local Latency P95'.E3:'Local Latency P95'.E11</svg:desc>
                </draw:g>
              </table:table-cell>
              <table:table-cell office:value-type="float" office:value="17.1666666666667">
                <text:p>17.1666666666667</text:p>
                <draw:g>
                  <svg:desc>'Local Latency P95'.F3:'Local Latency P95'.F11</svg:desc>
                </draw:g>
              </table:table-cell>
              <table:table-cell office:value-type="float" office:value="27.6666666666667">
                <text:p>27.6666666666667</text:p>
                <draw:g>
                  <svg:desc>'Local Latency P95'.G3:'Local Latency P95'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29.8333333333333">
                <text:p>29.8333333333333</text:p>
              </table:table-cell>
              <table:table-cell office:value-type="float" office:value="30">
                <text:p>30</text:p>
              </table:table-cell>
              <table:table-cell office:value-type="float" office:value="53">
                <text:p>53</text:p>
              </table:table-cell>
              <table:table-cell office:value-type="float" office:value="440.5">
                <text:p>440.5</text:p>
              </table:table-cell>
              <table:table-cell office:value-type="float" office:value="41.3333333333333">
                <text:p>41.3333333333333</text:p>
              </table:table-cell>
              <table:table-cell office:value-type="float" office:value="50.1666666666667">
                <text:p>50.1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69">
                <text:p>69</text:p>
              </table:table-cell>
              <table:table-cell office:value-type="float" office:value="68.3333333333333">
                <text:p>68.3333333333333</text:p>
              </table:table-cell>
              <table:table-cell office:value-type="float" office:value="138.333333333333">
                <text:p>138.333333333333</text:p>
              </table:table-cell>
              <table:table-cell office:value-type="float" office:value="715.833333333333">
                <text:p>715.833333333333</text:p>
              </table:table-cell>
              <table:table-cell office:value-type="float" office:value="60.5">
                <text:p>60.5</text:p>
              </table:table-cell>
              <table:table-cell office:value-type="float" office:value="61.3333333333333">
                <text:p>61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49.8333333333333">
                <text:p>49.8333333333333</text:p>
              </table:table-cell>
              <table:table-cell office:value-type="float" office:value="50.8333333333333">
                <text:p>50.8333333333333</text:p>
              </table:table-cell>
              <table:table-cell office:value-type="float" office:value="72.6666666666667">
                <text:p>72.6666666666667</text:p>
              </table:table-cell>
              <table:table-cell office:value-type="float" office:value="1514.66666666667">
                <text:p>1514.66666666667</text:p>
              </table:table-cell>
              <table:table-cell office:value-type="float" office:value="67.8333333333333">
                <text:p>67.8333333333333</text:p>
              </table:table-cell>
              <table:table-cell office:value-type="float" office:value="75.1666666666667">
                <text:p>75.1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65.5">
                <text:p>65.5</text:p>
              </table:table-cell>
              <table:table-cell office:value-type="float" office:value="66.5">
                <text:p>66.5</text:p>
              </table:table-cell>
              <table:table-cell office:value-type="float" office:value="101.5">
                <text:p>101.5</text:p>
              </table:table-cell>
              <table:table-cell office:value-type="float" office:value="3130.83333333333">
                <text:p>3130.83333333333</text:p>
              </table:table-cell>
              <table:table-cell office:value-type="float" office:value="80.6666666666667">
                <text:p>80.6666666666667</text:p>
              </table:table-cell>
              <table:table-cell office:value-type="float" office:value="75.8333333333333">
                <text:p>75.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96.5">
                <text:p>96.5</text:p>
              </table:table-cell>
              <table:table-cell office:value-type="float" office:value="94.5">
                <text:p>94.5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4858.83333333333">
                <text:p>4858.83333333333</text:p>
              </table:table-cell>
              <table:table-cell office:value-type="float" office:value="106.5">
                <text:p>106.5</text:p>
              </table:table-cell>
              <table:table-cell office:value-type="float" office:value="55.3333333333333">
                <text:p>55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155.5">
                <text:p>155.5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254.5">
                <text:p>254.5</text:p>
              </table:table-cell>
              <table:table-cell office:value-type="float" office:value="2728.83333333333">
                <text:p>2728.83333333333</text:p>
              </table:table-cell>
              <table:table-cell office:value-type="float" office:value="121.333333333333">
                <text:p>121.333333333333</text:p>
              </table:table-cell>
              <table:table-cell office:value-type="float" office:value="55.8333333333333">
                <text:p>55.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245">
                <text:p>245</text:p>
              </table:table-cell>
              <table:table-cell office:value-type="float" office:value="227.5">
                <text:p>227.5</text:p>
              </table:table-cell>
              <table:table-cell office:value-type="float" office:value="300">
                <text:p>300</text:p>
              </table:table-cell>
              <table:table-cell office:value-type="float" office:value="3260">
                <text:p>3260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353.666666666667">
                <text:p>353.666666666667</text:p>
              </table:table-cell>
              <table:table-cell office:value-type="float" office:value="324.5">
                <text:p>324.5</text:p>
              </table:table-cell>
              <table:table-cell office:value-type="float" office:value="410.833333333333">
                <text:p>410.833333333333</text:p>
              </table:table-cell>
              <table:table-cell office:value-type="float" office:value="3930.5">
                <text:p>3930.5</text:p>
              </table:table-cell>
              <table:table-cell office:value-type="float" office:value="233.166666666667">
                <text:p>233.1666666666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6" chart:maximum="144" chart:origin="0" chart:interval-major="1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1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5cm" svg:height="5.764cm" xlink:href=".." xlink:type="simple" chart:class="chart:scatter" chart:style-name="ch1">
        <chart:plot-area chart:style-name="ch2" table:cell-range-address="'ShareDB CPUs'.A3:'ShareDB CPUs'.D11 'ShareDB CPUs'.B2:'ShareDB CPUs'.D2" chart:data-source-has-labels="row" svg:x="1.201cm" svg:y="0.115cm" svg:width="8.109cm" svg:height="4.553cm">
          <chart:coordinate-region svg:x="2.008cm" svg:y="0.314cm" svg:width="7.022cm" svg:height="3.707cm"/>
          <chart:axis chart:dimension="x" chart:name="primary-x" chart:style-name="ch3">
            <chart:title svg:x="4.642cm" svg:y="4.783cm" chart:style-name="ch4">
              <text:p># Users</text:p>
            </chart:title>
          </chart:axis>
          <chart:axis chart:dimension="y" chart:name="primary-y" chart:style-name="ch5">
            <chart:title svg:x="0.451cm" svg:y="4.089cm" chart:style-name="ch6">
              <text:p>Server CPU usage (%)</text:p>
            </chart:title>
            <chart:grid chart:style-name="ch7" chart:class="major"/>
          </chart:axis>
          <chart:series chart:style-name="ch8" chart:values-cell-range-address="'ShareDB CPUs'.B3:'ShareDB CPUs'.B11" chart:label-cell-address="'ShareDB CPUs'.B2:'ShareDB CPUs'.B2" chart:class="chart:scatter">
            <chart:domain table:cell-range-address="'ShareDB CPUs'.A3:'ShareDB CPUs'.A11"/>
            <chart:data-point chart:repeated="9"/>
          </chart:series>
          <chart:series chart:style-name="ch9" chart:values-cell-range-address="'ShareDB CPUs'.C3:'ShareDB CPUs'.C11" chart:label-cell-address="'ShareDB CPUs'.C2:'ShareDB CPUs'.C2" chart:class="chart:scatter">
            <chart:data-point chart:repeated="9"/>
          </chart:series>
          <chart:series chart:style-name="ch10" chart:values-cell-range-address="'ShareDB CPUs'.D3:'ShareDB CPUs'.D11" chart:label-cell-address="'ShareDB CPUs'.D2:'ShareDB CPUs'.D2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abs</text:p>
                <draw:g>
                  <svg:desc>'ShareDB CPUs'.B2:'ShareDB CPUs'.B2</svg:desc>
                </draw:g>
              </table:table-cell>
              <table:table-cell office:value-type="string">
                <text:p>CollabsNoVC</text:p>
                <draw:g>
                  <svg:desc>'ShareDB CPUs'.C2:'ShareDB CPUs'.C2</svg:desc>
                </draw:g>
              </table:table-cell>
              <table:table-cell office:value-type="string">
                <text:p>ShareDB</text:p>
                <draw:g>
                  <svg:desc>'ShareDB CPUs'.D2:'ShareDB CPUs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ShareDB CPUs'.A3:'ShareDB CPUs'.A11</svg:desc>
                </draw:g>
              </table:table-cell>
              <table:table-cell office:value-type="float" office:value="2.66111111111111">
                <text:p>2.66111111111111</text:p>
                <draw:g>
                  <svg:desc>'ShareDB CPUs'.B3:'ShareDB CPUs'.B11</svg:desc>
                </draw:g>
              </table:table-cell>
              <table:table-cell office:value-type="float" office:value="2.76111111111111">
                <text:p>2.76111111111111</text:p>
                <draw:g>
                  <svg:desc>'ShareDB CPUs'.C3:'ShareDB CPUs'.C11</svg:desc>
                </draw:g>
              </table:table-cell>
              <table:table-cell office:value-type="float" office:value="18.9924904214559">
                <text:p>18.9924904214559</text:p>
                <draw:g>
                  <svg:desc>'ShareDB CPUs'.D3:'ShareDB CPUs'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6.87111111111111">
                <text:p>6.87111111111111</text:p>
              </table:table-cell>
              <table:table-cell office:value-type="float" office:value="6.15848659003832">
                <text:p>6.15848659003832</text:p>
              </table:table-cell>
              <table:table-cell office:value-type="float" office:value="65.0655555555556">
                <text:p>65.06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12.0286206896552">
                <text:p>12.0286206896552</text:p>
              </table:table-cell>
              <table:table-cell office:value-type="float" office:value="11.1033333333333">
                <text:p>11.1033333333333</text:p>
              </table:table-cell>
              <table:table-cell office:value-type="float" office:value="101.016111111111">
                <text:p>101.016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4.19888888888889">
                <text:p>4.19888888888889</text:p>
              </table:table-cell>
              <table:table-cell office:value-type="float" office:value="4.07777777777778">
                <text:p>4.07777777777778</text:p>
              </table:table-cell>
              <table:table-cell office:value-type="float" office:value="100.955555555556">
                <text:p>100.955555555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5.85222222222222">
                <text:p>5.85222222222222</text:p>
              </table:table-cell>
              <table:table-cell office:value-type="float" office:value="5.42777777777778">
                <text:p>5.42777777777778</text:p>
              </table:table-cell>
              <table:table-cell office:value-type="float" office:value="101.049444444444">
                <text:p>101.049444444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7.69277777777778">
                <text:p>7.69277777777778</text:p>
              </table:table-cell>
              <table:table-cell office:value-type="float" office:value="7.43929118773946">
                <text:p>7.43929118773946</text:p>
              </table:table-cell>
              <table:table-cell office:value-type="float" office:value="101.299444444444">
                <text:p>101.299444444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10.2583333333333">
                <text:p>10.2583333333333</text:p>
              </table:table-cell>
              <table:table-cell office:value-type="float" office:value="9.45888888888889">
                <text:p>9.45888888888889</text:p>
              </table:table-cell>
              <table:table-cell office:value-type="float" office:value="101.330095785441">
                <text:p>101.330095785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3.1181992337165">
                <text:p>13.1181992337165</text:p>
              </table:table-cell>
              <table:table-cell office:value-type="float" office:value="11.4600766283525">
                <text:p>11.4600766283525</text:p>
              </table:table-cell>
              <table:table-cell office:value-type="float" office:value="101.498275862069">
                <text:p>101.4982758620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15.2561111111111">
                <text:p>15.2561111111111</text:p>
              </table:table-cell>
              <table:table-cell office:value-type="float" office:value="12.78">
                <text:p>12.78</text:p>
              </table:table-cell>
              <table:table-cell office:value-type="float" office:value="101.927222222222">
                <text:p>101.9272222222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6" chart:maximum="144" chart:origin="0" chart:interval-major="1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887cm" svg:height="5.791cm" xlink:href=".." xlink:type="simple" chart:class="chart:scatter" chart:style-name="ch1">
        <chart:legend chart:legend-position="end" svg:x="9.506cm" svg:y="2.098cm" style:legend-expansion="high" chart:style-name="ch2"/>
        <chart:plot-area chart:style-name="ch3" table:cell-range-address="'ShareDB CPUs'.A23:'ShareDB CPUs'.D31 'ShareDB CPUs'.B22:'ShareDB CPUs'.D22" chart:data-source-has-labels="row" svg:x="1.268cm" svg:y="0.115cm" svg:width="7.981cm" svg:height="4.58cm">
          <chart:coordinate-region svg:x="2.075cm" svg:y="0.314cm" svg:width="6.894cm" svg:height="3.734cm"/>
          <chart:axis chart:dimension="x" chart:name="primary-x" chart:style-name="ch4">
            <chart:title svg:x="4.645cm" svg:y="4.81cm" chart:style-name="ch5">
              <text:p># Users</text:p>
            </chart:title>
          </chart:axis>
          <chart:axis chart:dimension="y" chart:name="primary-y" chart:style-name="ch6">
            <chart:title svg:x="0.451cm" svg:y="4.05cm" chart:style-name="ch7">
              <text:p>Client CPU usage (%)</text:p>
            </chart:title>
            <chart:grid chart:style-name="ch8" chart:class="major"/>
          </chart:axis>
          <chart:series chart:style-name="ch9" chart:values-cell-range-address="'ShareDB CPUs'.B23:'ShareDB CPUs'.B31" chart:label-cell-address="'ShareDB CPUs'.B22:'ShareDB CPUs'.B22" chart:class="chart:scatter">
            <chart:domain table:cell-range-address="'ShareDB CPUs'.A23:'ShareDB CPUs'.A31"/>
            <chart:data-point chart:repeated="9"/>
          </chart:series>
          <chart:series chart:style-name="ch10" chart:values-cell-range-address="'ShareDB CPUs'.C23:'ShareDB CPUs'.C31" chart:label-cell-address="'ShareDB CPUs'.C22:'ShareDB CPUs'.C22" chart:class="chart:scatter">
            <chart:data-point chart:repeated="9"/>
          </chart:series>
          <chart:series chart:style-name="ch11" chart:values-cell-range-address="'ShareDB CPUs'.D23:'ShareDB CPUs'.D31" chart:label-cell-address="'ShareDB CPUs'.D22:'ShareDB CPUs'.D22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abs</text:p>
                <draw:g>
                  <svg:desc>'ShareDB CPUs'.B22:'ShareDB CPUs'.B22</svg:desc>
                </draw:g>
              </table:table-cell>
              <table:table-cell office:value-type="string">
                <text:p>CollabsNoVC</text:p>
                <draw:g>
                  <svg:desc>'ShareDB CPUs'.C22:'ShareDB CPUs'.C22</svg:desc>
                </draw:g>
              </table:table-cell>
              <table:table-cell office:value-type="string">
                <text:p>ShareDB</text:p>
                <draw:g>
                  <svg:desc>'ShareDB CPUs'.D22:'ShareDB CPUs'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ShareDB CPUs'.A23:'ShareDB CPUs'.A31</svg:desc>
                </draw:g>
              </table:table-cell>
              <table:table-cell office:value-type="float" office:value="33.690625">
                <text:p>33.690625</text:p>
                <draw:g>
                  <svg:desc>'ShareDB CPUs'.B23:'ShareDB CPUs'.B31</svg:desc>
                </draw:g>
              </table:table-cell>
              <table:table-cell office:value-type="float" office:value="33.9559027777778">
                <text:p>33.9559027777778</text:p>
                <draw:g>
                  <svg:desc>'ShareDB CPUs'.C23:'ShareDB CPUs'.C31</svg:desc>
                </draw:g>
              </table:table-cell>
              <table:table-cell office:value-type="float" office:value="35.3229166666667">
                <text:p>35.3229166666667</text:p>
                <draw:g>
                  <svg:desc>'ShareDB CPUs'.D23:'ShareDB CPUs'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51.0319444444445">
                <text:p>51.0319444444445</text:p>
              </table:table-cell>
              <table:table-cell office:value-type="float" office:value="51.5861111111111">
                <text:p>51.5861111111111</text:p>
              </table:table-cell>
              <table:table-cell office:value-type="float" office:value="57.5555555555555">
                <text:p>57.5555555555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70.9822916666667">
                <text:p>70.9822916666667</text:p>
              </table:table-cell>
              <table:table-cell office:value-type="float" office:value="69.9851851851852">
                <text:p>69.9851851851852</text:p>
              </table:table-cell>
              <table:table-cell office:value-type="float" office:value="65.8041666666667">
                <text:p>65.804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54.7399305555556">
                <text:p>54.7399305555556</text:p>
              </table:table-cell>
              <table:table-cell office:value-type="float" office:value="53.00390625">
                <text:p>53.00390625</text:p>
              </table:table-cell>
              <table:table-cell office:value-type="float" office:value="70.1138020833333">
                <text:p>70.11380208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63.5744444444445">
                <text:p>63.5744444444445</text:p>
              </table:table-cell>
              <table:table-cell office:value-type="float" office:value="63.738125">
                <text:p>63.738125</text:p>
              </table:table-cell>
              <table:table-cell office:value-type="float" office:value="73.7698611111111">
                <text:p>73.76986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72.970775462963">
                <text:p>72.970775462963</text:p>
              </table:table-cell>
              <table:table-cell office:value-type="float" office:value="74.2899884259259">
                <text:p>74.2899884259259</text:p>
              </table:table-cell>
              <table:table-cell office:value-type="float" office:value="78.792824074074">
                <text:p>78.792824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79.8883928571428">
                <text:p>79.8883928571428</text:p>
              </table:table-cell>
              <table:table-cell office:value-type="float" office:value="79.0139880952381">
                <text:p>79.0139880952381</text:p>
              </table:table-cell>
              <table:table-cell office:value-type="float" office:value="80.5046626984127">
                <text:p>80.5046626984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84.5154947916667">
                <text:p>84.5154947916667</text:p>
              </table:table-cell>
              <table:table-cell office:value-type="float" office:value="83.2142361111111">
                <text:p>83.2142361111111</text:p>
              </table:table-cell>
              <table:table-cell office:value-type="float" office:value="82.7495225694445">
                <text:p>82.7495225694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87.996026234568">
                <text:p>87.996026234568</text:p>
              </table:table-cell>
              <table:table-cell office:value-type="float" office:value="86.9699845679012">
                <text:p>86.9699845679012</text:p>
              </table:table-cell>
              <table:table-cell office:value-type="float" office:value="85.5657021604938">
                <text:p>85.56570216049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6" chart:maximum="96" chart:interval-major="1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13cm" svg:height="5.127cm" xlink:href=".." xlink:type="simple" chart:class="chart:scatter" chart:style-name="ch1">
        <chart:plot-area chart:style-name="ch2" table:cell-range-address="'GDocs Max Active Users'.A2:'GDocs Max Active Users'.B8" chart:data-source-has-labels="row" svg:x="1.171cm" svg:y="0.102cm" svg:width="6.682cm" svg:height="3.942cm">
          <chart:coordinate-region svg:x="1.792cm" svg:y="0.301cm" svg:width="5.875cm" svg:height="3.096cm"/>
          <chart:axis chart:dimension="x" chart:name="primary-x" chart:style-name="ch3">
            <chart:title svg:x="3.052cm" svg:y="4.146cm" chart:style-name="ch4">
              <text:p># Users - attempted</text:p>
            </chart:title>
          </chart:axis>
          <chart:axis chart:dimension="y" chart:name="primary-y" chart:style-name="ch5">
            <chart:title svg:x="0.451cm" svg:y="3.863cm" chart:style-name="ch6">
              <text:p>GDocs Max active users</text:p>
            </chart:title>
            <chart:grid chart:style-name="ch7" chart:class="major"/>
          </chart:axis>
          <chart:series chart:style-name="ch8" chart:values-cell-range-address="'GDocs Max Active Users'.B3:'GDocs Max Active Users'.B8" chart:label-cell-address="'GDocs Max Active Users'.B2:'GDocs Max Active Users'.B2" chart:class="chart:scatter">
            <chart:domain table:cell-range-address="'GDocs Max Active Users'.A3:'GDocs Max Active Users'.A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Docs</text:p>
                <draw:g>
                  <svg:desc>'GDocs Max Active Users'.B2:'GDocs Max Active Users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GDocs Max Active Users'.A3:'GDocs Max Active Users'.A8</svg:desc>
                </draw:g>
              </table:table-cell>
              <table:table-cell office:value-type="float" office:value="16">
                <text:p>16</text:p>
                <draw:g>
                  <svg:desc>'GDocs Max Active Users'.B3:'GDocs Max Active Users'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